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bljusticeinfo">
        <table:table-row>
          <table:table-cell office:value-type="float" office:value="1">
            <text:p>1</text:p>
          </table:table-cell>
          <table:table-cell office:value-type="string">
            <text:p>AIKEN </text:p>
          </table:table-cell>
          <table:table-cell office:value-type="string">
            <text:p>Zebulah </text:p>
          </table:table-cell>
          <table:table-cell office:value-type="string">
            <text:p>Woodhall District </text:p>
          </table:table-cell>
          <table:table-cell office:value-type="string">
            <text:p>Woodhall P.O. </text:p>
          </table:table-cell>
          <table:table-cell office:value-type="string">
            <text:p>Clarendon</text:p>
          </table:table-cell>
          <table:table-cell office:value-type="string">
            <text:p>98686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COTT </text:p>
          </table:table-cell>
          <table:table-cell office:value-type="string">
            <text:p>Sylveta </text:p>
          </table:table-cell>
          <table:table-cell office:value-type="string">
            <text:p>Palmetto Pen </text:p>
          </table:table-cell>
          <table:table-cell office:value-type="string">
            <text:p>Palmers Cross P.A. </text:p>
          </table:table-cell>
          <table:table-cell office:value-type="string">
            <text:p>Clarendon</text:p>
          </table:table-cell>
          <table:table-cell office:value-type="string">
            <text:p>98686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LLAN </text:p>
          </table:table-cell>
          <table:table-cell office:value-type="string">
            <text:p>Jasmine Annettie </text:p>
          </table:table-cell>
          <table:table-cell office:value-type="string">
            <text:p>Bottom Smith </text:p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>823-7213/964-02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LLEN </text:p>
          </table:table-cell>
          <table:table-cell office:value-type="string">
            <text:p>Beryl </text:p>
          </table:table-cell>
          <table:table-cell office:value-type="string">
            <text:p/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040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LLEN </text:p>
          </table:table-cell>
          <table:table-cell office:value-type="string">
            <text:p>Elette Marline </text:p>
          </table:table-cell>
          <table:table-cell office:value-type="string">
            <text:p>Brixton Hill </text:p>
          </table:table-cell>
          <table:table-cell office:value-type="string">
            <text:p>Mocho P.O. </text:p>
          </table:table-cell>
          <table:table-cell office:value-type="string">
            <text:p>Clarendon</text:p>
          </table:table-cell>
          <table:table-cell office:value-type="string">
            <text:p>986-1485/840-33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ALLISON </text:p>
          </table:table-cell>
          <table:table-cell office:value-type="string">
            <text:p>Libson </text:p>
          </table:table-cell>
          <table:table-cell office:value-type="string">
            <text:p>Darlon </text:p>
          </table:table-cell>
          <table:table-cell office:value-type="string">
            <text:p>Ashley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LVARANGA </text:p>
          </table:table-cell>
          <table:table-cell office:value-type="string">
            <text:p>Eunice </text:p>
          </table:table-cell>
          <table:table-cell office:value-type="string">
            <text:p>New Ground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NDERSON </text:p>
          </table:table-cell>
          <table:table-cell office:value-type="string">
            <text:p>Neilson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85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ANDERSON </text:p>
          </table:table-cell>
          <table:table-cell office:value-type="string">
            <text:p>Ira </text:p>
          </table:table-cell>
          <table:table-cell office:value-type="string">
            <text:p/>
          </table:table-cell>
          <table:table-cell office:value-type="string">
            <text:p>Tout Hall P.O. </text:p>
          </table:table-cell>
          <table:table-cell office:value-type="string">
            <text:p>Clarendon</text:p>
          </table:table-cell>
          <table:table-cell office:value-type="string">
            <text:p>90444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ANDERSON </text:p>
          </table:table-cell>
          <table:table-cell office:value-type="string">
            <text:p>Samuel </text:p>
          </table:table-cell>
          <table:table-cell office:value-type="string">
            <text:p>Twin Palms </text:p>
          </table:table-cell>
          <table:table-cell office:value-type="string">
            <text:p>Palmers Cross </text:p>
          </table:table-cell>
          <table:table-cell office:value-type="string">
            <text:p>Clarendon</text:p>
          </table:table-cell>
          <table:table-cell office:value-type="string">
            <text:p>98660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NDERSON </text:p>
          </table:table-cell>
          <table:table-cell office:value-type="string">
            <text:p>Enos </text:p>
          </table:table-cell>
          <table:table-cell office:value-type="string">
            <text:p>Dawkins District </text:p>
          </table:table-cell>
          <table:table-cell office:value-type="string">
            <text:p>Mocho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ANDERSON </text:p>
          </table:table-cell>
          <table:table-cell office:value-type="string">
            <text:p>Ezekiel </text:p>
          </table:table-cell>
          <table:table-cell office:value-type="string">
            <text:p>Green Bottom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ANDERSON </text:p>
          </table:table-cell>
          <table:table-cell office:value-type="string">
            <text:p>Cassilda </text:p>
          </table:table-cell>
          <table:table-cell office:value-type="string">
            <text:p>Belle Plain </text:p>
          </table:table-cell>
          <table:table-cell office:value-type="string">
            <text:p>Osbourne Store P.O </text:p>
          </table:table-cell>
          <table:table-cell office:value-type="string">
            <text:p>Clarendon</text:p>
          </table:table-cell>
          <table:table-cell office:value-type="string">
            <text:p>407-42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NEKIE </text:p>
          </table:table-cell>
          <table:table-cell office:value-type="string">
            <text:p>Winston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085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ANKLE </text:p>
          </table:table-cell>
          <table:table-cell office:value-type="string">
            <text:p>O'neil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0229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NKLE </text:p>
          </table:table-cell>
          <table:table-cell office:value-type="string">
            <text:p>Marcia </text:p>
          </table:table-cell>
          <table:table-cell office:value-type="string">
            <text:p>Midland Glades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RSCOTT </text:p>
          </table:table-cell>
          <table:table-cell office:value-type="string">
            <text:p>Noel </text:p>
          </table:table-cell>
          <table:table-cell office:value-type="string">
            <text:p/>
          </table:table-cell>
          <table:table-cell office:value-type="string">
            <text:p>York Tow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RSCOTT </text:p>
          </table:table-cell>
          <table:table-cell office:value-type="string">
            <text:p>Yvonne Jean </text:p>
          </table:table-cell>
          <table:table-cell office:value-type="string">
            <text:p>- </text:p>
          </table:table-cell>
          <table:table-cell office:value-type="string">
            <text:p>Spaulding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ASHLEY </text:p>
          </table:table-cell>
          <table:table-cell office:value-type="string">
            <text:p>Yvonne </text:p>
          </table:table-cell>
          <table:table-cell office:value-type="string">
            <text:p>Norman Street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ATKINS BYRAN </text:p>
          </table:table-cell>
          <table:table-cell office:value-type="string">
            <text:p>Lileith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48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USTIN </text:p>
          </table:table-cell>
          <table:table-cell office:value-type="string">
            <text:p>Marva </text:p>
          </table:table-cell>
          <table:table-cell office:value-type="string">
            <text:p>Dawkins District </text:p>
          </table:table-cell>
          <table:table-cell office:value-type="string">
            <text:p>Mocho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AZAN </text:p>
          </table:table-cell>
          <table:table-cell office:value-type="string">
            <text:p>Richard </text:p>
          </table:table-cell>
          <table:table-cell office:value-type="string">
            <text:p/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87805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AZAN </text:p>
          </table:table-cell>
          <table:table-cell office:value-type="string">
            <text:p>Mauric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45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BAILEY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>Milk River P.O. </text:p>
          </table:table-cell>
          <table:table-cell office:value-type="string">
            <text:p>Clarendon</text:p>
          </table:table-cell>
          <table:table-cell office:value-type="string">
            <text:p>98622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BAILEY </text:p>
          </table:table-cell>
          <table:table-cell office:value-type="string">
            <text:p>Sheldon </text:p>
          </table:table-cell>
          <table:table-cell office:value-type="string">
            <text:p>Aenon Town District </text:p>
          </table:table-cell>
          <table:table-cell office:value-type="string">
            <text:p>Aenon Town P.O </text:p>
          </table:table-cell>
          <table:table-cell office:value-type="string">
            <text:p>Clarendon</text:p>
          </table:table-cell>
          <table:table-cell office:value-type="string">
            <text:p>879-76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AILEY-MESSAM </text:p>
          </table:table-cell>
          <table:table-cell office:value-type="string">
            <text:p>Hyacinth </text:p>
          </table:table-cell>
          <table:table-cell office:value-type="string">
            <text:p>Mount Airy </text:p>
          </table:table-cell>
          <table:table-cell office:value-type="string">
            <text:p>Whitney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BAILEY-PECK </text:p>
          </table:table-cell>
          <table:table-cell office:value-type="string">
            <text:p>Marcia </text:p>
          </table:table-cell>
          <table:table-cell office:value-type="string">
            <text:p>Rectory Lan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61079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ALCKSTOCK </text:p>
          </table:table-cell>
          <table:table-cell office:value-type="string">
            <text:p>Theophilus </text:p>
          </table:table-cell>
          <table:table-cell office:value-type="string">
            <text:p>Sunberry </text:p>
          </table:table-cell>
          <table:table-cell office:value-type="string">
            <text:p>Ritchie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BANCROFT </text:p>
          </table:table-cell>
          <table:table-cell office:value-type="string">
            <text:p>ionne-Gay </text:p>
          </table:table-cell>
          <table:table-cell office:value-type="string">
            <text:p>Hopefield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46-64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BARNES </text:p>
          </table:table-cell>
          <table:table-cell office:value-type="string">
            <text:p>Audley </text:p>
          </table:table-cell>
          <table:table-cell office:value-type="string">
            <text:p>Goshen Distict </text:p>
          </table:table-cell>
          <table:table-cell office:value-type="string">
            <text:p>Four Paths P.O </text:p>
          </table:table-cell>
          <table:table-cell office:value-type="string">
            <text:p>Clarendon</text:p>
          </table:table-cell>
          <table:table-cell office:value-type="string">
            <text:p>648-11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BARNSWELL </text:p>
          </table:table-cell>
          <table:table-cell office:value-type="string">
            <text:p>Scean </text:p>
          </table:table-cell>
          <table:table-cell office:value-type="string">
            <text:p>Savannah District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98607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BARRETT </text:p>
          </table:table-cell>
          <table:table-cell office:value-type="string">
            <text:p>Edward </text:p>
          </table:table-cell>
          <table:table-cell office:value-type="string">
            <text:p/>
          </table:table-cell>
          <table:table-cell office:value-type="string">
            <text:p>Tweedsid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BARRETT </text:p>
          </table:table-cell>
          <table:table-cell office:value-type="string">
            <text:p>Horace </text:p>
          </table:table-cell>
          <table:table-cell office:value-type="string">
            <text:p>Rest </text:p>
          </table:table-cell>
          <table:table-cell office:value-type="string">
            <text:p>Milk River P.O. </text:p>
          </table:table-cell>
          <table:table-cell office:value-type="string">
            <text:p>Clarendon</text:p>
          </table:table-cell>
          <table:table-cell office:value-type="string">
            <text:p>98644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BARRETT-REID </text:p>
          </table:table-cell>
          <table:table-cell office:value-type="string">
            <text:p>Donna </text:p>
          </table:table-cell>
          <table:table-cell office:value-type="string">
            <text:p>Tweedside </text:p>
          </table:table-cell>
          <table:table-cell office:value-type="string">
            <text:p>Tweedside P.A </text:p>
          </table:table-cell>
          <table:table-cell office:value-type="string">
            <text:p>Clarendon</text:p>
          </table:table-cell>
          <table:table-cell office:value-type="string">
            <text:p>462-67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BARTLEY </text:p>
          </table:table-cell>
          <table:table-cell office:value-type="string">
            <text:p>Dudley </text:p>
          </table:table-cell>
          <table:table-cell office:value-type="string">
            <text:p>Gravel Hill District </text:p>
          </table:table-cell>
          <table:table-cell office:value-type="string">
            <text:p>Gravel Hill P.O. </text:p>
          </table:table-cell>
          <table:table-cell office:value-type="string">
            <text:p>Clarendon</text:p>
          </table:table-cell>
          <table:table-cell office:value-type="string">
            <text:p>98671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BARTLEY </text:p>
          </table:table-cell>
          <table:table-cell office:value-type="string">
            <text:p>Janice </text:p>
          </table:table-cell>
          <table:table-cell office:value-type="string">
            <text:p/>
          </table:table-cell>
          <table:table-cell office:value-type="string">
            <text:p>Portland Cottage P.A. </text:p>
          </table:table-cell>
          <table:table-cell office:value-type="string">
            <text:p>Clarendon</text:p>
          </table:table-cell>
          <table:table-cell office:value-type="string">
            <text:p>99540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BATCHELOR </text:p>
          </table:table-cell>
          <table:table-cell office:value-type="string">
            <text:p>Nicholas </text:p>
          </table:table-cell>
          <table:table-cell office:value-type="string">
            <text:p/>
          </table:table-cell>
          <table:table-cell office:value-type="string">
            <text:p>York Town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BAUGGUE </text:p>
          </table:table-cell>
          <table:table-cell office:value-type="string">
            <text:p>Ralphford </text:p>
          </table:table-cell>
          <table:table-cell office:value-type="string">
            <text:p>Spring Field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BAUGH </text:p>
          </table:table-cell>
          <table:table-cell office:value-type="string">
            <text:p>Lincoln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222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BAXTER </text:p>
          </table:table-cell>
          <table:table-cell office:value-type="string">
            <text:p>Rosemarie </text:p>
          </table:table-cell>
          <table:table-cell office:value-type="string">
            <text:p>Lampand District </text:p>
          </table:table-cell>
          <table:table-cell office:value-type="string">
            <text:p>Frankfield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BEALE </text:p>
          </table:table-cell>
          <table:table-cell office:value-type="string">
            <text:p>Benjamin </text:p>
          </table:table-cell>
          <table:table-cell office:value-type="string">
            <text:p>Savannah District </text:p>
          </table:table-cell>
          <table:table-cell office:value-type="string">
            <text:p>Hayes </text:p>
          </table:table-cell>
          <table:table-cell office:value-type="string">
            <text:p>Clarendon</text:p>
          </table:table-cell>
          <table:table-cell office:value-type="string">
            <text:p>986066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BEALE </text:p>
          </table:table-cell>
          <table:table-cell office:value-type="string">
            <text:p>Lester </text:p>
          </table:table-cell>
          <table:table-cell office:value-type="string">
            <text:p>Hazard Drive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-76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BELL </text:p>
          </table:table-cell>
          <table:table-cell office:value-type="string">
            <text:p>Gilbert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34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BENJAMIN </text:p>
          </table:table-cell>
          <table:table-cell office:value-type="string">
            <text:p>Albert </text:p>
          </table:table-cell>
          <table:table-cell office:value-type="string">
            <text:p/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BENJAMIN </text:p>
          </table:table-cell>
          <table:table-cell office:value-type="string">
            <text:p>Cynthia </text:p>
          </table:table-cell>
          <table:table-cell office:value-type="string">
            <text:p>Seven Ground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80573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BENT </text:p>
          </table:table-cell>
          <table:table-cell office:value-type="string">
            <text:p>Matehinsei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BERNARD </text:p>
          </table:table-cell>
          <table:table-cell office:value-type="string">
            <text:p>Dwight </text:p>
          </table:table-cell>
          <table:table-cell office:value-type="string">
            <text:p>Cross Road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29125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BIGGS </text:p>
          </table:table-cell>
          <table:table-cell office:value-type="string">
            <text:p>Phillip </text:p>
          </table:table-cell>
          <table:table-cell office:value-type="string">
            <text:p>Lionel Town Housing Scheme </text:p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986309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BLACK </text:p>
          </table:table-cell>
          <table:table-cell office:value-type="string">
            <text:p>Sonia </text:p>
          </table:table-cell>
          <table:table-cell office:value-type="string">
            <text:p>Rhymesbury </text:p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>98739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BLAIR </text:p>
          </table:table-cell>
          <table:table-cell office:value-type="string">
            <text:p>Astley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3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BLAIR </text:p>
          </table:table-cell>
          <table:table-cell office:value-type="string">
            <text:p>Allan </text:p>
          </table:table-cell>
          <table:table-cell office:value-type="string">
            <text:p>Palmetto Pen District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86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BLAIR </text:p>
          </table:table-cell>
          <table:table-cell office:value-type="string">
            <text:p>Hermello </text:p>
          </table:table-cell>
          <table:table-cell office:value-type="string">
            <text:p>Swansea </text:p>
          </table:table-cell>
          <table:table-cell office:value-type="string">
            <text:p>Osborne Store P.O. </text:p>
          </table:table-cell>
          <table:table-cell office:value-type="string">
            <text:p>Clarendon</text:p>
          </table:table-cell>
          <table:table-cell office:value-type="string">
            <text:p>987346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BLAKE </text:p>
          </table:table-cell>
          <table:table-cell office:value-type="string">
            <text:p>Hazel </text:p>
          </table:table-cell>
          <table:table-cell office:value-type="string">
            <text:p>Baillieston </text:p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BLAKE </text:p>
          </table:table-cell>
          <table:table-cell office:value-type="string">
            <text:p>Blanzie </text:p>
          </table:table-cell>
          <table:table-cell office:value-type="string">
            <text:p>Baillieston District </text:p>
          </table:table-cell>
          <table:table-cell office:value-type="string">
            <text:p>Alston P.O </text:p>
          </table:table-cell>
          <table:table-cell office:value-type="string">
            <text:p>Clarendon</text:p>
          </table:table-cell>
          <table:table-cell office:value-type="string">
            <text:p>964-075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BOGLE </text:p>
          </table:table-cell>
          <table:table-cell office:value-type="string">
            <text:p>Gloria </text:p>
          </table:table-cell>
          <table:table-cell office:value-type="string">
            <text:p>Mount Pleasant </text:p>
          </table:table-cell>
          <table:table-cell office:value-type="string">
            <text:p>Banana Groun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BOOTHE </text:p>
          </table:table-cell>
          <table:table-cell office:value-type="string">
            <text:p>Beverly Marcia </text:p>
          </table:table-cell>
          <table:table-cell office:value-type="string">
            <text:p>Preddie District </text:p>
          </table:table-cell>
          <table:table-cell office:value-type="string">
            <text:p>Milk River P. O. </text:p>
          </table:table-cell>
          <table:table-cell office:value-type="string">
            <text:p>Clarendon</text:p>
          </table:table-cell>
          <table:table-cell office:value-type="string">
            <text:p>876-396-4062/876-838-431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BRAMWELL </text:p>
          </table:table-cell>
          <table:table-cell office:value-type="string">
            <text:p>Orrett </text:p>
          </table:table-cell>
          <table:table-cell office:value-type="string">
            <text:p>Swansea Meadws </text:p>
          </table:table-cell>
          <table:table-cell office:value-type="string">
            <text:p>Osborne Store P.O. </text:p>
          </table:table-cell>
          <table:table-cell office:value-type="string">
            <text:p>Clarendon</text:p>
          </table:table-cell>
          <table:table-cell office:value-type="string">
            <text:p>987-39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BRISSETT </text:p>
          </table:table-cell>
          <table:table-cell office:value-type="string">
            <text:p>Deverney </text:p>
          </table:table-cell>
          <table:table-cell office:value-type="string">
            <text:p>Richmond </text:p>
          </table:table-cell>
          <table:table-cell office:value-type="string">
            <text:p>Spalding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BROWN </text:p>
          </table:table-cell>
          <table:table-cell office:value-type="string">
            <text:p>Amos </text:p>
          </table:table-cell>
          <table:table-cell office:value-type="string">
            <text:p/>
          </table:table-cell>
          <table:table-cell office:value-type="string">
            <text:p>Rockford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BROWN </text:p>
          </table:table-cell>
          <table:table-cell office:value-type="string">
            <text:p>Arthur </text:p>
          </table:table-cell>
          <table:table-cell office:value-type="string">
            <text:p>Santa Hill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37680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BROWN </text:p>
          </table:table-cell>
          <table:table-cell office:value-type="string">
            <text:p>Curtis </text:p>
          </table:table-cell>
          <table:table-cell office:value-type="string">
            <text:p>Fearon District </text:p>
          </table:table-cell>
          <table:table-cell office:value-type="string">
            <text:p>Sanguinetti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BROWN </text:p>
          </table:table-cell>
          <table:table-cell office:value-type="string">
            <text:p>Winston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113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BROWN </text:p>
          </table:table-cell>
          <table:table-cell office:value-type="string">
            <text:p>Gladys </text:p>
          </table:table-cell>
          <table:table-cell office:value-type="string">
            <text:p/>
          </table:table-cell>
          <table:table-cell office:value-type="string">
            <text:p>Palmers Cros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BROWN </text:p>
          </table:table-cell>
          <table:table-cell office:value-type="string">
            <text:p>Milton </text:p>
          </table:table-cell>
          <table:table-cell office:value-type="string">
            <text:p/>
          </table:table-cell>
          <table:table-cell office:value-type="string">
            <text:p>Mineral Heights </text:p>
          </table:table-cell>
          <table:table-cell office:value-type="string">
            <text:p>Clarendon</text:p>
          </table:table-cell>
          <table:table-cell office:value-type="string">
            <text:p>98614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BROWN </text:p>
          </table:table-cell>
          <table:table-cell office:value-type="string">
            <text:p>Sharon </text:p>
          </table:table-cell>
          <table:table-cell office:value-type="string">
            <text:p/>
          </table:table-cell>
          <table:table-cell office:value-type="string">
            <text:p>Four Paths </text:p>
          </table:table-cell>
          <table:table-cell office:value-type="string">
            <text:p>Clarendon</text:p>
          </table:table-cell>
          <table:table-cell office:value-type="string">
            <text:p>98701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BROWN </text:p>
          </table:table-cell>
          <table:table-cell office:value-type="string">
            <text:p>Lana </text:p>
          </table:table-cell>
          <table:table-cell office:value-type="string">
            <text:p>Kraal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BROWN </text:p>
          </table:table-cell>
          <table:table-cell office:value-type="string">
            <text:p>Ventley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19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BROWN </text:p>
          </table:table-cell>
          <table:table-cell office:value-type="string">
            <text:p>David </text:p>
          </table:table-cell>
          <table:table-cell office:value-type="string">
            <text:p/>
          </table:table-cell>
          <table:table-cell office:value-type="string">
            <text:p>Four Paths </text:p>
          </table:table-cell>
          <table:table-cell office:value-type="string">
            <text:p>Clarendon</text:p>
          </table:table-cell>
          <table:table-cell office:value-type="string">
            <text:p>98706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BROWN </text:p>
          </table:table-cell>
          <table:table-cell office:value-type="string">
            <text:p>Ethel </text:p>
          </table:table-cell>
          <table:table-cell office:value-type="string">
            <text:p>Mineral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14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BROWN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>Spalding </text:p>
          </table:table-cell>
          <table:table-cell office:value-type="string">
            <text:p>Clarendon</text:p>
          </table:table-cell>
          <table:table-cell office:value-type="string">
            <text:p>57933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BROWN </text:p>
          </table:table-cell>
          <table:table-cell office:value-type="string">
            <text:p>Aldo </text:p>
          </table:table-cell>
          <table:table-cell office:value-type="string">
            <text:p>Four Path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701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BROWN </text:p>
          </table:table-cell>
          <table:table-cell office:value-type="string">
            <text:p>Garfield </text:p>
          </table:table-cell>
          <table:table-cell office:value-type="string">
            <text:p>Victoria District </text:p>
          </table:table-cell>
          <table:table-cell office:value-type="string">
            <text:p>Gloucest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BROWN </text:p>
          </table:table-cell>
          <table:table-cell office:value-type="string">
            <text:p>Vijae </text:p>
          </table:table-cell>
          <table:table-cell office:value-type="string">
            <text:p>Sheckles Crescent </text:p>
          </table:table-cell>
          <table:table-cell office:value-type="string">
            <text:p>Four Paths </text:p>
          </table:table-cell>
          <table:table-cell office:value-type="string">
            <text:p>Clarendon</text:p>
          </table:table-cell>
          <table:table-cell office:value-type="string">
            <text:p>436-48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BROWN </text:p>
          </table:table-cell>
          <table:table-cell office:value-type="string">
            <text:p>Brown </text:p>
          </table:table-cell>
          <table:table-cell office:value-type="string">
            <text:p>Main Street </text:p>
          </table:table-cell>
          <table:table-cell office:value-type="string">
            <text:p>Chapelton P.O </text:p>
          </table:table-cell>
          <table:table-cell office:value-type="string">
            <text:p>Clarendon</text:p>
          </table:table-cell>
          <table:table-cell office:value-type="string">
            <text:p>785-11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BROWN </text:p>
          </table:table-cell>
          <table:table-cell office:value-type="string">
            <text:p>Junior </text:p>
          </table:table-cell>
          <table:table-cell office:value-type="string">
            <text:p>Scotts Pass District </text:p>
          </table:table-cell>
          <table:table-cell office:value-type="string">
            <text:p>Scotts Pass P.A </text:p>
          </table:table-cell>
          <table:table-cell office:value-type="string">
            <text:p>Clarendon</text:p>
          </table:table-cell>
          <table:table-cell office:value-type="string">
            <text:p>904-23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BROWN </text:p>
          </table:table-cell>
          <table:table-cell office:value-type="string">
            <text:p>Nascive </text:p>
          </table:table-cell>
          <table:table-cell office:value-type="string">
            <text:p>Frankfield P.O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BROWN </text:p>
          </table:table-cell>
          <table:table-cell office:value-type="string">
            <text:p>Vincent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BRUCE </text:p>
          </table:table-cell>
          <table:table-cell office:value-type="string">
            <text:p>Clinton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BRYAN </text:p>
          </table:table-cell>
          <table:table-cell office:value-type="string">
            <text:p>Hylton </text:p>
          </table:table-cell>
          <table:table-cell office:value-type="string">
            <text:p>Victoria District </text:p>
          </table:table-cell>
          <table:table-cell office:value-type="string">
            <text:p>Gloucest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BRYAN </text:p>
          </table:table-cell>
          <table:table-cell office:value-type="string">
            <text:p>Carlton </text:p>
          </table:table-cell>
          <table:table-cell office:value-type="string">
            <text:p>Longville Park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2691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BRYAN </text:p>
          </table:table-cell>
          <table:table-cell office:value-type="string">
            <text:p>Shereen </text:p>
          </table:table-cell>
          <table:table-cell office:value-type="string">
            <text:p>Kennedy H/S </text:p>
          </table:table-cell>
          <table:table-cell office:value-type="string">
            <text:p>Palmers Cross P. A. </text:p>
          </table:table-cell>
          <table:table-cell office:value-type="string">
            <text:p>Clarendon</text:p>
          </table:table-cell>
          <table:table-cell office:value-type="string">
            <text:p>780-12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BRYCE </text:p>
          </table:table-cell>
          <table:table-cell office:value-type="string">
            <text:p>Shudley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76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BRYSON </text:p>
          </table:table-cell>
          <table:table-cell office:value-type="string">
            <text:p>Manley </text:p>
          </table:table-cell>
          <table:table-cell office:value-type="string">
            <text:p/>
          </table:table-cell>
          <table:table-cell office:value-type="string">
            <text:p>Crawle Riv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BUDDAN </text:p>
          </table:table-cell>
          <table:table-cell office:value-type="string">
            <text:p>Gifford </text:p>
          </table:table-cell>
          <table:table-cell office:value-type="string">
            <text:p>Race Course P.O. </text:p>
          </table:table-cell>
          <table:table-cell office:value-type="string">
            <text:p>Vere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BURGHER </text:p>
          </table:table-cell>
          <table:table-cell office:value-type="string">
            <text:p>Philippa </text:p>
          </table:table-cell>
          <table:table-cell office:value-type="string">
            <text:p/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BURKE-GREEN </text:p>
          </table:table-cell>
          <table:table-cell office:value-type="string">
            <text:p>Robert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2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BURRELL </text:p>
          </table:table-cell>
          <table:table-cell office:value-type="string">
            <text:p>Basil </text:p>
          </table:table-cell>
          <table:table-cell office:value-type="string">
            <text:p/>
          </table:table-cell>
          <table:table-cell office:value-type="string">
            <text:p>Spalding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URRELL </text:p>
          </table:table-cell>
          <table:table-cell office:value-type="string">
            <text:p>Winnifred </text:p>
          </table:table-cell>
          <table:table-cell office:value-type="string">
            <text:p>Spring Ground </text:p>
          </table:table-cell>
          <table:table-cell office:value-type="string">
            <text:p>Spalding </text:p>
          </table:table-cell>
          <table:table-cell office:value-type="string">
            <text:p>Clarendon</text:p>
          </table:table-cell>
          <table:table-cell office:value-type="string">
            <text:p>96448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URRELL </text:p>
          </table:table-cell>
          <table:table-cell office:value-type="string">
            <text:p>Jeremiah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49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BURRELL </text:p>
          </table:table-cell>
          <table:table-cell office:value-type="string">
            <text:p>James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15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BYFIELD </text:p>
          </table:table-cell>
          <table:table-cell office:value-type="string">
            <text:p>Michelle </text:p>
          </table:table-cell>
          <table:table-cell office:value-type="string">
            <text:p>Newton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986013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BYFIELD </text:p>
          </table:table-cell>
          <table:table-cell office:value-type="string">
            <text:p>Franklin </text:p>
          </table:table-cell>
          <table:table-cell office:value-type="string">
            <text:p>Tate District </text:p>
          </table:table-cell>
          <table:table-cell office:value-type="string">
            <text:p>McNi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BYGRAVE </text:p>
          </table:table-cell>
          <table:table-cell office:value-type="string">
            <text:p>Olive </text:p>
          </table:table-cell>
          <table:table-cell office:value-type="string">
            <text:p>Good Hope District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813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CAMERON </text:p>
          </table:table-cell>
          <table:table-cell office:value-type="string">
            <text:p>Rohan </text:p>
          </table:table-cell>
          <table:table-cell office:value-type="string">
            <text:p>Brandon Hill </text:p>
          </table:table-cell>
          <table:table-cell office:value-type="string">
            <text:p>Colonel's Ridg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CAMPBELL </text:p>
          </table:table-cell>
          <table:table-cell office:value-type="string">
            <text:p>Learoy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66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CAMPBELL </text:p>
          </table:table-cell>
          <table:table-cell office:value-type="string">
            <text:p>Daniel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606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CAMPBELL </text:p>
          </table:table-cell>
          <table:table-cell office:value-type="string">
            <text:p>Antonio </text:p>
          </table:table-cell>
          <table:table-cell office:value-type="string">
            <text:p>Sunvalley Drive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-042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CARNEGIE RAMOAMUGH </text:p>
          </table:table-cell>
          <table:table-cell office:value-type="string">
            <text:p>Marcia </text:p>
          </table:table-cell>
          <table:table-cell office:value-type="string">
            <text:p/>
          </table:table-cell>
          <table:table-cell office:value-type="string">
            <text:p>Sanguinetti P.A. </text:p>
          </table:table-cell>
          <table:table-cell office:value-type="string">
            <text:p>Clarendon</text:p>
          </table:table-cell>
          <table:table-cell office:value-type="string">
            <text:p>964-029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CARNEY RUSSELL </text:p>
          </table:table-cell>
          <table:table-cell office:value-type="string">
            <text:p>Mervelen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CARTY </text:p>
          </table:table-cell>
          <table:table-cell office:value-type="string">
            <text:p>Andrew </text:p>
          </table:table-cell>
          <table:table-cell office:value-type="string">
            <text:p>Peckham District </text:p>
          </table:table-cell>
          <table:table-cell office:value-type="string">
            <text:p>Peckham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CHABLAL </text:p>
          </table:table-cell>
          <table:table-cell office:value-type="string">
            <text:p>Reginald </text:p>
          </table:table-cell>
          <table:table-cell office:value-type="string">
            <text:p/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98631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CHANG </text:p>
          </table:table-cell>
          <table:table-cell office:value-type="string">
            <text:p>Amy </text:p>
          </table:table-cell>
          <table:table-cell office:value-type="string">
            <text:p/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90445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CHARLES </text:p>
          </table:table-cell>
          <table:table-cell office:value-type="string">
            <text:p>Pearnel </text:p>
          </table:table-cell>
          <table:table-cell office:value-type="string">
            <text:p/>
          </table:table-cell>
          <table:table-cell office:value-type="string">
            <text:p>Summerfiel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CHAROO </text:p>
          </table:table-cell>
          <table:table-cell office:value-type="string">
            <text:p>Yvonne </text:p>
          </table:table-cell>
          <table:table-cell office:value-type="string">
            <text:p>Kemps HIll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98748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CHIN </text:p>
          </table:table-cell>
          <table:table-cell office:value-type="string">
            <text:p>Winston </text:p>
          </table:table-cell>
          <table:table-cell office:value-type="string">
            <text:p/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78501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CHIN </text:p>
          </table:table-cell>
          <table:table-cell office:value-type="string">
            <text:p>Kurt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2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CHIN </text:p>
          </table:table-cell>
          <table:table-cell office:value-type="string">
            <text:p>Jukie </text:p>
          </table:table-cell>
          <table:table-cell office:value-type="string">
            <text:p>Sunny Acre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001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CHIN-FATT </text:p>
          </table:table-cell>
          <table:table-cell office:value-type="string">
            <text:p>Arthur </text:p>
          </table:table-cell>
          <table:table-cell office:value-type="string">
            <text:p>- </text:p>
          </table:table-cell>
          <table:table-cell office:value-type="string">
            <text:p>Water Lan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CHUNG </text:p>
          </table:table-cell>
          <table:table-cell office:value-type="string">
            <text:p>Laurence </text:p>
          </table:table-cell>
          <table:table-cell office:value-type="string">
            <text:p>Green River District </text:p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90442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CLARKE </text:p>
          </table:table-cell>
          <table:table-cell office:value-type="string">
            <text:p>Beryl </text:p>
          </table:table-cell>
          <table:table-cell office:value-type="string">
            <text:p/>
          </table:table-cell>
          <table:table-cell office:value-type="string">
            <text:p>Osbourn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CLARKE </text:p>
          </table:table-cell>
          <table:table-cell office:value-type="string">
            <text:p>Millicent </text:p>
          </table:table-cell>
          <table:table-cell office:value-type="string">
            <text:p>Coxswain District </text:p>
          </table:table-cell>
          <table:table-cell office:value-type="string">
            <text:p>Coxswain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COCKETT </text:p>
          </table:table-cell>
          <table:table-cell office:value-type="string">
            <text:p>Abraham </text:p>
          </table:table-cell>
          <table:table-cell office:value-type="string">
            <text:p/>
          </table:table-cell>
          <table:table-cell office:value-type="string">
            <text:p>Richmond Park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COLE </text:p>
          </table:table-cell>
          <table:table-cell office:value-type="string">
            <text:p>Linette </text:p>
          </table:table-cell>
          <table:table-cell office:value-type="string">
            <text:p>- </text:p>
          </table:table-cell>
          <table:table-cell office:value-type="string">
            <text:p>Spauldings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COLEMAN </text:p>
          </table:table-cell>
          <table:table-cell office:value-type="string">
            <text:p>Josephine </text:p>
          </table:table-cell>
          <table:table-cell office:value-type="string">
            <text:p/>
          </table:table-cell>
          <table:table-cell office:value-type="string">
            <text:p>Rocky Point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COOKE </text:p>
          </table:table-cell>
          <table:table-cell office:value-type="string">
            <text:p>Roy </text:p>
          </table:table-cell>
          <table:table-cell office:value-type="string">
            <text:p>Sandy Bay District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COORE </text:p>
          </table:table-cell>
          <table:table-cell office:value-type="string">
            <text:p>Anthony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78014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CROOKS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0247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CROSS </text:p>
          </table:table-cell>
          <table:table-cell office:value-type="string">
            <text:p>Albert </text:p>
          </table:table-cell>
          <table:table-cell office:value-type="string">
            <text:p>- </text:p>
          </table:table-cell>
          <table:table-cell office:value-type="string">
            <text:p>Colonell's Ridg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CUNNINGHAM </text:p>
          </table:table-cell>
          <table:table-cell office:value-type="string">
            <text:p>Nathan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CUNNINGHAM </text:p>
          </table:table-cell>
          <table:table-cell office:value-type="string">
            <text:p>Hortense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4876/201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DACOSTA </text:p>
          </table:table-cell>
          <table:table-cell office:value-type="string">
            <text:p>Sheva </text:p>
          </table:table-cell>
          <table:table-cell office:value-type="string">
            <text:p>Sanquinetti District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6403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DACOSTA </text:p>
          </table:table-cell>
          <table:table-cell office:value-type="string">
            <text:p>William </text:p>
          </table:table-cell>
          <table:table-cell office:value-type="string">
            <text:p/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986351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DALEY </text:p>
          </table:table-cell>
          <table:table-cell office:value-type="string">
            <text:p>Derrick </text:p>
          </table:table-cell>
          <table:table-cell office:value-type="string">
            <text:p>Hayes Phase 2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98658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DARBY </text:p>
          </table:table-cell>
          <table:table-cell office:value-type="string">
            <text:p>Alphanso </text:p>
          </table:table-cell>
          <table:table-cell office:value-type="string">
            <text:p/>
          </table:table-cell>
          <table:table-cell office:value-type="string">
            <text:p>Coffee Piec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DAVIS </text:p>
          </table:table-cell>
          <table:table-cell office:value-type="string">
            <text:p>Winifred </text:p>
          </table:table-cell>
          <table:table-cell office:value-type="string">
            <text:p/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DAVIS </text:p>
          </table:table-cell>
          <table:table-cell office:value-type="string">
            <text:p>Minifred M.C. </text:p>
          </table:table-cell>
          <table:table-cell office:value-type="string">
            <text:p/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986-07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DAVIS </text:p>
          </table:table-cell>
          <table:table-cell office:value-type="string">
            <text:p>Pamela </text:p>
          </table:table-cell>
          <table:table-cell office:value-type="string">
            <text:p>Peckham </text:p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DAVIS </text:p>
          </table:table-cell>
          <table:table-cell office:value-type="string">
            <text:p>Rupert </text:p>
          </table:table-cell>
          <table:table-cell office:value-type="string">
            <text:p/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DAVIS </text:p>
          </table:table-cell>
          <table:table-cell office:value-type="string">
            <text:p>Kenneth </text:p>
          </table:table-cell>
          <table:table-cell office:value-type="string">
            <text:p>Hartwell Garden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58220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DAVY </text:p>
          </table:table-cell>
          <table:table-cell office:value-type="string">
            <text:p>Noel Patrick </text:p>
          </table:table-cell>
          <table:table-cell office:value-type="string">
            <text:p>Ritches Dist. </text:p>
          </table:table-cell>
          <table:table-cell office:value-type="string">
            <text:p>Ritches P.A. </text:p>
          </table:table-cell>
          <table:table-cell office:value-type="string">
            <text:p>Clarendon</text:p>
          </table:table-cell>
          <table:table-cell office:value-type="string">
            <text:p>885-25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DAWES </text:p>
          </table:table-cell>
          <table:table-cell office:value-type="string">
            <text:p>Winston </text:p>
          </table:table-cell>
          <table:table-cell office:value-type="string">
            <text:p>Sevens Estate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0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DAWKINS-SINCLAIR </text:p>
          </table:table-cell>
          <table:table-cell office:value-type="string">
            <text:p>Asneth </text:p>
          </table:table-cell>
          <table:table-cell office:value-type="string">
            <text:p>Smithville District </text:p>
          </table:table-cell>
          <table:table-cell office:value-type="string">
            <text:p>Smithville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DAWSON </text:p>
          </table:table-cell>
          <table:table-cell office:value-type="string">
            <text:p>Keith </text:p>
          </table:table-cell>
          <table:table-cell office:value-type="string">
            <text:p>-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904-4546/383-64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DeSILVA </text:p>
          </table:table-cell>
          <table:table-cell office:value-type="string">
            <text:p>Karen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9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DIAH </text:p>
          </table:table-cell>
          <table:table-cell office:value-type="string">
            <text:p>Chester </text:p>
          </table:table-cell>
          <table:table-cell office:value-type="string">
            <text:p>Breezy Hill District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785-01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DIGGS-WHITE </text:p>
          </table:table-cell>
          <table:table-cell office:value-type="string">
            <text:p>Janeth </text:p>
          </table:table-cell>
          <table:table-cell office:value-type="string">
            <text:p>Scotts Pass District </text:p>
          </table:table-cell>
          <table:table-cell office:value-type="string">
            <text:p>Scotts Pas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DIXON </text:p>
          </table:table-cell>
          <table:table-cell office:value-type="string">
            <text:p>David </text:p>
          </table:table-cell>
          <table:table-cell office:value-type="string">
            <text:p>C.S Dick Drive </text:p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986-322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DOCKERY </text:p>
          </table:table-cell>
          <table:table-cell office:value-type="string">
            <text:p>Dotlin </text:p>
          </table:table-cell>
          <table:table-cell office:value-type="string">
            <text:p>New Paisley H/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00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DOUGLAS </text:p>
          </table:table-cell>
          <table:table-cell office:value-type="string">
            <text:p>Clinton </text:p>
          </table:table-cell>
          <table:table-cell office:value-type="string">
            <text:p>Kellits District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DOUGLAS </text:p>
          </table:table-cell>
          <table:table-cell office:value-type="string">
            <text:p>Eurica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DOUGLAS </text:p>
          </table:table-cell>
          <table:table-cell office:value-type="string">
            <text:p>Cecil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22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DOUGLAS </text:p>
          </table:table-cell>
          <table:table-cell office:value-type="string">
            <text:p>Paulette </text:p>
          </table:table-cell>
          <table:table-cell office:value-type="string">
            <text:p>Scott District </text:p>
          </table:table-cell>
          <table:table-cell office:value-type="string">
            <text:p>Mil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DOUGLAS </text:p>
          </table:table-cell>
          <table:table-cell office:value-type="string">
            <text:p>Linnette </text:p>
          </table:table-cell>
          <table:table-cell office:value-type="string">
            <text:p/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DOWNER </text:p>
          </table:table-cell>
          <table:table-cell office:value-type="string">
            <text:p>Carmen </text:p>
          </table:table-cell>
          <table:table-cell office:value-type="string">
            <text:p>Monymusk </text:p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DRUMMOND </text:p>
          </table:table-cell>
          <table:table-cell office:value-type="string">
            <text:p>Novelette </text:p>
          </table:table-cell>
          <table:table-cell office:value-type="string">
            <text:p/>
          </table:table-cell>
          <table:table-cell office:value-type="string">
            <text:p>Morgan's Pas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DUNCAN </text:p>
          </table:table-cell>
          <table:table-cell office:value-type="string">
            <text:p>Hazel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DUNK </text:p>
          </table:table-cell>
          <table:table-cell office:value-type="string">
            <text:p>Arthur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0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DUNKLEY </text:p>
          </table:table-cell>
          <table:table-cell office:value-type="string">
            <text:p>Trevor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78639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DUNKLEY </text:p>
          </table:table-cell>
          <table:table-cell office:value-type="string">
            <text:p>Catherine </text:p>
          </table:table-cell>
          <table:table-cell office:value-type="string">
            <text:p>Low Woods District </text:p>
          </table:table-cell>
          <table:table-cell office:value-type="string">
            <text:p>Spalding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EDWARD </text:p>
          </table:table-cell>
          <table:table-cell office:value-type="string">
            <text:p>Julio </text:p>
          </table:table-cell>
          <table:table-cell office:value-type="string">
            <text:p>Diamond Disrict </text:p>
          </table:table-cell>
          <table:table-cell office:value-type="string">
            <text:p>Rock River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EDWARDS </text:p>
          </table:table-cell>
          <table:table-cell office:value-type="string">
            <text:p>Aston (Rev.) </text:p>
          </table:table-cell>
          <table:table-cell office:value-type="string">
            <text:p>- </text:p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EDWARDS </text:p>
          </table:table-cell>
          <table:table-cell office:value-type="string">
            <text:p>Hyacinth </text:p>
          </table:table-cell>
          <table:table-cell office:value-type="string">
            <text:p/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>987226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EDWARDS </text:p>
          </table:table-cell>
          <table:table-cell office:value-type="string">
            <text:p>Dorothy </text:p>
          </table:table-cell>
          <table:table-cell office:value-type="string">
            <text:p>Jericho District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81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ELLIOTT </text:p>
          </table:table-cell>
          <table:table-cell office:value-type="string">
            <text:p>Ele </text:p>
          </table:table-cell>
          <table:table-cell office:value-type="string">
            <text:p>Rest </text:p>
          </table:table-cell>
          <table:table-cell office:value-type="string">
            <text:p>Mil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ELLIS-YOUNG </text:p>
          </table:table-cell>
          <table:table-cell office:value-type="string">
            <text:p>Evan </text:p>
          </table:table-cell>
          <table:table-cell office:value-type="string">
            <text:p>Palmers Cross District </text:p>
          </table:table-cell>
          <table:table-cell office:value-type="string">
            <text:p>Palmers Cross P. 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EVANS </text:p>
          </table:table-cell>
          <table:table-cell office:value-type="string">
            <text:p>Hyacinth </text:p>
          </table:table-cell>
          <table:table-cell office:value-type="string">
            <text:p>Clandon District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6425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FALCONER </text:p>
          </table:table-cell>
          <table:table-cell office:value-type="string">
            <text:p>Tilden </text:p>
          </table:table-cell>
          <table:table-cell office:value-type="string">
            <text:p>Lot 45 Tryall </text:p>
          </table:table-cell>
          <table:table-cell office:value-type="string">
            <text:p>Four Paths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FARQUAHRSON </text:p>
          </table:table-cell>
          <table:table-cell office:value-type="string">
            <text:p>Leslie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4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FEARON </text:p>
          </table:table-cell>
          <table:table-cell office:value-type="string">
            <text:p>Charmaine </text:p>
          </table:table-cell>
          <table:table-cell office:value-type="string">
            <text:p>Smithville District </text:p>
          </table:table-cell>
          <table:table-cell office:value-type="string">
            <text:p>Smithville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FEARON </text:p>
          </table:table-cell>
          <table:table-cell office:value-type="string">
            <text:p>James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60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FEARON-GAYLE </text:p>
          </table:table-cell>
          <table:table-cell office:value-type="string">
            <text:p>Lurline </text:p>
          </table:table-cell>
          <table:table-cell office:value-type="string">
            <text:p>Springfield District </text:p>
          </table:table-cell>
          <table:table-cell office:value-type="string">
            <text:p>Thompson Tow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FENTON-THOMPSON </text:p>
          </table:table-cell>
          <table:table-cell office:value-type="string">
            <text:p>Dian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FERGUSON </text:p>
          </table:table-cell>
          <table:table-cell office:value-type="string">
            <text:p>Michael </text:p>
          </table:table-cell>
          <table:table-cell office:value-type="string">
            <text:p>Hartwell Garden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78013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FERGUSON </text:p>
          </table:table-cell>
          <table:table-cell office:value-type="string">
            <text:p>Leslie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21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FERGUSON </text:p>
          </table:table-cell>
          <table:table-cell office:value-type="string">
            <text:p>Melford </text:p>
          </table:table-cell>
          <table:table-cell office:value-type="string">
            <text:p>Mineral Height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610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FERGUSON </text:p>
          </table:table-cell>
          <table:table-cell office:value-type="string">
            <text:p>Esmenia </text:p>
          </table:table-cell>
          <table:table-cell office:value-type="string">
            <text:p/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FERRON </text:p>
          </table:table-cell>
          <table:table-cell office:value-type="string">
            <text:p>Pauline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15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FORBES </text:p>
          </table:table-cell>
          <table:table-cell office:value-type="string">
            <text:p>Lesli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FORBES </text:p>
          </table:table-cell>
          <table:table-cell office:value-type="string">
            <text:p>Marcia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0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FRANCIS </text:p>
          </table:table-cell>
          <table:table-cell office:value-type="string">
            <text:p>Irvin </text:p>
          </table:table-cell>
          <table:table-cell office:value-type="string">
            <text:p/>
          </table:table-cell>
          <table:table-cell office:value-type="string">
            <text:p>Silver Spring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FRANCIS </text:p>
          </table:table-cell>
          <table:table-cell office:value-type="string">
            <text:p>Wilney </text:p>
          </table:table-cell>
          <table:table-cell office:value-type="string">
            <text:p/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FRECKLETON </text:p>
          </table:table-cell>
          <table:table-cell office:value-type="string">
            <text:p>Herbert </text:p>
          </table:table-cell>
          <table:table-cell office:value-type="string">
            <text:p>Top Alston District </text:p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FREEMAN </text:p>
          </table:table-cell>
          <table:table-cell office:value-type="string">
            <text:p>Malvin </text:p>
          </table:table-cell>
          <table:table-cell office:value-type="string">
            <text:p>South Bay District </text:p>
          </table:table-cell>
          <table:table-cell office:value-type="string">
            <text:p>Free Town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GAYLE </text:p>
          </table:table-cell>
          <table:table-cell office:value-type="string">
            <text:p>Idalee </text:p>
          </table:table-cell>
          <table:table-cell office:value-type="string">
            <text:p/>
          </table:table-cell>
          <table:table-cell office:value-type="string">
            <text:p>Trout Hall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GAYLE-FOSTER </text:p>
          </table:table-cell>
          <table:table-cell office:value-type="string">
            <text:p>Claudette </text:p>
          </table:table-cell>
          <table:table-cell office:value-type="string">
            <text:p>Top Alston District </text:p>
          </table:table-cell>
          <table:table-cell office:value-type="string">
            <text:p>Moravia P.A. </text:p>
          </table:table-cell>
          <table:table-cell office:value-type="string">
            <text:p>Clarendon</text:p>
          </table:table-cell>
          <table:table-cell office:value-type="string">
            <text:p>38955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GERMAN </text:p>
          </table:table-cell>
          <table:table-cell office:value-type="string">
            <text:p>Almenia </text:p>
          </table:table-cell>
          <table:table-cell office:value-type="string">
            <text:p>Palmers Cross District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GIVANS </text:p>
          </table:table-cell>
          <table:table-cell office:value-type="string">
            <text:p>Pauline </text:p>
          </table:table-cell>
          <table:table-cell office:value-type="string">
            <text:p>Victoria District </text:p>
          </table:table-cell>
          <table:table-cell office:value-type="string">
            <text:p>Gloucest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GOLDING </text:p>
          </table:table-cell>
          <table:table-cell office:value-type="string">
            <text:p>Jeremiah </text:p>
          </table:table-cell>
          <table:table-cell office:value-type="string">
            <text:p>Summerfield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78504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GORDON </text:p>
          </table:table-cell>
          <table:table-cell office:value-type="string">
            <text:p>Cecil </text:p>
          </table:table-cell>
          <table:table-cell office:value-type="string">
            <text:p>Beckford </text:p>
          </table:table-cell>
          <table:table-cell office:value-type="string">
            <text:p>Kraal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GORDON </text:p>
          </table:table-cell>
          <table:table-cell office:value-type="string">
            <text:p>George </text:p>
          </table:table-cell>
          <table:table-cell office:value-type="string">
            <text:p>- </text:p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GORDON </text:p>
          </table:table-cell>
          <table:table-cell office:value-type="string">
            <text:p>Hortense </text:p>
          </table:table-cell>
          <table:table-cell office:value-type="string">
            <text:p/>
          </table:table-cell>
          <table:table-cell office:value-type="string">
            <text:p>Osbo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GORDON </text:p>
          </table:table-cell>
          <table:table-cell office:value-type="string">
            <text:p>Zincoln </text:p>
          </table:table-cell>
          <table:table-cell office:value-type="string">
            <text:p>Summerfield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GORDON </text:p>
          </table:table-cell>
          <table:table-cell office:value-type="string">
            <text:p>Trevor </text:p>
          </table:table-cell>
          <table:table-cell office:value-type="string">
            <text:p/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625-51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GORDON-PUSEY </text:p>
          </table:table-cell>
          <table:table-cell office:value-type="string">
            <text:p>Joyetta </text:p>
          </table:table-cell>
          <table:table-cell office:value-type="string">
            <text:p>Arthurs Seat District </text:p>
          </table:table-cell>
          <table:table-cell office:value-type="string">
            <text:p>Crofts Hill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GOROUSINGH </text:p>
          </table:table-cell>
          <table:table-cell office:value-type="string">
            <text:p>Claire </text:p>
          </table:table-cell>
          <table:table-cell office:value-type="string">
            <text:p>Belle Plain </text:p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GOULBOURNE </text:p>
          </table:table-cell>
          <table:table-cell office:value-type="string">
            <text:p>Sydney </text:p>
          </table:table-cell>
          <table:table-cell office:value-type="string">
            <text:p>Copperwood District </text:p>
          </table:table-cell>
          <table:table-cell office:value-type="string">
            <text:p>Coffee Piec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GOULBOURNE </text:p>
          </table:table-cell>
          <table:table-cell office:value-type="string">
            <text:p>Cislyn </text:p>
          </table:table-cell>
          <table:table-cell office:value-type="string">
            <text:p/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>987213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GRAHAM </text:p>
          </table:table-cell>
          <table:table-cell office:value-type="string">
            <text:p>Derick </text:p>
          </table:table-cell>
          <table:table-cell office:value-type="string">
            <text:p/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GRANDISON </text:p>
          </table:table-cell>
          <table:table-cell office:value-type="string">
            <text:p>Clifton </text:p>
          </table:table-cell>
          <table:table-cell office:value-type="string">
            <text:p>Danks Savoy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GREEN </text:p>
          </table:table-cell>
          <table:table-cell office:value-type="string">
            <text:p>Erick </text:p>
          </table:table-cell>
          <table:table-cell office:value-type="string">
            <text:p>Baillieston District </text:p>
          </table:table-cell>
          <table:table-cell office:value-type="string">
            <text:p>Alston P.O </text:p>
          </table:table-cell>
          <table:table-cell office:value-type="string">
            <text:p>Clarendon</text:p>
          </table:table-cell>
          <table:table-cell office:value-type="string">
            <text:p>964-03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GREGORY </text:p>
          </table:table-cell>
          <table:table-cell office:value-type="string">
            <text:p>Winsome </text:p>
          </table:table-cell>
          <table:table-cell office:value-type="string">
            <text:p/>
          </table:table-cell>
          <table:table-cell office:value-type="string">
            <text:p>Trout Hall P.O. </text:p>
          </table:table-cell>
          <table:table-cell office:value-type="string">
            <text:p>Clarendon</text:p>
          </table:table-cell>
          <table:table-cell office:value-type="string">
            <text:p>90443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GREYSON </text:p>
          </table:table-cell>
          <table:table-cell office:value-type="string">
            <text:p>Douglas </text:p>
          </table:table-cell>
          <table:table-cell office:value-type="string">
            <text:p/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GRIERSON </text:p>
          </table:table-cell>
          <table:table-cell office:value-type="string">
            <text:p>Linton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HACKETT </text:p>
          </table:table-cell>
          <table:table-cell office:value-type="string">
            <text:p>Orville </text:p>
          </table:table-cell>
          <table:table-cell office:value-type="string">
            <text:p>Frankfield P.O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362-262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HALL </text:p>
          </table:table-cell>
          <table:table-cell office:value-type="string">
            <text:p>Cyril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HALL </text:p>
          </table:table-cell>
          <table:table-cell office:value-type="string">
            <text:p>Paulette </text:p>
          </table:table-cell>
          <table:table-cell office:value-type="string">
            <text:p>James Hill P.O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02-805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HALSTEAD </text:p>
          </table:table-cell>
          <table:table-cell office:value-type="string">
            <text:p>Kevin </text:p>
          </table:table-cell>
          <table:table-cell office:value-type="string">
            <text:p>Longville Park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HARRIS </text:p>
          </table:table-cell>
          <table:table-cell office:value-type="string">
            <text:p>Delroy </text:p>
          </table:table-cell>
          <table:table-cell office:value-type="string">
            <text:p>Windsor Gate </text:p>
          </table:table-cell>
          <table:table-cell office:value-type="string">
            <text:p>Thompson Town P.O. </text:p>
          </table:table-cell>
          <table:table-cell office:value-type="string">
            <text:p>Clarendon</text:p>
          </table:table-cell>
          <table:table-cell office:value-type="string">
            <text:p>86988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HEATH </text:p>
          </table:table-cell>
          <table:table-cell office:value-type="string">
            <text:p>Claude </text:p>
          </table:table-cell>
          <table:table-cell office:value-type="string">
            <text:p/>
          </table:table-cell>
          <table:table-cell office:value-type="string">
            <text:p>Rocky Point P.A. </text:p>
          </table:table-cell>
          <table:table-cell office:value-type="string">
            <text:p>Clarendon</text:p>
          </table:table-cell>
          <table:table-cell office:value-type="string">
            <text:p>439039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HENDRICKS </text:p>
          </table:table-cell>
          <table:table-cell office:value-type="string">
            <text:p>Evlence </text:p>
          </table:table-cell>
          <table:table-cell office:value-type="string">
            <text:p>New Bowen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HENRY </text:p>
          </table:table-cell>
          <table:table-cell office:value-type="string">
            <text:p>Vincent </text:p>
          </table:table-cell>
          <table:table-cell office:value-type="string">
            <text:p/>
          </table:table-cell>
          <table:table-cell office:value-type="string">
            <text:p>Crofts Hill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HENRY </text:p>
          </table:table-cell>
          <table:table-cell office:value-type="string">
            <text:p>Janice </text:p>
          </table:table-cell>
          <table:table-cell office:value-type="string">
            <text:p>Shooters District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833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HENRY </text:p>
          </table:table-cell>
          <table:table-cell office:value-type="string">
            <text:p>Edgar </text:p>
          </table:table-cell>
          <table:table-cell office:value-type="string">
            <text:p>Green Park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03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HENRY </text:p>
          </table:table-cell>
          <table:table-cell office:value-type="string">
            <text:p>Marcia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91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HENRY </text:p>
          </table:table-cell>
          <table:table-cell office:value-type="string">
            <text:p>Dawn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62295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HENRY </text:p>
          </table:table-cell>
          <table:table-cell office:value-type="string">
            <text:p>Wayne </text:p>
          </table:table-cell>
          <table:table-cell office:value-type="string">
            <text:p/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98740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HENRY </text:p>
          </table:table-cell>
          <table:table-cell office:value-type="string">
            <text:p>Errol </text:p>
          </table:table-cell>
          <table:table-cell office:value-type="string">
            <text:p>Hunts Pen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HENRY </text:p>
          </table:table-cell>
          <table:table-cell office:value-type="string">
            <text:p>George </text:p>
          </table:table-cell>
          <table:table-cell office:value-type="string">
            <text:p>Sanguimetti </text:p>
          </table:table-cell>
          <table:table-cell office:value-type="string">
            <text:p>Spalding </text:p>
          </table:table-cell>
          <table:table-cell office:value-type="string">
            <text:p>Clarendon</text:p>
          </table:table-cell>
          <table:table-cell office:value-type="string">
            <text:p>964-00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HENRY </text:p>
          </table:table-cell>
          <table:table-cell office:value-type="string">
            <text:p>Angelia </text:p>
          </table:table-cell>
          <table:table-cell office:value-type="string">
            <text:p>Rocky Point District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HEWITT </text:p>
          </table:table-cell>
          <table:table-cell office:value-type="string">
            <text:p>Maurice </text:p>
          </table:table-cell>
          <table:table-cell office:value-type="string">
            <text:p>Portland Cottage District </text:p>
          </table:table-cell>
          <table:table-cell office:value-type="string">
            <text:p>Portland Cottag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HILL </text:p>
          </table:table-cell>
          <table:table-cell office:value-type="string">
            <text:p>Jessie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HOLMES-SHIRLEY </text:p>
          </table:table-cell>
          <table:table-cell office:value-type="string">
            <text:p>Lisa </text:p>
          </table:table-cell>
          <table:table-cell office:value-type="string">
            <text:p>South Road </text:p>
          </table:table-cell>
          <table:table-cell office:value-type="string">
            <text:p>Osbourne P.O. </text:p>
          </table:table-cell>
          <table:table-cell office:value-type="string">
            <text:p>Clarendon</text:p>
          </table:table-cell>
          <table:table-cell office:value-type="string">
            <text:p>987-39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HOWELL </text:p>
          </table:table-cell>
          <table:table-cell office:value-type="string">
            <text:p>Austin </text:p>
          </table:table-cell>
          <table:table-cell office:value-type="string">
            <text:p>Lodge </text:p>
          </table:table-cell>
          <table:table-cell office:value-type="string">
            <text:p>Thompson Tow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HUSSEY </text:p>
          </table:table-cell>
          <table:table-cell office:value-type="string">
            <text:p>Alford </text:p>
          </table:table-cell>
          <table:table-cell office:value-type="string">
            <text:p>- </text:p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HUTTON-STONE </text:p>
          </table:table-cell>
          <table:table-cell office:value-type="string">
            <text:p>Daisy </text:p>
          </table:table-cell>
          <table:table-cell office:value-type="string">
            <text:p>Smithville District </text:p>
          </table:table-cell>
          <table:table-cell office:value-type="string">
            <text:p>Smithvill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HYLTON </text:p>
          </table:table-cell>
          <table:table-cell office:value-type="string">
            <text:p>Tekla </text:p>
          </table:table-cell>
          <table:table-cell office:value-type="string">
            <text:p>-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HYLTON </text:p>
          </table:table-cell>
          <table:table-cell office:value-type="string">
            <text:p>Leopold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44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HYLTON </text:p>
          </table:table-cell>
          <table:table-cell office:value-type="string">
            <text:p>Herbert </text:p>
          </table:table-cell>
          <table:table-cell office:value-type="string">
            <text:p>Rock Road </text:p>
          </table:table-cell>
          <table:table-cell office:value-type="string">
            <text:p>Osbourne Store P.O </text:p>
          </table:table-cell>
          <table:table-cell office:value-type="string">
            <text:p>Clarendon</text:p>
          </table:table-cell>
          <table:table-cell office:value-type="string">
            <text:p>987-31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HYLTON </text:p>
          </table:table-cell>
          <table:table-cell office:value-type="string">
            <text:p>Tekla </text:p>
          </table:table-cell>
          <table:table-cell office:value-type="string">
            <text:p>Four Paths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IRVINE </text:p>
          </table:table-cell>
          <table:table-cell office:value-type="string">
            <text:p>Phylis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3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JACKSON </text:p>
          </table:table-cell>
          <table:table-cell office:value-type="string">
            <text:p>Albert </text:p>
          </table:table-cell>
          <table:table-cell office:value-type="string">
            <text:p/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JACKSON </text:p>
          </table:table-cell>
          <table:table-cell office:value-type="string">
            <text:p>Clifford </text:p>
          </table:table-cell>
          <table:table-cell office:value-type="string">
            <text:p>New Bowen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45776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JACKSON </text:p>
          </table:table-cell>
          <table:table-cell office:value-type="string">
            <text:p>Winston </text:p>
          </table:table-cell>
          <table:table-cell office:value-type="string">
            <text:p>Miner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10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JACKSON </text:p>
          </table:table-cell>
          <table:table-cell office:value-type="string">
            <text:p>Isola </text:p>
          </table:table-cell>
          <table:table-cell office:value-type="string">
            <text:p>Wester Park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JAMES </text:p>
          </table:table-cell>
          <table:table-cell office:value-type="string">
            <text:p>Ann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12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JENNINGS </text:p>
          </table:table-cell>
          <table:table-cell office:value-type="string">
            <text:p>Clyde </text:p>
          </table:table-cell>
          <table:table-cell office:value-type="string">
            <text:p>Frankfield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98363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JOHNSON </text:p>
          </table:table-cell>
          <table:table-cell office:value-type="string">
            <text:p>Eulalee Mighty </text:p>
          </table:table-cell>
          <table:table-cell office:value-type="string">
            <text:p>- </text:p>
          </table:table-cell>
          <table:table-cell office:value-type="string">
            <text:p>Palmers Cross P. A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JOHNSON </text:p>
          </table:table-cell>
          <table:table-cell office:value-type="string">
            <text:p>Levi </text:p>
          </table:table-cell>
          <table:table-cell office:value-type="string">
            <text:p/>
          </table:table-cell>
          <table:table-cell office:value-type="string">
            <text:p>Cumberland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JOHNSON </text:p>
          </table:table-cell>
          <table:table-cell office:value-type="string">
            <text:p>Sylvester Sherwood </text:p>
          </table:table-cell>
          <table:table-cell office:value-type="string">
            <text:p/>
          </table:table-cell>
          <table:table-cell office:value-type="string">
            <text:p>Frankfield P. O. </text:p>
          </table:table-cell>
          <table:table-cell office:value-type="string">
            <text:p>Clarendon</text:p>
          </table:table-cell>
          <table:table-cell office:value-type="string">
            <text:p>384-72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JOHNSON </text:p>
          </table:table-cell>
          <table:table-cell office:value-type="string">
            <text:p>Pamella </text:p>
          </table:table-cell>
          <table:table-cell office:value-type="string">
            <text:p>New Dank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98728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JOHNSON </text:p>
          </table:table-cell>
          <table:table-cell office:value-type="string">
            <text:p>Devon </text:p>
          </table:table-cell>
          <table:table-cell office:value-type="string">
            <text:p>Longville Park </text:p>
          </table:table-cell>
          <table:table-cell office:value-type="string">
            <text:p>Free Town P.A. </text:p>
          </table:table-cell>
          <table:table-cell office:value-type="string">
            <text:p>Clarendon</text:p>
          </table:table-cell>
          <table:table-cell office:value-type="string">
            <text:p>90255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JOHNSON </text:p>
          </table:table-cell>
          <table:table-cell office:value-type="string">
            <text:p>Suzette </text:p>
          </table:table-cell>
          <table:table-cell office:value-type="string">
            <text:p>Longville Park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02693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JONES </text:p>
          </table:table-cell>
          <table:table-cell office:value-type="string">
            <text:p>Keith </text:p>
          </table:table-cell>
          <table:table-cell office:value-type="string">
            <text:p>Milk River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JONES </text:p>
          </table:table-cell>
          <table:table-cell office:value-type="string">
            <text:p>Melvin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0245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JONES </text:p>
          </table:table-cell>
          <table:table-cell office:value-type="string">
            <text:p>Desmond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8649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JONES </text:p>
          </table:table-cell>
          <table:table-cell office:value-type="string">
            <text:p>Maureen </text:p>
          </table:table-cell>
          <table:table-cell office:value-type="string">
            <text:p>Windmere Crescent </text:p>
          </table:table-cell>
          <table:table-cell office:value-type="string">
            <text:p>Cumberland H/S </text:p>
          </table:table-cell>
          <table:table-cell office:value-type="string">
            <text:p>Clarendon</text:p>
          </table:table-cell>
          <table:table-cell office:value-type="string">
            <text:p>384-634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KILLINGBECK </text:p>
          </table:table-cell>
          <table:table-cell office:value-type="string">
            <text:p>Charles </text:p>
          </table:table-cell>
          <table:table-cell office:value-type="string">
            <text:p/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98723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KNIGHT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47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KNIGHT </text:p>
          </table:table-cell>
          <table:table-cell office:value-type="string">
            <text:p>Patricia Eunicy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432-57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KNIGHT </text:p>
          </table:table-cell>
          <table:table-cell office:value-type="string">
            <text:p>Godfrey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6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KNIGHT </text:p>
          </table:table-cell>
          <table:table-cell office:value-type="string">
            <text:p>Oliv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47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KNOTT </text:p>
          </table:table-cell>
          <table:table-cell office:value-type="string">
            <text:p>Stainton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5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LANGOTH </text:p>
          </table:table-cell>
          <table:table-cell office:value-type="string">
            <text:p>Rosemarie </text:p>
          </table:table-cell>
          <table:table-cell office:value-type="string">
            <text:p>Longville Park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LAWRENCE </text:p>
          </table:table-cell>
          <table:table-cell office:value-type="string">
            <text:p>Patrick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24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AWSON-GAYLE </text:p>
          </table:table-cell>
          <table:table-cell office:value-type="string">
            <text:p>Veletta </text:p>
          </table:table-cell>
          <table:table-cell office:value-type="string">
            <text:p/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35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LAZARUS </text:p>
          </table:table-cell>
          <table:table-cell office:value-type="string">
            <text:p>Gwendolyn </text:p>
          </table:table-cell>
          <table:table-cell office:value-type="string">
            <text:p>Savannah District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LEARMOND </text:p>
          </table:table-cell>
          <table:table-cell office:value-type="string">
            <text:p>Charles </text:p>
          </table:table-cell>
          <table:table-cell office:value-type="string">
            <text:p/>
          </table:table-cell>
          <table:table-cell office:value-type="string">
            <text:p>York Town P.A. </text:p>
          </table:table-cell>
          <table:table-cell office:value-type="string">
            <text:p>Clarendon</text:p>
          </table:table-cell>
          <table:table-cell office:value-type="string">
            <text:p>90266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LEIBA </text:p>
          </table:table-cell>
          <table:table-cell office:value-type="string">
            <text:p>Michell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04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LEIBA </text:p>
          </table:table-cell>
          <table:table-cell office:value-type="string">
            <text:p>Max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04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LESLIE </text:p>
          </table:table-cell>
          <table:table-cell office:value-type="string">
            <text:p>Jacqueline </text:p>
          </table:table-cell>
          <table:table-cell office:value-type="string">
            <text:p>Four Path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LEVY </text:p>
          </table:table-cell>
          <table:table-cell office:value-type="string">
            <text:p>Wesley Arthur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LEVY </text:p>
          </table:table-cell>
          <table:table-cell office:value-type="string">
            <text:p>Shirley </text:p>
          </table:table-cell>
          <table:table-cell office:value-type="string">
            <text:p>Palmers Cross District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LEWIN </text:p>
          </table:table-cell>
          <table:table-cell office:value-type="string">
            <text:p>Albert </text:p>
          </table:table-cell>
          <table:table-cell office:value-type="string">
            <text:p>Ashley District </text:p>
          </table:table-cell>
          <table:table-cell office:value-type="string">
            <text:p>Ashley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LEWIN </text:p>
          </table:table-cell>
          <table:table-cell office:value-type="string">
            <text:p>Troy </text:p>
          </table:table-cell>
          <table:table-cell office:value-type="string">
            <text:p>Stewarton P.A. </text:p>
          </table:table-cell>
          <table:table-cell office:value-type="string">
            <text:p>Moch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LEWINSON </text:p>
          </table:table-cell>
          <table:table-cell office:value-type="string">
            <text:p>Caleb </text:p>
          </table:table-cell>
          <table:table-cell office:value-type="string">
            <text:p/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904431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LEWIS </text:p>
          </table:table-cell>
          <table:table-cell office:value-type="string">
            <text:p>Denzil </text:p>
          </table:table-cell>
          <table:table-cell office:value-type="string">
            <text:p>Rocky Point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LEWIS </text:p>
          </table:table-cell>
          <table:table-cell office:value-type="string">
            <text:p>Anthony </text:p>
          </table:table-cell>
          <table:table-cell office:value-type="string">
            <text:p/>
          </table:table-cell>
          <table:table-cell office:value-type="string">
            <text:p>Aenon Town P.O. </text:p>
          </table:table-cell>
          <table:table-cell office:value-type="string">
            <text:p>Clarendon</text:p>
          </table:table-cell>
          <table:table-cell office:value-type="string">
            <text:p>96404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LEWIS </text:p>
          </table:table-cell>
          <table:table-cell office:value-type="string">
            <text:p>Jerry </text:p>
          </table:table-cell>
          <table:table-cell office:value-type="string">
            <text:p>28 Dahlia Way </text:p>
          </table:table-cell>
          <table:table-cell office:value-type="string">
            <text:p>New Paisley </text:p>
          </table:table-cell>
          <table:table-cell office:value-type="string">
            <text:p>Clarendon</text:p>
          </table:table-cell>
          <table:table-cell office:value-type="string">
            <text:p>986-24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LEWISON </text:p>
          </table:table-cell>
          <table:table-cell office:value-type="string">
            <text:p>Daphney </text:p>
          </table:table-cell>
          <table:table-cell office:value-type="string">
            <text:p>Leicesterfield District </text:p>
          </table:table-cell>
          <table:table-cell office:value-type="string">
            <text:p>Nine Turns P.A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LINDSAY </text:p>
          </table:table-cell>
          <table:table-cell office:value-type="string">
            <text:p>Basil Agustus </text:p>
          </table:table-cell>
          <table:table-cell office:value-type="string">
            <text:p>Hartwell Gardens </text:p>
          </table:table-cell>
          <table:table-cell office:value-type="string">
            <text:p>May Pen P.</text:p>
          </table:table-cell>
          <table:table-cell office:value-type="string">
            <text:p>Clarendon</text:p>
          </table:table-cell>
          <table:table-cell office:value-type="string">
            <text:p>410-3671/902-157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LINDSAY </text:p>
          </table:table-cell>
          <table:table-cell office:value-type="string">
            <text:p>William </text:p>
          </table:table-cell>
          <table:table-cell office:value-type="string">
            <text:p>The Rectory </text:p>
          </table:table-cell>
          <table:table-cell office:value-type="string">
            <text:p>Croft's Hill P.O. </text:p>
          </table:table-cell>
          <table:table-cell office:value-type="string">
            <text:p>Clarendon</text:p>
          </table:table-cell>
          <table:table-cell office:value-type="string">
            <text:p>96676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LINDSAY-OUTAR </text:p>
          </table:table-cell>
          <table:table-cell office:value-type="string">
            <text:p>Norma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786310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LOGAN </text:p>
          </table:table-cell>
          <table:table-cell office:value-type="string">
            <text:p>John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0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LOPEZ </text:p>
          </table:table-cell>
          <table:table-cell office:value-type="string">
            <text:p>Sonia </text:p>
          </table:table-cell>
          <table:table-cell office:value-type="string">
            <text:p/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>78526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LOPEZ </text:p>
          </table:table-cell>
          <table:table-cell office:value-type="string">
            <text:p>Keith </text:p>
          </table:table-cell>
          <table:table-cell office:value-type="string">
            <text:p/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LOVELACE </text:p>
          </table:table-cell>
          <table:table-cell office:value-type="string">
            <text:p>Joan </text:p>
          </table:table-cell>
          <table:table-cell office:value-type="string">
            <text:p>Red Lando District </text:p>
          </table:table-cell>
          <table:table-cell office:value-type="string">
            <text:p>St Gregory P.A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LYN </text:p>
          </table:table-cell>
          <table:table-cell office:value-type="string">
            <text:p>Clive </text:p>
          </table:table-cell>
          <table:table-cell office:value-type="string">
            <text:p>Chatteau District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MACDONALD </text:p>
          </table:table-cell>
          <table:table-cell office:value-type="string">
            <text:p>Alexander </text:p>
          </table:table-cell>
          <table:table-cell office:value-type="string">
            <text:p/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80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MAHONEY </text:p>
          </table:table-cell>
          <table:table-cell office:value-type="string">
            <text:p>Tracy-Ann </text:p>
          </table:table-cell>
          <table:table-cell office:value-type="string">
            <text:p/>
          </table:table-cell>
          <table:table-cell office:value-type="string">
            <text:p>Crofts Hill P.O. </text:p>
          </table:table-cell>
          <table:table-cell office:value-type="string">
            <text:p>Clarendon</text:p>
          </table:table-cell>
          <table:table-cell office:value-type="string">
            <text:p>966782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MALCOLM </text:p>
          </table:table-cell>
          <table:table-cell office:value-type="string">
            <text:p>Joseph Alexander </text:p>
          </table:table-cell>
          <table:table-cell office:value-type="string">
            <text:p>- </text:p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MARAGH </text:p>
          </table:table-cell>
          <table:table-cell office:value-type="string">
            <text:p>Winston </text:p>
          </table:table-cell>
          <table:table-cell office:value-type="string">
            <text:p>Mineral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13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MARAGH </text:p>
          </table:table-cell>
          <table:table-cell office:value-type="string">
            <text:p>Winston Tey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986-55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MARSHALL </text:p>
          </table:table-cell>
          <table:table-cell office:value-type="string">
            <text:p>Elvis </text:p>
          </table:table-cell>
          <table:table-cell office:value-type="string">
            <text:p>Ritchies District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MATTHEWS </text:p>
          </table:table-cell>
          <table:table-cell office:value-type="string">
            <text:p>Wycliff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1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MATTHEWS </text:p>
          </table:table-cell>
          <table:table-cell office:value-type="string">
            <text:p>Lilleith </text:p>
          </table:table-cell>
          <table:table-cell office:value-type="string">
            <text:p>Tweedside District </text:p>
          </table:table-cell>
          <table:table-cell office:value-type="string">
            <text:p>Tweedside P.A. </text:p>
          </table:table-cell>
          <table:table-cell office:value-type="string">
            <text:p>Clarendon</text:p>
          </table:table-cell>
          <table:table-cell office:value-type="string">
            <text:p>89048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MCCATHY </text:p>
          </table:table-cell>
          <table:table-cell office:value-type="string">
            <text:p>Percival </text:p>
          </table:table-cell>
          <table:table-cell office:value-type="string">
            <text:p>Sanguinetti District </text:p>
          </table:table-cell>
          <table:table-cell office:value-type="string">
            <text:p>Spalding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MCCLYMONT </text:p>
          </table:table-cell>
          <table:table-cell office:value-type="string">
            <text:p>Leslie </text:p>
          </table:table-cell>
          <table:table-cell office:value-type="string">
            <text:p>Bryant Hill District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MCDONALD </text:p>
          </table:table-cell>
          <table:table-cell office:value-type="string">
            <text:p>Winnifred </text:p>
          </table:table-cell>
          <table:table-cell office:value-type="string">
            <text:p/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MCDONALD </text:p>
          </table:table-cell>
          <table:table-cell office:value-type="string">
            <text:p>Annette </text:p>
          </table:table-cell>
          <table:table-cell office:value-type="string">
            <text:p/>
          </table:table-cell>
          <table:table-cell office:value-type="string">
            <text:p>Thompson Tow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MCDONALD </text:p>
          </table:table-cell>
          <table:table-cell office:value-type="string">
            <text:p>Victor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MCDONALD </text:p>
          </table:table-cell>
          <table:table-cell office:value-type="string">
            <text:p>Bernard </text:p>
          </table:table-cell>
          <table:table-cell office:value-type="string">
            <text:p>Buckshaven Bolevard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622-49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MCFARLANE </text:p>
          </table:table-cell>
          <table:table-cell office:value-type="string">
            <text:p>Dolcie </text:p>
          </table:table-cell>
          <table:table-cell office:value-type="string">
            <text:p/>
          </table:table-cell>
          <table:table-cell office:value-type="string">
            <text:p>Gravel Hill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MCKENZIE </text:p>
          </table:table-cell>
          <table:table-cell office:value-type="string">
            <text:p>Lloyd </text:p>
          </table:table-cell>
          <table:table-cell office:value-type="string">
            <text:p>Sandy Bay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MCKENZIE </text:p>
          </table:table-cell>
          <table:table-cell office:value-type="string">
            <text:p>Canute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41733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MCKENZIE </text:p>
          </table:table-cell>
          <table:table-cell office:value-type="string">
            <text:p>Patricia </text:p>
          </table:table-cell>
          <table:table-cell office:value-type="string">
            <text:p>Midland Glades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02-3236/986-62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MCKENZIE </text:p>
          </table:table-cell>
          <table:table-cell office:value-type="string">
            <text:p>Lloyd </text:p>
          </table:table-cell>
          <table:table-cell office:value-type="string">
            <text:p>Morant District </text:p>
          </table:table-cell>
          <table:table-cell office:value-type="string">
            <text:p>Grantham P.O </text:p>
          </table:table-cell>
          <table:table-cell office:value-type="string">
            <text:p>Clarendon</text:p>
          </table:table-cell>
          <table:table-cell office:value-type="string">
            <text:p>866-28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MCKENZIE </text:p>
          </table:table-cell>
          <table:table-cell office:value-type="string">
            <text:p>Baldvin </text:p>
          </table:table-cell>
          <table:table-cell office:value-type="string">
            <text:p>Longville Park </text:p>
          </table:table-cell>
          <table:table-cell office:value-type="string">
            <text:p>Free Tow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MCLEAN </text:p>
          </table:table-cell>
          <table:table-cell office:value-type="string">
            <text:p>Ada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MCLEAN </text:p>
          </table:table-cell>
          <table:table-cell office:value-type="string">
            <text:p>Mitan </text:p>
          </table:table-cell>
          <table:table-cell office:value-type="string">
            <text:p>Peace River District </text:p>
          </table:table-cell>
          <table:table-cell office:value-type="string">
            <text:p>Gloucest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MCLEISH </text:p>
          </table:table-cell>
          <table:table-cell office:value-type="string">
            <text:p>Caswell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>98700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MCLEISH </text:p>
          </table:table-cell>
          <table:table-cell office:value-type="string">
            <text:p>Dwight </text:p>
          </table:table-cell>
          <table:table-cell office:value-type="string">
            <text:p>29 Carribbean Chase </text:p>
          </table:table-cell>
          <table:table-cell office:value-type="string">
            <text:p>Toby Heights </text:p>
          </table:table-cell>
          <table:table-cell office:value-type="string">
            <text:p>Clarendon</text:p>
          </table:table-cell>
          <table:table-cell office:value-type="string">
            <text:p>459-53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MCLEOD </text:p>
          </table:table-cell>
          <table:table-cell office:value-type="string">
            <text:p>Veleta </text:p>
          </table:table-cell>
          <table:table-cell office:value-type="string">
            <text:p>- </text:p>
          </table:table-cell>
          <table:table-cell office:value-type="string">
            <text:p>Rock River P.O. </text:p>
          </table:table-cell>
          <table:table-cell office:value-type="string">
            <text:p>Clarendon</text:p>
          </table:table-cell>
          <table:table-cell office:value-type="string">
            <text:p>829-29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MCLEOD </text:p>
          </table:table-cell>
          <table:table-cell office:value-type="string">
            <text:p>Winston Adolph </text:p>
          </table:table-cell>
          <table:table-cell office:value-type="string">
            <text:p/>
          </table:table-cell>
          <table:table-cell office:value-type="string">
            <text:p>New Longville P.A. </text:p>
          </table:table-cell>
          <table:table-cell office:value-type="string">
            <text:p>Clarendon</text:p>
          </table:table-cell>
          <table:table-cell office:value-type="string">
            <text:p>455-064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MCLEOD </text:p>
          </table:table-cell>
          <table:table-cell office:value-type="string">
            <text:p>Olive </text:p>
          </table:table-cell>
          <table:table-cell office:value-type="string">
            <text:p>Friendship District </text:p>
          </table:table-cell>
          <table:table-cell office:value-type="string">
            <text:p>Morgan's Pas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MCLEOD </text:p>
          </table:table-cell>
          <table:table-cell office:value-type="string">
            <text:p>Rualbert </text:p>
          </table:table-cell>
          <table:table-cell office:value-type="string">
            <text:p>Ballards </text:p>
          </table:table-cell>
          <table:table-cell office:value-type="string">
            <text:p>Crooked River </text:p>
          </table:table-cell>
          <table:table-cell office:value-type="string">
            <text:p>Clarendon</text:p>
          </table:table-cell>
          <table:table-cell office:value-type="string">
            <text:p>476-428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MCNALLY </text:p>
          </table:table-cell>
          <table:table-cell office:value-type="string">
            <text:p>Roland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98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MCPHERSON </text:p>
          </table:table-cell>
          <table:table-cell office:value-type="string">
            <text:p>Melbourine </text:p>
          </table:table-cell>
          <table:table-cell office:value-type="string">
            <text:p>385 Curatoe Hill </text:p>
          </table:table-cell>
          <table:table-cell office:value-type="string">
            <text:p>May Pen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MEIKLE </text:p>
          </table:table-cell>
          <table:table-cell office:value-type="string">
            <text:p>Myrtle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25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MEIKLE </text:p>
          </table:table-cell>
          <table:table-cell office:value-type="string">
            <text:p>Daphne </text:p>
          </table:table-cell>
          <table:table-cell office:value-type="string">
            <text:p>Mineral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METCALFE-COUSINS </text:p>
          </table:table-cell>
          <table:table-cell office:value-type="string">
            <text:p>Lorine </text:p>
          </table:table-cell>
          <table:table-cell office:value-type="string">
            <text:p>Corn Piece District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MILLER </text:p>
          </table:table-cell>
          <table:table-cell office:value-type="string">
            <text:p>Henry Blackwood, Rev. </text:p>
          </table:table-cell>
          <table:table-cell office:value-type="string">
            <text:p>Nine Turns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MILLER </text:p>
          </table:table-cell>
          <table:table-cell office:value-type="string">
            <text:p>Ralph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678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MILLER </text:p>
          </table:table-cell>
          <table:table-cell office:value-type="string">
            <text:p>Howard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362-0555/997-665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MILLER </text:p>
          </table:table-cell>
          <table:table-cell office:value-type="string">
            <text:p>Howard </text:p>
          </table:table-cell>
          <table:table-cell office:value-type="string">
            <text:p>Tannarchy District </text:p>
          </table:table-cell>
          <table:table-cell office:value-type="string">
            <text:p>Roc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MILLER-THOMPSON </text:p>
          </table:table-cell>
          <table:table-cell office:value-type="string">
            <text:p>Carlene </text:p>
          </table:table-cell>
          <table:table-cell office:value-type="string">
            <text:p>Smithville </text:p>
          </table:table-cell>
          <table:table-cell office:value-type="string">
            <text:p>Smithville P.O </text:p>
          </table:table-cell>
          <table:table-cell office:value-type="string">
            <text:p>Clarendon</text:p>
          </table:table-cell>
          <table:table-cell office:value-type="string">
            <text:p>367-883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MITCHELL </text:p>
          </table:table-cell>
          <table:table-cell office:value-type="string">
            <text:p>Sharnette </text:p>
          </table:table-cell>
          <table:table-cell office:value-type="string">
            <text:p>Dwakins District </text:p>
          </table:table-cell>
          <table:table-cell office:value-type="string">
            <text:p>Mocho P.O </text:p>
          </table:table-cell>
          <table:table-cell office:value-type="string">
            <text:p>Clarendon</text:p>
          </table:table-cell>
          <table:table-cell office:value-type="string">
            <text:p>986-90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OHANSINGH </text:p>
          </table:table-cell>
          <table:table-cell office:value-type="string">
            <text:p>Simeon </text:p>
          </table:table-cell>
          <table:table-cell office:value-type="string">
            <text:p>Banks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MOHANSINGH </text:p>
          </table:table-cell>
          <table:table-cell office:value-type="string">
            <text:p>Sheila </text:p>
          </table:table-cell>
          <table:table-cell office:value-type="string">
            <text:p/>
          </table:table-cell>
          <table:table-cell office:value-type="string">
            <text:p>Mitchell Town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MOORE </text:p>
          </table:table-cell>
          <table:table-cell office:value-type="string">
            <text:p>Merville </text:p>
          </table:table-cell>
          <table:table-cell office:value-type="string">
            <text:p/>
          </table:table-cell>
          <table:table-cell office:value-type="string">
            <text:p>REckford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MORGAN </text:p>
          </table:table-cell>
          <table:table-cell office:value-type="string">
            <text:p>Lunette </text:p>
          </table:table-cell>
          <table:table-cell office:value-type="string">
            <text:p/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04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MORGAN </text:p>
          </table:table-cell>
          <table:table-cell office:value-type="string">
            <text:p>Cecil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06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ORGAN </text:p>
          </table:table-cell>
          <table:table-cell office:value-type="string">
            <text:p>Lionel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2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MORRIS </text:p>
          </table:table-cell>
          <table:table-cell office:value-type="string">
            <text:p>Trevor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MORRIS </text:p>
          </table:table-cell>
          <table:table-cell office:value-type="string">
            <text:p>Llowell </text:p>
          </table:table-cell>
          <table:table-cell office:value-type="string">
            <text:p>Four Paths </text:p>
          </table:table-cell>
          <table:table-cell office:value-type="string">
            <text:p>Turner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MORRIS </text:p>
          </table:table-cell>
          <table:table-cell office:value-type="string">
            <text:p>Clifton </text:p>
          </table:table-cell>
          <table:table-cell office:value-type="string">
            <text:p>Hopefiel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MORSAN </text:p>
          </table:table-cell>
          <table:table-cell office:value-type="string">
            <text:p>Adassa </text:p>
          </table:table-cell>
          <table:table-cell office:value-type="string">
            <text:p>York Town District </text:p>
          </table:table-cell>
          <table:table-cell office:value-type="string">
            <text:p>York Town P.A. </text:p>
          </table:table-cell>
          <table:table-cell office:value-type="string">
            <text:p>Clarendon</text:p>
          </table:table-cell>
          <table:table-cell office:value-type="string">
            <text:p>986-450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MORTIMER </text:p>
          </table:table-cell>
          <table:table-cell office:value-type="string">
            <text:p>Marleen </text:p>
          </table:table-cell>
          <table:table-cell office:value-type="string">
            <text:p>Gloucester District </text:p>
          </table:table-cell>
          <table:table-cell office:value-type="string">
            <text:p>Thompson Tow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MOSS </text:p>
          </table:table-cell>
          <table:table-cell office:value-type="string">
            <text:p>Wesley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46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MOTT </text:p>
          </table:table-cell>
          <table:table-cell office:value-type="string">
            <text:p>Donnavan </text:p>
          </table:table-cell>
          <table:table-cell office:value-type="string">
            <text:p/>
          </table:table-cell>
          <table:table-cell office:value-type="string">
            <text:p>Roc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MUIRHEAD </text:p>
          </table:table-cell>
          <table:table-cell office:value-type="string">
            <text:p>Flexie </text:p>
          </table:table-cell>
          <table:table-cell office:value-type="string">
            <text:p/>
          </table:table-cell>
          <table:table-cell office:value-type="string">
            <text:p>Gimme-Me-Bit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MULLINGS </text:p>
          </table:table-cell>
          <table:table-cell office:value-type="string">
            <text:p>Henry </text:p>
          </table:table-cell>
          <table:table-cell office:value-type="string">
            <text:p>Lot 4 Paisley Drive </text:p>
          </table:table-cell>
          <table:table-cell office:value-type="string">
            <text:p>May Pen P.O </text:p>
          </table:table-cell>
          <table:table-cell office:value-type="string">
            <text:p>Clarendon</text:p>
          </table:table-cell>
          <table:table-cell office:value-type="string">
            <text:p>902-728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MUNDLE </text:p>
          </table:table-cell>
          <table:table-cell office:value-type="string">
            <text:p>Maurice </text:p>
          </table:table-cell>
          <table:table-cell office:value-type="string">
            <text:p>Effort District </text:p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MUNROE </text:p>
          </table:table-cell>
          <table:table-cell office:value-type="string">
            <text:p>Josephine </text:p>
          </table:table-cell>
          <table:table-cell office:value-type="string">
            <text:p/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MUNROE </text:p>
          </table:table-cell>
          <table:table-cell office:value-type="string">
            <text:p>Hugh </text:p>
          </table:table-cell>
          <table:table-cell office:value-type="string">
            <text:p>Midland Glades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0257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MURRAY </text:p>
          </table:table-cell>
          <table:table-cell office:value-type="string">
            <text:p>Keith </text:p>
          </table:table-cell>
          <table:table-cell office:value-type="string">
            <text:p>Clarendon Park </text:p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1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MYRIE </text:p>
          </table:table-cell>
          <table:table-cell office:value-type="string">
            <text:p>Esmie </text:p>
          </table:table-cell>
          <table:table-cell office:value-type="string">
            <text:p>Longwood District </text:p>
          </table:table-cell>
          <table:table-cell office:value-type="string">
            <text:p>Race Course P.O </text:p>
          </table:table-cell>
          <table:table-cell office:value-type="string">
            <text:p>Clarendon</text:p>
          </table:table-cell>
          <table:table-cell office:value-type="string">
            <text:p>987-51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NAM </text:p>
          </table:table-cell>
          <table:table-cell office:value-type="string">
            <text:p>Patrick </text:p>
          </table:table-cell>
          <table:table-cell office:value-type="string">
            <text:p>Spalding Hill </text:p>
          </table:table-cell>
          <table:table-cell office:value-type="string">
            <text:p>Spaldings P.O. </text:p>
          </table:table-cell>
          <table:table-cell office:value-type="string">
            <text:p>Clarendon</text:p>
          </table:table-cell>
          <table:table-cell office:value-type="string">
            <text:p>96401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NASH </text:p>
          </table:table-cell>
          <table:table-cell office:value-type="string">
            <text:p>Leaon </text:p>
          </table:table-cell>
          <table:table-cell office:value-type="string">
            <text:p/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6403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NEMBHARD </text:p>
          </table:table-cell>
          <table:table-cell office:value-type="string">
            <text:p>Dawn </text:p>
          </table:table-cell>
          <table:table-cell office:value-type="string">
            <text:p>Mason River District </text:p>
          </table:table-cell>
          <table:table-cell office:value-type="string">
            <text:p>McNi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NICHOLS </text:p>
          </table:table-cell>
          <table:table-cell office:value-type="string">
            <text:p>Terence </text:p>
          </table:table-cell>
          <table:table-cell office:value-type="string">
            <text:p>Blackwoods District </text:p>
          </table:table-cell>
          <table:table-cell office:value-type="string">
            <text:p>Beckford Kraal P.O. </text:p>
          </table:table-cell>
          <table:table-cell office:value-type="string">
            <text:p>Clarendon</text:p>
          </table:table-cell>
          <table:table-cell office:value-type="string">
            <text:p>986422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NOBLE-WINT </text:p>
          </table:table-cell>
          <table:table-cell office:value-type="string">
            <text:p>Mar </text:p>
          </table:table-cell>
          <table:table-cell office:value-type="string">
            <text:p/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98710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O'CONNER </text:p>
          </table:table-cell>
          <table:table-cell office:value-type="string">
            <text:p>Devon </text:p>
          </table:table-cell>
          <table:table-cell office:value-type="string">
            <text:p>Curatoe Hill District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OLIVER </text:p>
          </table:table-cell>
          <table:table-cell office:value-type="string">
            <text:p>ERROL </text:p>
          </table:table-cell>
          <table:table-cell office:value-type="string">
            <text:p/>
          </table:table-cell>
          <table:table-cell office:value-type="string">
            <text:p>ROC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PALMER </text:p>
          </table:table-cell>
          <table:table-cell office:value-type="string">
            <text:p>Clinton </text:p>
          </table:table-cell>
          <table:table-cell office:value-type="string">
            <text:p>Frankfield District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PALMER-PARSONS </text:p>
          </table:table-cell>
          <table:table-cell office:value-type="string">
            <text:p>Janet </text:p>
          </table:table-cell>
          <table:table-cell office:value-type="string">
            <text:p>Wood Hall District </text:p>
          </table:table-cell>
          <table:table-cell office:value-type="string">
            <text:p>Wood Hall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PARCELLS </text:p>
          </table:table-cell>
          <table:table-cell office:value-type="string">
            <text:p>Christopher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PARCHMENT </text:p>
          </table:table-cell>
          <table:table-cell office:value-type="string">
            <text:p>Ingrid </text:p>
          </table:table-cell>
          <table:table-cell office:value-type="string">
            <text:p>Lionel Town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38321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PARISH </text:p>
          </table:table-cell>
          <table:table-cell office:value-type="string">
            <text:p>Ludgar </text:p>
          </table:table-cell>
          <table:table-cell office:value-type="string">
            <text:p/>
          </table:table-cell>
          <table:table-cell office:value-type="string">
            <text:p>Four Paths </text:p>
          </table:table-cell>
          <table:table-cell office:value-type="string">
            <text:p>Clarendon</text:p>
          </table:table-cell>
          <table:table-cell office:value-type="string">
            <text:p>987044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TRICK </text:p>
          </table:table-cell>
          <table:table-cell office:value-type="string">
            <text:p>Gretel </text:p>
          </table:table-cell>
          <table:table-cell office:value-type="string">
            <text:p/>
          </table:table-cell>
          <table:table-cell office:value-type="string">
            <text:p>Portland Cottage P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PATTERSON </text:p>
          </table:table-cell>
          <table:table-cell office:value-type="string">
            <text:p>Keith </text:p>
          </table:table-cell>
          <table:table-cell office:value-type="string">
            <text:p>Longville Park </text:p>
          </table:table-cell>
          <table:table-cell office:value-type="string">
            <text:p>Free Town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PAUL </text:p>
          </table:table-cell>
          <table:table-cell office:value-type="string">
            <text:p>Patricia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PECK HEMANS </text:p>
          </table:table-cell>
          <table:table-cell office:value-type="string">
            <text:p>Nikoi </text:p>
          </table:table-cell>
          <table:table-cell office:value-type="string">
            <text:p>Freetown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624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PENNANT </text:p>
          </table:table-cell>
          <table:table-cell office:value-type="string">
            <text:p>Rupert </text:p>
          </table:table-cell>
          <table:table-cell office:value-type="string">
            <text:p>Mason River </text:p>
          </table:table-cell>
          <table:table-cell office:value-type="string">
            <text:p>McNi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PETERS </text:p>
          </table:table-cell>
          <table:table-cell office:value-type="string">
            <text:p>Kenton </text:p>
          </table:table-cell>
          <table:table-cell office:value-type="string">
            <text:p/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98609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PETERS </text:p>
          </table:table-cell>
          <table:table-cell office:value-type="string">
            <text:p>Courtney </text:p>
          </table:table-cell>
          <table:table-cell office:value-type="string">
            <text:p>Salem District </text:p>
          </table:table-cell>
          <table:table-cell office:value-type="string">
            <text:p>James Hill P.O. </text:p>
          </table:table-cell>
          <table:table-cell office:value-type="string">
            <text:p>Clarendon</text:p>
          </table:table-cell>
          <table:table-cell office:value-type="string">
            <text:p>90272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 PETERS </text:p>
          </table:table-cell>
          <table:table-cell office:value-type="string">
            <text:p>Cecil </text:p>
          </table:table-cell>
          <table:table-cell office:value-type="string">
            <text:p/>
          </table:table-cell>
          <table:table-cell office:value-type="string">
            <text:p>Alsto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PINNOCK </text:p>
          </table:table-cell>
          <table:table-cell office:value-type="string">
            <text:p>Casuel </text:p>
          </table:table-cell>
          <table:table-cell office:value-type="string">
            <text:p/>
          </table:table-cell>
          <table:table-cell office:value-type="string">
            <text:p>Reckford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PINNOCK </text:p>
          </table:table-cell>
          <table:table-cell office:value-type="string">
            <text:p>Rebecca </text:p>
          </table:table-cell>
          <table:table-cell office:value-type="string">
            <text:p>Reckford District </text:p>
          </table:table-cell>
          <table:table-cell office:value-type="string">
            <text:p>Reckford P.A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PLUMMER </text:p>
          </table:table-cell>
          <table:table-cell office:value-type="string">
            <text:p>John </text:p>
          </table:table-cell>
          <table:table-cell office:value-type="string">
            <text:p/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98756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POMMELLS </text:p>
          </table:table-cell>
          <table:table-cell office:value-type="string">
            <text:p>Lowess </text:p>
          </table:table-cell>
          <table:table-cell office:value-type="string">
            <text:p>Sangster Heights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98720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PORTEOUS </text:p>
          </table:table-cell>
          <table:table-cell office:value-type="string">
            <text:p>Stanhope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11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PORTER </text:p>
          </table:table-cell>
          <table:table-cell office:value-type="string">
            <text:p>Gertrude </text:p>
          </table:table-cell>
          <table:table-cell office:value-type="string">
            <text:p>Lampard District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90442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PORTER </text:p>
          </table:table-cell>
          <table:table-cell office:value-type="string">
            <text:p>Lilieth </text:p>
          </table:table-cell>
          <table:table-cell office:value-type="string">
            <text:p>Bryans Piece District </text:p>
          </table:table-cell>
          <table:table-cell office:value-type="string">
            <text:p>Nine Turns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POWELL </text:p>
          </table:table-cell>
          <table:table-cell office:value-type="string">
            <text:p>Norman </text:p>
          </table:table-cell>
          <table:table-cell office:value-type="string">
            <text:p/>
          </table:table-cell>
          <table:table-cell office:value-type="string">
            <text:p>Water Lan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POWELL </text:p>
          </table:table-cell>
          <table:table-cell office:value-type="string">
            <text:p>Dudley </text:p>
          </table:table-cell>
          <table:table-cell office:value-type="string">
            <text:p>Glencoe Sub-division P.O. </text:p>
          </table:table-cell>
          <table:table-cell office:value-type="string">
            <text:p>Christiana </text:p>
          </table:table-cell>
          <table:table-cell office:value-type="string">
            <text:p>Clarendon</text:p>
          </table:table-cell>
          <table:table-cell office:value-type="string">
            <text:p>96424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PURCELL </text:p>
          </table:table-cell>
          <table:table-cell office:value-type="string">
            <text:p>Uphel </text:p>
          </table:table-cell>
          <table:table-cell office:value-type="string">
            <text:p/>
          </table:table-cell>
          <table:table-cell office:value-type="string">
            <text:p>York Town P.O. </text:p>
          </table:table-cell>
          <table:table-cell office:value-type="string">
            <text:p>Clarendon</text:p>
          </table:table-cell>
          <table:table-cell office:value-type="string">
            <text:p>902158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QUARRY </text:p>
          </table:table-cell>
          <table:table-cell office:value-type="string">
            <text:p>Barbara </text:p>
          </table:table-cell>
          <table:table-cell office:value-type="string">
            <text:p>Prreddie </text:p>
          </table:table-cell>
          <table:table-cell office:value-type="string">
            <text:p>Milk River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RADCLIFFE </text:p>
          </table:table-cell>
          <table:table-cell office:value-type="string">
            <text:p>Clement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4932/361-269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RAMSAY </text:p>
          </table:table-cell>
          <table:table-cell office:value-type="string">
            <text:p>James Lloyd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RAMSINGH </text:p>
          </table:table-cell>
          <table:table-cell office:value-type="string">
            <text:p>Stanley Anthony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986-40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REID </text:p>
          </table:table-cell>
          <table:table-cell office:value-type="string">
            <text:p>Cecil A.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REID </text:p>
          </table:table-cell>
          <table:table-cell office:value-type="string">
            <text:p>Percival </text:p>
          </table:table-cell>
          <table:table-cell office:value-type="string">
            <text:p>Monymusk Estate </text:p>
          </table:table-cell>
          <table:table-cell office:value-type="string">
            <text:p>Lionel Tow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REID </text:p>
          </table:table-cell>
          <table:table-cell office:value-type="string">
            <text:p>Balmain Clifford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2-1036/421-358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REYNOLDS </text:p>
          </table:table-cell>
          <table:table-cell office:value-type="string">
            <text:p>Pauline Yvonne </text:p>
          </table:table-cell>
          <table:table-cell office:value-type="string">
            <text:p>Lionel Town P. O.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27-8779/421-80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RICHARDS </text:p>
          </table:table-cell>
          <table:table-cell office:value-type="string">
            <text:p>Leida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RICHARDSON </text:p>
          </table:table-cell>
          <table:table-cell office:value-type="string">
            <text:p>Brenda Lee </text:p>
          </table:table-cell>
          <table:table-cell office:value-type="string">
            <text:p>Morgan's Forest </text:p>
          </table:table-cell>
          <table:table-cell office:value-type="string">
            <text:p>Borobridge P.O. </text:p>
          </table:table-cell>
          <table:table-cell office:value-type="string">
            <text:p>Clarendon</text:p>
          </table:table-cell>
          <table:table-cell office:value-type="string">
            <text:p>874-98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RICKETTS </text:p>
          </table:table-cell>
          <table:table-cell office:value-type="string">
            <text:p>Elroy Livingston </text:p>
          </table:table-cell>
          <table:table-cell office:value-type="string">
            <text:p>-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904-4599/420-567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RICKETTS </text:p>
          </table:table-cell>
          <table:table-cell office:value-type="string">
            <text:p>Granville </text:p>
          </table:table-cell>
          <table:table-cell office:value-type="string">
            <text:p>Orange Hill </text:p>
          </table:table-cell>
          <table:table-cell office:value-type="string">
            <text:p>Longlook P.A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RICKETTS </text:p>
          </table:table-cell>
          <table:table-cell office:value-type="string">
            <text:p>Byron Aston </text:p>
          </table:table-cell>
          <table:table-cell office:value-type="string">
            <text:p/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904-44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ROBINSON </text:p>
          </table:table-cell>
          <table:table-cell office:value-type="string">
            <text:p>Eudora Larraine </text:p>
          </table:table-cell>
          <table:table-cell office:value-type="string">
            <text:p>-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ROBINSON </text:p>
          </table:table-cell>
          <table:table-cell office:value-type="string">
            <text:p>Hyacinth </text:p>
          </table:table-cell>
          <table:table-cell office:value-type="string">
            <text:p>- </text:p>
          </table:table-cell>
          <table:table-cell office:value-type="string">
            <text:p>Pennts P.A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ROBINSON </text:p>
          </table:table-cell>
          <table:table-cell office:value-type="string">
            <text:p>Lytton Lloyd </text:p>
          </table:table-cell>
          <table:table-cell office:value-type="string">
            <text:p>Summerfield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ROWE </text:p>
          </table:table-cell>
          <table:table-cell office:value-type="string">
            <text:p>Winston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0255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ROYAL-WRIGHT </text:p>
          </table:table-cell>
          <table:table-cell office:value-type="string">
            <text:p>Lillett </text:p>
          </table:table-cell>
          <table:table-cell office:value-type="string">
            <text:p>Kennedy Grove </text:p>
          </table:table-cell>
          <table:table-cell office:value-type="string">
            <text:p>Palmers Cross P. A. </text:p>
          </table:table-cell>
          <table:table-cell office:value-type="string">
            <text:p>Clarendon</text:p>
          </table:table-cell>
          <table:table-cell office:value-type="string">
            <text:p>902-250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ROYE </text:p>
          </table:table-cell>
          <table:table-cell office:value-type="string">
            <text:p>Myrtle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RUSSELL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-8398/314-858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SADHI </text:p>
          </table:table-cell>
          <table:table-cell office:value-type="string">
            <text:p>Richard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SALMON </text:p>
          </table:table-cell>
          <table:table-cell office:value-type="string">
            <text:p>Paulette </text:p>
          </table:table-cell>
          <table:table-cell office:value-type="string">
            <text:p>Sandy Bay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SAMUDA </text:p>
          </table:table-cell>
          <table:table-cell office:value-type="string">
            <text:p>Ransford </text:p>
          </table:table-cell>
          <table:table-cell office:value-type="string">
            <text:p>- </text:p>
          </table:table-cell>
          <table:table-cell office:value-type="string">
            <text:p>Ritches P.A. </text:p>
          </table:table-cell>
          <table:table-cell office:value-type="string">
            <text:p>Clarendon</text:p>
          </table:table-cell>
          <table:table-cell office:value-type="string">
            <text:p>457-775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SAMUELS </text:p>
          </table:table-cell>
          <table:table-cell office:value-type="string">
            <text:p>Vaughn Aste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SAPPLETON </text:p>
          </table:table-cell>
          <table:table-cell office:value-type="string">
            <text:p>Deloris </text:p>
          </table:table-cell>
          <table:table-cell office:value-type="string">
            <text:p>Nine Turns District </text:p>
          </table:table-cell>
          <table:table-cell office:value-type="string">
            <text:p>Nine Turns P.A </text:p>
          </table:table-cell>
          <table:table-cell office:value-type="string">
            <text:p>Clarendon</text:p>
          </table:table-cell>
          <table:table-cell office:value-type="string">
            <text:p>373-14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SAPPLETON </text:p>
          </table:table-cell>
          <table:table-cell office:value-type="string">
            <text:p>Winston </text:p>
          </table:table-cell>
          <table:table-cell office:value-type="string">
            <text:p>Bog Hole District </text:p>
          </table:table-cell>
          <table:table-cell office:value-type="string">
            <text:p>James Hill P.O </text:p>
          </table:table-cell>
          <table:table-cell office:value-type="string">
            <text:p>Clarendon</text:p>
          </table:table-cell>
          <table:table-cell office:value-type="string">
            <text:p>902-71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SCOTT </text:p>
          </table:table-cell>
          <table:table-cell office:value-type="string">
            <text:p>Edwin Vincent </text:p>
          </table:table-cell>
          <table:table-cell office:value-type="string">
            <text:p>Hayes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382-719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SCOTT </text:p>
          </table:table-cell>
          <table:table-cell office:value-type="string">
            <text:p>Ewan Anthony </text:p>
          </table:table-cell>
          <table:table-cell office:value-type="string">
            <text:p>Mineral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967/381-3864/391-55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SCOTT </text:p>
          </table:table-cell>
          <table:table-cell office:value-type="string">
            <text:p>Conway </text:p>
          </table:table-cell>
          <table:table-cell office:value-type="string">
            <text:p/>
          </table:table-cell>
          <table:table-cell office:value-type="string">
            <text:p>Mocho P.O. </text:p>
          </table:table-cell>
          <table:table-cell office:value-type="string">
            <text:p>Clarendon</text:p>
          </table:table-cell>
          <table:table-cell office:value-type="string">
            <text:p>98677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SCOTT-PERRY </text:p>
          </table:table-cell>
          <table:table-cell office:value-type="string">
            <text:p>Jacqueline </text:p>
          </table:table-cell>
          <table:table-cell office:value-type="string">
            <text:p>Longville Park H/Scheme </text:p>
          </table:table-cell>
          <table:table-cell office:value-type="string">
            <text:p>Free Town </text:p>
          </table:table-cell>
          <table:table-cell office:value-type="string">
            <text:p>Clarendon</text:p>
          </table:table-cell>
          <table:table-cell office:value-type="string">
            <text:p>90263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SHAGOURY </text:p>
          </table:table-cell>
          <table:table-cell office:value-type="string">
            <text:p>William </text:p>
          </table:table-cell>
          <table:table-cell office:value-type="string">
            <text:p>May Pen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364/986-2394/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SHAND </text:p>
          </table:table-cell>
          <table:table-cell office:value-type="string">
            <text:p>David Livingstone </text:p>
          </table:table-cell>
          <table:table-cell office:value-type="string">
            <text:p>Box 501 Glenmuir Garden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-4099/330-093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SHARP </text:p>
          </table:table-cell>
          <table:table-cell office:value-type="string">
            <text:p>Gordon K.G. </text:p>
          </table:table-cell>
          <table:table-cell office:value-type="string">
            <text:p>Goshen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8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SHARPE </text:p>
          </table:table-cell>
          <table:table-cell office:value-type="string">
            <text:p>Barbara St. Catherine </text:p>
          </table:table-cell>
          <table:table-cell office:value-type="string">
            <text:p>- </text:p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779-3263/404-592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SHIM-HUE </text:p>
          </table:table-cell>
          <table:table-cell office:value-type="string">
            <text:p>Sasha </text:p>
          </table:table-cell>
          <table:table-cell office:value-type="string">
            <text:p>Ebony Park </text:p>
          </table:table-cell>
          <table:table-cell office:value-type="string">
            <text:p>Toll Gate P.O. </text:p>
          </table:table-cell>
          <table:table-cell office:value-type="string">
            <text:p>Clarendon</text:p>
          </table:table-cell>
          <table:table-cell office:value-type="string">
            <text:p>477-35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SIMMONDS </text:p>
          </table:table-cell>
          <table:table-cell office:value-type="string">
            <text:p>Altheia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14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SIMMS </text:p>
          </table:table-cell>
          <table:table-cell office:value-type="string">
            <text:p>Dwight </text:p>
          </table:table-cell>
          <table:table-cell office:value-type="string">
            <text:p>Moores District </text:p>
          </table:table-cell>
          <table:table-cell office:value-type="string">
            <text:p>Moores P.A. </text:p>
          </table:table-cell>
          <table:table-cell office:value-type="string">
            <text:p>Clarendon</text:p>
          </table:table-cell>
          <table:table-cell office:value-type="string">
            <text:p>32832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SIMPSON </text:p>
          </table:table-cell>
          <table:table-cell office:value-type="string">
            <text:p>Phillistina </text:p>
          </table:table-cell>
          <table:table-cell office:value-type="string">
            <text:p>- </text:p>
          </table:table-cell>
          <table:table-cell office:value-type="string">
            <text:p>Coffee Piece P.A. </text:p>
          </table:table-cell>
          <table:table-cell office:value-type="string">
            <text:p>Clarendon</text:p>
          </table:table-cell>
          <table:table-cell office:value-type="string">
            <text:p>370-829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IMPSON </text:p>
          </table:table-cell>
          <table:table-cell office:value-type="string">
            <text:p>Raphael A. </text:p>
          </table:table-cell>
          <table:table-cell office:value-type="string">
            <text:p>- </text:p>
          </table:table-cell>
          <table:table-cell office:value-type="string">
            <text:p>Crofts Hill P.O. </text:p>
          </table:table-cell>
          <table:table-cell office:value-type="string">
            <text:p>Clarendon</text:p>
          </table:table-cell>
          <table:table-cell office:value-type="string">
            <text:p>868-8015/966-70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SIMPSON </text:p>
          </table:table-cell>
          <table:table-cell office:value-type="string">
            <text:p>Clive </text:p>
          </table:table-cell>
          <table:table-cell office:value-type="string">
            <text:p>Mineral Heights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786-05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SIMPSON </text:p>
          </table:table-cell>
          <table:table-cell office:value-type="string">
            <text:p>Patsy </text:p>
          </table:table-cell>
          <table:table-cell office:value-type="string">
            <text:p>New Longville District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SINCLAIR </text:p>
          </table:table-cell>
          <table:table-cell office:value-type="string">
            <text:p>Enid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503-21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INCLAIR </text:p>
          </table:table-cell>
          <table:table-cell office:value-type="string">
            <text:p>Jeff </text:p>
          </table:table-cell>
          <table:table-cell office:value-type="string">
            <text:p>-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986-9265/402-15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SINGH </text:p>
          </table:table-cell>
          <table:table-cell office:value-type="string">
            <text:p>Janet </text:p>
          </table:table-cell>
          <table:table-cell office:value-type="string">
            <text:p>-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SMATT </text:p>
          </table:table-cell>
          <table:table-cell office:value-type="string">
            <text:p>Anthony Edmund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SMIKLE </text:p>
          </table:table-cell>
          <table:table-cell office:value-type="string">
            <text:p>Alphanso Norma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SMITH </text:p>
          </table:table-cell>
          <table:table-cell office:value-type="string">
            <text:p>Renaldo B. </text:p>
          </table:table-cell>
          <table:table-cell office:value-type="string">
            <text:p>- </text:p>
          </table:table-cell>
          <table:table-cell office:value-type="string">
            <text:p>James Hill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SMITH </text:p>
          </table:table-cell>
          <table:table-cell office:value-type="string">
            <text:p>Jerome </text:p>
          </table:table-cell>
          <table:table-cell office:value-type="string">
            <text:p>Brandon Hill </text:p>
          </table:table-cell>
          <table:table-cell office:value-type="string">
            <text:p>Colonels Ridge P.O. </text:p>
          </table:table-cell>
          <table:table-cell office:value-type="string">
            <text:p>Clarendon</text:p>
          </table:table-cell>
          <table:table-cell office:value-type="string">
            <text:p>377-91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SMITH </text:p>
          </table:table-cell>
          <table:table-cell office:value-type="string">
            <text:p>Jacqueline Ann Marie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986-053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SMITH-MORRIS </text:p>
          </table:table-cell>
          <table:table-cell office:value-type="string">
            <text:p>Cloverline </text:p>
          </table:table-cell>
          <table:table-cell office:value-type="string">
            <text:p>-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987-5240/420-68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SPENCE </text:p>
          </table:table-cell>
          <table:table-cell office:value-type="string">
            <text:p>Verley </text:p>
          </table:table-cell>
          <table:table-cell office:value-type="string">
            <text:p>Mcnie District </text:p>
          </table:table-cell>
          <table:table-cell office:value-type="string">
            <text:p>Mcnie P.A&gt; </text:p>
          </table:table-cell>
          <table:table-cell office:value-type="string">
            <text:p>Clarendon</text:p>
          </table:table-cell>
          <table:table-cell office:value-type="string">
            <text:p>402-512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STERLING </text:p>
          </table:table-cell>
          <table:table-cell office:value-type="string">
            <text:p>Naggie Wayne (Rev.) </text:p>
          </table:table-cell>
          <table:table-cell office:value-type="string">
            <text:p>Bryansvaley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334-19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STERN </text:p>
          </table:table-cell>
          <table:table-cell office:value-type="string">
            <text:p>Michael Anthony </text:p>
          </table:table-cell>
          <table:table-cell office:value-type="string">
            <text:p>- </text:p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STEWART </text:p>
          </table:table-cell>
          <table:table-cell office:value-type="string">
            <text:p>Baron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STEWART </text:p>
          </table:table-cell>
          <table:table-cell office:value-type="string">
            <text:p>Florette </text:p>
          </table:table-cell>
          <table:table-cell office:value-type="string">
            <text:p>-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STEWART </text:p>
          </table:table-cell>
          <table:table-cell office:value-type="string">
            <text:p>Henritta Leanora </text:p>
          </table:table-cell>
          <table:table-cell office:value-type="string">
            <text:p>Mineral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-1162/887-64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STONE </text:p>
          </table:table-cell>
          <table:table-cell office:value-type="string">
            <text:p>Hassett Everod </text:p>
          </table:table-cell>
          <table:table-cell office:value-type="string">
            <text:p>Chapelton P.O. </text:p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>987-2294/864-0999/987-221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SUNANAN </text:p>
          </table:table-cell>
          <table:table-cell office:value-type="string">
            <text:p>Ronald </text:p>
          </table:table-cell>
          <table:table-cell office:value-type="string">
            <text:p>Kemps Hill </text:p>
          </table:table-cell>
          <table:table-cell office:value-type="string">
            <text:p>Race Course P.O. </text:p>
          </table:table-cell>
          <table:table-cell office:value-type="string">
            <text:p>Clarendon</text:p>
          </table:table-cell>
          <table:table-cell office:value-type="string">
            <text:p>987-4881/804-46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TABBANNON </text:p>
          </table:table-cell>
          <table:table-cell office:value-type="string">
            <text:p>Barbara Rufenia </text:p>
          </table:table-cell>
          <table:table-cell office:value-type="string">
            <text:p>- </text:p>
          </table:table-cell>
          <table:table-cell office:value-type="string">
            <text:p>Gimme-Me-Bit P.A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TABOIS-ROBERTS </text:p>
          </table:table-cell>
          <table:table-cell office:value-type="string">
            <text:p>Jennifer </text:p>
          </table:table-cell>
          <table:table-cell office:value-type="string">
            <text:p> Rock River P.O.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395-37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TAYLOR </text:p>
          </table:table-cell>
          <table:table-cell office:value-type="string">
            <text:p>Daphne Rose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TAYLOR </text:p>
          </table:table-cell>
          <table:table-cell office:value-type="string">
            <text:p>Manley </text:p>
          </table:table-cell>
          <table:table-cell office:value-type="string">
            <text:p>Osburne Store </text:p>
          </table:table-cell>
          <table:table-cell office:value-type="string">
            <text:p>Osburne Store P.A. </text:p>
          </table:table-cell>
          <table:table-cell office:value-type="string">
            <text:p>Clarendon</text:p>
          </table:table-cell>
          <table:table-cell office:value-type="string">
            <text:p>987-3086/856-65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TAYLOR </text:p>
          </table:table-cell>
          <table:table-cell office:value-type="string">
            <text:p>Grace Ann </text:p>
          </table:table-cell>
          <table:table-cell office:value-type="string">
            <text:p>-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-8985/359-632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HOMAS </text:p>
          </table:table-cell>
          <table:table-cell office:value-type="string">
            <text:p>Gaston </text:p>
          </table:table-cell>
          <table:table-cell office:value-type="string">
            <text:p>Howells Content </text:p>
          </table:table-cell>
          <table:table-cell office:value-type="string">
            <text:p>York Tow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THOMAS </text:p>
          </table:table-cell>
          <table:table-cell office:value-type="string">
            <text:p>James Alexander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THOMAS </text:p>
          </table:table-cell>
          <table:table-cell office:value-type="string">
            <text:p>Veronica Delores </text:p>
          </table:table-cell>
          <table:table-cell office:value-type="string">
            <text:p>- </text:p>
          </table:table-cell>
          <table:table-cell office:value-type="string">
            <text:p>Gimme-Me-Bit P.A. </text:p>
          </table:table-cell>
          <table:table-cell office:value-type="string">
            <text:p>Clarendon</text:p>
          </table:table-cell>
          <table:table-cell office:value-type="string">
            <text:p>884-0513/987-40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THOMAS </text:p>
          </table:table-cell>
          <table:table-cell office:value-type="string">
            <text:p>Kester </text:p>
          </table:table-cell>
          <table:table-cell office:value-type="string">
            <text:p>- </text:p>
          </table:table-cell>
          <table:table-cell office:value-type="string">
            <text:p>Hayes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THOMAS </text:p>
          </table:table-cell>
          <table:table-cell office:value-type="string">
            <text:p>Dwight Anthony </text:p>
          </table:table-cell>
          <table:table-cell office:value-type="string">
            <text:p>Effortville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02-8823/384-1751/986-411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THOMAS </text:p>
          </table:table-cell>
          <table:table-cell office:value-type="string">
            <text:p>Emma </text:p>
          </table:table-cell>
          <table:table-cell office:value-type="string">
            <text:p>6 Curatoe Hill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-25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THOMAS </text:p>
          </table:table-cell>
          <table:table-cell office:value-type="string">
            <text:p>Winsett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5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THOMAS </text:p>
          </table:table-cell>
          <table:table-cell office:value-type="string">
            <text:p>Daisy </text:p>
          </table:table-cell>
          <table:table-cell office:value-type="string">
            <text:p/>
          </table:table-cell>
          <table:table-cell office:value-type="string">
            <text:p>Salt River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THOMPSON </text:p>
          </table:table-cell>
          <table:table-cell office:value-type="string">
            <text:p>Gary Anthony </text:p>
          </table:table-cell>
          <table:table-cell office:value-type="string">
            <text:p>New Bowens </text:p>
          </table:table-cell>
          <table:table-cell office:value-type="string">
            <text:p>Halse Hall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THOMPSON </text:p>
          </table:table-cell>
          <table:table-cell office:value-type="string">
            <text:p>Winnifred </text:p>
          </table:table-cell>
          <table:table-cell office:value-type="string">
            <text:p>James Hill </text:p>
          </table:table-cell>
          <table:table-cell office:value-type="string">
            <text:p>James Hill P.O. </text:p>
          </table:table-cell>
          <table:table-cell office:value-type="string">
            <text:p>Clarendon</text:p>
          </table:table-cell>
          <table:table-cell office:value-type="string">
            <text:p>420-09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THOMPSON </text:p>
          </table:table-cell>
          <table:table-cell office:value-type="string">
            <text:p>Rhuebenia Emily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THOMPSON </text:p>
          </table:table-cell>
          <table:table-cell office:value-type="string">
            <text:p>Elfeda </text:p>
          </table:table-cell>
          <table:table-cell office:value-type="string">
            <text:p/>
          </table:table-cell>
          <table:table-cell office:value-type="string">
            <text:p>Frankfield </text:p>
          </table:table-cell>
          <table:table-cell office:value-type="string">
            <text:p>Clarendon</text:p>
          </table:table-cell>
          <table:table-cell office:value-type="string">
            <text:p>904-41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THOMPSON </text:p>
          </table:table-cell>
          <table:table-cell office:value-type="string">
            <text:p>Lazgar </text:p>
          </table:table-cell>
          <table:table-cell office:value-type="string">
            <text:p>Red Hills </text:p>
          </table:table-cell>
          <table:table-cell office:value-type="string">
            <text:p>Crooked River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TOMLIN </text:p>
          </table:table-cell>
          <table:table-cell office:value-type="string">
            <text:p>Shelia </text:p>
          </table:table-cell>
          <table:table-cell office:value-type="string">
            <text:p>Cumberland District </text:p>
          </table:table-cell>
          <table:table-cell office:value-type="string">
            <text:p>Banana Ground P.O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TUCKER </text:p>
          </table:table-cell>
          <table:table-cell office:value-type="string">
            <text:p>David </text:p>
          </table:table-cell>
          <table:table-cell office:value-type="string">
            <text:p/>
          </table:table-cell>
          <table:table-cell office:value-type="string">
            <text:p>Pennant P.A. </text:p>
          </table:table-cell>
          <table:table-cell office:value-type="string">
            <text:p>Clarendon</text:p>
          </table:table-cell>
          <table:table-cell office:value-type="string">
            <text:p>987-26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TULLOCH </text:p>
          </table:table-cell>
          <table:table-cell office:value-type="string">
            <text:p>Vincent Leroy Rev. </text:p>
          </table:table-cell>
          <table:table-cell office:value-type="string">
            <text:p>-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-8045/842-73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TULLOCH </text:p>
          </table:table-cell>
          <table:table-cell office:value-type="string">
            <text:p>Loxley </text:p>
          </table:table-cell>
          <table:table-cell office:value-type="string">
            <text:p>Havanah Heights </text:p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834-1688/286-78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TUMMINGS </text:p>
          </table:table-cell>
          <table:table-cell office:value-type="string">
            <text:p>Rohan Odale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VAUGHAN </text:p>
          </table:table-cell>
          <table:table-cell office:value-type="string">
            <text:p>Ida May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VAZ </text:p>
          </table:table-cell>
          <table:table-cell office:value-type="string">
            <text:p>Winston </text:p>
          </table:table-cell>
          <table:table-cell office:value-type="string">
            <text:p>Inglewood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10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VERNON </text:p>
          </table:table-cell>
          <table:table-cell office:value-type="string">
            <text:p>Joslyn </text:p>
          </table:table-cell>
          <table:table-cell office:value-type="string">
            <text:p>Mineral Height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612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WALKER </text:p>
          </table:table-cell>
          <table:table-cell office:value-type="string">
            <text:p>Albert Augustus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659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WALKER-MCKAY </text:p>
          </table:table-cell>
          <table:table-cell office:value-type="string">
            <text:p>Keitha </text:p>
          </table:table-cell>
          <table:table-cell office:value-type="string">
            <text:p>Mason River District </text:p>
          </table:table-cell>
          <table:table-cell office:value-type="string">
            <text:p>McNie P.A </text:p>
          </table:table-cell>
          <table:table-cell office:value-type="string">
            <text:p>Clarendon</text:p>
          </table:table-cell>
          <table:table-cell office:value-type="string">
            <text:p>573-21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WALLACE </text:p>
          </table:table-cell>
          <table:table-cell office:value-type="string">
            <text:p>Anthony Michael (Rev) </text:p>
          </table:table-cell>
          <table:table-cell office:value-type="string">
            <text:p>Sandy Bay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589-7077/987-00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WALTER-ROSE </text:p>
          </table:table-cell>
          <table:table-cell office:value-type="string">
            <text:p>Nadalie </text:p>
          </table:table-cell>
          <table:table-cell office:value-type="string">
            <text:p>Spalding District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WALTERS </text:p>
          </table:table-cell>
          <table:table-cell office:value-type="string">
            <text:p>Basil </text:p>
          </table:table-cell>
          <table:table-cell office:value-type="string">
            <text:p>-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853-63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WALTERS </text:p>
          </table:table-cell>
          <table:table-cell office:value-type="string">
            <text:p>Calvin </text:p>
          </table:table-cell>
          <table:table-cell office:value-type="string">
            <text:p>- </text:p>
          </table:table-cell>
          <table:table-cell office:value-type="string">
            <text:p>Mitchells Hill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WALTERS </text:p>
          </table:table-cell>
          <table:table-cell office:value-type="string">
            <text:p>Vernon Morin </text:p>
          </table:table-cell>
          <table:table-cell office:value-type="string">
            <text:p>Londlook District </text:p>
          </table:table-cell>
          <table:table-cell office:value-type="string">
            <text:p>Longlook P.A. </text:p>
          </table:table-cell>
          <table:table-cell office:value-type="string">
            <text:p>Clarendon</text:p>
          </table:table-cell>
          <table:table-cell office:value-type="string">
            <text:p>381-13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WALTERS </text:p>
          </table:table-cell>
          <table:table-cell office:value-type="string">
            <text:p>Vivienne </text:p>
          </table:table-cell>
          <table:table-cell office:value-type="string">
            <text:p>Lawson Boulevard </text:p>
          </table:table-cell>
          <table:table-cell office:value-type="string">
            <text:p>Four Paths P.O. </text:p>
          </table:table-cell>
          <table:table-cell office:value-type="string">
            <text:p>Clarendon</text:p>
          </table:table-cell>
          <table:table-cell office:value-type="string">
            <text:p>987-03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WALTERS-GIVANS </text:p>
          </table:table-cell>
          <table:table-cell office:value-type="string">
            <text:p>Paulette </text:p>
          </table:table-cell>
          <table:table-cell office:value-type="string">
            <text:p>Sutton Road </text:p>
          </table:table-cell>
          <table:table-cell office:value-type="string">
            <text:p>Chapelto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WATTS </text:p>
          </table:table-cell>
          <table:table-cell office:value-type="string">
            <text:p>Michael </text:p>
          </table:table-cell>
          <table:table-cell office:value-type="string">
            <text:p/>
          </table:table-cell>
          <table:table-cell office:value-type="string">
            <text:p>Bellas Gate P.O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WATTS </text:p>
          </table:table-cell>
          <table:table-cell office:value-type="string">
            <text:p>Carla </text:p>
          </table:table-cell>
          <table:table-cell office:value-type="string">
            <text:p>Canaan Height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436542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WATTS KNOTT </text:p>
          </table:table-cell>
          <table:table-cell office:value-type="string">
            <text:p>Christine </text:p>
          </table:table-cell>
          <table:table-cell office:value-type="string">
            <text:p>Birds Hill District </text:p>
          </table:table-cell>
          <table:table-cell office:value-type="string">
            <text:p>Birds Hill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WEBB </text:p>
          </table:table-cell>
          <table:table-cell office:value-type="string">
            <text:p>Yvette Antoinette Mrs.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WEBB </text:p>
          </table:table-cell>
          <table:table-cell office:value-type="string">
            <text:p>Colville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WEIR </text:p>
          </table:table-cell>
          <table:table-cell office:value-type="string">
            <text:p>Dudley </text:p>
          </table:table-cell>
          <table:table-cell office:value-type="string">
            <text:p>Alston District </text:p>
          </table:table-cell>
          <table:table-cell office:value-type="string">
            <text:p>Alston P.O </text:p>
          </table:table-cell>
          <table:table-cell office:value-type="string">
            <text:p>Clarendon</text:p>
          </table:table-cell>
          <table:table-cell office:value-type="string">
            <text:p>853-11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WELSH-HAYLES </text:p>
          </table:table-cell>
          <table:table-cell office:value-type="string">
            <text:p>Janet Yvone </text:p>
          </table:table-cell>
          <table:table-cell office:value-type="string">
            <text:p/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448/368-22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WHITE </text:p>
          </table:table-cell>
          <table:table-cell office:value-type="string">
            <text:p>Jacqueline </text:p>
          </table:table-cell>
          <table:table-cell office:value-type="string">
            <text:p>Kellits District </text:p>
          </table:table-cell>
          <table:table-cell office:value-type="string">
            <text:p>Kellits P.O. </text:p>
          </table:table-cell>
          <table:table-cell office:value-type="string">
            <text:p>Clarendon</text:p>
          </table:table-cell>
          <table:table-cell office:value-type="string">
            <text:p>966-80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WHITTLE </text:p>
          </table:table-cell>
          <table:table-cell office:value-type="string">
            <text:p>Carlis </text:p>
          </table:table-cell>
          <table:table-cell office:value-type="string">
            <text:p>Bowens District </text:p>
          </table:table-cell>
          <table:table-cell office:value-type="string">
            <text:p>Halse Hall P.A. </text:p>
          </table:table-cell>
          <table:table-cell office:value-type="string">
            <text:p>Clarendon</text:p>
          </table:table-cell>
          <table:table-cell office:value-type="string">
            <text:p>780-004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WILKS </text:p>
          </table:table-cell>
          <table:table-cell office:value-type="string">
            <text:p>Anthony </text:p>
          </table:table-cell>
          <table:table-cell office:value-type="string">
            <text:p/>
          </table:table-cell>
          <table:table-cell office:value-type="string">
            <text:p>Osbourne Store P.O. </text:p>
          </table:table-cell>
          <table:table-cell office:value-type="string">
            <text:p>Clarendon</text:p>
          </table:table-cell>
          <table:table-cell office:value-type="string">
            <text:p>98738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WILLIAMS </text:p>
          </table:table-cell>
          <table:table-cell office:value-type="string">
            <text:p>Sandrew Emeline </text:p>
          </table:table-cell>
          <table:table-cell office:value-type="string">
            <text:p>- </text:p>
          </table:table-cell>
          <table:table-cell office:value-type="string">
            <text:p>Sandy Bay P.O. </text:p>
          </table:table-cell>
          <table:table-cell office:value-type="string">
            <text:p>Clarendon</text:p>
          </table:table-cell>
          <table:table-cell office:value-type="string">
            <text:p>464-0948/494-476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WILLIAMS </text:p>
          </table:table-cell>
          <table:table-cell office:value-type="string">
            <text:p>Egbert </text:p>
          </table:table-cell>
          <table:table-cell office:value-type="string">
            <text:p>Sevens Estate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373-738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WILLIAMS </text:p>
          </table:table-cell>
          <table:table-cell office:value-type="string">
            <text:p>Joel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875-51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WILLIAMS </text:p>
          </table:table-cell>
          <table:table-cell office:value-type="string">
            <text:p>Edward Francis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WILLIAMS </text:p>
          </table:table-cell>
          <table:table-cell office:value-type="string">
            <text:p>Rudolph </text:p>
          </table:table-cell>
          <table:table-cell office:value-type="string">
            <text:p>Main Ridge </text:p>
          </table:table-cell>
          <table:table-cell office:value-type="string">
            <text:p>Pennant P.A. </text:p>
          </table:table-cell>
          <table:table-cell office:value-type="string">
            <text:p>Clarendon</text:p>
          </table:table-cell>
          <table:table-cell office:value-type="string">
            <text:p>854-65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WILLIAMS </text:p>
          </table:table-cell>
          <table:table-cell office:value-type="string">
            <text:p>Errol </text:p>
          </table:table-cell>
          <table:table-cell office:value-type="string">
            <text:p>Sunny Acres </text:p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7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WILLIAMS </text:p>
          </table:table-cell>
          <table:table-cell office:value-type="string">
            <text:p>Beverly </text:p>
          </table:table-cell>
          <table:table-cell office:value-type="string">
            <text:p>Coffee Piece District </text:p>
          </table:table-cell>
          <table:table-cell office:value-type="string">
            <text:p>Coffee Piece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WILLIAMS </text:p>
          </table:table-cell>
          <table:table-cell office:value-type="string">
            <text:p>Verona </text:p>
          </table:table-cell>
          <table:table-cell office:value-type="string">
            <text:p>Frankfield P.O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04-43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WILLIAMSON </text:p>
          </table:table-cell>
          <table:table-cell office:value-type="string">
            <text:p>Errol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2779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WILLIS </text:p>
          </table:table-cell>
          <table:table-cell office:value-type="string">
            <text:p>William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WILLIS </text:p>
          </table:table-cell>
          <table:table-cell office:value-type="string">
            <text:p>Shirley Ann Mrs.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WILSHIRE-D'AZEVEDO </text:p>
          </table:table-cell>
          <table:table-cell office:value-type="string">
            <text:p>Leisa </text:p>
          </table:table-cell>
          <table:table-cell office:value-type="string">
            <text:p/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6431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WILSON </text:p>
          </table:table-cell>
          <table:table-cell office:value-type="string">
            <text:p>Sadie Alvira </text:p>
          </table:table-cell>
          <table:table-cell office:value-type="string">
            <text:p>Shingle Hut District </text:p>
          </table:table-cell>
          <table:table-cell office:value-type="string">
            <text:p>Chapeleton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WILSON </text:p>
          </table:table-cell>
          <table:table-cell office:value-type="string">
            <text:p>Clinton </text:p>
          </table:table-cell>
          <table:table-cell office:value-type="string">
            <text:p>Simons </text:p>
          </table:table-cell>
          <table:table-cell office:value-type="string">
            <text:p>Cliffords P.A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WILSON </text:p>
          </table:table-cell>
          <table:table-cell office:value-type="string">
            <text:p>Leila Mrs. </text:p>
          </table:table-cell>
          <table:table-cell office:value-type="string">
            <text:p>Coxwain </text:p>
          </table:table-cell>
          <table:table-cell office:value-type="string">
            <text:p>Crawl River P.O.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WILSON </text:p>
          </table:table-cell>
          <table:table-cell office:value-type="string">
            <text:p>David </text:p>
          </table:table-cell>
          <table:table-cell office:value-type="string">
            <text:p>Clarendon College </text:p>
          </table:table-cell>
          <table:table-cell office:value-type="string">
            <text:p>Chapelton P.O. </text:p>
          </table:table-cell>
          <table:table-cell office:value-type="string">
            <text:p>Clarendon</text:p>
          </table:table-cell>
          <table:table-cell office:value-type="string">
            <text:p>987-22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WILTSHIRE </text:p>
          </table:table-cell>
          <table:table-cell office:value-type="string">
            <text:p>Karl </text:p>
          </table:table-cell>
          <table:table-cell office:value-type="string">
            <text:p>- </text:p>
          </table:table-cell>
          <table:table-cell office:value-type="string">
            <text:p>Spaulding P.O. </text:p>
          </table:table-cell>
          <table:table-cell office:value-type="string">
            <text:p>Clarendon</text:p>
          </table:table-cell>
          <table:table-cell office:value-type="string">
            <text:p>964-23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WINT </text:p>
          </table:table-cell>
          <table:table-cell office:value-type="string">
            <text:p>Valenton Orlando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WITTER </text:p>
          </table:table-cell>
          <table:table-cell office:value-type="string">
            <text:p>Melber </text:p>
          </table:table-cell>
          <table:table-cell office:value-type="string">
            <text:p/>
          </table:table-cell>
          <table:table-cell office:value-type="string">
            <text:p>Denbigh P.O. </text:p>
          </table:table-cell>
          <table:table-cell office:value-type="string">
            <text:p>Clarendon</text:p>
          </table:table-cell>
          <table:table-cell office:value-type="string">
            <text:p>786331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WITTER </text:p>
          </table:table-cell>
          <table:table-cell office:value-type="string">
            <text:p>Winsome </text:p>
          </table:table-cell>
          <table:table-cell office:value-type="string">
            <text:p>Inglewood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02-641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WOODHOUSE </text:p>
          </table:table-cell>
          <table:table-cell office:value-type="string">
            <text:p>Selvyn Sherlock </text:p>
          </table:table-cell>
          <table:table-cell office:value-type="string">
            <text:p>- </text:p>
          </table:table-cell>
          <table:table-cell office:value-type="string">
            <text:p>Grantham P.A. </text:p>
          </table:table-cell>
          <table:table-cell office:value-type="string">
            <text:p>Clarendon</text:p>
          </table:table-cell>
          <table:table-cell office:value-type="string">
            <text:p>361-252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WORRIE </text:p>
          </table:table-cell>
          <table:table-cell office:value-type="string">
            <text:p>Daylievans </text:p>
          </table:table-cell>
          <table:table-cell office:value-type="string">
            <text:p>Gimme-me-bit District </text:p>
          </table:table-cell>
          <table:table-cell office:value-type="string">
            <text:p>Gimme-me-bit P.A. </text:p>
          </table:table-cell>
          <table:table-cell office:value-type="string">
            <text:p>Clarendon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WRAY </text:p>
          </table:table-cell>
          <table:table-cell office:value-type="string">
            <text:p>Leonard Ezekiel </text:p>
          </table:table-cell>
          <table:table-cell office:value-type="string">
            <text:p>Sangyuinetti </text:p>
          </table:table-cell>
          <table:table-cell office:value-type="string">
            <text:p>Sanguinetti P.A. </text:p>
          </table:table-cell>
          <table:table-cell office:value-type="string">
            <text:p>Clarendon</text:p>
          </table:table-cell>
          <table:table-cell office:value-type="string">
            <text:p>964-05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WRIGHT </text:p>
          </table:table-cell>
          <table:table-cell office:value-type="string">
            <text:p>Ransford Stilwell </text:p>
          </table:table-cell>
          <table:table-cell office:value-type="string">
            <text:p>- </text:p>
          </table:table-cell>
          <table:table-cell office:value-type="string">
            <text:p>May Penv P.O. </text:p>
          </table:table-cell>
          <table:table-cell office:value-type="string">
            <text:p>Clarendon</text:p>
          </table:table-cell>
          <table:table-cell office:value-type="string">
            <text:p>986-4785/834-50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WRIGHT </text:p>
          </table:table-cell>
          <table:table-cell office:value-type="string">
            <text:p>Norman Delroy </text:p>
          </table:table-cell>
          <table:table-cell office:value-type="string">
            <text:p>- </text:p>
          </table:table-cell>
          <table:table-cell office:value-type="string">
            <text:p>Trout Hall P.O. </text:p>
          </table:table-cell>
          <table:table-cell office:value-type="string">
            <text:p>Clarendon</text:p>
          </table:table-cell>
          <table:table-cell office:value-type="string">
            <text:p>458-559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WRIGHT </text:p>
          </table:table-cell>
          <table:table-cell office:value-type="string">
            <text:p>Lebert </text:p>
          </table:table-cell>
          <table:table-cell office:value-type="string">
            <text:p>-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4908/456-657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WRIGHT </text:p>
          </table:table-cell>
          <table:table-cell office:value-type="string">
            <text:p>Errol Lloyd </text:p>
          </table:table-cell>
          <table:table-cell office:value-type="string">
            <text:p>Box 41 </text:p>
          </table:table-cell>
          <table:table-cell office:value-type="string">
            <text:p>May Pen P.O. </text:p>
          </table:table-cell>
          <table:table-cell office:value-type="string">
            <text:p>Clarendon</text:p>
          </table:table-cell>
          <table:table-cell office:value-type="string">
            <text:p>986-2535/ 383-6363/ 986-799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WRIGHT </text:p>
          </table:table-cell>
          <table:table-cell office:value-type="string">
            <text:p>Naomi </text:p>
          </table:table-cell>
          <table:table-cell office:value-type="string">
            <text:p/>
          </table:table-cell>
          <table:table-cell office:value-type="string">
            <text:p>Frankfield P.O. </text:p>
          </table:table-cell>
          <table:table-cell office:value-type="string">
            <text:p>Clarendon</text:p>
          </table:table-cell>
          <table:table-cell office:value-type="string">
            <text:p>904-4750/779-234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WRIGHT </text:p>
          </table:table-cell>
          <table:table-cell office:value-type="string">
            <text:p>Marcia </text:p>
          </table:table-cell>
          <table:table-cell office:value-type="string">
            <text:p/>
          </table:table-cell>
          <table:table-cell office:value-type="string">
            <text:p>May Pen </text:p>
          </table:table-cell>
          <table:table-cell office:value-type="string">
            <text:p>Clarendon</text:p>
          </table:table-cell>
          <table:table-cell office:value-type="string">
            <text:p>98625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WRIGHT </text:p>
          </table:table-cell>
          <table:table-cell office:value-type="string">
            <text:p>Herman </text:p>
          </table:table-cell>
          <table:table-cell office:value-type="string">
            <text:p>Four Paths </text:p>
          </table:table-cell>
          <table:table-cell office:value-type="string">
            <text:p/>
          </table:table-cell>
          <table:table-cell office:value-type="string">
            <text:p>Clarendon</text:p>
          </table:table-cell>
          <table:table-cell office:value-type="string">
            <text:p>98707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YARRAU </text:p>
          </table:table-cell>
          <table:table-cell office:value-type="string">
            <text:p>Jerome Lloyd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Clarendon</text:p>
          </table:table-cell>
          <table:table-cell office:value-type="string">
            <text:p>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YOUNG </text:p>
          </table:table-cell>
          <table:table-cell office:value-type="string">
            <text:p>Damion </text:p>
          </table:table-cell>
          <table:table-cell office:value-type="string">
            <text:p>Spalding </text:p>
          </table:table-cell>
          <table:table-cell office:value-type="string">
            <text:p>White Shop District </text:p>
          </table:table-cell>
          <table:table-cell office:value-type="string">
            <text:p>Clarendon</text:p>
          </table:table-cell>
          <table:table-cell office:value-type="string">
            <text:p>964-0045/332-039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YOUNG </text:p>
          </table:table-cell>
          <table:table-cell office:value-type="string">
            <text:p>Desmond </text:p>
          </table:table-cell>
          <table:table-cell office:value-type="string">
            <text:p>White Shop District </text:p>
          </table:table-cell>
          <table:table-cell office:value-type="string">
            <text:p>Spalding P.O. </text:p>
          </table:table-cell>
          <table:table-cell office:value-type="string">
            <text:p>Clarendon</text:p>
          </table:table-cell>
          <table:table-cell office:value-type="string">
            <text:p>964-004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ADAMS </text:p>
          </table:table-cell>
          <table:table-cell office:value-type="string">
            <text:p>Arnold Anthony </text:p>
          </table:table-cell>
          <table:table-cell office:value-type="string">
            <text:p>Lot 441, Sydenham Garden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748-3888/325-3525/96011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AIKEN </text:p>
          </table:table-cell>
          <table:table-cell office:value-type="string">
            <text:p>Triston Garrick </text:p>
          </table:table-cell>
          <table:table-cell office:value-type="string">
            <text:p>Glade District </text:p>
          </table:table-cell>
          <table:table-cell office:value-type="string">
            <text:p>Caymanas Bay </text:p>
          </table:table-cell>
          <table:table-cell office:value-type="string">
            <text:p>St Catherine</text:p>
          </table:table-cell>
          <table:table-cell office:value-type="string">
            <text:p>413-8224/889-9885/928-18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AL-ASAD </text:p>
          </table:table-cell>
          <table:table-cell office:value-type="string">
            <text:p>Abbas </text:p>
          </table:table-cell>
          <table:table-cell office:value-type="string">
            <text:p>Gordon Pen District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3-4567/396-3581/513-33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ALEXANDER </text:p>
          </table:table-cell>
          <table:table-cell office:value-type="string">
            <text:p>Joy </text:p>
          </table:table-cell>
          <table:table-cell office:value-type="string">
            <text:p>8 Grants Place </text:p>
          </table:table-cell>
          <table:table-cell office:value-type="string">
            <text:p>Highfiel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ALLEN </text:p>
          </table:table-cell>
          <table:table-cell office:value-type="string">
            <text:p>John </text:p>
          </table:table-cell>
          <table:table-cell office:value-type="string">
            <text:p>9 Montgomery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297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ALLEN </text:p>
          </table:table-cell>
          <table:table-cell office:value-type="string">
            <text:p>Alsie </text:p>
          </table:table-cell>
          <table:table-cell office:value-type="string">
            <text:p>71 Hartford Drive </text:p>
          </table:table-cell>
          <table:table-cell office:value-type="string">
            <text:p>Vilmo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ALLEN </text:p>
          </table:table-cell>
          <table:table-cell office:value-type="string">
            <text:p>Florizel </text:p>
          </table:table-cell>
          <table:table-cell office:value-type="string">
            <text:p>687 St. Augustine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096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ALLEN </text:p>
          </table:table-cell>
          <table:table-cell office:value-type="string">
            <text:p>Leopold </text:p>
          </table:table-cell>
          <table:table-cell office:value-type="string">
            <text:p>18 Judith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98816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ALLEN </text:p>
          </table:table-cell>
          <table:table-cell office:value-type="string">
            <text:p>Norah </text:p>
          </table:table-cell>
          <table:table-cell office:value-type="string">
            <text:p/>
          </table:table-cell>
          <table:table-cell office:value-type="string">
            <text:p>Point Hill </text:p>
          </table:table-cell>
          <table:table-cell office:value-type="string">
            <text:p>St Catherine</text:p>
          </table:table-cell>
          <table:table-cell office:value-type="string">
            <text:p>705463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ALLEN </text:p>
          </table:table-cell>
          <table:table-cell office:value-type="string">
            <text:p>Robert </text:p>
          </table:table-cell>
          <table:table-cell office:value-type="string">
            <text:p>7 Grants Place </text:p>
          </table:table-cell>
          <table:table-cell office:value-type="string">
            <text:p>Highfield </text:p>
          </table:table-cell>
          <table:table-cell office:value-type="string">
            <text:p>St Catherine</text:p>
          </table:table-cell>
          <table:table-cell office:value-type="string">
            <text:p>98413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ALLEN </text:p>
          </table:table-cell>
          <table:table-cell office:value-type="string">
            <text:p>Leopold A. </text:p>
          </table:table-cell>
          <table:table-cell office:value-type="string">
            <text:p>18 Judith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988-1623/571-28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ALLEN </text:p>
          </table:table-cell>
          <table:table-cell office:value-type="string">
            <text:p>Victor Lee </text:p>
          </table:table-cell>
          <table:table-cell office:value-type="string">
            <text:p>Lot 146, Cedar Avenue </text:p>
          </table:table-cell>
          <table:table-cell office:value-type="string">
            <text:p>Nightingale Grove </text:p>
          </table:table-cell>
          <table:table-cell office:value-type="string">
            <text:p>St Catherine</text:p>
          </table:table-cell>
          <table:table-cell office:value-type="string">
            <text:p>457-242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/>
          </table:table-cell>
          <table:table-cell office:value-type="string">
            <text:p>Elaine </text:p>
          </table:table-cell>
          <table:table-cell office:value-type="string">
            <text:p/>
          </table:table-cell>
          <table:table-cell office:value-type="string">
            <text:p>Meadowval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ALLEN </text:p>
          </table:table-cell>
          <table:table-cell office:value-type="string">
            <text:p/>
          </table:table-cell>
          <table:table-cell office:value-type="string">
            <text:p>18 Hillsdown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7855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ALLEN-MCLEAN </text:p>
          </table:table-cell>
          <table:table-cell office:value-type="string">
            <text:p>Neslene </text:p>
          </table:table-cell>
          <table:table-cell office:value-type="string">
            <text:p>10 McVickers Lan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36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ANDERSON </text:p>
          </table:table-cell>
          <table:table-cell office:value-type="string">
            <text:p>Richard </text:p>
          </table:table-cell>
          <table:table-cell office:value-type="string">
            <text:p/>
          </table:table-cell>
          <table:table-cell office:value-type="string">
            <text:p>Heatfield </text:p>
          </table:table-cell>
          <table:table-cell office:value-type="string">
            <text:p>St Catherine</text:p>
          </table:table-cell>
          <table:table-cell office:value-type="string">
            <text:p>98525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ANDERSON </text:p>
          </table:table-cell>
          <table:table-cell office:value-type="string">
            <text:p>Cynthia </text:p>
          </table:table-cell>
          <table:table-cell office:value-type="string">
            <text:p/>
          </table:table-cell>
          <table:table-cell office:value-type="string">
            <text:p>Byndloss </text:p>
          </table:table-cell>
          <table:table-cell office:value-type="string">
            <text:p>St Catherine</text:p>
          </table:table-cell>
          <table:table-cell office:value-type="string">
            <text:p>98573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ANDERSON </text:p>
          </table:table-cell>
          <table:table-cell office:value-type="string">
            <text:p>Nicola Teresia </text:p>
          </table:table-cell>
          <table:table-cell office:value-type="string">
            <text:p>37 Kelp Terrace </text:p>
          </table:table-cell>
          <table:table-cell office:value-type="string">
            <text:p>New Harbour Village II </text:p>
          </table:table-cell>
          <table:table-cell office:value-type="string">
            <text:p>St Catherine</text:p>
          </table:table-cell>
          <table:table-cell office:value-type="string">
            <text:p>585-07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ANDERSON </text:p>
          </table:table-cell>
          <table:table-cell office:value-type="string">
            <text:p>Winston </text:p>
          </table:table-cell>
          <table:table-cell office:value-type="string">
            <text:p>Lot 63 Q2 Monz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54008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ANGLIN </text:p>
          </table:table-cell>
          <table:table-cell office:value-type="string">
            <text:p>Daphne </text:p>
          </table:table-cell>
          <table:table-cell office:value-type="string">
            <text:p>477 Morning Side Drive </text:p>
          </table:table-cell>
          <table:table-cell office:value-type="string">
            <text:p>Marlie Mount </text:p>
          </table:table-cell>
          <table:table-cell office:value-type="string">
            <text:p>St Catherine</text:p>
          </table:table-cell>
          <table:table-cell office:value-type="string">
            <text:p>98397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ANGLIN-CHRISTIE </text:p>
          </table:table-cell>
          <table:table-cell office:value-type="string">
            <text:p>Grantley </text:p>
          </table:table-cell>
          <table:table-cell office:value-type="string">
            <text:p>Lot 528 5 West </text:p>
          </table:table-cell>
          <table:table-cell office:value-type="string">
            <text:p>South West First Street </text:p>
          </table:table-cell>
          <table:table-cell office:value-type="string">
            <text:p>St Catherine</text:p>
          </table:table-cell>
          <table:table-cell office:value-type="string">
            <text:p>74058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ANTONIO </text:p>
          </table:table-cell>
          <table:table-cell office:value-type="string">
            <text:p>Eric </text:p>
          </table:table-cell>
          <table:table-cell office:value-type="string">
            <text:p>379 Cherry Crescent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98357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ANTONIO </text:p>
          </table:table-cell>
          <table:table-cell office:value-type="string">
            <text:p>Trudy Shushai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ASHWOOD-STEWART </text:p>
          </table:table-cell>
          <table:table-cell office:value-type="string">
            <text:p>Michelle </text:p>
          </table:table-cell>
          <table:table-cell office:value-type="string">
            <text:p>87 Cypress Drive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87413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AUSTIN-SMITH </text:p>
          </table:table-cell>
          <table:table-cell office:value-type="string">
            <text:p>Kadeon </text:p>
          </table:table-cell>
          <table:table-cell office:value-type="string">
            <text:p>Lot 567 Innswood Villag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AYRE </text:p>
          </table:table-cell>
          <table:table-cell office:value-type="string">
            <text:p>Sylvester </text:p>
          </table:table-cell>
          <table:table-cell office:value-type="string">
            <text:p/>
          </table:table-cell>
          <table:table-cell office:value-type="string">
            <text:p>Kensington District </text:p>
          </table:table-cell>
          <table:table-cell office:value-type="string">
            <text:p>St Catherine</text:p>
          </table:table-cell>
          <table:table-cell office:value-type="string">
            <text:p>60233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AZAN </text:p>
          </table:table-cell>
          <table:table-cell office:value-type="string">
            <text:p>Sophia </text:p>
          </table:table-cell>
          <table:table-cell office:value-type="string">
            <text:p/>
          </table:table-cell>
          <table:table-cell office:value-type="string">
            <text:p>Rose-Hall </text:p>
          </table:table-cell>
          <table:table-cell office:value-type="string">
            <text:p>St Catherine</text:p>
          </table:table-cell>
          <table:table-cell office:value-type="string">
            <text:p>985236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BACCHUS </text:p>
          </table:table-cell>
          <table:table-cell office:value-type="string">
            <text:p>Robert </text:p>
          </table:table-cell>
          <table:table-cell office:value-type="string">
            <text:p>Lot 73 3 North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9300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BACCHUS </text:p>
          </table:table-cell>
          <table:table-cell office:value-type="string">
            <text:p>Adolphus </text:p>
          </table:table-cell>
          <table:table-cell office:value-type="string">
            <text:p/>
          </table:table-cell>
          <table:table-cell office:value-type="string">
            <text:p>96 Old Harbour Road </text:p>
          </table:table-cell>
          <table:table-cell office:value-type="string">
            <text:p>St Catherine</text:p>
          </table:table-cell>
          <table:table-cell office:value-type="string">
            <text:p>38378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BACCHUS </text:p>
          </table:table-cell>
          <table:table-cell office:value-type="string">
            <text:p>Anna </text:p>
          </table:table-cell>
          <table:table-cell office:value-type="string">
            <text:p>Lot 255 Oakwood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BAILEY </text:p>
          </table:table-cell>
          <table:table-cell office:value-type="string">
            <text:p>Trevor </text:p>
          </table:table-cell>
          <table:table-cell office:value-type="string">
            <text:p>27 Lauderdale Avenu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988033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BAILEY </text:p>
          </table:table-cell>
          <table:table-cell office:value-type="string">
            <text:p>Henry </text:p>
          </table:table-cell>
          <table:table-cell office:value-type="string">
            <text:p>13 Mark Avenu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BAILEY </text:p>
          </table:table-cell>
          <table:table-cell office:value-type="string">
            <text:p>Leonard </text:p>
          </table:table-cell>
          <table:table-cell office:value-type="string">
            <text:p>SE 1st Street </text:p>
          </table:table-cell>
          <table:table-cell office:value-type="string">
            <text:p>3 East, Lot 982 </text:p>
          </table:table-cell>
          <table:table-cell office:value-type="string">
            <text:p>St Catherine</text:p>
          </table:table-cell>
          <table:table-cell office:value-type="string">
            <text:p>98956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BAILEY </text:p>
          </table:table-cell>
          <table:table-cell office:value-type="string">
            <text:p>Linhemya </text:p>
          </table:table-cell>
          <table:table-cell office:value-type="string">
            <text:p>37 Windso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BAILEY </text:p>
          </table:table-cell>
          <table:table-cell office:value-type="string">
            <text:p>Luna </text:p>
          </table:table-cell>
          <table:table-cell office:value-type="string">
            <text:p/>
          </table:table-cell>
          <table:table-cell office:value-type="string">
            <text:p>Spring Village District </text:p>
          </table:table-cell>
          <table:table-cell office:value-type="string">
            <text:p>St Catherine</text:p>
          </table:table-cell>
          <table:table-cell office:value-type="string">
            <text:p>98382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BAILEY </text:p>
          </table:table-cell>
          <table:table-cell office:value-type="string">
            <text:p>Percival </text:p>
          </table:table-cell>
          <table:table-cell office:value-type="string">
            <text:p>614 Green Acr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60240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BAILEY </text:p>
          </table:table-cell>
          <table:table-cell office:value-type="string">
            <text:p>Vivette </text:p>
          </table:table-cell>
          <table:table-cell office:value-type="string">
            <text:p>Lot 185 6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945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BAILEY </text:p>
          </table:table-cell>
          <table:table-cell office:value-type="string">
            <text:p>Claudia </text:p>
          </table:table-cell>
          <table:table-cell office:value-type="string">
            <text:p>7 Kearsley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BAILEY </text:p>
          </table:table-cell>
          <table:table-cell office:value-type="string">
            <text:p>Rohan </text:p>
          </table:table-cell>
          <table:table-cell office:value-type="string">
            <text:p>643 St. Livingston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BAILEY-GRIFFITHS </text:p>
          </table:table-cell>
          <table:table-cell office:value-type="string">
            <text:p>Norma </text:p>
          </table:table-cell>
          <table:table-cell office:value-type="string">
            <text:p>Lot 118 Bougainvilla Road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38817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BAIRD </text:p>
          </table:table-cell>
          <table:table-cell office:value-type="string">
            <text:p>Harol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BAKER </text:p>
          </table:table-cell>
          <table:table-cell office:value-type="string">
            <text:p>Blaine Perez </text:p>
          </table:table-cell>
          <table:table-cell office:value-type="string">
            <text:p>Lot 334, 12 Mustard Way </text:p>
          </table:table-cell>
          <table:table-cell office:value-type="string">
            <text:p>New Harbour Village 3 </text:p>
          </table:table-cell>
          <table:table-cell office:value-type="string">
            <text:p>St Catherine</text:p>
          </table:table-cell>
          <table:table-cell office:value-type="string">
            <text:p>361-2608/920-46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BAKER </text:p>
          </table:table-cell>
          <table:table-cell office:value-type="string">
            <text:p>Richard Hugh </text:p>
          </table:table-cell>
          <table:table-cell office:value-type="string">
            <text:p>78 Taddeo Drive </text:p>
          </table:table-cell>
          <table:table-cell office:value-type="string">
            <text:p>Angels Estate </text:p>
          </table:table-cell>
          <table:table-cell office:value-type="string">
            <text:p>St Catherine</text:p>
          </table:table-cell>
          <table:table-cell office:value-type="string">
            <text:p>876-371-1272/317-9528/907-5285/984-22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BALDWIN </text:p>
          </table:table-cell>
          <table:table-cell office:value-type="string">
            <text:p>Lindon </text:p>
          </table:table-cell>
          <table:table-cell office:value-type="string">
            <text:p>Lot 513 Iris Drive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32677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BALDWIN </text:p>
          </table:table-cell>
          <table:table-cell office:value-type="string">
            <text:p>Winston </text:p>
          </table:table-cell>
          <table:table-cell office:value-type="string">
            <text:p>Lot 55 Bellevue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7397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BANTON </text:p>
          </table:table-cell>
          <table:table-cell office:value-type="string">
            <text:p>Henley Keith </text:p>
          </table:table-cell>
          <table:table-cell office:value-type="string">
            <text:p>Narine Lane </text:p>
          </table:table-cell>
          <table:table-cell office:value-type="string">
            <text:p>Old Harbour Bay P.O Box 149 </text:p>
          </table:table-cell>
          <table:table-cell office:value-type="string">
            <text:p>St Catherine</text:p>
          </table:table-cell>
          <table:table-cell office:value-type="string">
            <text:p>474-1938/508-092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BARKER </text:p>
          </table:table-cell>
          <table:table-cell office:value-type="string">
            <text:p>Milholland </text:p>
          </table:table-cell>
          <table:table-cell office:value-type="string">
            <text:p>Lot 25 Whitehous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0891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BARNABY </text:p>
          </table:table-cell>
          <table:table-cell office:value-type="string">
            <text:p>Kevan </text:p>
          </table:table-cell>
          <table:table-cell office:value-type="string">
            <text:p>742 Begonia Crescent </text:p>
          </table:table-cell>
          <table:table-cell office:value-type="string">
            <text:p>Marlie Mount </text:p>
          </table:table-cell>
          <table:table-cell office:value-type="string">
            <text:p>St Catherine</text:p>
          </table:table-cell>
          <table:table-cell office:value-type="string">
            <text:p>52745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BARNES </text:p>
          </table:table-cell>
          <table:table-cell office:value-type="string">
            <text:p>Kervin </text:p>
          </table:table-cell>
          <table:table-cell office:value-type="string">
            <text:p>9 Browns Avenue </text:p>
          </table:table-cell>
          <table:table-cell office:value-type="string">
            <text:p>Twickenham Park Housing Scheme </text:p>
          </table:table-cell>
          <table:table-cell office:value-type="string">
            <text:p>St Catherine</text:p>
          </table:table-cell>
          <table:table-cell office:value-type="string">
            <text:p>98491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BARNES </text:p>
          </table:table-cell>
          <table:table-cell office:value-type="string">
            <text:p>John </text:p>
          </table:table-cell>
          <table:table-cell office:value-type="string">
            <text:p>24 North Edgewater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8678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BARNES </text:p>
          </table:table-cell>
          <table:table-cell office:value-type="string">
            <text:p>Arlene Ann Marie </text:p>
          </table:table-cell>
          <table:table-cell office:value-type="string">
            <text:p>Lot 295, 20 Florentina Drive </text:p>
          </table:table-cell>
          <table:table-cell office:value-type="string">
            <text:p>Angels Estate Phase 2 </text:p>
          </table:table-cell>
          <table:table-cell office:value-type="string">
            <text:p>St Catherine</text:p>
          </table:table-cell>
          <table:table-cell office:value-type="string">
            <text:p>422-624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BARNES </text:p>
          </table:table-cell>
          <table:table-cell office:value-type="string">
            <text:p>Jacqueline Elizabeth </text:p>
          </table:table-cell>
          <table:table-cell office:value-type="string">
            <text:p>B87 Hibiscus Crescent </text:p>
          </table:table-cell>
          <table:table-cell office:value-type="string">
            <text:p>Longville Park </text:p>
          </table:table-cell>
          <table:table-cell office:value-type="string">
            <text:p>St Catherine</text:p>
          </table:table-cell>
          <table:table-cell office:value-type="string">
            <text:p>813-9536/855-0063/551-02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BARNETT </text:p>
          </table:table-cell>
          <table:table-cell office:value-type="string">
            <text:p>Frederick </text:p>
          </table:table-cell>
          <table:table-cell office:value-type="string">
            <text:p>2353 Spa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87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BARRETT </text:p>
          </table:table-cell>
          <table:table-cell office:value-type="string">
            <text:p>Aston </text:p>
          </table:table-cell>
          <table:table-cell office:value-type="string">
            <text:p>86A Main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562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BARRETT </text:p>
          </table:table-cell>
          <table:table-cell office:value-type="string">
            <text:p>Mr.Carol Senior </text:p>
          </table:table-cell>
          <table:table-cell office:value-type="string">
            <text:p>12 Hampton Road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4-5572/984-31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BARRETT </text:p>
          </table:table-cell>
          <table:table-cell office:value-type="string">
            <text:p>Carl Augustus </text:p>
          </table:table-cell>
          <table:table-cell office:value-type="string">
            <text:p>Lot 643 DayTon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49-3035/425-107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BARRETT </text:p>
          </table:table-cell>
          <table:table-cell office:value-type="string">
            <text:p>Dwayne Dialiva </text:p>
          </table:table-cell>
          <table:table-cell office:value-type="string">
            <text:p>Lot 34 Kirsten Road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36-5376/802-40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BARRETT </text:p>
          </table:table-cell>
          <table:table-cell office:value-type="string">
            <text:p>Nevail Douglas </text:p>
          </table:table-cell>
          <table:table-cell office:value-type="string">
            <text:p>Lot 150 Eltham View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3-4498/527-4608/984-5576-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BARRETT </text:p>
          </table:table-cell>
          <table:table-cell office:value-type="string">
            <text:p>Carl </text:p>
          </table:table-cell>
          <table:table-cell office:value-type="string">
            <text:p>Lot 643 Dayton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42510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BARRIFFE </text:p>
          </table:table-cell>
          <table:table-cell office:value-type="string">
            <text:p>Merlin </text:p>
          </table:table-cell>
          <table:table-cell office:value-type="string">
            <text:p>Lot 85 Bluquit Circle </text:p>
          </table:table-cell>
          <table:table-cell office:value-type="string">
            <text:p>The Aviary </text:p>
          </table:table-cell>
          <table:table-cell office:value-type="string">
            <text:p>St Catherine</text:p>
          </table:table-cell>
          <table:table-cell office:value-type="string">
            <text:p>38312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BARROW </text:p>
          </table:table-cell>
          <table:table-cell office:value-type="string">
            <text:p>Sean </text:p>
          </table:table-cell>
          <table:table-cell office:value-type="string">
            <text:p>22 Hatfield Avenue </text:p>
          </table:table-cell>
          <table:table-cell office:value-type="string">
            <text:p>Gregory Park P.O. </text:p>
          </table:table-cell>
          <table:table-cell office:value-type="string">
            <text:p>St Catherine</text:p>
          </table:table-cell>
          <table:table-cell office:value-type="string">
            <text:p>98852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BARTHOLOMEW </text:p>
          </table:table-cell>
          <table:table-cell office:value-type="string">
            <text:p>Beulah </text:p>
          </table:table-cell>
          <table:table-cell office:value-type="string">
            <text:p>Lot 96 Shoucair Mews </text:p>
          </table:table-cell>
          <table:table-cell office:value-type="string">
            <text:p>Twickenham Heights </text:p>
          </table:table-cell>
          <table:table-cell office:value-type="string">
            <text:p>St Catherine</text:p>
          </table:table-cell>
          <table:table-cell office:value-type="string">
            <text:p>94384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BARTHOLOMEW </text:p>
          </table:table-cell>
          <table:table-cell office:value-type="string">
            <text:p>Hubert </text:p>
          </table:table-cell>
          <table:table-cell office:value-type="string">
            <text:p>36 Young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84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BATCHELOR </text:p>
          </table:table-cell>
          <table:table-cell office:value-type="string">
            <text:p>Bernadette </text:p>
          </table:table-cell>
          <table:table-cell office:value-type="string">
            <text:p>497 3 NE, 5th Street 7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49-0352/783-3736/939-30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BATSON </text:p>
          </table:table-cell>
          <table:table-cell office:value-type="string">
            <text:p>Hubert </text:p>
          </table:table-cell>
          <table:table-cell office:value-type="string">
            <text:p>69 Drake Avenue </text:p>
          </table:table-cell>
          <table:table-cell office:value-type="string">
            <text:p>Villa Nov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BECKFORD </text:p>
          </table:table-cell>
          <table:table-cell office:value-type="string">
            <text:p>Joslyn </text:p>
          </table:table-cell>
          <table:table-cell office:value-type="string">
            <text:p>58 Valentine Driv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98463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BECKFORD </text:p>
          </table:table-cell>
          <table:table-cell office:value-type="string">
            <text:p>Alvin </text:p>
          </table:table-cell>
          <table:table-cell office:value-type="string">
            <text:p>16 Frazer's Boulevar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1542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BECKFORD </text:p>
          </table:table-cell>
          <table:table-cell office:value-type="string">
            <text:p>Trevor </text:p>
          </table:table-cell>
          <table:table-cell office:value-type="string">
            <text:p>22 King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BEDWARD </text:p>
          </table:table-cell>
          <table:table-cell office:value-type="string">
            <text:p>Conrad St. Aubyn Wayne</text:p>
          </table:table-cell>
          <table:table-cell office:value-type="string">
            <text:p>A6 Arnold Palmer Loop </text:p>
          </table:table-cell>
          <table:table-cell office:value-type="string">
            <text:p>Caymanas Country Club Estate</text:p>
          </table:table-cell>
          <table:table-cell office:value-type="string">
            <text:p>St Catherine</text:p>
          </table:table-cell>
          <table:table-cell office:value-type="string">
            <text:p>620-4618/804-5425/984/278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BELLAMY </text:p>
          </table:table-cell>
          <table:table-cell office:value-type="string">
            <text:p>Michael </text:p>
          </table:table-cell>
          <table:table-cell office:value-type="string">
            <text:p>22 Oxford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19103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BENDA </text:p>
          </table:table-cell>
          <table:table-cell office:value-type="string">
            <text:p>Paula Nadine </text:p>
          </table:table-cell>
          <table:table-cell office:value-type="string">
            <text:p>6 Barbara Av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616-8045/871-99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BENJAMIN </text:p>
          </table:table-cell>
          <table:table-cell office:value-type="string">
            <text:p>Calvin Alphanso </text:p>
          </table:table-cell>
          <table:table-cell office:value-type="string">
            <text:p>654 Fort Totten Drive </text:p>
          </table:table-cell>
          <table:table-cell office:value-type="string">
            <text:p>Garveymeade </text:p>
          </table:table-cell>
          <table:table-cell office:value-type="string">
            <text:p>St Catherine</text:p>
          </table:table-cell>
          <table:table-cell office:value-type="string">
            <text:p>988-3698/372-96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BENJAMIN </text:p>
          </table:table-cell>
          <table:table-cell office:value-type="string">
            <text:p>Kevin </text:p>
          </table:table-cell>
          <table:table-cell office:value-type="string">
            <text:p>Lot 675 Innswood Village </text:p>
          </table:table-cell>
          <table:table-cell office:value-type="string">
            <text:p>16 Flamingo Plac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BENNETT </text:p>
          </table:table-cell>
          <table:table-cell office:value-type="string">
            <text:p>Udeen </text:p>
          </table:table-cell>
          <table:table-cell office:value-type="string">
            <text:p>41 Kennedy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BENNETT </text:p>
          </table:table-cell>
          <table:table-cell office:value-type="string">
            <text:p>Marlon </text:p>
          </table:table-cell>
          <table:table-cell office:value-type="string">
            <text:p/>
          </table:table-cell>
          <table:table-cell office:value-type="string">
            <text:p>Sligoville District </text:p>
          </table:table-cell>
          <table:table-cell office:value-type="string">
            <text:p>St Catherine</text:p>
          </table:table-cell>
          <table:table-cell office:value-type="string">
            <text:p>60337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BENNETT </text:p>
          </table:table-cell>
          <table:table-cell office:value-type="string">
            <text:p>Alvarine Carlene </text:p>
          </table:table-cell>
          <table:table-cell office:value-type="string">
            <text:p>Lot 341, 5th Rodney Way </text:p>
          </table:table-cell>
          <table:table-cell office:value-type="string">
            <text:p>Delavega City </text:p>
          </table:table-cell>
          <table:table-cell office:value-type="string">
            <text:p>St Catherine</text:p>
          </table:table-cell>
          <table:table-cell office:value-type="string">
            <text:p>749-5913/857-97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BENNETT </text:p>
          </table:table-cell>
          <table:table-cell office:value-type="string">
            <text:p>Valreene Constancia </text:p>
          </table:table-cell>
          <table:table-cell office:value-type="string">
            <text:p>313 NW 27th Way </text:p>
          </table:table-cell>
          <table:table-cell office:value-type="string">
            <text:p>Darton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BENT </text:p>
          </table:table-cell>
          <table:table-cell office:value-type="string">
            <text:p>Marcia </text:p>
          </table:table-cell>
          <table:table-cell office:value-type="string">
            <text:p>Lot 1, 3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0061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BENT </text:p>
          </table:table-cell>
          <table:table-cell office:value-type="string">
            <text:p>Joyce </text:p>
          </table:table-cell>
          <table:table-cell office:value-type="string">
            <text:p/>
          </table:table-cell>
          <table:table-cell office:value-type="string">
            <text:p>Rose Ha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BENT-DOVER </text:p>
          </table:table-cell>
          <table:table-cell office:value-type="string">
            <text:p>Lisa Annmarie </text:p>
          </table:table-cell>
          <table:table-cell office:value-type="string">
            <text:p>Lot 672 Maise Clos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1-6522/364-5649/932-486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BIGGS </text:p>
          </table:table-cell>
          <table:table-cell office:value-type="string">
            <text:p>Norman </text:p>
          </table:table-cell>
          <table:table-cell office:value-type="string">
            <text:p>Lot 90 Monza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030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BILLINGS </text:p>
          </table:table-cell>
          <table:table-cell office:value-type="string">
            <text:p>Natalie Denise </text:p>
          </table:table-cell>
          <table:table-cell office:value-type="string">
            <text:p>Lot B 102 GeorgeTown Place </text:p>
          </table:table-cell>
          <table:table-cell office:value-type="string">
            <text:p>St. Vincent, Caribbean Estate </text:p>
          </table:table-cell>
          <table:table-cell office:value-type="string">
            <text:p>St Catherine</text:p>
          </table:table-cell>
          <table:table-cell office:value-type="string">
            <text:p>841-6403/417-46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BLACKWOOD </text:p>
          </table:table-cell>
          <table:table-cell office:value-type="string">
            <text:p>Valrie </text:p>
          </table:table-cell>
          <table:table-cell office:value-type="string">
            <text:p>109 Brandt Avenue </text:p>
          </table:table-cell>
          <table:table-cell office:value-type="string">
            <text:p>Bannister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BLAIR </text:p>
          </table:table-cell>
          <table:table-cell office:value-type="string">
            <text:p>Windsor </text:p>
          </table:table-cell>
          <table:table-cell office:value-type="string">
            <text:p>Lot 226, 5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6-454-9235/316-45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BLAIR </text:p>
          </table:table-cell>
          <table:table-cell office:value-type="string">
            <text:p>Michael </text:p>
          </table:table-cell>
          <table:table-cell office:value-type="string">
            <text:p/>
          </table:table-cell>
          <table:table-cell office:value-type="string">
            <text:p>Cedar Valley </text:p>
          </table:table-cell>
          <table:table-cell office:value-type="string">
            <text:p>St Catherine</text:p>
          </table:table-cell>
          <table:table-cell office:value-type="string">
            <text:p>90316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BLAIR </text:p>
          </table:table-cell>
          <table:table-cell office:value-type="string">
            <text:p>Wellesley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429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BLAKE </text:p>
          </table:table-cell>
          <table:table-cell office:value-type="string">
            <text:p>Ruby </text:p>
          </table:table-cell>
          <table:table-cell office:value-type="string">
            <text:p/>
          </table:table-cell>
          <table:table-cell office:value-type="string">
            <text:p>Byndloss District </text:p>
          </table:table-cell>
          <table:table-cell office:value-type="string">
            <text:p>St Catherine</text:p>
          </table:table-cell>
          <table:table-cell office:value-type="string">
            <text:p>98571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BLOOMFIELD </text:p>
          </table:table-cell>
          <table:table-cell office:value-type="string">
            <text:p>Natalee </text:p>
          </table:table-cell>
          <table:table-cell office:value-type="string">
            <text:p>111 Gravel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5481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BLOOMFIELD </text:p>
          </table:table-cell>
          <table:table-cell office:value-type="string">
            <text:p>Arlington </text:p>
          </table:table-cell>
          <table:table-cell office:value-type="string">
            <text:p>Old Harbour B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6750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BOGLE </text:p>
          </table:table-cell>
          <table:table-cell office:value-type="string">
            <text:p>Roderick </text:p>
          </table:table-cell>
          <table:table-cell office:value-type="string">
            <text:p>Lot 21 Pleasant Drive </text:p>
          </table:table-cell>
          <table:table-cell office:value-type="string">
            <text:p>Pleasant Farm </text:p>
          </table:table-cell>
          <table:table-cell office:value-type="string">
            <text:p>St Catherine</text:p>
          </table:table-cell>
          <table:table-cell office:value-type="string">
            <text:p>98533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BOGLE </text:p>
          </table:table-cell>
          <table:table-cell office:value-type="string">
            <text:p>Stephanie Marsha </text:p>
          </table:table-cell>
          <table:table-cell office:value-type="string">
            <text:p>15 Crepe Road </text:p>
          </table:table-cell>
          <table:table-cell office:value-type="string">
            <text:p>Lot 143 Eltham Vista </text:p>
          </table:table-cell>
          <table:table-cell office:value-type="string">
            <text:p>St Catherine</text:p>
          </table:table-cell>
          <table:table-cell office:value-type="string">
            <text:p>867-1212/922-42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BOGLE </text:p>
          </table:table-cell>
          <table:table-cell office:value-type="string">
            <text:p>Victor </text:p>
          </table:table-cell>
          <table:table-cell office:value-type="string">
            <text:p>Lot 32 Jacaranda </text:p>
          </table:table-cell>
          <table:table-cell office:value-type="string">
            <text:p>Inswood </text:p>
          </table:table-cell>
          <table:table-cell office:value-type="string">
            <text:p>St Catherine</text:p>
          </table:table-cell>
          <table:table-cell office:value-type="string">
            <text:p>43126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BOLTON </text:p>
          </table:table-cell>
          <table:table-cell office:value-type="string">
            <text:p>Kirk Patrick </text:p>
          </table:table-cell>
          <table:table-cell office:value-type="string">
            <text:p>Lot 331, 2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777-1903/365-200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BOOTH - GRANT </text:p>
          </table:table-cell>
          <table:table-cell office:value-type="string">
            <text:p>Millicent H. </text:p>
          </table:table-cell>
          <table:table-cell office:value-type="string">
            <text:p>- </text:p>
          </table:table-cell>
          <table:table-cell office:value-type="string">
            <text:p>Pear Tree Grov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BOUCHER-GENTLES </text:p>
          </table:table-cell>
          <table:table-cell office:value-type="string">
            <text:p>Charmaine Valdalee </text:p>
          </table:table-cell>
          <table:table-cell office:value-type="string">
            <text:p>Lot 16, 11A King Street </text:p>
          </table:table-cell>
          <table:table-cell office:value-type="string">
            <text:p>Linstead </text:p>
          </table:table-cell>
          <table:table-cell office:value-type="string">
            <text:p>St Catherine</text:p>
          </table:table-cell>
          <table:table-cell office:value-type="string">
            <text:p>985-2614/836-7025/985-62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BOWES </text:p>
          </table:table-cell>
          <table:table-cell office:value-type="string">
            <text:p>David </text:p>
          </table:table-cell>
          <table:table-cell office:value-type="string">
            <text:p/>
          </table:table-cell>
          <table:table-cell office:value-type="string">
            <text:p>Grateful Hi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BOWIE </text:p>
          </table:table-cell>
          <table:table-cell office:value-type="string">
            <text:p>Claudette Angelia </text:p>
          </table:table-cell>
          <table:table-cell office:value-type="string">
            <text:p>467 Woodpecker Street </text:p>
          </table:table-cell>
          <table:table-cell office:value-type="string">
            <text:p>Innswood Village </text:p>
          </table:table-cell>
          <table:table-cell office:value-type="string">
            <text:p>St Catherine</text:p>
          </table:table-cell>
          <table:table-cell office:value-type="string">
            <text:p>876-749-7474/359-968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BOYD </text:p>
          </table:table-cell>
          <table:table-cell office:value-type="string">
            <text:p>Madge Elizabeth </text:p>
          </table:table-cell>
          <table:table-cell office:value-type="string">
            <text:p>16 Orange Field Village </text:p>
          </table:table-cell>
          <table:table-cell office:value-type="string">
            <text:p>Ewarton, Linstead </text:p>
          </table:table-cell>
          <table:table-cell office:value-type="string">
            <text:p>St Catherine</text:p>
          </table:table-cell>
          <table:table-cell office:value-type="string">
            <text:p>838-3673/431-32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BRADFORD </text:p>
          </table:table-cell>
          <table:table-cell office:value-type="string">
            <text:p>Hazel </text:p>
          </table:table-cell>
          <table:table-cell office:value-type="string">
            <text:p/>
          </table:table-cell>
          <table:table-cell office:value-type="string">
            <text:p>Seafield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BRAVO </text:p>
          </table:table-cell>
          <table:table-cell office:value-type="string">
            <text:p>Melbourne Anthoniel </text:p>
          </table:table-cell>
          <table:table-cell office:value-type="string">
            <text:p>Church Road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BRIGGS </text:p>
          </table:table-cell>
          <table:table-cell office:value-type="string">
            <text:p>Fitzroy </text:p>
          </table:table-cell>
          <table:table-cell office:value-type="string">
            <text:p>Gulf Heights </text:p>
          </table:table-cell>
          <table:table-cell office:value-type="string">
            <text:p>Gordon Pen </text:p>
          </table:table-cell>
          <table:table-cell office:value-type="string">
            <text:p>St Catherine</text:p>
          </table:table-cell>
          <table:table-cell office:value-type="string">
            <text:p>98346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BRITTON </text:p>
          </table:table-cell>
          <table:table-cell office:value-type="string">
            <text:p>Huntley Lloyd </text:p>
          </table:table-cell>
          <table:table-cell office:value-type="string">
            <text:p>1170 Green Acres Boulevar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-0277/330-9876/934-079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BROMFIELD </text:p>
          </table:table-cell>
          <table:table-cell office:value-type="string">
            <text:p>Rufi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BROMFIELD </text:p>
          </table:table-cell>
          <table:table-cell office:value-type="string">
            <text:p>Sonja </text:p>
          </table:table-cell>
          <table:table-cell office:value-type="string">
            <text:p>5 Queen's Lane </text:p>
          </table:table-cell>
          <table:table-cell office:value-type="string">
            <text:p>Central Village </text:p>
          </table:table-cell>
          <table:table-cell office:value-type="string">
            <text:p>St Catherine</text:p>
          </table:table-cell>
          <table:table-cell office:value-type="string">
            <text:p>46425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BROOKS </text:p>
          </table:table-cell>
          <table:table-cell office:value-type="string">
            <text:p>Michael </text:p>
          </table:table-cell>
          <table:table-cell office:value-type="string">
            <text:p>1 Hummingbird Avenue </text:p>
          </table:table-cell>
          <table:table-cell office:value-type="string">
            <text:p>Cromarty Grove </text:p>
          </table:table-cell>
          <table:table-cell office:value-type="string">
            <text:p>St Catherine</text:p>
          </table:table-cell>
          <table:table-cell office:value-type="string">
            <text:p>94330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BROOKS </text:p>
          </table:table-cell>
          <table:table-cell office:value-type="string">
            <text:p>Neil </text:p>
          </table:table-cell>
          <table:table-cell office:value-type="string">
            <text:p>13 Cardiff Place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>94323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BROOKS </text:p>
          </table:table-cell>
          <table:table-cell office:value-type="string">
            <text:p>Cleveland </text:p>
          </table:table-cell>
          <table:table-cell office:value-type="string">
            <text:p>5 Queen's Lane </text:p>
          </table:table-cell>
          <table:table-cell office:value-type="string">
            <text:p>Central Village </text:p>
          </table:table-cell>
          <table:table-cell office:value-type="string">
            <text:p>St Catherine</text:p>
          </table:table-cell>
          <table:table-cell office:value-type="string">
            <text:p>347996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BROOKS </text:p>
          </table:table-cell>
          <table:table-cell office:value-type="string">
            <text:p>Cleveland </text:p>
          </table:table-cell>
          <table:table-cell office:value-type="string">
            <text:p>Lot #39 Tangelo Drive </text:p>
          </table:table-cell>
          <table:table-cell office:value-type="string">
            <text:p>Seville Meadows </text:p>
          </table:table-cell>
          <table:table-cell office:value-type="string">
            <text:p>St Catherine</text:p>
          </table:table-cell>
          <table:table-cell office:value-type="string">
            <text:p>347996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BROWN </text:p>
          </table:table-cell>
          <table:table-cell office:value-type="string">
            <text:p>Heather </text:p>
          </table:table-cell>
          <table:table-cell office:value-type="string">
            <text:p>85-87 Cedar Grove Estate </text:p>
          </table:table-cell>
          <table:table-cell office:value-type="string">
            <text:p>Caymana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BROWN </text:p>
          </table:table-cell>
          <table:table-cell office:value-type="string">
            <text:p>Vivia </text:p>
          </table:table-cell>
          <table:table-cell office:value-type="string">
            <text:p>14 Fulmer Way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31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BROWN </text:p>
          </table:table-cell>
          <table:table-cell office:value-type="string">
            <text:p>Claris </text:p>
          </table:table-cell>
          <table:table-cell office:value-type="string">
            <text:p>40 Marlie Acr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24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BROWN </text:p>
          </table:table-cell>
          <table:table-cell office:value-type="string">
            <text:p>Derrick </text:p>
          </table:table-cell>
          <table:table-cell office:value-type="string">
            <text:p>37 Goffe Avenu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98433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BROWN </text:p>
          </table:table-cell>
          <table:table-cell office:value-type="string">
            <text:p>Everett </text:p>
          </table:table-cell>
          <table:table-cell office:value-type="string">
            <text:p>Lot 94 St. Theresa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09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BROWN </text:p>
          </table:table-cell>
          <table:table-cell office:value-type="string">
            <text:p>Marjorie </text:p>
          </table:table-cell>
          <table:table-cell office:value-type="string">
            <text:p/>
          </table:table-cell>
          <table:table-cell office:value-type="string">
            <text:p>Top Mountain </text:p>
          </table:table-cell>
          <table:table-cell office:value-type="string">
            <text:p>St Catherine</text:p>
          </table:table-cell>
          <table:table-cell office:value-type="string">
            <text:p>817451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BROWN </text:p>
          </table:table-cell>
          <table:table-cell office:value-type="string">
            <text:p>Noel </text:p>
          </table:table-cell>
          <table:table-cell office:value-type="string">
            <text:p>26 Yvetta Cresce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06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BROWN </text:p>
          </table:table-cell>
          <table:table-cell office:value-type="string">
            <text:p>Andre Alsage </text:p>
          </table:table-cell>
          <table:table-cell office:value-type="string">
            <text:p>Lot 140 SilverStone, 34 Central Way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669-9155/788-3091/376-36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BROWN </text:p>
          </table:table-cell>
          <table:table-cell office:value-type="string">
            <text:p>Claud Hathley </text:p>
          </table:table-cell>
          <table:table-cell office:value-type="string">
            <text:p>155 Mount View Boulevard, P.O Box 878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6086/443-9632/765-84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BROWN </text:p>
          </table:table-cell>
          <table:table-cell office:value-type="string">
            <text:p>Henry Augustus </text:p>
          </table:table-cell>
          <table:table-cell office:value-type="string">
            <text:p>8 Telephone Close Waterford,P.O Box 129 </text:p>
          </table:table-cell>
          <table:table-cell office:value-type="string">
            <text:p>Portmore Gardens </text:p>
          </table:table-cell>
          <table:table-cell office:value-type="string">
            <text:p>St Catherine</text:p>
          </table:table-cell>
          <table:table-cell office:value-type="string">
            <text:p>363-0187/806-314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BROWN </text:p>
          </table:table-cell>
          <table:table-cell office:value-type="string">
            <text:p>Kimberly Shereece </text:p>
          </table:table-cell>
          <table:table-cell office:value-type="string">
            <text:p>661 2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408-652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BROWN </text:p>
          </table:table-cell>
          <table:table-cell office:value-type="string">
            <text:p>Mark Williams </text:p>
          </table:table-cell>
          <table:table-cell office:value-type="string">
            <text:p>844 New Harbour Village </text:p>
          </table:table-cell>
          <table:table-cell office:value-type="string">
            <text:p>Old Harbour </text:p>
          </table:table-cell>
          <table:table-cell office:value-type="string">
            <text:p>St Catherine</text:p>
          </table:table-cell>
          <table:table-cell office:value-type="string">
            <text:p>827-221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BROWN </text:p>
          </table:table-cell>
          <table:table-cell office:value-type="string">
            <text:p>Michael Donovan St.Aubya Graham </text:p>
          </table:table-cell>
          <table:table-cell office:value-type="string">
            <text:p>5 North Avenue, Hampton Green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4-2599/381-27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BROWN </text:p>
          </table:table-cell>
          <table:table-cell office:value-type="string">
            <text:p>Franklin </text:p>
          </table:table-cell>
          <table:table-cell office:value-type="string">
            <text:p>229 Doctor Bird Circle </text:p>
          </table:table-cell>
          <table:table-cell office:value-type="string">
            <text:p>Aviary </text:p>
          </table:table-cell>
          <table:table-cell office:value-type="string">
            <text:p>St Catherine</text:p>
          </table:table-cell>
          <table:table-cell office:value-type="string">
            <text:p>98455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BROWN </text:p>
          </table:table-cell>
          <table:table-cell office:value-type="string">
            <text:p>Hortense </text:p>
          </table:table-cell>
          <table:table-cell office:value-type="string">
            <text:p>Lot 28 Tryall Estat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6-477-65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BROWN </text:p>
          </table:table-cell>
          <table:table-cell office:value-type="string">
            <text:p>Sheryll </text:p>
          </table:table-cell>
          <table:table-cell office:value-type="string">
            <text:p>Lot # 347, 3 North, </text:p>
          </table:table-cell>
          <table:table-cell office:value-type="string">
            <text:p>NW 11th Greater Portmore </text:p>
          </table:table-cell>
          <table:table-cell office:value-type="string">
            <text:p>St Catherine</text:p>
          </table:table-cell>
          <table:table-cell office:value-type="string">
            <text:p>445-620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BROWN </text:p>
          </table:table-cell>
          <table:table-cell office:value-type="string">
            <text:p>Myrtle </text:p>
          </table:table-cell>
          <table:table-cell office:value-type="string">
            <text:p>83 York Driv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56423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BROWN-HUNTER </text:p>
          </table:table-cell>
          <table:table-cell office:value-type="string">
            <text:p>Monica </text:p>
          </table:table-cell>
          <table:table-cell office:value-type="string">
            <text:p>3 Valley Clos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>98522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BROWN-JADDOO </text:p>
          </table:table-cell>
          <table:table-cell office:value-type="string">
            <text:p>Vernick Andrea </text:p>
          </table:table-cell>
          <table:table-cell office:value-type="string">
            <text:p>August Town District </text:p>
          </table:table-cell>
          <table:table-cell office:value-type="string">
            <text:p>Bog Walk </text:p>
          </table:table-cell>
          <table:table-cell office:value-type="string">
            <text:p>St Catherine</text:p>
          </table:table-cell>
          <table:table-cell office:value-type="string">
            <text:p>848-68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BROWN-SINGH </text:p>
          </table:table-cell>
          <table:table-cell office:value-type="string">
            <text:p>Audrey Josephine </text:p>
          </table:table-cell>
          <table:table-cell office:value-type="string">
            <text:p>Barton’s District </text:p>
          </table:table-cell>
          <table:table-cell office:value-type="string">
            <text:p>Barton’s P. O. </text:p>
          </table:table-cell>
          <table:table-cell office:value-type="string">
            <text:p>St Catherine</text:p>
          </table:table-cell>
          <table:table-cell office:value-type="string">
            <text:p>876-407-8606/382-21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BROWN-WHYTE </text:p>
          </table:table-cell>
          <table:table-cell office:value-type="string">
            <text:p>Rossana Ann-Marie </text:p>
          </table:table-cell>
          <table:table-cell office:value-type="string">
            <text:p>332 Winona Drive </text:p>
          </table:table-cell>
          <table:table-cell office:value-type="string">
            <text:p>Garveymeade </text:p>
          </table:table-cell>
          <table:table-cell office:value-type="string">
            <text:p>St Catherine</text:p>
          </table:table-cell>
          <table:table-cell office:value-type="string">
            <text:p>574-1418/775-68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BRYAN </text:p>
          </table:table-cell>
          <table:table-cell office:value-type="string">
            <text:p>Paulette V. </text:p>
          </table:table-cell>
          <table:table-cell office:value-type="string">
            <text:p>471 Claremont Heights </text:p>
          </table:table-cell>
          <table:table-cell office:value-type="string">
            <text:p>Old Harbour P. O. </text:p>
          </table:table-cell>
          <table:table-cell office:value-type="string">
            <text:p>St Catherine</text:p>
          </table:table-cell>
          <table:table-cell office:value-type="string">
            <text:p>876-360-94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BRYAN </text:p>
          </table:table-cell>
          <table:table-cell office:value-type="string">
            <text:p>Weston Lloyd </text:p>
          </table:table-cell>
          <table:table-cell office:value-type="string">
            <text:p>229 2 North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787-4694/988-763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BRYAN </text:p>
          </table:table-cell>
          <table:table-cell office:value-type="string">
            <text:p>Lucilda </text:p>
          </table:table-cell>
          <table:table-cell office:value-type="string">
            <text:p/>
          </table:table-cell>
          <table:table-cell office:value-type="string">
            <text:p>Stanbury Grove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BUCKLE </text:p>
          </table:table-cell>
          <table:table-cell office:value-type="string">
            <text:p>Darnell Ryan </text:p>
          </table:table-cell>
          <table:table-cell office:value-type="string">
            <text:p>Lot 4 Morgan's Drive, Bay front Villas and Apartments </text:p>
          </table:table-cell>
          <table:table-cell office:value-type="string">
            <text:p>Bridgeport, Portmore </text:p>
          </table:table-cell>
          <table:table-cell office:value-type="string">
            <text:p>St Catherine</text:p>
          </table:table-cell>
          <table:table-cell office:value-type="string">
            <text:p>276-50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BUCKLE </text:p>
          </table:table-cell>
          <table:table-cell office:value-type="string">
            <text:p>Andrea </text:p>
          </table:table-cell>
          <table:table-cell office:value-type="string">
            <text:p>8 Bell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121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BUCKLEY-SMITH </text:p>
          </table:table-cell>
          <table:table-cell office:value-type="string">
            <text:p>Sharon Olivia </text:p>
          </table:table-cell>
          <table:table-cell office:value-type="string">
            <text:p>Lot 545 Matura Way </text:p>
          </table:table-cell>
          <table:table-cell office:value-type="string">
            <text:p>Southboro Bridgeport </text:p>
          </table:table-cell>
          <table:table-cell office:value-type="string">
            <text:p>St Catherine</text:p>
          </table:table-cell>
          <table:table-cell office:value-type="string">
            <text:p>939-6824/884-374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BUDDOO </text:p>
          </table:table-cell>
          <table:table-cell office:value-type="string">
            <text:p>Gosma </text:p>
          </table:table-cell>
          <table:table-cell office:value-type="string">
            <text:p>Lot 406 Westchester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692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BUDDOO </text:p>
          </table:table-cell>
          <table:table-cell office:value-type="string">
            <text:p>Gosma </text:p>
          </table:table-cell>
          <table:table-cell office:value-type="string">
            <text:p>Lot 225 Mewton Close </text:p>
          </table:table-cell>
          <table:table-cell office:value-type="string">
            <text:p>Ensom Acres </text:p>
          </table:table-cell>
          <table:table-cell office:value-type="string">
            <text:p>St Catherine</text:p>
          </table:table-cell>
          <table:table-cell office:value-type="string">
            <text:p>98460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BUDDOO-FLETCHER </text:p>
          </table:table-cell>
          <table:table-cell office:value-type="string">
            <text:p>Gary Anthony </text:p>
          </table:table-cell>
          <table:table-cell office:value-type="string">
            <text:p>Lot F 65 Caymanas Country Club </text:p>
          </table:table-cell>
          <table:table-cell office:value-type="string">
            <text:p>Caymanas Estate </text:p>
          </table:table-cell>
          <table:table-cell office:value-type="string">
            <text:p>St Catherine</text:p>
          </table:table-cell>
          <table:table-cell office:value-type="string">
            <text:p>620-1127/849-9745/948-01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BURBAGE </text:p>
          </table:table-cell>
          <table:table-cell office:value-type="string">
            <text:p>Veronica </text:p>
          </table:table-cell>
          <table:table-cell office:value-type="string">
            <text:p>Lot 90 Ensom Acres Close </text:p>
          </table:table-cell>
          <table:table-cell office:value-type="string">
            <text:p>Ensom Acres </text:p>
          </table:table-cell>
          <table:table-cell office:value-type="string">
            <text:p>St Catherine</text:p>
          </table:table-cell>
          <table:table-cell office:value-type="string">
            <text:p>98440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BURKE </text:p>
          </table:table-cell>
          <table:table-cell office:value-type="string">
            <text:p>Ericka </text:p>
          </table:table-cell>
          <table:table-cell office:value-type="string">
            <text:p/>
          </table:table-cell>
          <table:table-cell office:value-type="string">
            <text:p>Time and Patienc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BURKE </text:p>
          </table:table-cell>
          <table:table-cell office:value-type="string">
            <text:p>Lloyd </text:p>
          </table:table-cell>
          <table:table-cell office:value-type="string">
            <text:p>276 Queens Avenue </text:p>
          </table:table-cell>
          <table:table-cell office:value-type="string">
            <text:p>Magil Palm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BURTON </text:p>
          </table:table-cell>
          <table:table-cell office:value-type="string">
            <text:p>Kenneth </text:p>
          </table:table-cell>
          <table:table-cell office:value-type="string">
            <text:p>29 Clinton Drive </text:p>
          </table:table-cell>
          <table:table-cell office:value-type="string">
            <text:p>Little Greendale </text:p>
          </table:table-cell>
          <table:table-cell office:value-type="string">
            <text:p>St Catherine</text:p>
          </table:table-cell>
          <table:table-cell office:value-type="string">
            <text:p>98421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BUTLER </text:p>
          </table:table-cell>
          <table:table-cell office:value-type="string">
            <text:p>Manley </text:p>
          </table:table-cell>
          <table:table-cell office:value-type="string">
            <text:p>32 Seaton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708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BYGRAVE </text:p>
          </table:table-cell>
          <table:table-cell office:value-type="string">
            <text:p>Troy </text:p>
          </table:table-cell>
          <table:table-cell office:value-type="string">
            <text:p>Town House # 2 </text:p>
          </table:table-cell>
          <table:table-cell office:value-type="string">
            <text:p>Johnson Hill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CALLAGHAN </text:p>
          </table:table-cell>
          <table:table-cell office:value-type="string">
            <text:p>Gilbert </text:p>
          </table:table-cell>
          <table:table-cell office:value-type="string">
            <text:p>390 St. Livingston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9474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CAMERON </text:p>
          </table:table-cell>
          <table:table-cell office:value-type="string">
            <text:p>Noel </text:p>
          </table:table-cell>
          <table:table-cell office:value-type="string">
            <text:p>Old Henderson Road </text:p>
          </table:table-cell>
          <table:table-cell office:value-type="string">
            <text:p>Lakes Pen P.A.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CAMERON </text:p>
          </table:table-cell>
          <table:table-cell office:value-type="string">
            <text:p>Samuel </text:p>
          </table:table-cell>
          <table:table-cell office:value-type="string">
            <text:p>Lot 85 Judith Avenue </text:p>
          </table:table-cell>
          <table:table-cell office:value-type="string">
            <text:p>Leiba Gardens </text:p>
          </table:table-cell>
          <table:table-cell office:value-type="string">
            <text:p>St Catherine</text:p>
          </table:table-cell>
          <table:table-cell office:value-type="string">
            <text:p>94341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CAMERON-MCDONALD</text:p>
          </table:table-cell>
          <table:table-cell office:value-type="string">
            <text:p>Rosana Elaine </text:p>
          </table:table-cell>
          <table:table-cell office:value-type="string">
            <text:p>Gordon Wood District </text:p>
          </table:table-cell>
          <table:table-cell office:value-type="string">
            <text:p>Old Harbour </text:p>
          </table:table-cell>
          <table:table-cell office:value-type="string">
            <text:p>St Catherine</text:p>
          </table:table-cell>
          <table:table-cell office:value-type="string">
            <text:p>479-304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CAMPBELL </text:p>
          </table:table-cell>
          <table:table-cell office:value-type="string">
            <text:p>Blanche </text:p>
          </table:table-cell>
          <table:table-cell office:value-type="string">
            <text:p>26 Gibson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20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CAMPBELL </text:p>
          </table:table-cell>
          <table:table-cell office:value-type="string">
            <text:p>Ian </text:p>
          </table:table-cell>
          <table:table-cell office:value-type="string">
            <text:p>Lot 117 </text:p>
          </table:table-cell>
          <table:table-cell office:value-type="string">
            <text:p>11th Dolphin Way </text:p>
          </table:table-cell>
          <table:table-cell office:value-type="string">
            <text:p>St Catherine</text:p>
          </table:table-cell>
          <table:table-cell office:value-type="string">
            <text:p>99806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CAMPBELL </text:p>
          </table:table-cell>
          <table:table-cell office:value-type="string">
            <text:p>Joslyn </text:p>
          </table:table-cell>
          <table:table-cell office:value-type="string">
            <text:p>18 Daytona Avenu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98823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CAMPBELL </text:p>
          </table:table-cell>
          <table:table-cell office:value-type="string">
            <text:p>Merlene </text:p>
          </table:table-cell>
          <table:table-cell office:value-type="string">
            <text:p>609 Rosemary Clos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082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CAMPBELL </text:p>
          </table:table-cell>
          <table:table-cell office:value-type="string">
            <text:p>Robert </text:p>
          </table:table-cell>
          <table:table-cell office:value-type="string">
            <text:p>85-86 Belmont Park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90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CAMPBELL </text:p>
          </table:table-cell>
          <table:table-cell office:value-type="string">
            <text:p>Yvonne </text:p>
          </table:table-cell>
          <table:table-cell office:value-type="string">
            <text:p>Lot 228 Charlemo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712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CAMPBELL </text:p>
          </table:table-cell>
          <table:table-cell office:value-type="string">
            <text:p>Cleveland </text:p>
          </table:table-cell>
          <table:table-cell office:value-type="string">
            <text:p>Lot 289 Borealis Blvd </text:p>
          </table:table-cell>
          <table:table-cell office:value-type="string">
            <text:p>Watson Grov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CAMPBELL </text:p>
          </table:table-cell>
          <table:table-cell office:value-type="string">
            <text:p>Delroy </text:p>
          </table:table-cell>
          <table:table-cell office:value-type="string">
            <text:p/>
          </table:table-cell>
          <table:table-cell office:value-type="string">
            <text:p>Nutshell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CAMPBELL </text:p>
          </table:table-cell>
          <table:table-cell office:value-type="string">
            <text:p>Elaine </text:p>
          </table:table-cell>
          <table:table-cell office:value-type="string">
            <text:p/>
          </table:table-cell>
          <table:table-cell office:value-type="string">
            <text:p>Nutshell District </text:p>
          </table:table-cell>
          <table:table-cell office:value-type="string">
            <text:p>St Catherine</text:p>
          </table:table-cell>
          <table:table-cell office:value-type="string">
            <text:p>27849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CAMPBELL </text:p>
          </table:table-cell>
          <table:table-cell office:value-type="string">
            <text:p>Noel </text:p>
          </table:table-cell>
          <table:table-cell office:value-type="string">
            <text:p>35 Leamington Drive </text:p>
          </table:table-cell>
          <table:table-cell office:value-type="string">
            <text:p>Willoden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CAMPBELL </text:p>
          </table:table-cell>
          <table:table-cell office:value-type="string">
            <text:p>Sherman </text:p>
          </table:table-cell>
          <table:table-cell office:value-type="string">
            <text:p>Church Road </text:p>
          </table:table-cell>
          <table:table-cell office:value-type="string">
            <text:p>Shenton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CAMPBELL </text:p>
          </table:table-cell>
          <table:table-cell office:value-type="string">
            <text:p>Paulette </text:p>
          </table:table-cell>
          <table:table-cell office:value-type="string">
            <text:p>Lot 860 Palmerston Place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CAMPBELL </text:p>
          </table:table-cell>
          <table:table-cell office:value-type="string">
            <text:p>Royston Lloyd </text:p>
          </table:table-cell>
          <table:table-cell office:value-type="string">
            <text:p>15 Tampa Avenu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CAMPBELL </text:p>
          </table:table-cell>
          <table:table-cell office:value-type="string">
            <text:p>Adella </text:p>
          </table:table-cell>
          <table:table-cell office:value-type="string">
            <text:p>Box 8628, Jacaranda Home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337-0083/927-1680 ext 37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CAMPBELL </text:p>
          </table:table-cell>
          <table:table-cell office:value-type="string">
            <text:p>Kemaletta Camile </text:p>
          </table:table-cell>
          <table:table-cell office:value-type="string">
            <text:p>772 Diamond Avenue </text:p>
          </table:table-cell>
          <table:table-cell office:value-type="string">
            <text:p>Eltham Park, Spanish Town </text:p>
          </table:table-cell>
          <table:table-cell office:value-type="string">
            <text:p>St Catherine</text:p>
          </table:table-cell>
          <table:table-cell office:value-type="string">
            <text:p>820-9211/585-701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CAMPBELL </text:p>
          </table:table-cell>
          <table:table-cell office:value-type="string">
            <text:p>Sheraine </text:p>
          </table:table-cell>
          <table:table-cell office:value-type="string">
            <text:p>276 Queens Avenue </text:p>
          </table:table-cell>
          <table:table-cell office:value-type="string">
            <text:p>Magil Palm </text:p>
          </table:table-cell>
          <table:table-cell office:value-type="string">
            <text:p>St Catherine</text:p>
          </table:table-cell>
          <table:table-cell office:value-type="string">
            <text:p>96088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CAMPBELL </text:p>
          </table:table-cell>
          <table:table-cell office:value-type="string">
            <text:p>Colleen </text:p>
          </table:table-cell>
          <table:table-cell office:value-type="string">
            <text:p>32 Middlesex Avenue </text:p>
          </table:table-cell>
          <table:table-cell office:value-type="string">
            <text:p>Independece City </text:p>
          </table:table-cell>
          <table:table-cell office:value-type="string">
            <text:p>St Catherine</text:p>
          </table:table-cell>
          <table:table-cell office:value-type="string">
            <text:p>77604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CAMPBELL </text:p>
          </table:table-cell>
          <table:table-cell office:value-type="string">
            <text:p>Sheraine </text:p>
          </table:table-cell>
          <table:table-cell office:value-type="string">
            <text:p>32 Middlesex Avenue </text:p>
          </table:table-cell>
          <table:table-cell office:value-type="string">
            <text:p>Independece City </text:p>
          </table:table-cell>
          <table:table-cell office:value-type="string">
            <text:p>St Catherine</text:p>
          </table:table-cell>
          <table:table-cell office:value-type="string">
            <text:p>96088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CAMPBELL </text:p>
          </table:table-cell>
          <table:table-cell office:value-type="string">
            <text:p>Colleen </text:p>
          </table:table-cell>
          <table:table-cell office:value-type="string">
            <text:p>162 NW, 34th Place, 7 West Aintree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77604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CAMPBELL </text:p>
          </table:table-cell>
          <table:table-cell office:value-type="string">
            <text:p>Courtney </text:p>
          </table:table-cell>
          <table:table-cell office:value-type="string">
            <text:p>B58 Martinique Boulevard </text:p>
          </table:table-cell>
          <table:table-cell office:value-type="string">
            <text:p>Caribbean Estates </text:p>
          </table:table-cell>
          <table:table-cell office:value-type="string">
            <text:p>St Catherine</text:p>
          </table:table-cell>
          <table:table-cell office:value-type="string">
            <text:p>46929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CAMPBELL </text:p>
          </table:table-cell>
          <table:table-cell office:value-type="string">
            <text:p>Kerroy </text:p>
          </table:table-cell>
          <table:table-cell office:value-type="string">
            <text:p>1C Newton Avenue </text:p>
          </table:table-cell>
          <table:table-cell office:value-type="string">
            <text:p>Ensom Acres </text:p>
          </table:table-cell>
          <table:table-cell office:value-type="string">
            <text:p>St Catherine</text:p>
          </table:table-cell>
          <table:table-cell office:value-type="string">
            <text:p>876-298-684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CAMPBELL </text:p>
          </table:table-cell>
          <table:table-cell office:value-type="string">
            <text:p>Leighton </text:p>
          </table:table-cell>
          <table:table-cell office:value-type="string">
            <text:p>5 Dorothy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CAMPBELL-GORDON </text:p>
          </table:table-cell>
          <table:table-cell office:value-type="string">
            <text:p>Georgia Elizabeth </text:p>
          </table:table-cell>
          <table:table-cell office:value-type="string">
            <text:p>124 Sherman Terrace, Box 27 </text:p>
          </table:table-cell>
          <table:table-cell office:value-type="string">
            <text:p>Marlie Mount P.O </text:p>
          </table:table-cell>
          <table:table-cell office:value-type="string">
            <text:p>St Catherine</text:p>
          </table:table-cell>
          <table:table-cell office:value-type="string">
            <text:p>745-4542/427-5589/927-99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CAMPBELL-TUCKER </text:p>
          </table:table-cell>
          <table:table-cell office:value-type="string">
            <text:p>Patrise </text:p>
          </table:table-cell>
          <table:table-cell office:value-type="string">
            <text:p>Lot 117 Riverside View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CARBY </text:p>
          </table:table-cell>
          <table:table-cell office:value-type="string">
            <text:p>Laurel </text:p>
          </table:table-cell>
          <table:table-cell office:value-type="string">
            <text:p>Lot 100 NIghtingale Gro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80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CARNEGIE </text:p>
          </table:table-cell>
          <table:table-cell office:value-type="string">
            <text:p>Devon </text:p>
          </table:table-cell>
          <table:table-cell office:value-type="string">
            <text:p/>
          </table:table-cell>
          <table:table-cell office:value-type="string">
            <text:p>Commodore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CARTER </text:p>
          </table:table-cell>
          <table:table-cell office:value-type="string">
            <text:p>Michael </text:p>
          </table:table-cell>
          <table:table-cell office:value-type="string">
            <text:p>H61 Port of Spain Place </text:p>
          </table:table-cell>
          <table:table-cell office:value-type="string">
            <text:p>Trinidad </text:p>
          </table:table-cell>
          <table:table-cell office:value-type="string">
            <text:p>St Catherine</text:p>
          </table:table-cell>
          <table:table-cell office:value-type="string">
            <text:p>632140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CARTER </text:p>
          </table:table-cell>
          <table:table-cell office:value-type="string">
            <text:p>Gloria Sylvia </text:p>
          </table:table-cell>
          <table:table-cell office:value-type="string">
            <text:p>Goffe Road </text:p>
          </table:table-cell>
          <table:table-cell office:value-type="string">
            <text:p>Glengoffe P.O </text:p>
          </table:table-cell>
          <table:table-cell office:value-type="string">
            <text:p>St Catherine</text:p>
          </table:table-cell>
          <table:table-cell office:value-type="string">
            <text:p>708-1901/402-21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CARTER-WITTER </text:p>
          </table:table-cell>
          <table:table-cell office:value-type="string">
            <text:p>Kadie-Ann </text:p>
          </table:table-cell>
          <table:table-cell office:value-type="string">
            <text:p>883, 3 Ea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6-408-81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CASE </text:p>
          </table:table-cell>
          <table:table-cell office:value-type="string">
            <text:p>Oreth </text:p>
          </table:table-cell>
          <table:table-cell office:value-type="string">
            <text:p>386 Vernon Avenue </text:p>
          </table:table-cell>
          <table:table-cell office:value-type="string">
            <text:p>Morris Meadows </text:p>
          </table:table-cell>
          <table:table-cell office:value-type="string">
            <text:p>St Catherine</text:p>
          </table:table-cell>
          <table:table-cell office:value-type="string">
            <text:p>87144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CASSANOVA </text:p>
          </table:table-cell>
          <table:table-cell office:value-type="string">
            <text:p>Judith </text:p>
          </table:table-cell>
          <table:table-cell office:value-type="string">
            <text:p>Lot 486 4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926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CASTLE </text:p>
          </table:table-cell>
          <table:table-cell office:value-type="string">
            <text:p>Evric </text:p>
          </table:table-cell>
          <table:table-cell office:value-type="string">
            <text:p>12 Rio Cobre Avenue </text:p>
          </table:table-cell>
          <table:table-cell office:value-type="string">
            <text:p>Lakemoor Gardens </text:p>
          </table:table-cell>
          <table:table-cell office:value-type="string">
            <text:p>St Catherine</text:p>
          </table:table-cell>
          <table:table-cell office:value-type="string">
            <text:p>98564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CASTLE </text:p>
          </table:table-cell>
          <table:table-cell office:value-type="string">
            <text:p>Monique </text:p>
          </table:table-cell>
          <table:table-cell office:value-type="string">
            <text:p>9 Willowdale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86871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CASTLE </text:p>
          </table:table-cell>
          <table:table-cell office:value-type="string">
            <text:p>Melissa </text:p>
          </table:table-cell>
          <table:table-cell office:value-type="string">
            <text:p>9 Willowdale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43120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CHAMBERS </text:p>
          </table:table-cell>
          <table:table-cell office:value-type="string">
            <text:p>Herman </text:p>
          </table:table-cell>
          <table:table-cell office:value-type="string">
            <text:p/>
          </table:table-cell>
          <table:table-cell office:value-type="string">
            <text:p>Worthy Park </text:p>
          </table:table-cell>
          <table:table-cell office:value-type="string">
            <text:p>St Catherine</text:p>
          </table:table-cell>
          <table:table-cell office:value-type="string">
            <text:p>90364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CHAMBERS </text:p>
          </table:table-cell>
          <table:table-cell office:value-type="string">
            <text:p>Narval </text:p>
          </table:table-cell>
          <table:table-cell office:value-type="string">
            <text:p/>
          </table:table-cell>
          <table:table-cell office:value-type="string">
            <text:p>Pusey District </text:p>
          </table:table-cell>
          <table:table-cell office:value-type="string">
            <text:p>St Catherine</text:p>
          </table:table-cell>
          <table:table-cell office:value-type="string">
            <text:p>70549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CHAMBERS </text:p>
          </table:table-cell>
          <table:table-cell office:value-type="string">
            <text:p>Bentley Barrington </text:p>
          </table:table-cell>
          <table:table-cell office:value-type="string">
            <text:p>2 Ocean Street </text:p>
          </table:table-cell>
          <table:table-cell office:value-type="string">
            <text:p>New Harbour Village </text:p>
          </table:table-cell>
          <table:table-cell office:value-type="string">
            <text:p>St Catherine</text:p>
          </table:table-cell>
          <table:table-cell office:value-type="string">
            <text:p>481-2642/927-188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CHAMBERS </text:p>
          </table:table-cell>
          <table:table-cell office:value-type="string">
            <text:p>David Anthony </text:p>
          </table:table-cell>
          <table:table-cell office:value-type="string">
            <text:p>33 York Driv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385-0011/784-72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CHAMBERS </text:p>
          </table:table-cell>
          <table:table-cell office:value-type="string">
            <text:p>Al </text:p>
          </table:table-cell>
          <table:table-cell office:value-type="string">
            <text:p>12 Angel's Court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50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CHAMBERS </text:p>
          </table:table-cell>
          <table:table-cell office:value-type="string">
            <text:p>Frank </text:p>
          </table:table-cell>
          <table:table-cell office:value-type="string">
            <text:p>82 Dempster Avenue </text:p>
          </table:table-cell>
          <table:table-cell office:value-type="string">
            <text:p>Sydenham </text:p>
          </table:table-cell>
          <table:table-cell office:value-type="string">
            <text:p>St Catherine</text:p>
          </table:table-cell>
          <table:table-cell office:value-type="string">
            <text:p>98158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CHAMBERS </text:p>
          </table:table-cell>
          <table:table-cell office:value-type="string">
            <text:p>Lascynth </text:p>
          </table:table-cell>
          <table:table-cell office:value-type="string">
            <text:p>12 Angels Court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CHAMBERS </text:p>
          </table:table-cell>
          <table:table-cell office:value-type="string">
            <text:p>Angela </text:p>
          </table:table-cell>
          <table:table-cell office:value-type="string">
            <text:p>166A St. Matthew Way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86886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CHAMBERS-SINCLAIR </text:p>
          </table:table-cell>
          <table:table-cell office:value-type="string">
            <text:p>Colleen </text:p>
          </table:table-cell>
          <table:table-cell office:value-type="string">
            <text:p/>
          </table:table-cell>
          <table:table-cell office:value-type="string">
            <text:p>Content District </text:p>
          </table:table-cell>
          <table:table-cell office:value-type="string">
            <text:p>St Catherine</text:p>
          </table:table-cell>
          <table:table-cell office:value-type="string">
            <text:p>44503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CHANCE </text:p>
          </table:table-cell>
          <table:table-cell office:value-type="string">
            <text:p>Victo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329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CHARVIS </text:p>
          </table:table-cell>
          <table:table-cell office:value-type="string">
            <text:p>Howard </text:p>
          </table:table-cell>
          <table:table-cell office:value-type="string">
            <text:p>LOt 60 Whitehouse Housing Scheme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8588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CHEVANNES </text:p>
          </table:table-cell>
          <table:table-cell office:value-type="string">
            <text:p>Richard Anthony </text:p>
          </table:table-cell>
          <table:table-cell office:value-type="string">
            <text:p>Lot 9, 8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740-7891/773-5991/906-27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CHIN </text:p>
          </table:table-cell>
          <table:table-cell office:value-type="string">
            <text:p>Howard </text:p>
          </table:table-cell>
          <table:table-cell office:value-type="string">
            <text:p>43 Main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CHIN </text:p>
          </table:table-cell>
          <table:table-cell office:value-type="string">
            <text:p>Winston </text:p>
          </table:table-cell>
          <table:table-cell office:value-type="string">
            <text:p>Lot 502 Whitewater Meado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3912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CHIN FAH EN </text:p>
          </table:table-cell>
          <table:table-cell office:value-type="string">
            <text:p>Charles </text:p>
          </table:table-cell>
          <table:table-cell office:value-type="string">
            <text:p>292 North East 5th Street </text:p>
          </table:table-cell>
          <table:table-cell office:value-type="string">
            <text:p>7 East </text:p>
          </table:table-cell>
          <table:table-cell office:value-type="string">
            <text:p>St Catherine</text:p>
          </table:table-cell>
          <table:table-cell office:value-type="string">
            <text:p>94948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CHINSEE </text:p>
          </table:table-cell>
          <table:table-cell office:value-type="string">
            <text:p>Sean </text:p>
          </table:table-cell>
          <table:table-cell office:value-type="string">
            <text:p>8 Robert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20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CHRISTIAN </text:p>
          </table:table-cell>
          <table:table-cell office:value-type="string">
            <text:p>Novette Nerida </text:p>
          </table:table-cell>
          <table:table-cell office:value-type="string">
            <text:p>27 Antonio Drive Indpendence City </text:p>
          </table:table-cell>
          <table:table-cell office:value-type="string">
            <text:p>Greogry Park P.O </text:p>
          </table:table-cell>
          <table:table-cell office:value-type="string">
            <text:p>St Catherine</text:p>
          </table:table-cell>
          <table:table-cell office:value-type="string">
            <text:p>704-3381/844-466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CHRISTIE </text:p>
          </table:table-cell>
          <table:table-cell office:value-type="string">
            <text:p>Donald Errol </text:p>
          </table:table-cell>
          <table:table-cell office:value-type="string">
            <text:p>258 Silverstone </text:p>
          </table:table-cell>
          <table:table-cell office:value-type="string">
            <text:p>Greater Portmore P.O </text:p>
          </table:table-cell>
          <table:table-cell office:value-type="string">
            <text:p>St Catherine</text:p>
          </table:table-cell>
          <table:table-cell office:value-type="string">
            <text:p>322-5152/361-27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CHRISTIE </text:p>
          </table:table-cell>
          <table:table-cell office:value-type="string">
            <text:p>Jossette Debbie </text:p>
          </table:table-cell>
          <table:table-cell office:value-type="string">
            <text:p>Nutshell District </text:p>
          </table:table-cell>
          <table:table-cell office:value-type="string">
            <text:p>Ewarton</text:p>
          </table:table-cell>
          <table:table-cell office:value-type="string">
            <text:p>St Catherine</text:p>
          </table:table-cell>
          <table:table-cell office:value-type="string">
            <text:p>286-6302/537-42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CHRISTIE </text:p>
          </table:table-cell>
          <table:table-cell office:value-type="string">
            <text:p>Shian </text:p>
          </table:table-cell>
          <table:table-cell office:value-type="string">
            <text:p>Thompson Pen </text:p>
          </table:table-cell>
          <table:table-cell office:value-type="string">
            <text:p>Beacon Hill </text:p>
          </table:table-cell>
          <table:table-cell office:value-type="string">
            <text:p>St Catherine</text:p>
          </table:table-cell>
          <table:table-cell office:value-type="string">
            <text:p>74906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CHROUCH - MCLAUGHLIN </text:p>
          </table:table-cell>
          <table:table-cell office:value-type="string">
            <text:p>Hortense </text:p>
          </table:table-cell>
          <table:table-cell office:value-type="string">
            <text:p>Lot 171 Lemon Drive </text:p>
          </table:table-cell>
          <table:table-cell office:value-type="string">
            <text:p>Lime Tree Grov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CLARKE </text:p>
          </table:table-cell>
          <table:table-cell office:value-type="string">
            <text:p>Harry </text:p>
          </table:table-cell>
          <table:table-cell office:value-type="string">
            <text:p>8 West 121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921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CLARKE </text:p>
          </table:table-cell>
          <table:table-cell office:value-type="string">
            <text:p>Norma </text:p>
          </table:table-cell>
          <table:table-cell office:value-type="string">
            <text:p>Lot 97 Caymanas Garden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8199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CLARKE </text:p>
          </table:table-cell>
          <table:table-cell office:value-type="string">
            <text:p>Gordon </text:p>
          </table:table-cell>
          <table:table-cell office:value-type="string">
            <text:p>House # 40 </text:p>
          </table:table-cell>
          <table:table-cell office:value-type="string">
            <text:p>Worthy Park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CLARKE </text:p>
          </table:table-cell>
          <table:table-cell office:value-type="string">
            <text:p>Gloria Christene </text:p>
          </table:table-cell>
          <table:table-cell office:value-type="string">
            <text:p>921 Windsor Heights </text:p>
          </table:table-cell>
          <table:table-cell office:value-type="string">
            <text:p>Central Village </text:p>
          </table:table-cell>
          <table:table-cell office:value-type="string">
            <text:p>St Catherine</text:p>
          </table:table-cell>
          <table:table-cell office:value-type="string">
            <text:p>819-15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CLARKE </text:p>
          </table:table-cell>
          <table:table-cell office:value-type="string">
            <text:p>Gaston </text:p>
          </table:table-cell>
          <table:table-cell office:value-type="string">
            <text:p/>
          </table:table-cell>
          <table:table-cell office:value-type="string">
            <text:p>Rosemount District </text:p>
          </table:table-cell>
          <table:table-cell office:value-type="string">
            <text:p>St Catherine</text:p>
          </table:table-cell>
          <table:table-cell office:value-type="string">
            <text:p>98525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CLARKE </text:p>
          </table:table-cell>
          <table:table-cell office:value-type="string">
            <text:p>Aston </text:p>
          </table:table-cell>
          <table:table-cell office:value-type="string">
            <text:p/>
          </table:table-cell>
          <table:table-cell office:value-type="string">
            <text:p>Armanda Courts Apt. C4 </text:p>
          </table:table-cell>
          <table:table-cell office:value-type="string">
            <text:p>St Catherine</text:p>
          </table:table-cell>
          <table:table-cell office:value-type="string">
            <text:p>988646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CLARKE-BOWIE </text:p>
          </table:table-cell>
          <table:table-cell office:value-type="string">
            <text:p>Marilyn </text:p>
          </table:table-cell>
          <table:table-cell office:value-type="string">
            <text:p>9 Mille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575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CLARKE-SAMUELS </text:p>
          </table:table-cell>
          <table:table-cell office:value-type="string">
            <text:p>Elsie Majorie </text:p>
          </table:table-cell>
          <table:table-cell office:value-type="string">
            <text:p>304 Seaview Drive West </text:p>
          </table:table-cell>
          <table:table-cell office:value-type="string">
            <text:p>Old Harbour Mews </text:p>
          </table:table-cell>
          <table:table-cell office:value-type="string">
            <text:p>St Catherine</text:p>
          </table:table-cell>
          <table:table-cell office:value-type="string">
            <text:p>856-942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CLAYTON </text:p>
          </table:table-cell>
          <table:table-cell office:value-type="string">
            <text:p>Alexander </text:p>
          </table:table-cell>
          <table:table-cell office:value-type="string">
            <text:p>41 Golden Acres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24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CLAYTON </text:p>
          </table:table-cell>
          <table:table-cell office:value-type="string">
            <text:p>Daphne </text:p>
          </table:table-cell>
          <table:table-cell office:value-type="string">
            <text:p>41 Golden Acres Drive </text:p>
          </table:table-cell>
          <table:table-cell office:value-type="string">
            <text:p>Golden Acres </text:p>
          </table:table-cell>
          <table:table-cell office:value-type="string">
            <text:p>St Catherine</text:p>
          </table:table-cell>
          <table:table-cell office:value-type="string">
            <text:p>94324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COBOURNE </text:p>
          </table:table-cell>
          <table:table-cell office:value-type="string">
            <text:p>Edga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CODNER </text:p>
          </table:table-cell>
          <table:table-cell office:value-type="string">
            <text:p>Keith </text:p>
          </table:table-cell>
          <table:table-cell office:value-type="string">
            <text:p>20 Federal Road </text:p>
          </table:table-cell>
          <table:table-cell office:value-type="string">
            <text:p>Sydenham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CODNER </text:p>
          </table:table-cell>
          <table:table-cell office:value-type="string">
            <text:p>Richard Godfrey </text:p>
          </table:table-cell>
          <table:table-cell office:value-type="string">
            <text:p>3E 127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75-10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COGHIEL </text:p>
          </table:table-cell>
          <table:table-cell office:value-type="string">
            <text:p>Albert Prince </text:p>
          </table:table-cell>
          <table:table-cell office:value-type="string">
            <text:p>Jericho District </text:p>
          </table:table-cell>
          <table:table-cell office:value-type="string">
            <text:p>Linstead P.O </text:p>
          </table:table-cell>
          <table:table-cell office:value-type="string">
            <text:p>St Catherine</text:p>
          </table:table-cell>
          <table:table-cell office:value-type="string">
            <text:p>469-90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COLE </text:p>
          </table:table-cell>
          <table:table-cell office:value-type="string">
            <text:p>Donna Rose Gordon </text:p>
          </table:table-cell>
          <table:table-cell office:value-type="string">
            <text:p>Hanker's Hall District </text:p>
          </table:table-cell>
          <table:table-cell office:value-type="string">
            <text:p>Hanker's Hall P.O </text:p>
          </table:table-cell>
          <table:table-cell office:value-type="string">
            <text:p>St Catherine</text:p>
          </table:table-cell>
          <table:table-cell office:value-type="string">
            <text:p>326-9423/359-37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COLE </text:p>
          </table:table-cell>
          <table:table-cell office:value-type="string">
            <text:p>Valrie Vivienne </text:p>
          </table:table-cell>
          <table:table-cell office:value-type="string">
            <text:p>61 East Kirkland Heights </text:p>
          </table:table-cell>
          <table:table-cell office:value-type="string">
            <text:p>Kingstion 19 </text:p>
          </table:table-cell>
          <table:table-cell office:value-type="string">
            <text:p>St Catherine</text:p>
          </table:table-cell>
          <table:table-cell office:value-type="string">
            <text:p>944-0151/789-2451/861-376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COLLINS </text:p>
          </table:table-cell>
          <table:table-cell office:value-type="string">
            <text:p>Eulalee </text:p>
          </table:table-cell>
          <table:table-cell office:value-type="string">
            <text:p>Lot 1451, 7th Manatee Way </text:p>
          </table:table-cell>
          <table:table-cell office:value-type="string">
            <text:p>Braeton Phase 2 </text:p>
          </table:table-cell>
          <table:table-cell office:value-type="string">
            <text:p>St Catherine</text:p>
          </table:table-cell>
          <table:table-cell office:value-type="string">
            <text:p>99823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COLLINS</text:p>
          </table:table-cell>
          <table:table-cell office:value-type="string">
            <text:p>Evan </text:p>
          </table:table-cell>
          <table:table-cell office:value-type="string">
            <text:p>1 Lopez Road </text:p>
          </table:table-cell>
          <table:table-cell office:value-type="string">
            <text:p>Ewarton </text:p>
          </table:table-cell>
          <table:table-cell office:value-type="string">
            <text:p>St Catherine</text:p>
          </table:table-cell>
          <table:table-cell office:value-type="string">
            <text:p>98500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COLLINS </text:p>
          </table:table-cell>
          <table:table-cell office:value-type="string">
            <text:p>Rhoan </text:p>
          </table:table-cell>
          <table:table-cell office:value-type="string">
            <text:p>Spicy Grove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6-944551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COMMOCK </text:p>
          </table:table-cell>
          <table:table-cell office:value-type="string">
            <text:p>Elmore </text:p>
          </table:table-cell>
          <table:table-cell office:value-type="string">
            <text:p>46 Tavares Crescent </text:p>
          </table:table-cell>
          <table:table-cell office:value-type="string">
            <text:p>Knollis </text:p>
          </table:table-cell>
          <table:table-cell office:value-type="string">
            <text:p>St Catherine</text:p>
          </table:table-cell>
          <table:table-cell office:value-type="string">
            <text:p>98587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COPE </text:p>
          </table:table-cell>
          <table:table-cell office:value-type="string">
            <text:p>Oren Fletcher </text:p>
          </table:table-cell>
          <table:table-cell office:value-type="string">
            <text:p>Lot #415, Jacaranda Boulevard </text:p>
          </table:table-cell>
          <table:table-cell office:value-type="string">
            <text:p>North Jacaranda Homes </text:p>
          </table:table-cell>
          <table:table-cell office:value-type="string">
            <text:p>St Catherine</text:p>
          </table:table-cell>
          <table:table-cell office:value-type="string">
            <text:p>876-668-5485/876-425-71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COUSINS </text:p>
          </table:table-cell>
          <table:table-cell office:value-type="string">
            <text:p>Oren </text:p>
          </table:table-cell>
          <table:table-cell office:value-type="string">
            <text:p>56 Wellington Clos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COWAN </text:p>
          </table:table-cell>
          <table:table-cell office:value-type="string">
            <text:p>Leonard Ron Archer </text:p>
          </table:table-cell>
          <table:table-cell office:value-type="string">
            <text:p>Lot 69 Dahlia Ave, Hellshire Park Estate 2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612-7674/532-09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CREARY </text:p>
          </table:table-cell>
          <table:table-cell office:value-type="string">
            <text:p>Odette Marvalyn </text:p>
          </table:table-cell>
          <table:table-cell office:value-type="string">
            <text:p>Creary's Road </text:p>
          </table:table-cell>
          <table:table-cell office:value-type="string">
            <text:p>Above Rocks P.O </text:p>
          </table:table-cell>
          <table:table-cell office:value-type="string">
            <text:p>St Catherine</text:p>
          </table:table-cell>
          <table:table-cell office:value-type="string">
            <text:p>882-1812/838-66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CUNNINGHAM </text:p>
          </table:table-cell>
          <table:table-cell office:value-type="string">
            <text:p>Dwight </text:p>
          </table:table-cell>
          <table:table-cell office:value-type="string">
            <text:p>67 Daffodil Avenue </text:p>
          </table:table-cell>
          <table:table-cell office:value-type="string">
            <text:p>Eltham Meadows </text:p>
          </table:table-cell>
          <table:table-cell office:value-type="string">
            <text:p>St Catherine</text:p>
          </table:table-cell>
          <table:table-cell office:value-type="string">
            <text:p>62082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CUNNINGHAM </text:p>
          </table:table-cell>
          <table:table-cell office:value-type="string">
            <text:p>Aaron Dwight Damion </text:p>
          </table:table-cell>
          <table:table-cell office:value-type="string">
            <text:p>Magazine Lane </text:p>
          </table:table-cell>
          <table:table-cell office:value-type="string">
            <text:p>Bog Walk P.O </text:p>
          </table:table-cell>
          <table:table-cell office:value-type="string">
            <text:p>St Catherine</text:p>
          </table:table-cell>
          <table:table-cell office:value-type="string">
            <text:p>815-3185/413-34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CUNNINGHAM </text:p>
          </table:table-cell>
          <table:table-cell office:value-type="string">
            <text:p>Byron Eleazer </text:p>
          </table:table-cell>
          <table:table-cell office:value-type="string">
            <text:p>Lot 486, Hibiscus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567-4409/770-06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CUNNINGHAM </text:p>
          </table:table-cell>
          <table:table-cell office:value-type="string">
            <text:p>Seita </text:p>
          </table:table-cell>
          <table:table-cell office:value-type="string">
            <text:p>96 St Theresa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DACAS-AFFLICK </text:p>
          </table:table-cell>
          <table:table-cell office:value-type="string">
            <text:p>Marlene Karen </text:p>
          </table:table-cell>
          <table:table-cell office:value-type="string">
            <text:p>6 Grouper Street </text:p>
          </table:table-cell>
          <table:table-cell office:value-type="string">
            <text:p>New Harbour Village </text:p>
          </table:table-cell>
          <table:table-cell office:value-type="string">
            <text:p>St Catherine</text:p>
          </table:table-cell>
          <table:table-cell office:value-type="string">
            <text:p>902-3584/364-7296/833-851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DACOSTA </text:p>
          </table:table-cell>
          <table:table-cell office:value-type="string">
            <text:p>Carolyn </text:p>
          </table:table-cell>
          <table:table-cell office:value-type="string">
            <text:p>37 Angels Courts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756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DACOSTA </text:p>
          </table:table-cell>
          <table:table-cell office:value-type="string">
            <text:p>Odine Alexander </text:p>
          </table:table-cell>
          <table:table-cell office:value-type="string">
            <text:p>113 Mount Royal Estate </text:p>
          </table:table-cell>
          <table:table-cell office:value-type="string">
            <text:p>Bridgeport, Portmore </text:p>
          </table:table-cell>
          <table:table-cell office:value-type="string">
            <text:p>St Catherine</text:p>
          </table:table-cell>
          <table:table-cell office:value-type="string">
            <text:p>633-1129/579-7136/929-892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DACOSTA </text:p>
          </table:table-cell>
          <table:table-cell office:value-type="string">
            <text:p>Dermott </text:p>
          </table:table-cell>
          <table:table-cell office:value-type="string">
            <text:p>11 Port Henderson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69519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DACRES </text:p>
          </table:table-cell>
          <table:table-cell office:value-type="string">
            <text:p>Simone </text:p>
          </table:table-cell>
          <table:table-cell office:value-type="string">
            <text:p>8 Sombero Drive </text:p>
          </table:table-cell>
          <table:table-cell office:value-type="string">
            <text:p>Lauristo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DALEY </text:p>
          </table:table-cell>
          <table:table-cell office:value-type="string">
            <text:p>Joyce Denise </text:p>
          </table:table-cell>
          <table:table-cell office:value-type="string">
            <text:p>38 King Street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5-2670/819-603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DALLING </text:p>
          </table:table-cell>
          <table:table-cell office:value-type="string">
            <text:p>Shane </text:p>
          </table:table-cell>
          <table:table-cell office:value-type="string">
            <text:p>710 Innswood Villag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971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DANN </text:p>
          </table:table-cell>
          <table:table-cell office:value-type="string">
            <text:p>Osmond </text:p>
          </table:table-cell>
          <table:table-cell office:value-type="string">
            <text:p>9 Hartford Drive </text:p>
          </table:table-cell>
          <table:table-cell office:value-type="string">
            <text:p>Vilmore </text:p>
          </table:table-cell>
          <table:table-cell office:value-type="string">
            <text:p>St Catherine</text:p>
          </table:table-cell>
          <table:table-cell office:value-type="string">
            <text:p>90795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DARE-NIXON </text:p>
          </table:table-cell>
          <table:table-cell office:value-type="string">
            <text:p>Sartosha </text:p>
          </table:table-cell>
          <table:table-cell office:value-type="string">
            <text:p>Kitson Tow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658783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DAVIDSON </text:p>
          </table:table-cell>
          <table:table-cell office:value-type="string">
            <text:p>Maurine </text:p>
          </table:table-cell>
          <table:table-cell office:value-type="string">
            <text:p>Lot 28 Queen's Avenue </text:p>
          </table:table-cell>
          <table:table-cell office:value-type="string">
            <text:p>Cromarty Phase 2 </text:p>
          </table:table-cell>
          <table:table-cell office:value-type="string">
            <text:p>St Catherine</text:p>
          </table:table-cell>
          <table:table-cell office:value-type="string">
            <text:p>81550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DAVIS </text:p>
          </table:table-cell>
          <table:table-cell office:value-type="string">
            <text:p>Delford </text:p>
          </table:table-cell>
          <table:table-cell office:value-type="string">
            <text:p>127 Shoucair Driv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74958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DAVIS </text:p>
          </table:table-cell>
          <table:table-cell office:value-type="string">
            <text:p>Edward </text:p>
          </table:table-cell>
          <table:table-cell office:value-type="string">
            <text:p>Lot 178 Cedar SQ </text:p>
          </table:table-cell>
          <table:table-cell office:value-type="string">
            <text:p>Mount View EState </text:p>
          </table:table-cell>
          <table:table-cell office:value-type="string">
            <text:p>St Catherine</text:p>
          </table:table-cell>
          <table:table-cell office:value-type="string">
            <text:p>94382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DAVIS </text:p>
          </table:table-cell>
          <table:table-cell office:value-type="string">
            <text:p>Martel </text:p>
          </table:table-cell>
          <table:table-cell office:value-type="string">
            <text:p>7 Dreamland Drive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>99826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DAVIS </text:p>
          </table:table-cell>
          <table:table-cell office:value-type="string">
            <text:p>Lascelle </text:p>
          </table:table-cell>
          <table:table-cell office:value-type="string">
            <text:p>58 Young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74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DAVIS </text:p>
          </table:table-cell>
          <table:table-cell office:value-type="string">
            <text:p>Lincoln </text:p>
          </table:table-cell>
          <table:table-cell office:value-type="string">
            <text:p>- </text:p>
          </table:table-cell>
          <table:table-cell office:value-type="string">
            <text:p>Morris Ha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DAVIS </text:p>
          </table:table-cell>
          <table:table-cell office:value-type="string">
            <text:p>Mike-Angello </text:p>
          </table:table-cell>
          <table:table-cell office:value-type="string">
            <text:p>271 Walton Close </text:p>
          </table:table-cell>
          <table:table-cell office:value-type="string">
            <text:p>Portmore Country Club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DAVIS </text:p>
          </table:table-cell>
          <table:table-cell office:value-type="string">
            <text:p>Noel </text:p>
          </table:table-cell>
          <table:table-cell office:value-type="string">
            <text:p>Lot 28 Queen's Avenue </text:p>
          </table:table-cell>
          <table:table-cell office:value-type="string">
            <text:p>Cromarty Phase 2 </text:p>
          </table:table-cell>
          <table:table-cell office:value-type="string">
            <text:p>St Catherine</text:p>
          </table:table-cell>
          <table:table-cell office:value-type="string">
            <text:p>34356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DAVIS HUNTER </text:p>
          </table:table-cell>
          <table:table-cell office:value-type="string">
            <text:p>Carol </text:p>
          </table:table-cell>
          <table:table-cell office:value-type="string">
            <text:p>Lot 140 Emanuel's Way </text:p>
          </table:table-cell>
          <table:table-cell office:value-type="string">
            <text:p>Royal Place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DAVIS-WRAY </text:p>
          </table:table-cell>
          <table:table-cell office:value-type="string">
            <text:p>Henrietta </text:p>
          </table:table-cell>
          <table:table-cell office:value-type="string">
            <text:p>344 Boulder Avenue </text:p>
          </table:table-cell>
          <table:table-cell office:value-type="string">
            <text:p>Fort 'B' Hellshire </text:p>
          </table:table-cell>
          <table:table-cell office:value-type="string">
            <text:p>St Catherine</text:p>
          </table:table-cell>
          <table:table-cell office:value-type="string">
            <text:p>98982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DAWES </text:p>
          </table:table-cell>
          <table:table-cell office:value-type="string">
            <text:p>Helen </text:p>
          </table:table-cell>
          <table:table-cell office:value-type="string">
            <text:p>31 Ensom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DAWKINS </text:p>
          </table:table-cell>
          <table:table-cell office:value-type="string">
            <text:p>Alvin </text:p>
          </table:table-cell>
          <table:table-cell office:value-type="string">
            <text:p/>
          </table:table-cell>
          <table:table-cell office:value-type="string">
            <text:p>Golden River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DAWKINS </text:p>
          </table:table-cell>
          <table:table-cell office:value-type="string">
            <text:p>Dwight </text:p>
          </table:table-cell>
          <table:table-cell office:value-type="string">
            <text:p>546, 4 We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1328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DAWSON </text:p>
          </table:table-cell>
          <table:table-cell office:value-type="string">
            <text:p>Fabian </text:p>
          </table:table-cell>
          <table:table-cell office:value-type="string">
            <text:p>Jones Pen </text:p>
          </table:table-cell>
          <table:table-cell office:value-type="string">
            <text:p>Beacon Hill </text:p>
          </table:table-cell>
          <table:table-cell office:value-type="string">
            <text:p>St Catherine</text:p>
          </table:table-cell>
          <table:table-cell office:value-type="string">
            <text:p>420681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DE LEON </text:p>
          </table:table-cell>
          <table:table-cell office:value-type="string">
            <text:p>Granville </text:p>
          </table:table-cell>
          <table:table-cell office:value-type="string">
            <text:p>Lot 7 Mercury Garden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03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DEACON </text:p>
          </table:table-cell>
          <table:table-cell office:value-type="string">
            <text:p>Mark Anthony </text:p>
          </table:table-cell>
          <table:table-cell office:value-type="string">
            <text:p>68 March Pen Road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64-30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DEANS </text:p>
          </table:table-cell>
          <table:table-cell office:value-type="string">
            <text:p>Laurette </text:p>
          </table:table-cell>
          <table:table-cell office:value-type="string">
            <text:p>Lot 230 4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963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DENNIS </text:p>
          </table:table-cell>
          <table:table-cell office:value-type="string">
            <text:p>Roy Radcliff </text:p>
          </table:table-cell>
          <table:table-cell office:value-type="string">
            <text:p>Lot 294 Lemon Drive </text:p>
          </table:table-cell>
          <table:table-cell office:value-type="string">
            <text:p>Bushy Park </text:p>
          </table:table-cell>
          <table:table-cell office:value-type="string">
            <text:p>St Catherine</text:p>
          </table:table-cell>
          <table:table-cell office:value-type="string">
            <text:p>527-4584/984-55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DENNIS </text:p>
          </table:table-cell>
          <table:table-cell office:value-type="string">
            <text:p>Yvet </text:p>
          </table:table-cell>
          <table:table-cell office:value-type="string">
            <text:p>Lot 77 Mark Avenue </text:p>
          </table:table-cell>
          <table:table-cell office:value-type="string">
            <text:p>Colbeck Heights Housing Scheme</text:p>
          </table:table-cell>
          <table:table-cell office:value-type="string">
            <text:p>St Catherine</text:p>
          </table:table-cell>
          <table:table-cell office:value-type="string">
            <text:p>94353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DENTON </text:p>
          </table:table-cell>
          <table:table-cell office:value-type="string">
            <text:p>Craig </text:p>
          </table:table-cell>
          <table:table-cell office:value-type="string">
            <text:p>19 Alva Boulevard </text:p>
          </table:table-cell>
          <table:table-cell office:value-type="string">
            <text:p>St. Jago South </text:p>
          </table:table-cell>
          <table:table-cell office:value-type="string">
            <text:p>St Catherine</text:p>
          </table:table-cell>
          <table:table-cell office:value-type="string">
            <text:p>38224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DESNOES </text:p>
          </table:table-cell>
          <table:table-cell office:value-type="string">
            <text:p>John </text:p>
          </table:table-cell>
          <table:table-cell office:value-type="string">
            <text:p>Tradewinds Citrus Ltd.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61409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DEWDNEY </text:p>
          </table:table-cell>
          <table:table-cell office:value-type="string">
            <text:p>Trevor </text:p>
          </table:table-cell>
          <table:table-cell office:value-type="string">
            <text:p/>
          </table:table-cell>
          <table:table-cell office:value-type="string">
            <text:p>Paul Mountain District </text:p>
          </table:table-cell>
          <table:table-cell office:value-type="string">
            <text:p>St Catherine</text:p>
          </table:table-cell>
          <table:table-cell office:value-type="string">
            <text:p>369383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DIXON </text:p>
          </table:table-cell>
          <table:table-cell office:value-type="string">
            <text:p>Yvonne </text:p>
          </table:table-cell>
          <table:table-cell office:value-type="string">
            <text:p>18 Monticello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783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DIXON </text:p>
          </table:table-cell>
          <table:table-cell office:value-type="string">
            <text:p>Harold </text:p>
          </table:table-cell>
          <table:table-cell office:value-type="string">
            <text:p>18 Federal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93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DIXON </text:p>
          </table:table-cell>
          <table:table-cell office:value-type="string">
            <text:p>Lorraine </text:p>
          </table:table-cell>
          <table:table-cell office:value-type="string">
            <text:p>Lot 394 Vineyards Cresce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500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DIXON </text:p>
          </table:table-cell>
          <table:table-cell office:value-type="string">
            <text:p>Hazilyn Douglas </text:p>
          </table:table-cell>
          <table:table-cell office:value-type="string">
            <text:p>22 Basie Avenue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>704-9265/459-52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DIXON </text:p>
          </table:table-cell>
          <table:table-cell office:value-type="string">
            <text:p>Gheovan Tavin </text:p>
          </table:table-cell>
          <table:table-cell office:value-type="string">
            <text:p>25 Chadwick Gardens </text:p>
          </table:table-cell>
          <table:table-cell office:value-type="string">
            <text:p>Whitewater Meadows </text:p>
          </table:table-cell>
          <table:table-cell office:value-type="string">
            <text:p>St Catherine</text:p>
          </table:table-cell>
          <table:table-cell office:value-type="string">
            <text:p>387-47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DIXON DOUGLAS </text:p>
          </table:table-cell>
          <table:table-cell office:value-type="string">
            <text:p>Hazilyn </text:p>
          </table:table-cell>
          <table:table-cell office:value-type="string">
            <text:p>22 Basie Avenue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>45952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DOBNEY </text:p>
          </table:table-cell>
          <table:table-cell office:value-type="string">
            <text:p>Delroy </text:p>
          </table:table-cell>
          <table:table-cell office:value-type="string">
            <text:p>Lot 2G Orchid Avenue </text:p>
          </table:table-cell>
          <table:table-cell office:value-type="string">
            <text:p>Gregory Park P.O. </text:p>
          </table:table-cell>
          <table:table-cell office:value-type="string">
            <text:p>St Catherine</text:p>
          </table:table-cell>
          <table:table-cell office:value-type="string">
            <text:p>89992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DOBSON </text:p>
          </table:table-cell>
          <table:table-cell office:value-type="string">
            <text:p>George </text:p>
          </table:table-cell>
          <table:table-cell office:value-type="string">
            <text:p>743 St. Phillip Close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83383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DONEGAL-WATER </text:p>
          </table:table-cell>
          <table:table-cell office:value-type="string">
            <text:p>Opal </text:p>
          </table:table-cell>
          <table:table-cell office:value-type="string">
            <text:p>H96 Caribbean Estate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7517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DORAH </text:p>
          </table:table-cell>
          <table:table-cell office:value-type="string">
            <text:p>Shermaine Kelisa </text:p>
          </table:table-cell>
          <table:table-cell office:value-type="string">
            <text:p>405 Westchester Drive </text:p>
          </table:table-cell>
          <table:table-cell office:value-type="string">
            <text:p>Waterford P.O </text:p>
          </table:table-cell>
          <table:table-cell office:value-type="string">
            <text:p>St Catherine</text:p>
          </table:table-cell>
          <table:table-cell office:value-type="string">
            <text:p>468-24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DORMAN </text:p>
          </table:table-cell>
          <table:table-cell office:value-type="string">
            <text:p>Vantryce </text:p>
          </table:table-cell>
          <table:table-cell office:value-type="string">
            <text:p>26 Bowers Estat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DORMAN </text:p>
          </table:table-cell>
          <table:table-cell office:value-type="string">
            <text:p>Easton O'Brien </text:p>
          </table:table-cell>
          <table:table-cell office:value-type="string">
            <text:p>29 Gerber Avenu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98-244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DOUGLAS </text:p>
          </table:table-cell>
          <table:table-cell office:value-type="string">
            <text:p>Eric </text:p>
          </table:table-cell>
          <table:table-cell office:value-type="string">
            <text:p>Lot 155 McKay Crescent </text:p>
          </table:table-cell>
          <table:table-cell office:value-type="string">
            <text:p>Fairview Park </text:p>
          </table:table-cell>
          <table:table-cell office:value-type="string">
            <text:p>St Catherine</text:p>
          </table:table-cell>
          <table:table-cell office:value-type="string">
            <text:p>98101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DOUGLAS </text:p>
          </table:table-cell>
          <table:table-cell office:value-type="string">
            <text:p>Andrew </text:p>
          </table:table-cell>
          <table:table-cell office:value-type="string">
            <text:p>33 Old Harbou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DOUGLAS </text:p>
          </table:table-cell>
          <table:table-cell office:value-type="string">
            <text:p>Easton St. Valentine </text:p>
          </table:table-cell>
          <table:table-cell office:value-type="string">
            <text:p>Mount Industry District </text:p>
          </table:table-cell>
          <table:table-cell office:value-type="string">
            <text:p>Box 158 </text:p>
          </table:table-cell>
          <table:table-cell office:value-type="string">
            <text:p>St Catherine</text:p>
          </table:table-cell>
          <table:table-cell office:value-type="string">
            <text:p>943-6101/545-87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DOUGLAS </text:p>
          </table:table-cell>
          <table:table-cell office:value-type="string">
            <text:p>Everald George </text:p>
          </table:table-cell>
          <table:table-cell office:value-type="string">
            <text:p>100 D Mount Veiw Boulevar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55-868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DOUGLAS </text:p>
          </table:table-cell>
          <table:table-cell office:value-type="string">
            <text:p>Eric </text:p>
          </table:table-cell>
          <table:table-cell office:value-type="string">
            <text:p>13 Rome Avenue </text:p>
          </table:table-cell>
          <table:table-cell office:value-type="string">
            <text:p>Indepence City </text:p>
          </table:table-cell>
          <table:table-cell office:value-type="string">
            <text:p>St Catherine</text:p>
          </table:table-cell>
          <table:table-cell office:value-type="string">
            <text:p>988198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DOUGLAS </text:p>
          </table:table-cell>
          <table:table-cell office:value-type="string">
            <text:p>Fenley </text:p>
          </table:table-cell>
          <table:table-cell office:value-type="string">
            <text:p>219 Westridge Close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42100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DOUGLAS </text:p>
          </table:table-cell>
          <table:table-cell office:value-type="string">
            <text:p>Linda </text:p>
          </table:table-cell>
          <table:table-cell office:value-type="string">
            <text:p>100D Mount View Boulevard </text:p>
          </table:table-cell>
          <table:table-cell office:value-type="string">
            <text:p>P.O. Box 158 </text:p>
          </table:table-cell>
          <table:table-cell office:value-type="string">
            <text:p>St Catherine</text:p>
          </table:table-cell>
          <table:table-cell office:value-type="string">
            <text:p>343361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DOUGLAS </text:p>
          </table:table-cell>
          <table:table-cell office:value-type="string">
            <text:p>Kemar </text:p>
          </table:table-cell>
          <table:table-cell office:value-type="string">
            <text:p>Lot 91 New Harbour Village 1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8977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DOWNER </text:p>
          </table:table-cell>
          <table:table-cell office:value-type="string">
            <text:p>Joseph </text:p>
          </table:table-cell>
          <table:table-cell office:value-type="string">
            <text:p/>
          </table:table-cell>
          <table:table-cell office:value-type="string">
            <text:p>Constant Spring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DRUMMOND </text:p>
          </table:table-cell>
          <table:table-cell office:value-type="string">
            <text:p>Jack </text:p>
          </table:table-cell>
          <table:table-cell office:value-type="string">
            <text:p>85 Dolphin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802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DUFFUS </text:p>
          </table:table-cell>
          <table:table-cell office:value-type="string">
            <text:p>Keno George </text:p>
          </table:table-cell>
          <table:table-cell office:value-type="string">
            <text:p>Christian Pen </text:p>
          </table:table-cell>
          <table:table-cell office:value-type="string">
            <text:p>Gregory Park </text:p>
          </table:table-cell>
          <table:table-cell office:value-type="string">
            <text:p>St Catherine</text:p>
          </table:table-cell>
          <table:table-cell office:value-type="string">
            <text:p>502-689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DUHANEY </text:p>
          </table:table-cell>
          <table:table-cell office:value-type="string">
            <text:p>Carlton </text:p>
          </table:table-cell>
          <table:table-cell office:value-type="string">
            <text:p/>
          </table:table-cell>
          <table:table-cell office:value-type="string">
            <text:p>Bonner District </text:p>
          </table:table-cell>
          <table:table-cell office:value-type="string">
            <text:p>St Catherine</text:p>
          </table:table-cell>
          <table:table-cell office:value-type="string">
            <text:p>70550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DUHANEY </text:p>
          </table:table-cell>
          <table:table-cell office:value-type="string">
            <text:p>Jennifer Claudette </text:p>
          </table:table-cell>
          <table:table-cell office:value-type="string">
            <text:p>Lot 4 Victoria Rose Boulevard </text:p>
          </table:table-cell>
          <table:table-cell office:value-type="string">
            <text:p>Mountview Estate </text:p>
          </table:table-cell>
          <table:table-cell office:value-type="string">
            <text:p>St Catherine</text:p>
          </table:table-cell>
          <table:table-cell office:value-type="string">
            <text:p>749-2371/770-7835/988-495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DUHANEY </text:p>
          </table:table-cell>
          <table:table-cell office:value-type="string">
            <text:p>Hugh </text:p>
          </table:table-cell>
          <table:table-cell office:value-type="string">
            <text:p>143 Harpist Avenue </text:p>
          </table:table-cell>
          <table:table-cell office:value-type="string">
            <text:p>Caymanas Gardens </text:p>
          </table:table-cell>
          <table:table-cell office:value-type="string">
            <text:p>St Catherine</text:p>
          </table:table-cell>
          <table:table-cell office:value-type="string">
            <text:p>37290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DUNBAR </text:p>
          </table:table-cell>
          <table:table-cell office:value-type="string">
            <text:p>Ernest </text:p>
          </table:table-cell>
          <table:table-cell office:value-type="string">
            <text:p># 12 Hyde Park </text:p>
          </table:table-cell>
          <table:table-cell office:value-type="string">
            <text:p>Knolli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DWYER </text:p>
          </table:table-cell>
          <table:table-cell office:value-type="string">
            <text:p>Maureen Clarke </text:p>
          </table:table-cell>
          <table:table-cell office:value-type="string">
            <text:p>1609 Cumberland Boulevard </text:p>
          </table:table-cell>
          <table:table-cell office:value-type="string">
            <text:p>Gregory Park P.O </text:p>
          </table:table-cell>
          <table:table-cell office:value-type="string">
            <text:p>St Catherine</text:p>
          </table:table-cell>
          <table:table-cell office:value-type="string">
            <text:p>822-2382/276-955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DYER </text:p>
          </table:table-cell>
          <table:table-cell office:value-type="string">
            <text:p>Bradley </text:p>
          </table:table-cell>
          <table:table-cell office:value-type="string">
            <text:p>Lot 1 Augusta Driv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90541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EASTMAN </text:p>
          </table:table-cell>
          <table:table-cell office:value-type="string">
            <text:p>Basil </text:p>
          </table:table-cell>
          <table:table-cell office:value-type="string">
            <text:p>Lot 22 Cooper WAy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98373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EASTWOOD </text:p>
          </table:table-cell>
          <table:table-cell office:value-type="string">
            <text:p>Sandra Amanda </text:p>
          </table:table-cell>
          <table:table-cell office:value-type="string">
            <text:p>Lluidas Vale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3-6325/414-1691/705-62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EDWARDS </text:p>
          </table:table-cell>
          <table:table-cell office:value-type="string">
            <text:p>Claude </text:p>
          </table:table-cell>
          <table:table-cell office:value-type="string">
            <text:p>47 Grants Crescent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EDWARDS </text:p>
          </table:table-cell>
          <table:table-cell office:value-type="string">
            <text:p>Ferdinand </text:p>
          </table:table-cell>
          <table:table-cell office:value-type="string">
            <text:p>48 Queens Avenue </text:p>
          </table:table-cell>
          <table:table-cell office:value-type="string">
            <text:p>Horizon Park </text:p>
          </table:table-cell>
          <table:table-cell office:value-type="string">
            <text:p>St Catherine</text:p>
          </table:table-cell>
          <table:table-cell office:value-type="string">
            <text:p>98123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EDWARDS </text:p>
          </table:table-cell>
          <table:table-cell office:value-type="string">
            <text:p>Upton </text:p>
          </table:table-cell>
          <table:table-cell office:value-type="string">
            <text:p>Thompson Pe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965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EDWARDS </text:p>
          </table:table-cell>
          <table:table-cell office:value-type="string">
            <text:p>Hector </text:p>
          </table:table-cell>
          <table:table-cell office:value-type="string">
            <text:p>24 Mahogany Way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EDWARDS </text:p>
          </table:table-cell>
          <table:table-cell office:value-type="string">
            <text:p>Upton Roy </text:p>
          </table:table-cell>
          <table:table-cell office:value-type="string">
            <text:p>- </text:p>
          </table:table-cell>
          <table:table-cell office:value-type="string">
            <text:p>Thompson Pen </text:p>
          </table:table-cell>
          <table:table-cell office:value-type="string">
            <text:p>St Catherine</text:p>
          </table:table-cell>
          <table:table-cell office:value-type="string">
            <text:p>943-9859/842-5609/942-2667-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EDWARDS </text:p>
          </table:table-cell>
          <table:table-cell office:value-type="string">
            <text:p>Lorraine Nadine </text:p>
          </table:table-cell>
          <table:table-cell office:value-type="string">
            <text:p>1 Alabaster Close </text:p>
          </table:table-cell>
          <table:table-cell office:value-type="string">
            <text:p>Eltham Park </text:p>
          </table:table-cell>
          <table:table-cell office:value-type="string">
            <text:p>St Catherine</text:p>
          </table:table-cell>
          <table:table-cell office:value-type="string">
            <text:p>907-8337/856-0793/669-525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EDWARDS </text:p>
          </table:table-cell>
          <table:table-cell office:value-type="string">
            <text:p>Markland Christopher </text:p>
          </table:table-cell>
          <table:table-cell office:value-type="string">
            <text:p>2 McPherson Drive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>399-1100/926-110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EDWARDS </text:p>
          </table:table-cell>
          <table:table-cell office:value-type="string">
            <text:p>Rowan </text:p>
          </table:table-cell>
          <table:table-cell office:value-type="string">
            <text:p>28 Garbally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58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EDWARDS </text:p>
          </table:table-cell>
          <table:table-cell office:value-type="string">
            <text:p>Victor </text:p>
          </table:table-cell>
          <table:table-cell office:value-type="string">
            <text:p>43 Clinton Drive </text:p>
          </table:table-cell>
          <table:table-cell office:value-type="string">
            <text:p>Little Greendale </text:p>
          </table:table-cell>
          <table:table-cell office:value-type="string">
            <text:p>St Catherine</text:p>
          </table:table-cell>
          <table:table-cell office:value-type="string">
            <text:p>90748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EDWARDS </text:p>
          </table:table-cell>
          <table:table-cell office:value-type="string">
            <text:p>Lavern </text:p>
          </table:table-cell>
          <table:table-cell office:value-type="string">
            <text:p>Lot 202 Carib Avenue </text:p>
          </table:table-cell>
          <table:table-cell office:value-type="string">
            <text:p>Horizon Park </text:p>
          </table:table-cell>
          <table:table-cell office:value-type="string">
            <text:p>St Catherine</text:p>
          </table:table-cell>
          <table:table-cell office:value-type="string">
            <text:p>454839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ELLIOTT </text:p>
          </table:table-cell>
          <table:table-cell office:value-type="string">
            <text:p>Randol Jamarl </text:p>
          </table:table-cell>
          <table:table-cell office:value-type="string">
            <text:p>45 Passage Fort Drive </text:p>
          </table:table-cell>
          <table:table-cell office:value-type="string">
            <text:p>Waterford P.O </text:p>
          </table:table-cell>
          <table:table-cell office:value-type="string">
            <text:p>St Catherine</text:p>
          </table:table-cell>
          <table:table-cell office:value-type="string">
            <text:p>550-35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EVANGELIST-ROACH </text:p>
          </table:table-cell>
          <table:table-cell office:value-type="string">
            <text:p>Herfah </text:p>
          </table:table-cell>
          <table:table-cell office:value-type="string">
            <text:p>Lot 427, 45 Mocha Avenue </text:p>
          </table:table-cell>
          <table:table-cell office:value-type="string">
            <text:p>New Harbour Village 3 </text:p>
          </table:table-cell>
          <table:table-cell office:value-type="string">
            <text:p>St Catherine</text:p>
          </table:table-cell>
          <table:table-cell office:value-type="string">
            <text:p>86812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EVANS </text:p>
          </table:table-cell>
          <table:table-cell office:value-type="string">
            <text:p>Ransford </text:p>
          </table:table-cell>
          <table:table-cell office:value-type="string">
            <text:p>8 Queens Avenue </text:p>
          </table:table-cell>
          <table:table-cell office:value-type="string">
            <text:p>Horizon Par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EVANS </text:p>
          </table:table-cell>
          <table:table-cell office:value-type="string">
            <text:p>Neville </text:p>
          </table:table-cell>
          <table:table-cell office:value-type="string">
            <text:p>Villa Almeoa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FACEY </text:p>
          </table:table-cell>
          <table:table-cell office:value-type="string">
            <text:p>Danny </text:p>
          </table:table-cell>
          <table:table-cell office:value-type="string">
            <text:p>28 Portmore Park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FAGAN </text:p>
          </table:table-cell>
          <table:table-cell office:value-type="string">
            <text:p>Joy </text:p>
          </table:table-cell>
          <table:table-cell office:value-type="string">
            <text:p>8 North Edgewater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99823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FAIRWEATHER </text:p>
          </table:table-cell>
          <table:table-cell office:value-type="string">
            <text:p>Audrey </text:p>
          </table:table-cell>
          <table:table-cell office:value-type="string">
            <text:p>710 Coastal Ring </text:p>
          </table:table-cell>
          <table:table-cell office:value-type="string">
            <text:p>New Harbour Village II </text:p>
          </table:table-cell>
          <table:table-cell office:value-type="string">
            <text:p>St Catherine</text:p>
          </table:table-cell>
          <table:table-cell office:value-type="string">
            <text:p>39452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FARQUHARSON </text:p>
          </table:table-cell>
          <table:table-cell office:value-type="string">
            <text:p>Eustace </text:p>
          </table:table-cell>
          <table:table-cell office:value-type="string">
            <text:p>LOt 76 Williamson Drive </text:p>
          </table:table-cell>
          <table:table-cell office:value-type="string">
            <text:p>Spaulding Garde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FARQUHARSON </text:p>
          </table:table-cell>
          <table:table-cell office:value-type="string">
            <text:p>Irving E.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FEARON </text:p>
          </table:table-cell>
          <table:table-cell office:value-type="string">
            <text:p>Norma </text:p>
          </table:table-cell>
          <table:table-cell office:value-type="string">
            <text:p>3 Lazio Drive </text:p>
          </table:table-cell>
          <table:table-cell office:value-type="string">
            <text:p>Angels Estate 2 </text:p>
          </table:table-cell>
          <table:table-cell office:value-type="string">
            <text:p>St Catherine</text:p>
          </table:table-cell>
          <table:table-cell office:value-type="string">
            <text:p>60254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FEARON </text:p>
          </table:table-cell>
          <table:table-cell office:value-type="string">
            <text:p>Vinford McCarthy </text:p>
          </table:table-cell>
          <table:table-cell office:value-type="string">
            <text:p>Lot 461 Hallandale Drive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 Grape Avenue, Vineyards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FEARON </text:p>
          </table:table-cell>
          <table:table-cell office:value-type="string">
            <text:p>Osbourn </text:p>
          </table:table-cell>
          <table:table-cell office:value-type="string">
            <text:p>Estate </text:p>
          </table:table-cell>
          <table:table-cell office:value-type="string">
            <text:p>Bushy Park </text:p>
          </table:table-cell>
          <table:table-cell office:value-type="string">
            <text:p>St Catherine</text:p>
          </table:table-cell>
          <table:table-cell office:value-type="string">
            <text:p>43898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FENNELL </text:p>
          </table:table-cell>
          <table:table-cell office:value-type="string">
            <text:p>Moses </text:p>
          </table:table-cell>
          <table:table-cell office:value-type="string">
            <text:p>112 Barcelona Blvd. </text:p>
          </table:table-cell>
          <table:table-cell office:value-type="string">
            <text:p>Phoenix Vist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FERGUSON </text:p>
          </table:table-cell>
          <table:table-cell office:value-type="string">
            <text:p>Mavis </text:p>
          </table:table-cell>
          <table:table-cell office:value-type="string">
            <text:p>25 Patricia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98828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FERGUSON </text:p>
          </table:table-cell>
          <table:table-cell office:value-type="string">
            <text:p>Natalya </text:p>
          </table:table-cell>
          <table:table-cell office:value-type="string">
            <text:p>Apt. 3E8 Unions Estat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55048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FERRON </text:p>
          </table:table-cell>
          <table:table-cell office:value-type="string">
            <text:p>Barbara </text:p>
          </table:table-cell>
          <table:table-cell office:value-type="string">
            <text:p>43 Brooklyn Avenue </text:p>
          </table:table-cell>
          <table:table-cell office:value-type="string">
            <text:p>Cromarty Grove </text:p>
          </table:table-cell>
          <table:table-cell office:value-type="string">
            <text:p>St Catherine</text:p>
          </table:table-cell>
          <table:table-cell office:value-type="string">
            <text:p>31321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FEURTADO </text:p>
          </table:table-cell>
          <table:table-cell office:value-type="string">
            <text:p>Ishbel Ettalee </text:p>
          </table:table-cell>
          <table:table-cell office:value-type="string">
            <text:p>25 Newsome Road </text:p>
          </table:table-cell>
          <table:table-cell office:value-type="string">
            <text:p>Greenvale </text:p>
          </table:table-cell>
          <table:table-cell office:value-type="string">
            <text:p>St Catherine</text:p>
          </table:table-cell>
          <table:table-cell office:value-type="string">
            <text:p>984-1485/310-389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FINDLAY </text:p>
          </table:table-cell>
          <table:table-cell office:value-type="string">
            <text:p>Clair </text:p>
          </table:table-cell>
          <table:table-cell office:value-type="string">
            <text:p>Lot 14, 5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76-357-0488/575-147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FINNIKIN </text:p>
          </table:table-cell>
          <table:table-cell office:value-type="string">
            <text:p>Denworth </text:p>
          </table:table-cell>
          <table:table-cell office:value-type="string">
            <text:p>Lot 241 6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0901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FISHER </text:p>
          </table:table-cell>
          <table:table-cell office:value-type="string">
            <text:p>Herbert </text:p>
          </table:table-cell>
          <table:table-cell office:value-type="string">
            <text:p/>
          </table:table-cell>
          <table:table-cell office:value-type="string">
            <text:p>Wakefield </text:p>
          </table:table-cell>
          <table:table-cell office:value-type="string">
            <text:p>St Catherine</text:p>
          </table:table-cell>
          <table:table-cell office:value-type="string">
            <text:p>447153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FISHER </text:p>
          </table:table-cell>
          <table:table-cell office:value-type="string">
            <text:p>Orlando </text:p>
          </table:table-cell>
          <table:table-cell office:value-type="string">
            <text:p/>
          </table:table-cell>
          <table:table-cell office:value-type="string">
            <text:p>Magazine Lan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FISHER </text:p>
          </table:table-cell>
          <table:table-cell office:value-type="string">
            <text:p>Edwin </text:p>
          </table:table-cell>
          <table:table-cell office:value-type="string">
            <text:p/>
          </table:table-cell>
          <table:table-cell office:value-type="string">
            <text:p>Cedar Valley </text:p>
          </table:table-cell>
          <table:table-cell office:value-type="string">
            <text:p>St Catherine</text:p>
          </table:table-cell>
          <table:table-cell office:value-type="string">
            <text:p>60236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FISHER </text:p>
          </table:table-cell>
          <table:table-cell office:value-type="string">
            <text:p>Ricardo </text:p>
          </table:table-cell>
          <table:table-cell office:value-type="string">
            <text:p/>
          </table:table-cell>
          <table:table-cell office:value-type="string">
            <text:p>Cedar Valley </text:p>
          </table:table-cell>
          <table:table-cell office:value-type="string">
            <text:p>St Catherine</text:p>
          </table:table-cell>
          <table:table-cell office:value-type="string">
            <text:p>60236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FISHER </text:p>
          </table:table-cell>
          <table:table-cell office:value-type="string">
            <text:p>Tyrone </text:p>
          </table:table-cell>
          <table:table-cell office:value-type="string">
            <text:p>Apt. 3K2 Unions Estat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79629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FLETCHER </text:p>
          </table:table-cell>
          <table:table-cell office:value-type="string">
            <text:p>Dennis </text:p>
          </table:table-cell>
          <table:table-cell office:value-type="string">
            <text:p>20 Barnes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33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FLOWERS </text:p>
          </table:table-cell>
          <table:table-cell office:value-type="string">
            <text:p>Elroy </text:p>
          </table:table-cell>
          <table:table-cell office:value-type="string">
            <text:p>Lot 3 Fir Close </text:p>
          </table:table-cell>
          <table:table-cell office:value-type="string">
            <text:p>Keystone Heights </text:p>
          </table:table-cell>
          <table:table-cell office:value-type="string">
            <text:p>St Catherine</text:p>
          </table:table-cell>
          <table:table-cell office:value-type="string">
            <text:p>997313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FLOYD </text:p>
          </table:table-cell>
          <table:table-cell office:value-type="string">
            <text:p>Clinton Augustus </text:p>
          </table:table-cell>
          <table:table-cell office:value-type="string">
            <text:p>Lot 24 Seville Meadows </text:p>
          </table:table-cell>
          <table:table-cell office:value-type="string">
            <text:p>Spanish Town P.O </text:p>
          </table:table-cell>
          <table:table-cell office:value-type="string">
            <text:p>St Catherine</text:p>
          </table:table-cell>
          <table:table-cell office:value-type="string">
            <text:p>613-1824/872-283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FOGA </text:p>
          </table:table-cell>
          <table:table-cell office:value-type="string">
            <text:p>Noel </text:p>
          </table:table-cell>
          <table:table-cell office:value-type="string">
            <text:p/>
          </table:table-cell>
          <table:table-cell office:value-type="string">
            <text:p>Church Road </text:p>
          </table:table-cell>
          <table:table-cell office:value-type="string">
            <text:p>St Catherine</text:p>
          </table:table-cell>
          <table:table-cell office:value-type="string">
            <text:p>98583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FOLKES </text:p>
          </table:table-cell>
          <table:table-cell office:value-type="string">
            <text:p>Murelda </text:p>
          </table:table-cell>
          <table:table-cell office:value-type="string">
            <text:p>Main Street </text:p>
          </table:table-cell>
          <table:table-cell office:value-type="string">
            <text:p>Old Harbour Bay </text:p>
          </table:table-cell>
          <table:table-cell office:value-type="string">
            <text:p>St Catherine</text:p>
          </table:table-cell>
          <table:table-cell office:value-type="string">
            <text:p>70842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FOLKES-GRANT </text:p>
          </table:table-cell>
          <table:table-cell office:value-type="string">
            <text:p>Kay Marie </text:p>
          </table:table-cell>
          <table:table-cell office:value-type="string">
            <text:p>10 March Pen Road,P.O Box 1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4-0377/815-3592/977-1158-6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FOLKS </text:p>
          </table:table-cell>
          <table:table-cell office:value-type="string">
            <text:p>Oscar </text:p>
          </table:table-cell>
          <table:table-cell office:value-type="string">
            <text:p/>
          </table:table-cell>
          <table:table-cell office:value-type="string">
            <text:p>Browns Town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FORBES </text:p>
          </table:table-cell>
          <table:table-cell office:value-type="string">
            <text:p>Paula </text:p>
          </table:table-cell>
          <table:table-cell office:value-type="string">
            <text:p/>
          </table:table-cell>
          <table:table-cell office:value-type="string">
            <text:p>Beacon HI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FORSYTHE </text:p>
          </table:table-cell>
          <table:table-cell office:value-type="string">
            <text:p>Winston </text:p>
          </table:table-cell>
          <table:table-cell office:value-type="string">
            <text:p>Lot 74 Lewars Avenue </text:p>
          </table:table-cell>
          <table:table-cell office:value-type="string">
            <text:p>Strathmore Gardens </text:p>
          </table:table-cell>
          <table:table-cell office:value-type="string">
            <text:p>St Catherine</text:p>
          </table:table-cell>
          <table:table-cell office:value-type="string">
            <text:p>40623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FOSTER </text:p>
          </table:table-cell>
          <table:table-cell office:value-type="string">
            <text:p>Clarence </text:p>
          </table:table-cell>
          <table:table-cell office:value-type="string">
            <text:p>51 POinciana Drive </text:p>
          </table:table-cell>
          <table:table-cell office:value-type="string">
            <text:p>Twickenham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FOSTER </text:p>
          </table:table-cell>
          <table:table-cell office:value-type="string">
            <text:p>Simoan </text:p>
          </table:table-cell>
          <table:table-cell office:value-type="string">
            <text:p>16 Brettford Avenue </text:p>
          </table:table-cell>
          <table:table-cell office:value-type="string">
            <text:p>KIngston 10 </text:p>
          </table:table-cell>
          <table:table-cell office:value-type="string">
            <text:p>St Catherine</text:p>
          </table:table-cell>
          <table:table-cell office:value-type="string">
            <text:p>36290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FOSTER </text:p>
          </table:table-cell>
          <table:table-cell office:value-type="string">
            <text:p>Simoan (Major) </text:p>
          </table:table-cell>
          <table:table-cell office:value-type="string">
            <text:p>UP Park Camp </text:p>
          </table:table-cell>
          <table:table-cell office:value-type="string">
            <text:p>Kingston 5 </text:p>
          </table:table-cell>
          <table:table-cell office:value-type="string">
            <text:p>St Catherine</text:p>
          </table:table-cell>
          <table:table-cell office:value-type="string">
            <text:p>362-9001/413-867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FOSTER-FORBES </text:p>
          </table:table-cell>
          <table:table-cell office:value-type="string">
            <text:p>Zonia </text:p>
          </table:table-cell>
          <table:table-cell office:value-type="string">
            <text:p>Lot 155 NW 5th, 8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49-21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FOSTER-MURDOCK </text:p>
          </table:table-cell>
          <table:table-cell office:value-type="string">
            <text:p>Shernett Andrea </text:p>
          </table:table-cell>
          <table:table-cell office:value-type="string">
            <text:p>28 Seaton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-3676/361-678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FOSTER-TURNER </text:p>
          </table:table-cell>
          <table:table-cell office:value-type="string">
            <text:p>Pauline </text:p>
          </table:table-cell>
          <table:table-cell office:value-type="string">
            <text:p>17 North Barton Court </text:p>
          </table:table-cell>
          <table:table-cell office:value-type="string">
            <text:p>Westchester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FRANCIS </text:p>
          </table:table-cell>
          <table:table-cell office:value-type="string">
            <text:p>Dennis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FRANCIS </text:p>
          </table:table-cell>
          <table:table-cell office:value-type="string">
            <text:p>Lennox Eaton </text:p>
          </table:table-cell>
          <table:table-cell office:value-type="string">
            <text:p>17 Inter Drive </text:p>
          </table:table-cell>
          <table:table-cell office:value-type="string">
            <text:p>Angels Estate 2, Spanish Town</text:p>
          </table:table-cell>
          <table:table-cell office:value-type="string">
            <text:p>St Catherine</text:p>
          </table:table-cell>
          <table:table-cell office:value-type="string">
            <text:p>876-339-1516/306-201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FRANCIS </text:p>
          </table:table-cell>
          <table:table-cell office:value-type="string">
            <text:p>Luett Leonard </text:p>
          </table:table-cell>
          <table:table-cell office:value-type="string">
            <text:p>Golden Grove </text:p>
          </table:table-cell>
          <table:table-cell office:value-type="string">
            <text:p>Golden Valle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FRANCIS </text:p>
          </table:table-cell>
          <table:table-cell office:value-type="string">
            <text:p>Newman Lloyd </text:p>
          </table:table-cell>
          <table:table-cell office:value-type="string">
            <text:p>27 Gosford Road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813-9956/872-231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FRANCIS </text:p>
          </table:table-cell>
          <table:table-cell office:value-type="string">
            <text:p>Paulstan </text:p>
          </table:table-cell>
          <table:table-cell office:value-type="string">
            <text:p>Lot 596-5 Shell Crescent </text:p>
          </table:table-cell>
          <table:table-cell office:value-type="string">
            <text:p>New Harbour Village </text:p>
          </table:table-cell>
          <table:table-cell office:value-type="string">
            <text:p>St Catherine</text:p>
          </table:table-cell>
          <table:table-cell office:value-type="string">
            <text:p>902-3352/389-7991/878-39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FRANCIS </text:p>
          </table:table-cell>
          <table:table-cell office:value-type="string">
            <text:p>Nora </text:p>
          </table:table-cell>
          <table:table-cell office:value-type="string">
            <text:p>9 Garden Close </text:p>
          </table:table-cell>
          <table:table-cell office:value-type="string">
            <text:p>Pleasant Farm </text:p>
          </table:table-cell>
          <table:table-cell office:value-type="string">
            <text:p>St Catherine</text:p>
          </table:table-cell>
          <table:table-cell office:value-type="string">
            <text:p>985342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FRANCIS </text:p>
          </table:table-cell>
          <table:table-cell office:value-type="string">
            <text:p>William </text:p>
          </table:table-cell>
          <table:table-cell office:value-type="string">
            <text:p>6 Pasley Drive </text:p>
          </table:table-cell>
          <table:table-cell office:value-type="string">
            <text:p>Frazers Content </text:p>
          </table:table-cell>
          <table:table-cell office:value-type="string">
            <text:p>St Catherine</text:p>
          </table:table-cell>
          <table:table-cell office:value-type="string">
            <text:p>981328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FRANCIS GRIZZELLE </text:p>
          </table:table-cell>
          <table:table-cell office:value-type="string">
            <text:p>Nicola </text:p>
          </table:table-cell>
          <table:table-cell office:value-type="string">
            <text:p>84 Enfield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048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FRANCIS-BAILEY </text:p>
          </table:table-cell>
          <table:table-cell office:value-type="string">
            <text:p>Ann Marie Diana </text:p>
          </table:table-cell>
          <table:table-cell office:value-type="string">
            <text:p>Apartment 1A 11 Unions Estat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538-6547/926-3310-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FRASER </text:p>
          </table:table-cell>
          <table:table-cell office:value-type="string">
            <text:p>Dav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FRATER </text:p>
          </table:table-cell>
          <table:table-cell office:value-type="string">
            <text:p>Rayon O'Neil </text:p>
          </table:table-cell>
          <table:table-cell office:value-type="string">
            <text:p>Bodles Crescent </text:p>
          </table:table-cell>
          <table:table-cell office:value-type="string">
            <text:p>Old Harbour P.O </text:p>
          </table:table-cell>
          <table:table-cell office:value-type="string">
            <text:p>St Catherine</text:p>
          </table:table-cell>
          <table:table-cell office:value-type="string">
            <text:p>452-7869/508-481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FRATER-EVANS </text:p>
          </table:table-cell>
          <table:table-cell office:value-type="string">
            <text:p>Joan Rose </text:p>
          </table:table-cell>
          <table:table-cell office:value-type="string">
            <text:p>58 Hibiscus Drive, Marlie</text:p>
          </table:table-cell>
          <table:table-cell office:value-type="string">
            <text:p>Old Harbour Box 518 </text:p>
          </table:table-cell>
          <table:table-cell office:value-type="string">
            <text:p>St Catherine</text:p>
          </table:table-cell>
          <table:table-cell office:value-type="string">
            <text:p>983-2860/355-033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u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FULLERTON </text:p>
          </table:table-cell>
          <table:table-cell office:value-type="string">
            <text:p>Clifton </text:p>
          </table:table-cell>
          <table:table-cell office:value-type="string">
            <text:p>16 Fulmar Driv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34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FYFFE </text:p>
          </table:table-cell>
          <table:table-cell office:value-type="string">
            <text:p>Ryan </text:p>
          </table:table-cell>
          <table:table-cell office:value-type="string">
            <text:p>185 Willow Way </text:p>
          </table:table-cell>
          <table:table-cell office:value-type="string">
            <text:p>Nightingale Grove </text:p>
          </table:table-cell>
          <table:table-cell office:value-type="string">
            <text:p>St Catherine</text:p>
          </table:table-cell>
          <table:table-cell office:value-type="string">
            <text:p>42918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FYFFE-WILLIAMS </text:p>
          </table:table-cell>
          <table:table-cell office:value-type="string">
            <text:p>Angela </text:p>
          </table:table-cell>
          <table:table-cell office:value-type="string">
            <text:p>6 Gravel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GARDNER </text:p>
          </table:table-cell>
          <table:table-cell office:value-type="string">
            <text:p>Kenneth Bancroft </text:p>
          </table:table-cell>
          <table:table-cell office:value-type="string">
            <text:p>10 Sydenham Avenu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GARRICK </text:p>
          </table:table-cell>
          <table:table-cell office:value-type="string">
            <text:p>Claudette Sylvia </text:p>
          </table:table-cell>
          <table:table-cell office:value-type="string">
            <text:p>78 March Pen Road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39-5377/331-45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GARRIQUES </text:p>
          </table:table-cell>
          <table:table-cell office:value-type="string">
            <text:p>Herber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6046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GAVIN </text:p>
          </table:table-cell>
          <table:table-cell office:value-type="string">
            <text:p>Stacy-Ann </text:p>
          </table:table-cell>
          <table:table-cell office:value-type="string">
            <text:p>Lot 442 Walkway 17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12304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AYLE </text:p>
          </table:table-cell>
          <table:table-cell office:value-type="string">
            <text:p>Wesley </text:p>
          </table:table-cell>
          <table:table-cell office:value-type="string">
            <text:p>Lot 89 Cameron Avenu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>90301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GAYLE </text:p>
          </table:table-cell>
          <table:table-cell office:value-type="string">
            <text:p>David Canute </text:p>
          </table:table-cell>
          <table:table-cell office:value-type="string">
            <text:p>West Prospect District </text:p>
          </table:table-cell>
          <table:table-cell office:value-type="string">
            <text:p>Bog Walk </text:p>
          </table:table-cell>
          <table:table-cell office:value-type="string">
            <text:p>St Catherine</text:p>
          </table:table-cell>
          <table:table-cell office:value-type="string">
            <text:p>368-558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GAYLE </text:p>
          </table:table-cell>
          <table:table-cell office:value-type="string">
            <text:p>Elvera </text:p>
          </table:table-cell>
          <table:table-cell office:value-type="string">
            <text:p>Dempshire Pen </text:p>
          </table:table-cell>
          <table:table-cell office:value-type="string">
            <text:p>Beacon Hill </text:p>
          </table:table-cell>
          <table:table-cell office:value-type="string">
            <text:p>St Catherine</text:p>
          </table:table-cell>
          <table:table-cell office:value-type="string">
            <text:p>749-6765/419-2311/543-997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GAYLE </text:p>
          </table:table-cell>
          <table:table-cell office:value-type="string">
            <text:p>Treva </text:p>
          </table:table-cell>
          <table:table-cell office:value-type="string">
            <text:p>112 Portmore Drive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GAYLE </text:p>
          </table:table-cell>
          <table:table-cell office:value-type="string">
            <text:p>Shirley </text:p>
          </table:table-cell>
          <table:table-cell office:value-type="string">
            <text:p>345 Dolphin Avenue </text:p>
          </table:table-cell>
          <table:table-cell office:value-type="string">
            <text:p>Braeton Newtown </text:p>
          </table:table-cell>
          <table:table-cell office:value-type="string">
            <text:p>St Catherine</text:p>
          </table:table-cell>
          <table:table-cell office:value-type="string">
            <text:p>99839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GAYNOR </text:p>
          </table:table-cell>
          <table:table-cell office:value-type="string">
            <text:p>Hubert </text:p>
          </table:table-cell>
          <table:table-cell office:value-type="string">
            <text:p>24 Wellington Clos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>98521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GEDDES-NELSON </text:p>
          </table:table-cell>
          <table:table-cell office:value-type="string">
            <text:p>Anne </text:p>
          </table:table-cell>
          <table:table-cell office:value-type="string">
            <text:p>66 Manatee Avenue </text:p>
          </table:table-cell>
          <table:table-cell office:value-type="string">
            <text:p>Sandhills Bay </text:p>
          </table:table-cell>
          <table:table-cell office:value-type="string">
            <text:p>St Catherine</text:p>
          </table:table-cell>
          <table:table-cell office:value-type="string">
            <text:p>42397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GENAS </text:p>
          </table:table-cell>
          <table:table-cell office:value-type="string">
            <text:p>Claudette </text:p>
          </table:table-cell>
          <table:table-cell office:value-type="string">
            <text:p>301 Caymanas Drive </text:p>
          </table:table-cell>
          <table:table-cell office:value-type="string">
            <text:p>Surrey Meadows </text:p>
          </table:table-cell>
          <table:table-cell office:value-type="string">
            <text:p>St Catherine</text:p>
          </table:table-cell>
          <table:table-cell office:value-type="string">
            <text:p>781156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GEOHAGEN </text:p>
          </table:table-cell>
          <table:table-cell office:value-type="string">
            <text:p>Imogene </text:p>
          </table:table-cell>
          <table:table-cell office:value-type="string">
            <text:p>258 Fern Place </text:p>
          </table:table-cell>
          <table:table-cell office:value-type="string">
            <text:p>Tryall Height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GEORGE </text:p>
          </table:table-cell>
          <table:table-cell office:value-type="string">
            <text:p>Neville </text:p>
          </table:table-cell>
          <table:table-cell office:value-type="string">
            <text:p>Lot 284 Westchester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897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GIBBS </text:p>
          </table:table-cell>
          <table:table-cell office:value-type="string">
            <text:p>Joslin </text:p>
          </table:table-cell>
          <table:table-cell office:value-type="string">
            <text:p>Lot 131A St. Matthews Way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74933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IBBS </text:p>
          </table:table-cell>
          <table:table-cell office:value-type="string">
            <text:p>Ruby </text:p>
          </table:table-cell>
          <table:table-cell office:value-type="string">
            <text:p>131A St. Matthew Way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74933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GIBBS </text:p>
          </table:table-cell>
          <table:table-cell office:value-type="string">
            <text:p>Warren </text:p>
          </table:table-cell>
          <table:table-cell office:value-type="string">
            <text:p>1 Aster Drive </text:p>
          </table:table-cell>
          <table:table-cell office:value-type="string">
            <text:p>Hamilton Gardens </text:p>
          </table:table-cell>
          <table:table-cell office:value-type="string">
            <text:p>St Catherine</text:p>
          </table:table-cell>
          <table:table-cell office:value-type="string">
            <text:p>99814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GILLESPIE-</text:p>
          </table:table-cell>
          <table:table-cell office:value-type="string">
            <text:p>Letitia </text:p>
          </table:table-cell>
          <table:table-cell office:value-type="string">
            <text:p>Lot 175 Ridgewood Drive </text:p>
          </table:table-cell>
          <table:table-cell office:value-type="string">
            <text:p>Nightingale Grove </text:p>
          </table:table-cell>
          <table:table-cell office:value-type="string">
            <text:p>St Catherine</text:p>
          </table:table-cell>
          <table:table-cell office:value-type="string">
            <text:p>815536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CABALLERO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GITTENS </text:p>
          </table:table-cell>
          <table:table-cell office:value-type="string">
            <text:p>Hugh Gerald </text:p>
          </table:table-cell>
          <table:table-cell office:value-type="string">
            <text:p>4 Richard Avenu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846-2510/999-58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GOILDBOURNE-EAST </text:p>
          </table:table-cell>
          <table:table-cell office:value-type="string">
            <text:p>Indie </text:p>
          </table:table-cell>
          <table:table-cell office:value-type="string">
            <text:p>Lot 101, N.E. 2nd Street </text:p>
          </table:table-cell>
          <table:table-cell office:value-type="string">
            <text:p>7 East Greater Portmo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GOLAUB </text:p>
          </table:table-cell>
          <table:table-cell office:value-type="string">
            <text:p>Cedric </text:p>
          </table:table-cell>
          <table:table-cell office:value-type="string">
            <text:p>34 Worcester Road </text:p>
          </table:table-cell>
          <table:table-cell office:value-type="string">
            <text:p>Sydenham </text:p>
          </table:table-cell>
          <table:table-cell office:value-type="string">
            <text:p>St Catherine</text:p>
          </table:table-cell>
          <table:table-cell office:value-type="string">
            <text:p>98475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GOLDING </text:p>
          </table:table-cell>
          <table:table-cell office:value-type="string">
            <text:p>Icylin </text:p>
          </table:table-cell>
          <table:table-cell office:value-type="string">
            <text:p>Lot 9c Bowers Estate </text:p>
          </table:table-cell>
          <table:table-cell office:value-type="string">
            <text:p>Colbeck </text:p>
          </table:table-cell>
          <table:table-cell office:value-type="string">
            <text:p>St Catherine</text:p>
          </table:table-cell>
          <table:table-cell office:value-type="string">
            <text:p>983221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GOLDING </text:p>
          </table:table-cell>
          <table:table-cell office:value-type="string">
            <text:p>John </text:p>
          </table:table-cell>
          <table:table-cell office:value-type="string">
            <text:p/>
          </table:table-cell>
          <table:table-cell office:value-type="string">
            <text:p>Pedro District </text:p>
          </table:table-cell>
          <table:table-cell office:value-type="string">
            <text:p>St Catherine</text:p>
          </table:table-cell>
          <table:table-cell office:value-type="string">
            <text:p>70523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GOODEN </text:p>
          </table:table-cell>
          <table:table-cell office:value-type="string">
            <text:p>Lorna </text:p>
          </table:table-cell>
          <table:table-cell office:value-type="string">
            <text:p>Lot 98 Presidential Estate </text:p>
          </table:table-cell>
          <table:table-cell office:value-type="string">
            <text:p>Old Harbour </text:p>
          </table:table-cell>
          <table:table-cell office:value-type="string">
            <text:p>St Catherine</text:p>
          </table:table-cell>
          <table:table-cell office:value-type="string">
            <text:p>876-983-1159/371-34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GOODEN </text:p>
          </table:table-cell>
          <table:table-cell office:value-type="string">
            <text:p>Martin </text:p>
          </table:table-cell>
          <table:table-cell office:value-type="string">
            <text:p>63 York Driv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99011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GOODWIN </text:p>
          </table:table-cell>
          <table:table-cell office:value-type="string">
            <text:p>Carl </text:p>
          </table:table-cell>
          <table:table-cell office:value-type="string">
            <text:p>465, 8 West </text:p>
          </table:table-cell>
          <table:table-cell office:value-type="string">
            <text:p>3rd Avenue Epsom </text:p>
          </table:table-cell>
          <table:table-cell office:value-type="string">
            <text:p>St Catherine</text:p>
          </table:table-cell>
          <table:table-cell office:value-type="string">
            <text:p>88086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GORDON </text:p>
          </table:table-cell>
          <table:table-cell office:value-type="string">
            <text:p>Alford </text:p>
          </table:table-cell>
          <table:table-cell office:value-type="string">
            <text:p>7 Slope Avenue </text:p>
          </table:table-cell>
          <table:table-cell office:value-type="string">
            <text:p>Horizon Park </text:p>
          </table:table-cell>
          <table:table-cell office:value-type="string">
            <text:p>St Catherine</text:p>
          </table:table-cell>
          <table:table-cell office:value-type="string">
            <text:p>98177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GORDON </text:p>
          </table:table-cell>
          <table:table-cell office:value-type="string">
            <text:p>Basil </text:p>
          </table:table-cell>
          <table:table-cell office:value-type="string">
            <text:p>70 Old Harbou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466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GORDON </text:p>
          </table:table-cell>
          <table:table-cell office:value-type="string">
            <text:p>Victor George </text:p>
          </table:table-cell>
          <table:table-cell office:value-type="string">
            <text:p>26 Bonto Crescent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GORDON </text:p>
          </table:table-cell>
          <table:table-cell office:value-type="string">
            <text:p>Carlos Andrae </text:p>
          </table:table-cell>
          <table:table-cell office:value-type="string">
            <text:p>Lot 181A St Matthew Way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-0031/848-83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GORDON </text:p>
          </table:table-cell>
          <table:table-cell office:value-type="string">
            <text:p>Hochoy Tealand </text:p>
          </table:table-cell>
          <table:table-cell office:value-type="string">
            <text:p>Lot 1293 E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81-8671/319-05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GORDON </text:p>
          </table:table-cell>
          <table:table-cell office:value-type="string">
            <text:p>Sophia Tamasha </text:p>
          </table:table-cell>
          <table:table-cell office:value-type="string">
            <text:p>Lot 27 3 North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81-5836/809-69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GORDON </text:p>
          </table:table-cell>
          <table:table-cell office:value-type="string">
            <text:p>William </text:p>
          </table:table-cell>
          <table:table-cell office:value-type="string">
            <text:p>813 Port View Avenue </text:p>
          </table:table-cell>
          <table:table-cell office:value-type="string">
            <text:p>Marlie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GORDON </text:p>
          </table:table-cell>
          <table:table-cell office:value-type="string">
            <text:p>Sebert </text:p>
          </table:table-cell>
          <table:table-cell office:value-type="string">
            <text:p/>
          </table:table-cell>
          <table:table-cell office:value-type="string">
            <text:p>Pear Tree Grove District </text:p>
          </table:table-cell>
          <table:table-cell office:value-type="string">
            <text:p>St Catherine</text:p>
          </table:table-cell>
          <table:table-cell office:value-type="string">
            <text:p>77382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GORDON </text:p>
          </table:table-cell>
          <table:table-cell office:value-type="string">
            <text:p>George </text:p>
          </table:table-cell>
          <table:table-cell office:value-type="string">
            <text:p>Berwick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GORDON </text:p>
          </table:table-cell>
          <table:table-cell office:value-type="string">
            <text:p>Deloris </text:p>
          </table:table-cell>
          <table:table-cell office:value-type="string">
            <text:p>66 Justin Avenue </text:p>
          </table:table-cell>
          <table:table-cell office:value-type="string">
            <text:p>St. Jago South </text:p>
          </table:table-cell>
          <table:table-cell office:value-type="string">
            <text:p>St Catherine</text:p>
          </table:table-cell>
          <table:table-cell office:value-type="string">
            <text:p>32771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GORDON COLE </text:p>
          </table:table-cell>
          <table:table-cell office:value-type="string">
            <text:p>Donna </text:p>
          </table:table-cell>
          <table:table-cell office:value-type="string">
            <text:p>Hanker's Hall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5937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GOULBOURNE </text:p>
          </table:table-cell>
          <table:table-cell office:value-type="string">
            <text:p>Wycliffe </text:p>
          </table:table-cell>
          <table:table-cell office:value-type="string">
            <text:p/>
          </table:table-cell>
          <table:table-cell office:value-type="string">
            <text:p>Victoria District </text:p>
          </table:table-cell>
          <table:table-cell office:value-type="string">
            <text:p>St Catherine</text:p>
          </table:table-cell>
          <table:table-cell office:value-type="string">
            <text:p>46260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GRAHAM </text:p>
          </table:table-cell>
          <table:table-cell office:value-type="string">
            <text:p>Miguel Neil </text:p>
          </table:table-cell>
          <table:table-cell office:value-type="string">
            <text:p>582 White Water Meadow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71-20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GRAHAM </text:p>
          </table:table-cell>
          <table:table-cell office:value-type="string">
            <text:p>Algahdro </text:p>
          </table:table-cell>
          <table:table-cell office:value-type="string">
            <text:p>10 Basie Avenue </text:p>
          </table:table-cell>
          <table:table-cell office:value-type="string">
            <text:p>Lot 335 Bridgeport </text:p>
          </table:table-cell>
          <table:table-cell office:value-type="string">
            <text:p>St Catherine</text:p>
          </table:table-cell>
          <table:table-cell office:value-type="string">
            <text:p>305309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GRANDISON </text:p>
          </table:table-cell>
          <table:table-cell office:value-type="string">
            <text:p>Mabel </text:p>
          </table:table-cell>
          <table:table-cell office:value-type="string">
            <text:p/>
          </table:table-cell>
          <table:table-cell office:value-type="string">
            <text:p>Colbec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GRANT </text:p>
          </table:table-cell>
          <table:table-cell office:value-type="string">
            <text:p>Wayne </text:p>
          </table:table-cell>
          <table:table-cell office:value-type="string">
            <text:p>537 Dove Place </text:p>
          </table:table-cell>
          <table:table-cell office:value-type="string">
            <text:p>Innswood Villag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GRANT </text:p>
          </table:table-cell>
          <table:table-cell office:value-type="string">
            <text:p>Alton </text:p>
          </table:table-cell>
          <table:table-cell office:value-type="string">
            <text:p>North Avenue </text:p>
          </table:table-cell>
          <table:table-cell office:value-type="string">
            <text:p>Gordon Pe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GRANT </text:p>
          </table:table-cell>
          <table:table-cell office:value-type="string">
            <text:p>Eelon Fitzroy </text:p>
          </table:table-cell>
          <table:table-cell office:value-type="string">
            <text:p>Townhouse #2 Wedgewood</text:p>
          </table:table-cell>
          <table:table-cell office:value-type="string">
            <text:p>Old Harbour Road </text:p>
          </table:table-cell>
          <table:table-cell office:value-type="string">
            <text:p>St Catherine</text:p>
          </table:table-cell>
          <table:table-cell office:value-type="string">
            <text:p>876-834-7268/946-60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rden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GRANT </text:p>
          </table:table-cell>
          <table:table-cell office:value-type="string">
            <text:p>Howad </text:p>
          </table:table-cell>
          <table:table-cell office:value-type="string">
            <text:p>Lot 22 Seville Boulevard </text:p>
          </table:table-cell>
          <table:table-cell office:value-type="string">
            <text:p>Seville Meadows </text:p>
          </table:table-cell>
          <table:table-cell office:value-type="string">
            <text:p>St Catherine</text:p>
          </table:table-cell>
          <table:table-cell office:value-type="string">
            <text:p>52745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GRANT-LEE </text:p>
          </table:table-cell>
          <table:table-cell office:value-type="string">
            <text:p>Aldith </text:p>
          </table:table-cell>
          <table:table-cell office:value-type="string">
            <text:p>Newlands Road </text:p>
          </table:table-cell>
          <table:table-cell office:value-type="string">
            <text:p>Naggo Head </text:p>
          </table:table-cell>
          <table:table-cell office:value-type="string">
            <text:p>St Catherine</text:p>
          </table:table-cell>
          <table:table-cell office:value-type="string">
            <text:p>93369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GRAYSON </text:p>
          </table:table-cell>
          <table:table-cell office:value-type="string">
            <text:p>Janette </text:p>
          </table:table-cell>
          <table:table-cell office:value-type="string">
            <text:p>237 Pearl Close </text:p>
          </table:table-cell>
          <table:table-cell office:value-type="string">
            <text:p>Sydenham Gardens </text:p>
          </table:table-cell>
          <table:table-cell office:value-type="string">
            <text:p>St Catherine</text:p>
          </table:table-cell>
          <table:table-cell office:value-type="string">
            <text:p>28437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GREAVES </text:p>
          </table:table-cell>
          <table:table-cell office:value-type="string">
            <text:p>France Jahtash </text:p>
          </table:table-cell>
          <table:table-cell office:value-type="string">
            <text:p>243 Collins Crescents </text:p>
          </table:table-cell>
          <table:table-cell office:value-type="string">
            <text:p>Central Village P.A </text:p>
          </table:table-cell>
          <table:table-cell office:value-type="string">
            <text:p>St Catherine</text:p>
          </table:table-cell>
          <table:table-cell office:value-type="string">
            <text:p>343-5758/773-69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GREEN </text:p>
          </table:table-cell>
          <table:table-cell office:value-type="string">
            <text:p>Oneil </text:p>
          </table:table-cell>
          <table:table-cell office:value-type="string">
            <text:p>Lot 651 Portmore Villas Blvd </text:p>
          </table:table-cell>
          <table:table-cell office:value-type="string">
            <text:p>Gregory Par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GREEN </text:p>
          </table:table-cell>
          <table:table-cell office:value-type="string">
            <text:p>Pauline </text:p>
          </table:table-cell>
          <table:table-cell office:value-type="string">
            <text:p>Lot 70 Charlemont Housing Scheme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91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GREEN </text:p>
          </table:table-cell>
          <table:table-cell office:value-type="string">
            <text:p>Rudolph </text:p>
          </table:table-cell>
          <table:table-cell office:value-type="string">
            <text:p>2 Waverley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89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GREEN </text:p>
          </table:table-cell>
          <table:table-cell office:value-type="string">
            <text:p>Collins </text:p>
          </table:table-cell>
          <table:table-cell office:value-type="string">
            <text:p>Lot 250 Walkway 10 </text:p>
          </table:table-cell>
          <table:table-cell office:value-type="string">
            <text:p>New Town Braeton Phase 4 </text:p>
          </table:table-cell>
          <table:table-cell office:value-type="string">
            <text:p>St Catherine</text:p>
          </table:table-cell>
          <table:table-cell office:value-type="string">
            <text:p>989740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GREEN </text:p>
          </table:table-cell>
          <table:table-cell office:value-type="string">
            <text:p>Janice </text:p>
          </table:table-cell>
          <table:table-cell office:value-type="string">
            <text:p>21 Chenille Court </text:p>
          </table:table-cell>
          <table:table-cell office:value-type="string">
            <text:p>Lot 293 Eltham Park </text:p>
          </table:table-cell>
          <table:table-cell office:value-type="string">
            <text:p>St Catherine</text:p>
          </table:table-cell>
          <table:table-cell office:value-type="string">
            <text:p>98334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GREEN </text:p>
          </table:table-cell>
          <table:table-cell office:value-type="string">
            <text:p>Mavis </text:p>
          </table:table-cell>
          <table:table-cell office:value-type="string">
            <text:p/>
          </table:table-cell>
          <table:table-cell office:value-type="string">
            <text:p>Dempshire Pe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GREEN </text:p>
          </table:table-cell>
          <table:table-cell office:value-type="string">
            <text:p>Joan Patricia </text:p>
          </table:table-cell>
          <table:table-cell office:value-type="string">
            <text:p>Lot 1395 Craigmill Close </text:p>
          </table:table-cell>
          <table:table-cell office:value-type="string">
            <text:p>Waterford </text:p>
          </table:table-cell>
          <table:table-cell office:value-type="string">
            <text:p>St Catherine</text:p>
          </table:table-cell>
          <table:table-cell office:value-type="string">
            <text:p>704-4212/426-6937/949-735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GREEN </text:p>
          </table:table-cell>
          <table:table-cell office:value-type="string">
            <text:p>Clifton </text:p>
          </table:table-cell>
          <table:table-cell office:value-type="string">
            <text:p>Riversdale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GREENE </text:p>
          </table:table-cell>
          <table:table-cell office:value-type="string">
            <text:p>Rosemarie </text:p>
          </table:table-cell>
          <table:table-cell office:value-type="string">
            <text:p/>
          </table:table-cell>
          <table:table-cell office:value-type="string">
            <text:p>Sligoville </text:p>
          </table:table-cell>
          <table:table-cell office:value-type="string">
            <text:p>St Catherine</text:p>
          </table:table-cell>
          <table:table-cell office:value-type="string">
            <text:p>602-3829/749-033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GREEN-VASSELL </text:p>
          </table:table-cell>
          <table:table-cell office:value-type="string">
            <text:p>Dawn </text:p>
          </table:table-cell>
          <table:table-cell office:value-type="string">
            <text:p>Cameron District </text:p>
          </table:table-cell>
          <table:table-cell office:value-type="string">
            <text:p>Bog Walk P. O. </text:p>
          </table:table-cell>
          <table:table-cell office:value-type="string">
            <text:p>St Catherine</text:p>
          </table:table-cell>
          <table:table-cell office:value-type="string">
            <text:p>876-401-042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GREENWORD </text:p>
          </table:table-cell>
          <table:table-cell office:value-type="string">
            <text:p>Mark Anthony </text:p>
          </table:table-cell>
          <table:table-cell office:value-type="string">
            <text:p>Jackson Road, Byles District </text:p>
          </table:table-cell>
          <table:table-cell office:value-type="string">
            <text:p>Kitson Town </text:p>
          </table:table-cell>
          <table:table-cell office:value-type="string">
            <text:p>St Catherine</text:p>
          </table:table-cell>
          <table:table-cell office:value-type="string">
            <text:p>771-5680/366-6156/733-53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GREY </text:p>
          </table:table-cell>
          <table:table-cell office:value-type="string">
            <text:p>Damion </text:p>
          </table:table-cell>
          <table:table-cell office:value-type="string">
            <text:p>Lot 467 5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632-3457/391-53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t 476, 2 East Greater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GREY </text:p>
          </table:table-cell>
          <table:table-cell office:value-type="string">
            <text:p>Errol </text:p>
          </table:table-cell>
          <table:table-cell office:value-type="string">
            <text:p>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3249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GREY </text:p>
          </table:table-cell>
          <table:table-cell office:value-type="string">
            <text:p>Barrington </text:p>
          </table:table-cell>
          <table:table-cell office:value-type="string">
            <text:p>8 Seville Avenue </text:p>
          </table:table-cell>
          <table:table-cell office:value-type="string">
            <text:p>Homestead </text:p>
          </table:table-cell>
          <table:table-cell office:value-type="string">
            <text:p>St Catherine</text:p>
          </table:table-cell>
          <table:table-cell office:value-type="string">
            <text:p>77944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GREY-LEWIS </text:p>
          </table:table-cell>
          <table:table-cell office:value-type="string">
            <text:p>Marsha Vernieck </text:p>
          </table:table-cell>
          <table:table-cell office:value-type="string">
            <text:p>163 San Stewart Avenue,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409-7925/313-268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on Estat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GRIER-JONES </text:p>
          </table:table-cell>
          <table:table-cell office:value-type="string">
            <text:p>Melva </text:p>
          </table:table-cell>
          <table:table-cell office:value-type="string">
            <text:p>2 Hampton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42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GUNNING </text:p>
          </table:table-cell>
          <table:table-cell office:value-type="string">
            <text:p>Lancelot Leothore </text:p>
          </table:table-cell>
          <table:table-cell office:value-type="string">
            <text:p>42 South Monticello Crescent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876-397-3265/984-28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GUNTER-GAYLE </text:p>
          </table:table-cell>
          <table:table-cell office:value-type="string">
            <text:p>Antonica </text:p>
          </table:table-cell>
          <table:table-cell office:value-type="string">
            <text:p>148-10th Avenue </text:p>
          </table:table-cell>
          <table:table-cell office:value-type="string">
            <text:p>3 North </text:p>
          </table:table-cell>
          <table:table-cell office:value-type="string">
            <text:p>St Catherine</text:p>
          </table:table-cell>
          <table:table-cell office:value-type="string">
            <text:p>94976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GYLES </text:p>
          </table:table-cell>
          <table:table-cell office:value-type="string">
            <text:p>Joseph Austin </text:p>
          </table:table-cell>
          <table:table-cell office:value-type="string">
            <text:p>Lot 287 Poinciana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746-8007/488-8814/618-617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GYLES </text:p>
          </table:table-cell>
          <table:table-cell office:value-type="string">
            <text:p>Alton </text:p>
          </table:table-cell>
          <table:table-cell office:value-type="string">
            <text:p>7 Braham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HALL </text:p>
          </table:table-cell>
          <table:table-cell office:value-type="string">
            <text:p>Alexander </text:p>
          </table:table-cell>
          <table:table-cell office:value-type="string">
            <text:p/>
          </table:table-cell>
          <table:table-cell office:value-type="string">
            <text:p>Watersor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HALL </text:p>
          </table:table-cell>
          <table:table-cell office:value-type="string">
            <text:p>Caroline Veronica </text:p>
          </table:table-cell>
          <table:table-cell office:value-type="string">
            <text:p>7 P Lovers Avenu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405-704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HALL </text:p>
          </table:table-cell>
          <table:table-cell office:value-type="string">
            <text:p>Leslie Brainard </text:p>
          </table:table-cell>
          <table:table-cell office:value-type="string">
            <text:p>269 Ensom Acre Driv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4-7727/919-76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HALL </text:p>
          </table:table-cell>
          <table:table-cell office:value-type="string">
            <text:p>Ricardo </text:p>
          </table:table-cell>
          <table:table-cell office:value-type="string">
            <text:p>Lot 37, 182 Doctorbird Circ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8162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HALL </text:p>
          </table:table-cell>
          <table:table-cell office:value-type="string">
            <text:p>Pedro </text:p>
          </table:table-cell>
          <table:table-cell office:value-type="string">
            <text:p>Lot 333 Dela Vega Cit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3083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HALLIBURTON </text:p>
          </table:table-cell>
          <table:table-cell office:value-type="string">
            <text:p>Noel </text:p>
          </table:table-cell>
          <table:table-cell office:value-type="string">
            <text:p>18 Selbourne Road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74922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HALL-TAYLOR </text:p>
          </table:table-cell>
          <table:table-cell office:value-type="string">
            <text:p>Beverly </text:p>
          </table:table-cell>
          <table:table-cell office:value-type="string">
            <text:p>70 Cedar Drive </text:p>
          </table:table-cell>
          <table:table-cell office:value-type="string">
            <text:p>Marlie Acres </text:p>
          </table:table-cell>
          <table:table-cell office:value-type="string">
            <text:p>St Catherine</text:p>
          </table:table-cell>
          <table:table-cell office:value-type="string">
            <text:p>98325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HAMILTON </text:p>
          </table:table-cell>
          <table:table-cell office:value-type="string">
            <text:p>Moses </text:p>
          </table:table-cell>
          <table:table-cell office:value-type="string">
            <text:p>Lot 812 St. Georges Parkway </text:p>
          </table:table-cell>
          <table:table-cell office:value-type="string">
            <text:p>Willodene </text:p>
          </table:table-cell>
          <table:table-cell office:value-type="string">
            <text:p>St Catherine</text:p>
          </table:table-cell>
          <table:table-cell office:value-type="string">
            <text:p>98185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HAMILTON </text:p>
          </table:table-cell>
          <table:table-cell office:value-type="string">
            <text:p>Howard </text:p>
          </table:table-cell>
          <table:table-cell office:value-type="string">
            <text:p>8 Logwood Place </text:p>
          </table:table-cell>
          <table:table-cell office:value-type="string">
            <text:p>Lot 297 Portmore Pines </text:p>
          </table:table-cell>
          <table:table-cell office:value-type="string">
            <text:p>St Catherine</text:p>
          </table:table-cell>
          <table:table-cell office:value-type="string">
            <text:p>74082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HAMILTON </text:p>
          </table:table-cell>
          <table:table-cell office:value-type="string">
            <text:p>Linda Syreitha </text:p>
          </table:table-cell>
          <table:table-cell office:value-type="string">
            <text:p>- </text:p>
          </table:table-cell>
          <table:table-cell office:value-type="string">
            <text:p>Williamsfiel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HAMILTON </text:p>
          </table:table-cell>
          <table:table-cell office:value-type="string">
            <text:p>Elvis Neil </text:p>
          </table:table-cell>
          <table:table-cell office:value-type="string">
            <text:p>Orange Field District </text:p>
          </table:table-cell>
          <table:table-cell office:value-type="string">
            <text:p>Orange Field </text:p>
          </table:table-cell>
          <table:table-cell office:value-type="string">
            <text:p>St Catherine</text:p>
          </table:table-cell>
          <table:table-cell office:value-type="string">
            <text:p>313-238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HAMILTON-REID </text:p>
          </table:table-cell>
          <table:table-cell office:value-type="string">
            <text:p>Karlene Alethia </text:p>
          </table:table-cell>
          <table:table-cell office:value-type="string">
            <text:p>Lot 728 2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94-3568/478-7795/754-65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HANN </text:p>
          </table:table-cell>
          <table:table-cell office:value-type="string">
            <text:p>Noel </text:p>
          </table:table-cell>
          <table:table-cell office:value-type="string">
            <text:p/>
          </table:table-cell>
          <table:table-cell office:value-type="string">
            <text:p>Rose Hall </text:p>
          </table:table-cell>
          <table:table-cell office:value-type="string">
            <text:p>St Catherine</text:p>
          </table:table-cell>
          <table:table-cell office:value-type="string">
            <text:p>98523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>HANSON </text:p>
          </table:table-cell>
          <table:table-cell office:value-type="string">
            <text:p>Kirk </text:p>
          </table:table-cell>
          <table:table-cell office:value-type="string">
            <text:p>50 Paris Close </text:p>
          </table:table-cell>
          <table:table-cell office:value-type="string">
            <text:p>Caribbean Estates </text:p>
          </table:table-cell>
          <table:table-cell office:value-type="string">
            <text:p>St Catherine</text:p>
          </table:table-cell>
          <table:table-cell office:value-type="string">
            <text:p>427-410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>HANSON </text:p>
          </table:table-cell>
          <table:table-cell office:value-type="string">
            <text:p>Vicki </text:p>
          </table:table-cell>
          <table:table-cell office:value-type="string">
            <text:p>Lot 617 Lirico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8001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>HANSON</text:p>
          </table:table-cell>
          <table:table-cell office:value-type="string">
            <text:p>Conrod </text:p>
          </table:table-cell>
          <table:table-cell office:value-type="string">
            <text:p>519 Saturn Drive </text:p>
          </table:table-cell>
          <table:table-cell office:value-type="string">
            <text:p>Cedar Grove </text:p>
          </table:table-cell>
          <table:table-cell office:value-type="string">
            <text:p>St Catherine</text:p>
          </table:table-cell>
          <table:table-cell office:value-type="string">
            <text:p>473919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>HARPER </text:p>
          </table:table-cell>
          <table:table-cell office:value-type="string">
            <text:p>Bernard Handel </text:p>
          </table:table-cell>
          <table:table-cell office:value-type="string">
            <text:p>Free Town </text:p>
          </table:table-cell>
          <table:table-cell office:value-type="string">
            <text:p>Glengoffe P.O </text:p>
          </table:table-cell>
          <table:table-cell office:value-type="string">
            <text:p>St Catherine</text:p>
          </table:table-cell>
          <table:table-cell office:value-type="string">
            <text:p>322-501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1">
            <text:p>941</text:p>
          </table:table-cell>
          <table:table-cell office:value-type="string">
            <text:p>HARPER </text:p>
          </table:table-cell>
          <table:table-cell office:value-type="string">
            <text:p>Lois </text:p>
          </table:table-cell>
          <table:table-cell office:value-type="string">
            <text:p>42 Portmore Park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2650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2">
            <text:p>942</text:p>
          </table:table-cell>
          <table:table-cell office:value-type="string">
            <text:p>HARRIOTT </text:p>
          </table:table-cell>
          <table:table-cell office:value-type="string">
            <text:p>Winnifred </text:p>
          </table:table-cell>
          <table:table-cell office:value-type="string">
            <text:p>5 Lignum Avenue </text:p>
          </table:table-cell>
          <table:table-cell office:value-type="string">
            <text:p>Ebony Vale </text:p>
          </table:table-cell>
          <table:table-cell office:value-type="string">
            <text:p>St Catherine</text:p>
          </table:table-cell>
          <table:table-cell office:value-type="string">
            <text:p>98113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3">
            <text:p>943</text:p>
          </table:table-cell>
          <table:table-cell office:value-type="string">
            <text:p>HARRIOTT </text:p>
          </table:table-cell>
          <table:table-cell office:value-type="string">
            <text:p>Yvette Alexia </text:p>
          </table:table-cell>
          <table:table-cell office:value-type="string">
            <text:p>5 Plum Place </text:p>
          </table:table-cell>
          <table:table-cell office:value-type="string">
            <text:p>Ebony Vale </text:p>
          </table:table-cell>
          <table:table-cell office:value-type="string">
            <text:p>St Catherine</text:p>
          </table:table-cell>
          <table:table-cell office:value-type="string">
            <text:p>981-1223/864-39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4">
            <text:p>944</text:p>
          </table:table-cell>
          <table:table-cell office:value-type="string">
            <text:p>HARRIS </text:p>
          </table:table-cell>
          <table:table-cell office:value-type="string">
            <text:p>Richard Williams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45">
            <text:p>945</text:p>
          </table:table-cell>
          <table:table-cell office:value-type="string">
            <text:p>HARRIS </text:p>
          </table:table-cell>
          <table:table-cell office:value-type="string">
            <text:p>Derrick Junior </text:p>
          </table:table-cell>
          <table:table-cell office:value-type="string">
            <text:p>Lot 170 Guango Crescent </text:p>
          </table:table-cell>
          <table:table-cell office:value-type="string">
            <text:p>Mount View Estate </text:p>
          </table:table-cell>
          <table:table-cell office:value-type="string">
            <text:p>St Catherine</text:p>
          </table:table-cell>
          <table:table-cell office:value-type="string">
            <text:p>943-8283/490-96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6">
            <text:p>946</text:p>
          </table:table-cell>
          <table:table-cell office:value-type="string">
            <text:p>HARRIS </text:p>
          </table:table-cell>
          <table:table-cell office:value-type="string">
            <text:p>Beverley </text:p>
          </table:table-cell>
          <table:table-cell office:value-type="string">
            <text:p>Lot 179 7 West Greater Portmore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918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7">
            <text:p>947</text:p>
          </table:table-cell>
          <table:table-cell office:value-type="string">
            <text:p>HARRIS </text:p>
          </table:table-cell>
          <table:table-cell office:value-type="string">
            <text:p>Derrick </text:p>
          </table:table-cell>
          <table:table-cell office:value-type="string">
            <text:p>Lot 170 Guango Crescent </text:p>
          </table:table-cell>
          <table:table-cell office:value-type="string">
            <text:p>Mount View Estates </text:p>
          </table:table-cell>
          <table:table-cell office:value-type="string">
            <text:p>St Catherine</text:p>
          </table:table-cell>
          <table:table-cell office:value-type="string">
            <text:p>49096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8">
            <text:p>948</text:p>
          </table:table-cell>
          <table:table-cell office:value-type="string">
            <text:p>HARRIS </text:p>
          </table:table-cell>
          <table:table-cell office:value-type="string">
            <text:p>Adrian </text:p>
          </table:table-cell>
          <table:table-cell office:value-type="string">
            <text:p>403, 3 We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22955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49">
            <text:p>949</text:p>
          </table:table-cell>
          <table:table-cell office:value-type="string">
            <text:p>HARRISON </text:p>
          </table:table-cell>
          <table:table-cell office:value-type="string">
            <text:p>Donald </text:p>
          </table:table-cell>
          <table:table-cell office:value-type="string">
            <text:p>Lot 49 Charlton Meado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09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0">
            <text:p>950</text:p>
          </table:table-cell>
          <table:table-cell office:value-type="string">
            <text:p>HAUGHTON </text:p>
          </table:table-cell>
          <table:table-cell office:value-type="string">
            <text:p>Caren Cynolin </text:p>
          </table:table-cell>
          <table:table-cell office:value-type="string">
            <text:p>479 Portmore Villas Drive </text:p>
          </table:table-cell>
          <table:table-cell office:value-type="string">
            <text:p>Gregory Park P.O </text:p>
          </table:table-cell>
          <table:table-cell office:value-type="string">
            <text:p>St Catherine</text:p>
          </table:table-cell>
          <table:table-cell office:value-type="string">
            <text:p>771-7301/582-549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1">
            <text:p>951</text:p>
          </table:table-cell>
          <table:table-cell office:value-type="string">
            <text:p>HAUGHTON </text:p>
          </table:table-cell>
          <table:table-cell office:value-type="string">
            <text:p>Curline </text:p>
          </table:table-cell>
          <table:table-cell office:value-type="string">
            <text:p>Lot 155 Mazari Boulevard </text:p>
          </table:table-cell>
          <table:table-cell office:value-type="string">
            <text:p>Villa Palm Estate </text:p>
          </table:table-cell>
          <table:table-cell office:value-type="string">
            <text:p>St Catherine</text:p>
          </table:table-cell>
          <table:table-cell office:value-type="string">
            <text:p>77334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2">
            <text:p>952</text:p>
          </table:table-cell>
          <table:table-cell office:value-type="string">
            <text:p>HAYDEN </text:p>
          </table:table-cell>
          <table:table-cell office:value-type="string">
            <text:p>Kemar Khalil </text:p>
          </table:table-cell>
          <table:table-cell office:value-type="string">
            <text:p>1381 New Harbour Village II </text:p>
          </table:table-cell>
          <table:table-cell office:value-type="string">
            <text:p>Old Harbour </text:p>
          </table:table-cell>
          <table:table-cell office:value-type="string">
            <text:p>St Catherine</text:p>
          </table:table-cell>
          <table:table-cell office:value-type="string">
            <text:p>633-9510/896-084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3">
            <text:p>953</text:p>
          </table:table-cell>
          <table:table-cell office:value-type="string">
            <text:p>HAYE </text:p>
          </table:table-cell>
          <table:table-cell office:value-type="string">
            <text:p>Lloyd </text:p>
          </table:table-cell>
          <table:table-cell office:value-type="string">
            <text:p/>
          </table:table-cell>
          <table:table-cell office:value-type="string">
            <text:p>Tavern Hi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54">
            <text:p>954</text:p>
          </table:table-cell>
          <table:table-cell office:value-type="string">
            <text:p>HEADLEY </text:p>
          </table:table-cell>
          <table:table-cell office:value-type="string">
            <text:p>Lurline </text:p>
          </table:table-cell>
          <table:table-cell office:value-type="string">
            <text:p>233 Ventura Road </text:p>
          </table:table-cell>
          <table:table-cell office:value-type="string">
            <text:p>Coronado </text:p>
          </table:table-cell>
          <table:table-cell office:value-type="string">
            <text:p>St Catherine</text:p>
          </table:table-cell>
          <table:table-cell office:value-type="string">
            <text:p>98873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5">
            <text:p>955</text:p>
          </table:table-cell>
          <table:table-cell office:value-type="string">
            <text:p>HEATH </text:p>
          </table:table-cell>
          <table:table-cell office:value-type="string">
            <text:p>Joan </text:p>
          </table:table-cell>
          <table:table-cell office:value-type="string">
            <text:p>Lot 318, 52 Place </text:p>
          </table:table-cell>
          <table:table-cell office:value-type="string">
            <text:p>7 West </text:p>
          </table:table-cell>
          <table:table-cell office:value-type="string">
            <text:p>St Catherine</text:p>
          </table:table-cell>
          <table:table-cell office:value-type="string">
            <text:p>949096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6">
            <text:p>956</text:p>
          </table:table-cell>
          <table:table-cell office:value-type="string">
            <text:p>HEAVEN </text:p>
          </table:table-cell>
          <table:table-cell office:value-type="string">
            <text:p>Thyra </text:p>
          </table:table-cell>
          <table:table-cell office:value-type="string">
            <text:p/>
          </table:table-cell>
          <table:table-cell office:value-type="string">
            <text:p>Keith Hall </text:p>
          </table:table-cell>
          <table:table-cell office:value-type="string">
            <text:p>St Catherine</text:p>
          </table:table-cell>
          <table:table-cell office:value-type="string">
            <text:p>70829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7">
            <text:p>957</text:p>
          </table:table-cell>
          <table:table-cell office:value-type="string">
            <text:p>HEMMINGS </text:p>
          </table:table-cell>
          <table:table-cell office:value-type="string">
            <text:p>Osmond Alexander </text:p>
          </table:table-cell>
          <table:table-cell office:value-type="string">
            <text:p>- </text:p>
          </table:table-cell>
          <table:table-cell office:value-type="string">
            <text:p>Glengoffe District </text:p>
          </table:table-cell>
          <table:table-cell office:value-type="string">
            <text:p>St Catherine</text:p>
          </table:table-cell>
          <table:table-cell office:value-type="string">
            <text:p>860-13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8">
            <text:p>958</text:p>
          </table:table-cell>
          <table:table-cell office:value-type="string">
            <text:p>HENDRICKS </text:p>
          </table:table-cell>
          <table:table-cell office:value-type="string">
            <text:p>Maureen </text:p>
          </table:table-cell>
          <table:table-cell office:value-type="string">
            <text:p>17 Mona Avenue </text:p>
          </table:table-cell>
          <table:table-cell office:value-type="string">
            <text:p>Cromarty </text:p>
          </table:table-cell>
          <table:table-cell office:value-type="string">
            <text:p>St Catherine</text:p>
          </table:table-cell>
          <table:table-cell office:value-type="string">
            <text:p>943-3536/376-95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59">
            <text:p>959</text:p>
          </table:table-cell>
          <table:table-cell office:value-type="string">
            <text:p>HENLIN </text:p>
          </table:table-cell>
          <table:table-cell office:value-type="string">
            <text:p>Karl Edmund (Rev) </text:p>
          </table:table-cell>
          <table:table-cell office:value-type="string">
            <text:p>17 Tachyon Avenue </text:p>
          </table:table-cell>
          <table:table-cell office:value-type="string">
            <text:p>Surrey Meadows </text:p>
          </table:table-cell>
          <table:table-cell office:value-type="string">
            <text:p>St Catherine</text:p>
          </table:table-cell>
          <table:table-cell office:value-type="string">
            <text:p>998-1793/386-89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0">
            <text:p>960</text:p>
          </table:table-cell>
          <table:table-cell office:value-type="string">
            <text:p>HENRY </text:p>
          </table:table-cell>
          <table:table-cell office:value-type="string">
            <text:p>John </text:p>
          </table:table-cell>
          <table:table-cell office:value-type="string">
            <text:p>2 Hermington Parkway </text:p>
          </table:table-cell>
          <table:table-cell office:value-type="string">
            <text:p>Avon Park </text:p>
          </table:table-cell>
          <table:table-cell office:value-type="string">
            <text:p>St Catherine</text:p>
          </table:table-cell>
          <table:table-cell office:value-type="string">
            <text:p>90781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1">
            <text:p>961</text:p>
          </table:table-cell>
          <table:table-cell office:value-type="string">
            <text:p>HENRY </text:p>
          </table:table-cell>
          <table:table-cell office:value-type="string">
            <text:p>Errol </text:p>
          </table:table-cell>
          <table:table-cell office:value-type="string">
            <text:p>Lot 711 North Troja Place </text:p>
          </table:table-cell>
          <table:table-cell office:value-type="string">
            <text:p>Westchester </text:p>
          </table:table-cell>
          <table:table-cell office:value-type="string">
            <text:p>St Catherine</text:p>
          </table:table-cell>
          <table:table-cell office:value-type="string">
            <text:p>544158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2">
            <text:p>962</text:p>
          </table:table-cell>
          <table:table-cell office:value-type="string">
            <text:p>HENRY </text:p>
          </table:table-cell>
          <table:table-cell office:value-type="string">
            <text:p>Alice </text:p>
          </table:table-cell>
          <table:table-cell office:value-type="string">
            <text:p>14 Dover Avenue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98429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3">
            <text:p>963</text:p>
          </table:table-cell>
          <table:table-cell office:value-type="string">
            <text:p>HENRY </text:p>
          </table:table-cell>
          <table:table-cell office:value-type="string">
            <text:p>Austin </text:p>
          </table:table-cell>
          <table:table-cell office:value-type="string">
            <text:p>17 Park Circle North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98805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4">
            <text:p>964</text:p>
          </table:table-cell>
          <table:table-cell office:value-type="string">
            <text:p>HENRY </text:p>
          </table:table-cell>
          <table:table-cell office:value-type="string">
            <text:p>Dennis </text:p>
          </table:table-cell>
          <table:table-cell office:value-type="string">
            <text:p>Lot 91 Shoucair Drive </text:p>
          </table:table-cell>
          <table:table-cell office:value-type="string">
            <text:p>Twickenham Housing Scheme</text:p>
          </table:table-cell>
          <table:table-cell office:value-type="string">
            <text:p>St Catherine</text:p>
          </table:table-cell>
          <table:table-cell office:value-type="string">
            <text:p>98434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5">
            <text:p>965</text:p>
          </table:table-cell>
          <table:table-cell office:value-type="string">
            <text:p>HENRY </text:p>
          </table:table-cell>
          <table:table-cell office:value-type="string">
            <text:p>Neville </text:p>
          </table:table-cell>
          <table:table-cell office:value-type="string">
            <text:p>Apt. 12, 3 Broadway </text:p>
          </table:table-cell>
          <table:table-cell office:value-type="string">
            <text:p>Manor Park </text:p>
          </table:table-cell>
          <table:table-cell office:value-type="string">
            <text:p>St Catherine</text:p>
          </table:table-cell>
          <table:table-cell office:value-type="string">
            <text:p>94182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6">
            <text:p>966</text:p>
          </table:table-cell>
          <table:table-cell office:value-type="string">
            <text:p>HENRY </text:p>
          </table:table-cell>
          <table:table-cell office:value-type="string">
            <text:p>Robert </text:p>
          </table:table-cell>
          <table:table-cell office:value-type="string">
            <text:p>11 North Monticello Cresce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67">
            <text:p>967</text:p>
          </table:table-cell>
          <table:table-cell office:value-type="string">
            <text:p>HENRY </text:p>
          </table:table-cell>
          <table:table-cell office:value-type="string">
            <text:p>Dahlia Lavern </text:p>
          </table:table-cell>
          <table:table-cell office:value-type="string">
            <text:p>5 Stalagmite Way </text:p>
          </table:table-cell>
          <table:table-cell office:value-type="string">
            <text:p>Cave Hill Estate </text:p>
          </table:table-cell>
          <table:table-cell office:value-type="string">
            <text:p>St Catherine</text:p>
          </table:table-cell>
          <table:table-cell office:value-type="string">
            <text:p>451-5954/451-5954/880-26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8">
            <text:p>968</text:p>
          </table:table-cell>
          <table:table-cell office:value-type="string">
            <text:p>HENRY </text:p>
          </table:table-cell>
          <table:table-cell office:value-type="string">
            <text:p>Ewart Constantine </text:p>
          </table:table-cell>
          <table:table-cell office:value-type="string">
            <text:p>183 Cherry Close </text:p>
          </table:table-cell>
          <table:table-cell office:value-type="string">
            <text:p>Charelemont </text:p>
          </table:table-cell>
          <table:table-cell office:value-type="string">
            <text:p>St Catherine</text:p>
          </table:table-cell>
          <table:table-cell office:value-type="string">
            <text:p>985-7041/427-3400/282-88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69">
            <text:p>969</text:p>
          </table:table-cell>
          <table:table-cell office:value-type="string">
            <text:p>HENRY </text:p>
          </table:table-cell>
          <table:table-cell office:value-type="string">
            <text:p>Ariel </text:p>
          </table:table-cell>
          <table:table-cell office:value-type="string">
            <text:p/>
          </table:table-cell>
          <table:table-cell office:value-type="string">
            <text:p>High House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70">
            <text:p>970</text:p>
          </table:table-cell>
          <table:table-cell office:value-type="string">
            <text:p>HENRY </text:p>
          </table:table-cell>
          <table:table-cell office:value-type="string">
            <text:p>Pauline </text:p>
          </table:table-cell>
          <table:table-cell office:value-type="string">
            <text:p>421, 15th Avenue </text:p>
          </table:table-cell>
          <table:table-cell office:value-type="string">
            <text:p>West Cumberland </text:p>
          </table:table-cell>
          <table:table-cell office:value-type="string">
            <text:p>St Catherine</text:p>
          </table:table-cell>
          <table:table-cell office:value-type="string">
            <text:p>8189085/46720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1">
            <text:p>971</text:p>
          </table:table-cell>
          <table:table-cell office:value-type="string">
            <text:p>HENRY </text:p>
          </table:table-cell>
          <table:table-cell office:value-type="string">
            <text:p>Linford </text:p>
          </table:table-cell>
          <table:table-cell office:value-type="string">
            <text:p>51 Hillsdown Drive </text:p>
          </table:table-cell>
          <table:table-cell office:value-type="string">
            <text:p>Meadowvale </text:p>
          </table:table-cell>
          <table:table-cell office:value-type="string">
            <text:p>St Catherine</text:p>
          </table:table-cell>
          <table:table-cell office:value-type="string">
            <text:p>31710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2">
            <text:p>972</text:p>
          </table:table-cell>
          <table:table-cell office:value-type="string">
            <text:p>HENRY SINGH </text:p>
          </table:table-cell>
          <table:table-cell office:value-type="string">
            <text:p>Daphne </text:p>
          </table:table-cell>
          <table:table-cell office:value-type="string">
            <text:p>Lot 568 Picola Close </text:p>
          </table:table-cell>
          <table:table-cell office:value-type="string">
            <text:p>Southboro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73">
            <text:p>973</text:p>
          </table:table-cell>
          <table:table-cell office:value-type="string">
            <text:p>HENRY-RUSSELL </text:p>
          </table:table-cell>
          <table:table-cell office:value-type="string">
            <text:p>Christine </text:p>
          </table:table-cell>
          <table:table-cell office:value-type="string">
            <text:p>Lot 854 S.E. 4th Place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8919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4">
            <text:p>974</text:p>
          </table:table-cell>
          <table:table-cell office:value-type="string">
            <text:p>HIBBERT </text:p>
          </table:table-cell>
          <table:table-cell office:value-type="string">
            <text:p>Isadore </text:p>
          </table:table-cell>
          <table:table-cell office:value-type="string">
            <text:p>8 Montaque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75">
            <text:p>975</text:p>
          </table:table-cell>
          <table:table-cell office:value-type="string">
            <text:p>HIBBERT </text:p>
          </table:table-cell>
          <table:table-cell office:value-type="string">
            <text:p>Dwayne Anthony </text:p>
          </table:table-cell>
          <table:table-cell office:value-type="string">
            <text:p>4 Brunswick Clos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66-6692/541-939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6">
            <text:p>976</text:p>
          </table:table-cell>
          <table:table-cell office:value-type="string">
            <text:p>HIBBERT </text:p>
          </table:table-cell>
          <table:table-cell office:value-type="string">
            <text:p>Orville Wayne </text:p>
          </table:table-cell>
          <table:table-cell office:value-type="string">
            <text:p>203 New Harbour Village </text:p>
          </table:table-cell>
          <table:table-cell office:value-type="string">
            <text:p>Old Harbour </text:p>
          </table:table-cell>
          <table:table-cell office:value-type="string">
            <text:p>St Catherine</text:p>
          </table:table-cell>
          <table:table-cell office:value-type="string">
            <text:p>879-3926/588-0136/740-415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7">
            <text:p>977</text:p>
          </table:table-cell>
          <table:table-cell office:value-type="string">
            <text:p>HIBBERT-FACEY </text:p>
          </table:table-cell>
          <table:table-cell office:value-type="string">
            <text:p>Sandra </text:p>
          </table:table-cell>
          <table:table-cell office:value-type="string">
            <text:p>Treadways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25180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78">
            <text:p>978</text:p>
          </table:table-cell>
          <table:table-cell office:value-type="string">
            <text:p>HINES </text:p>
          </table:table-cell>
          <table:table-cell office:value-type="string">
            <text:p>Lloyd </text:p>
          </table:table-cell>
          <table:table-cell office:value-type="string">
            <text:p/>
          </table:table-cell>
          <table:table-cell office:value-type="string">
            <text:p>Harewood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79">
            <text:p>979</text:p>
          </table:table-cell>
          <table:table-cell office:value-type="string">
            <text:p>HINES </text:p>
          </table:table-cell>
          <table:table-cell office:value-type="string">
            <text:p>Michelle </text:p>
          </table:table-cell>
          <table:table-cell office:value-type="string">
            <text:p>15 York Driv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98137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0">
            <text:p>980</text:p>
          </table:table-cell>
          <table:table-cell office:value-type="string">
            <text:p>HOLNESS </text:p>
          </table:table-cell>
          <table:table-cell office:value-type="string">
            <text:p>Karen Beverley </text:p>
          </table:table-cell>
          <table:table-cell office:value-type="string">
            <text:p>46 Cedar Avenue </text:p>
          </table:table-cell>
          <table:table-cell office:value-type="string">
            <text:p>Wedgewood Garden </text:p>
          </table:table-cell>
          <table:table-cell office:value-type="string">
            <text:p>St Catherine</text:p>
          </table:table-cell>
          <table:table-cell office:value-type="string">
            <text:p>880-55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1">
            <text:p>981</text:p>
          </table:table-cell>
          <table:table-cell office:value-type="string">
            <text:p>HOLNESS </text:p>
          </table:table-cell>
          <table:table-cell office:value-type="string">
            <text:p>Patricia Pamela </text:p>
          </table:table-cell>
          <table:table-cell office:value-type="string">
            <text:p>7 St. Jago Plac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876-319-0120/371-00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2">
            <text:p>982</text:p>
          </table:table-cell>
          <table:table-cell office:value-type="string">
            <text:p>HOLNESS </text:p>
          </table:table-cell>
          <table:table-cell office:value-type="string">
            <text:p>Winston Everton </text:p>
          </table:table-cell>
          <table:table-cell office:value-type="string">
            <text:p>13 Hampton Avenu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4-7897/446-59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3">
            <text:p>983</text:p>
          </table:table-cell>
          <table:table-cell office:value-type="string">
            <text:p>HOLNESS </text:p>
          </table:table-cell>
          <table:table-cell office:value-type="string">
            <text:p>Monica </text:p>
          </table:table-cell>
          <table:table-cell office:value-type="string">
            <text:p>4 Harding Road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988183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4">
            <text:p>984</text:p>
          </table:table-cell>
          <table:table-cell office:value-type="string">
            <text:p>HONG </text:p>
          </table:table-cell>
          <table:table-cell office:value-type="string">
            <text:p>Simeon </text:p>
          </table:table-cell>
          <table:table-cell office:value-type="string">
            <text:p>8 Dillon Avenue </text:p>
          </table:table-cell>
          <table:table-cell office:value-type="string">
            <text:p>Kingston 5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85">
            <text:p>985</text:p>
          </table:table-cell>
          <table:table-cell office:value-type="string">
            <text:p>HOO </text:p>
          </table:table-cell>
          <table:table-cell office:value-type="string">
            <text:p>Ernest </text:p>
          </table:table-cell>
          <table:table-cell office:value-type="string">
            <text:p>35 Bretts Crescent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984-2466/376-0386/984-2508-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6">
            <text:p>986</text:p>
          </table:table-cell>
          <table:table-cell office:value-type="string">
            <text:p>HOWELL </text:p>
          </table:table-cell>
          <table:table-cell office:value-type="string">
            <text:p>Norman </text:p>
          </table:table-cell>
          <table:table-cell office:value-type="string">
            <text:p>Orangefield District </text:p>
          </table:table-cell>
          <table:table-cell office:value-type="string">
            <text:p>Orangefield P.A. </text:p>
          </table:table-cell>
          <table:table-cell office:value-type="string">
            <text:p>St Catherine</text:p>
          </table:table-cell>
          <table:table-cell office:value-type="string">
            <text:p>985973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7">
            <text:p>987</text:p>
          </table:table-cell>
          <table:table-cell office:value-type="string">
            <text:p>HUDSON </text:p>
          </table:table-cell>
          <table:table-cell office:value-type="string">
            <text:p>Errol </text:p>
          </table:table-cell>
          <table:table-cell office:value-type="string">
            <text:p>17 Beaumont Avenue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988075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88">
            <text:p>988</text:p>
          </table:table-cell>
          <table:table-cell office:value-type="string">
            <text:p>HUDSON </text:p>
          </table:table-cell>
          <table:table-cell office:value-type="string">
            <text:p>Errol James </text:p>
          </table:table-cell>
          <table:table-cell office:value-type="string">
            <text:p>17 Beaumont Avenue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89">
            <text:p>989</text:p>
          </table:table-cell>
          <table:table-cell office:value-type="string">
            <text:p>HUTCHINSON </text:p>
          </table:table-cell>
          <table:table-cell office:value-type="string">
            <text:p>Kenneth Charles </text:p>
          </table:table-cell>
          <table:table-cell office:value-type="string">
            <text:p>16 Oncidium Court </text:p>
          </table:table-cell>
          <table:table-cell office:value-type="string">
            <text:p>Eltham Park </text:p>
          </table:table-cell>
          <table:table-cell office:value-type="string">
            <text:p>St Catherine</text:p>
          </table:table-cell>
          <table:table-cell office:value-type="string">
            <text:p>983-3064/824-1465/855-197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0">
            <text:p>990</text:p>
          </table:table-cell>
          <table:table-cell office:value-type="string">
            <text:p>HUTCHINSON-WHITE </text:p>
          </table:table-cell>
          <table:table-cell office:value-type="string">
            <text:p>Meachell </text:p>
          </table:table-cell>
          <table:table-cell office:value-type="string">
            <text:p>Christian Pen </text:p>
          </table:table-cell>
          <table:table-cell office:value-type="string">
            <text:p> Gregory Park P.O. </text:p>
          </table:table-cell>
          <table:table-cell office:value-type="string">
            <text:p>St Catherine</text:p>
          </table:table-cell>
          <table:table-cell office:value-type="string">
            <text:p>876-291-1295/876-939-30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1">
            <text:p>991</text:p>
          </table:table-cell>
          <table:table-cell office:value-type="string">
            <text:p>HYATT </text:p>
          </table:table-cell>
          <table:table-cell office:value-type="string">
            <text:p>Gladys </text:p>
          </table:table-cell>
          <table:table-cell office:value-type="string">
            <text:p>293 Charles Way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>98894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2">
            <text:p>992</text:p>
          </table:table-cell>
          <table:table-cell office:value-type="string">
            <text:p>HYATT </text:p>
          </table:table-cell>
          <table:table-cell office:value-type="string">
            <text:p>Ena Mutabel </text:p>
          </table:table-cell>
          <table:table-cell office:value-type="string">
            <text:p>Red Ground Disrict </text:p>
          </table:table-cell>
          <table:table-cell office:value-type="string">
            <text:p>Old Harbour P. O. </text:p>
          </table:table-cell>
          <table:table-cell office:value-type="string">
            <text:p>St Catherine</text:p>
          </table:table-cell>
          <table:table-cell office:value-type="string">
            <text:p>876-983-1159/371-3467/636-93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3">
            <text:p>993</text:p>
          </table:table-cell>
          <table:table-cell office:value-type="string">
            <text:p>HYDE </text:p>
          </table:table-cell>
          <table:table-cell office:value-type="string">
            <text:p>Violet </text:p>
          </table:table-cell>
          <table:table-cell office:value-type="string">
            <text:p>57 Lantana Way </text:p>
          </table:table-cell>
          <table:table-cell office:value-type="string">
            <text:p>Eltham Park </text:p>
          </table:table-cell>
          <table:table-cell office:value-type="string">
            <text:p>St Catherine</text:p>
          </table:table-cell>
          <table:table-cell office:value-type="string">
            <text:p>98335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4">
            <text:p>994</text:p>
          </table:table-cell>
          <table:table-cell office:value-type="string">
            <text:p>HYDE </text:p>
          </table:table-cell>
          <table:table-cell office:value-type="string">
            <text:p>Earl </text:p>
          </table:table-cell>
          <table:table-cell office:value-type="string">
            <text:p>40 Stuarton Cresce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59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5">
            <text:p>995</text:p>
          </table:table-cell>
          <table:table-cell office:value-type="string">
            <text:p>IRVING </text:p>
          </table:table-cell>
          <table:table-cell office:value-type="string">
            <text:p>Claudette </text:p>
          </table:table-cell>
          <table:table-cell office:value-type="string">
            <text:p>543 Portmore Pin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96">
            <text:p>996</text:p>
          </table:table-cell>
          <table:table-cell office:value-type="string">
            <text:p>IRVING </text:p>
          </table:table-cell>
          <table:table-cell office:value-type="string">
            <text:p>Samuels Albert </text:p>
          </table:table-cell>
          <table:table-cell office:value-type="string">
            <text:p>76 Brunswick Avenu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97">
            <text:p>997</text:p>
          </table:table-cell>
          <table:table-cell office:value-type="string">
            <text:p>IRVING-BARRETT </text:p>
          </table:table-cell>
          <table:table-cell office:value-type="string">
            <text:p>Andrea Lavern </text:p>
          </table:table-cell>
          <table:table-cell office:value-type="string">
            <text:p>152 Guango Road </text:p>
          </table:table-cell>
          <table:table-cell office:value-type="string">
            <text:p>Bridgeview </text:p>
          </table:table-cell>
          <table:table-cell office:value-type="string">
            <text:p>St Catherine</text:p>
          </table:table-cell>
          <table:table-cell office:value-type="string">
            <text:p>305-7098/305-709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998">
            <text:p>998</text:p>
          </table:table-cell>
          <table:table-cell office:value-type="string">
            <text:p>JACK </text:p>
          </table:table-cell>
          <table:table-cell office:value-type="string">
            <text:p>Denzil </text:p>
          </table:table-cell>
          <table:table-cell office:value-type="string">
            <text:p>14 Mickleton Meado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999">
            <text:p>999</text:p>
          </table:table-cell>
          <table:table-cell office:value-type="string">
            <text:p>JACKSON </text:p>
          </table:table-cell>
          <table:table-cell office:value-type="string">
            <text:p>Everette </text:p>
          </table:table-cell>
          <table:table-cell office:value-type="string">
            <text:p>Lot 150 3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936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0">
            <text:p>1000</text:p>
          </table:table-cell>
          <table:table-cell office:value-type="string">
            <text:p>JACKSON </text:p>
          </table:table-cell>
          <table:table-cell office:value-type="string">
            <text:p>Vivian </text:p>
          </table:table-cell>
          <table:table-cell office:value-type="string">
            <text:p>98 Hampton Driv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98493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>JACKSON IRVING </text:p>
          </table:table-cell>
          <table:table-cell office:value-type="string">
            <text:p>Hazel </text:p>
          </table:table-cell>
          <table:table-cell office:value-type="string">
            <text:p>119 Darien Drive </text:p>
          </table:table-cell>
          <table:table-cell office:value-type="string">
            <text:p>Marine Par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02">
            <text:p>1002</text:p>
          </table:table-cell>
          <table:table-cell office:value-type="string">
            <text:p>JADDO </text:p>
          </table:table-cell>
          <table:table-cell office:value-type="string">
            <text:p>Garfield </text:p>
          </table:table-cell>
          <table:table-cell office:value-type="string">
            <text:p>111A 57 Matthews Way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39870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3">
            <text:p>1003</text:p>
          </table:table-cell>
          <table:table-cell office:value-type="string">
            <text:p>JAGGON </text:p>
          </table:table-cell>
          <table:table-cell office:value-type="string">
            <text:p>Eric </text:p>
          </table:table-cell>
          <table:table-cell office:value-type="string">
            <text:p>Church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04">
            <text:p>1004</text:p>
          </table:table-cell>
          <table:table-cell office:value-type="string">
            <text:p>JAMES </text:p>
          </table:table-cell>
          <table:table-cell office:value-type="string">
            <text:p>Edward </text:p>
          </table:table-cell>
          <table:table-cell office:value-type="string">
            <text:p>42 Stuarton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62097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5">
            <text:p>1005</text:p>
          </table:table-cell>
          <table:table-cell office:value-type="string">
            <text:p>JAMES </text:p>
          </table:table-cell>
          <table:table-cell office:value-type="string">
            <text:p>Ricardo </text:p>
          </table:table-cell>
          <table:table-cell office:value-type="string">
            <text:p>95 Reading Avenue </text:p>
          </table:table-cell>
          <table:table-cell office:value-type="string">
            <text:p>Mount View Estate </text:p>
          </table:table-cell>
          <table:table-cell office:value-type="string">
            <text:p>St Catherine</text:p>
          </table:table-cell>
          <table:table-cell office:value-type="string">
            <text:p>27650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6">
            <text:p>1006</text:p>
          </table:table-cell>
          <table:table-cell office:value-type="string">
            <text:p>JAMES </text:p>
          </table:table-cell>
          <table:table-cell office:value-type="string">
            <text:p>Oscar Aloysius </text:p>
          </table:table-cell>
          <table:table-cell office:value-type="string">
            <text:p>9 June Road </text:p>
          </table:table-cell>
          <table:table-cell office:value-type="string">
            <text:p>Kingston 7 </text:p>
          </table:table-cell>
          <table:table-cell office:value-type="string">
            <text:p>St Catherine</text:p>
          </table:table-cell>
          <table:table-cell office:value-type="string">
            <text:p>620-5069/816-3026/749-337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7">
            <text:p>1007</text:p>
          </table:table-cell>
          <table:table-cell office:value-type="string">
            <text:p>JAMES </text:p>
          </table:table-cell>
          <table:table-cell office:value-type="string">
            <text:p>Marlon </text:p>
          </table:table-cell>
          <table:table-cell office:value-type="string">
            <text:p>65 Westmead Willows </text:p>
          </table:table-cell>
          <table:table-cell office:value-type="string">
            <text:p>Portmore </text:p>
          </table:table-cell>
          <table:table-cell office:value-type="string">
            <text:p>St Catherine</text:p>
          </table:table-cell>
          <table:table-cell office:value-type="string">
            <text:p>44091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08">
            <text:p>1008</text:p>
          </table:table-cell>
          <table:table-cell office:value-type="string">
            <text:p>JAMES-DRUMMOND </text:p>
          </table:table-cell>
          <table:table-cell office:value-type="string">
            <text:p>Beverley </text:p>
          </table:table-cell>
          <table:table-cell office:value-type="string">
            <text:p/>
          </table:table-cell>
          <table:table-cell office:value-type="string">
            <text:p>Jackson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09">
            <text:p>1009</text:p>
          </table:table-cell>
          <table:table-cell office:value-type="string">
            <text:p>JARRETT </text:p>
          </table:table-cell>
          <table:table-cell office:value-type="string">
            <text:p>Harry </text:p>
          </table:table-cell>
          <table:table-cell office:value-type="string">
            <text:p>6 Mercury Blvd. </text:p>
          </table:table-cell>
          <table:table-cell office:value-type="string">
            <text:p>Mercury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0">
            <text:p>1010</text:p>
          </table:table-cell>
          <table:table-cell office:value-type="string">
            <text:p>JARRETT </text:p>
          </table:table-cell>
          <table:table-cell office:value-type="string">
            <text:p>Anthony </text:p>
          </table:table-cell>
          <table:table-cell office:value-type="string">
            <text:p>Lot 639 4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1">
            <text:p>1011</text:p>
          </table:table-cell>
          <table:table-cell office:value-type="string">
            <text:p>JARVIS </text:p>
          </table:table-cell>
          <table:table-cell office:value-type="string">
            <text:p>Pauline Elainel </text:p>
          </table:table-cell>
          <table:table-cell office:value-type="string">
            <text:p>111 Parkway Drive </text:p>
          </table:table-cell>
          <table:table-cell office:value-type="string">
            <text:p>Hopedal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2">
            <text:p>1012</text:p>
          </table:table-cell>
          <table:table-cell office:value-type="string">
            <text:p>JENNINGS </text:p>
          </table:table-cell>
          <table:table-cell office:value-type="string">
            <text:p>Samuel </text:p>
          </table:table-cell>
          <table:table-cell office:value-type="string">
            <text:p>12 Tampa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3">
            <text:p>1013</text:p>
          </table:table-cell>
          <table:table-cell office:value-type="string">
            <text:p>JOBSON-GRANT </text:p>
          </table:table-cell>
          <table:table-cell office:value-type="string">
            <text:p>Beverly </text:p>
          </table:table-cell>
          <table:table-cell office:value-type="string">
            <text:p/>
          </table:table-cell>
          <table:table-cell office:value-type="string">
            <text:p>Polly Groun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4">
            <text:p>1014</text:p>
          </table:table-cell>
          <table:table-cell office:value-type="string">
            <text:p>JOHN-KEITH </text:p>
          </table:table-cell>
          <table:table-cell office:value-type="string">
            <text:p>Birdylin </text:p>
          </table:table-cell>
          <table:table-cell office:value-type="string">
            <text:p>7 Maryland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83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15">
            <text:p>1015</text:p>
          </table:table-cell>
          <table:table-cell office:value-type="string">
            <text:p>JOHNSON </text:p>
          </table:table-cell>
          <table:table-cell office:value-type="string">
            <text:p>Clayton </text:p>
          </table:table-cell>
          <table:table-cell office:value-type="string">
            <text:p/>
          </table:table-cell>
          <table:table-cell office:value-type="string">
            <text:p>Lime Wal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6">
            <text:p>1016</text:p>
          </table:table-cell>
          <table:table-cell office:value-type="string">
            <text:p>JOHNSON </text:p>
          </table:table-cell>
          <table:table-cell office:value-type="string">
            <text:p>Dudley </text:p>
          </table:table-cell>
          <table:table-cell office:value-type="string">
            <text:p>1 Poinciana Drive </text:p>
          </table:table-cell>
          <table:table-cell office:value-type="string">
            <text:p>Twickenham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JOHNSON </text:p>
          </table:table-cell>
          <table:table-cell office:value-type="string">
            <text:p>Hugh </text:p>
          </table:table-cell>
          <table:table-cell office:value-type="string">
            <text:p/>
          </table:table-cell>
          <table:table-cell office:value-type="string">
            <text:p>Cherry District </text:p>
          </table:table-cell>
          <table:table-cell office:value-type="string">
            <text:p>St Catherine</text:p>
          </table:table-cell>
          <table:table-cell office:value-type="string">
            <text:p>98191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18">
            <text:p>1018</text:p>
          </table:table-cell>
          <table:table-cell office:value-type="string">
            <text:p>JOHNSON </text:p>
          </table:table-cell>
          <table:table-cell office:value-type="string">
            <text:p>Lenward </text:p>
          </table:table-cell>
          <table:table-cell office:value-type="string">
            <text:p>20 Coghiel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19">
            <text:p>1019</text:p>
          </table:table-cell>
          <table:table-cell office:value-type="string">
            <text:p>JOHNSON </text:p>
          </table:table-cell>
          <table:table-cell office:value-type="string">
            <text:p>Levi </text:p>
          </table:table-cell>
          <table:table-cell office:value-type="string">
            <text:p>12 Highfield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750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0">
            <text:p>1020</text:p>
          </table:table-cell>
          <table:table-cell office:value-type="string">
            <text:p>JOHNSON </text:p>
          </table:table-cell>
          <table:table-cell office:value-type="string">
            <text:p>O'brien </text:p>
          </table:table-cell>
          <table:table-cell office:value-type="string">
            <text:p>14 Bellevue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60200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1">
            <text:p>1021</text:p>
          </table:table-cell>
          <table:table-cell office:value-type="string">
            <text:p>JOHNSON </text:p>
          </table:table-cell>
          <table:table-cell office:value-type="string">
            <text:p>Audrey </text:p>
          </table:table-cell>
          <table:table-cell office:value-type="string">
            <text:p>449 8th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7440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2">
            <text:p>1022</text:p>
          </table:table-cell>
          <table:table-cell office:value-type="string">
            <text:p>JOHNSON </text:p>
          </table:table-cell>
          <table:table-cell office:value-type="string">
            <text:p>Cheryl </text:p>
          </table:table-cell>
          <table:table-cell office:value-type="string">
            <text:p>496, 9th Avenue Eltham Acre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876-330-1400/704-068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3">
            <text:p>1023</text:p>
          </table:table-cell>
          <table:table-cell office:value-type="string">
            <text:p>JOHNSON </text:p>
          </table:table-cell>
          <table:table-cell office:value-type="string">
            <text:p>Morris </text:p>
          </table:table-cell>
          <table:table-cell office:value-type="string">
            <text:p>Lot 297 Tenth Terrace </text:p>
          </table:table-cell>
          <table:table-cell office:value-type="string">
            <text:p>3 North Sandown Park </text:p>
          </table:table-cell>
          <table:table-cell office:value-type="string">
            <text:p>St Catherine</text:p>
          </table:table-cell>
          <table:table-cell office:value-type="string">
            <text:p>949352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4">
            <text:p>1024</text:p>
          </table:table-cell>
          <table:table-cell office:value-type="string">
            <text:p>JOHNSON </text:p>
          </table:table-cell>
          <table:table-cell office:value-type="string">
            <text:p>Reginald A. (Rev.) </text:p>
          </table:table-cell>
          <table:table-cell office:value-type="string">
            <text:p>- </text:p>
          </table:table-cell>
          <table:table-cell office:value-type="string">
            <text:p>Mount Nebo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25">
            <text:p>1025</text:p>
          </table:table-cell>
          <table:table-cell office:value-type="string">
            <text:p>JOHNSON </text:p>
          </table:table-cell>
          <table:table-cell office:value-type="string">
            <text:p>Levi Lloyd </text:p>
          </table:table-cell>
          <table:table-cell office:value-type="string">
            <text:p>12 Highfield Avenu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07-5069/881-68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6">
            <text:p>1026</text:p>
          </table:table-cell>
          <table:table-cell office:value-type="string">
            <text:p>JOHNSON </text:p>
          </table:table-cell>
          <table:table-cell office:value-type="string">
            <text:p>Robert Duhaney </text:p>
          </table:table-cell>
          <table:table-cell office:value-type="string">
            <text:p>Lot 744 22nd Avenue </text:p>
          </table:table-cell>
          <table:table-cell office:value-type="string">
            <text:p>West Cumberland </text:p>
          </table:table-cell>
          <table:table-cell office:value-type="string">
            <text:p>St Catherine</text:p>
          </table:table-cell>
          <table:table-cell office:value-type="string">
            <text:p>746-6843/585-5842/926-812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7">
            <text:p>1027</text:p>
          </table:table-cell>
          <table:table-cell office:value-type="string">
            <text:p>JOHNSON-WILLIAMS </text:p>
          </table:table-cell>
          <table:table-cell office:value-type="string">
            <text:p>Regina </text:p>
          </table:table-cell>
          <table:table-cell office:value-type="string">
            <text:p>Lot 601 7th Perch Way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>99804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8">
            <text:p>1028</text:p>
          </table:table-cell>
          <table:table-cell office:value-type="string">
            <text:p>JONES </text:p>
          </table:table-cell>
          <table:table-cell office:value-type="string">
            <text:p>Freda </text:p>
          </table:table-cell>
          <table:table-cell office:value-type="string">
            <text:p>97 Whitehouse Blvd.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300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29">
            <text:p>1029</text:p>
          </table:table-cell>
          <table:table-cell office:value-type="string">
            <text:p>JONES </text:p>
          </table:table-cell>
          <table:table-cell office:value-type="string">
            <text:p>Kenneth Clifford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0">
            <text:p>1030</text:p>
          </table:table-cell>
          <table:table-cell office:value-type="string">
            <text:p>JONES </text:p>
          </table:table-cell>
          <table:table-cell office:value-type="string">
            <text:p>Donald George </text:p>
          </table:table-cell>
          <table:table-cell office:value-type="string">
            <text:p>2 Hampton Avenu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984-42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31">
            <text:p>1031</text:p>
          </table:table-cell>
          <table:table-cell office:value-type="string">
            <text:p>JONES </text:p>
          </table:table-cell>
          <table:table-cell office:value-type="string">
            <text:p>Nathle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2">
            <text:p>1032</text:p>
          </table:table-cell>
          <table:table-cell office:value-type="string">
            <text:p>JOSEPHS </text:p>
          </table:table-cell>
          <table:table-cell office:value-type="string">
            <text:p>Roslyn </text:p>
          </table:table-cell>
          <table:table-cell office:value-type="string">
            <text:p>- </text:p>
          </table:table-cell>
          <table:table-cell office:value-type="string">
            <text:p>Byles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3">
            <text:p>1033</text:p>
          </table:table-cell>
          <table:table-cell office:value-type="string">
            <text:p>JOSEPHS </text:p>
          </table:table-cell>
          <table:table-cell office:value-type="string">
            <text:p>Phylliseta </text:p>
          </table:table-cell>
          <table:table-cell office:value-type="string">
            <text:p>40 Grafton Close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4">
            <text:p>1034</text:p>
          </table:table-cell>
          <table:table-cell office:value-type="string">
            <text:p>KEANE-DAWES </text:p>
          </table:table-cell>
          <table:table-cell office:value-type="string">
            <text:p>Phillip </text:p>
          </table:table-cell>
          <table:table-cell office:value-type="string">
            <text:p>34 Twickenham Drive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98437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35">
            <text:p>1035</text:p>
          </table:table-cell>
          <table:table-cell office:value-type="string">
            <text:p>KELLY </text:p>
          </table:table-cell>
          <table:table-cell office:value-type="string">
            <text:p>Sharon </text:p>
          </table:table-cell>
          <table:table-cell office:value-type="string">
            <text:p>731 Guango Avenu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74683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36">
            <text:p>1036</text:p>
          </table:table-cell>
          <table:table-cell office:value-type="string">
            <text:p>KELLY </text:p>
          </table:table-cell>
          <table:table-cell office:value-type="string">
            <text:p>June </text:p>
          </table:table-cell>
          <table:table-cell office:value-type="string">
            <text:p>87 Blue Quit Circle </text:p>
          </table:table-cell>
          <table:table-cell office:value-type="string">
            <text:p>The Aviar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7">
            <text:p>1037</text:p>
          </table:table-cell>
          <table:table-cell office:value-type="string">
            <text:p>KELLY </text:p>
          </table:table-cell>
          <table:table-cell office:value-type="string">
            <text:p>Dwight </text:p>
          </table:table-cell>
          <table:table-cell office:value-type="string">
            <text:p>66 Tammy Crescent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37346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38">
            <text:p>1038</text:p>
          </table:table-cell>
          <table:table-cell office:value-type="string">
            <text:p>KENNEDY </text:p>
          </table:table-cell>
          <table:table-cell office:value-type="string">
            <text:p>Dasmine </text:p>
          </table:table-cell>
          <table:table-cell office:value-type="string">
            <text:p>239 Mount View Estat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39">
            <text:p>1039</text:p>
          </table:table-cell>
          <table:table-cell office:value-type="string">
            <text:p>KENT </text:p>
          </table:table-cell>
          <table:table-cell office:value-type="string">
            <text:p>Donald </text:p>
          </table:table-cell>
          <table:table-cell office:value-type="string">
            <text:p>36 Fulmer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232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0">
            <text:p>1040</text:p>
          </table:table-cell>
          <table:table-cell office:value-type="string">
            <text:p>KENT </text:p>
          </table:table-cell>
          <table:table-cell office:value-type="string">
            <text:p>Kevin Craig </text:p>
          </table:table-cell>
          <table:table-cell office:value-type="string">
            <text:p>299 Poinciana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631-6061/368-95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1">
            <text:p>1041</text:p>
          </table:table-cell>
          <table:table-cell office:value-type="string">
            <text:p>KIDD </text:p>
          </table:table-cell>
          <table:table-cell office:value-type="string">
            <text:p>96 Gordon Boulevar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29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2">
            <text:p>1042</text:p>
          </table:table-cell>
          <table:table-cell office:value-type="string">
            <text:p>KING </text:p>
          </table:table-cell>
          <table:table-cell office:value-type="string">
            <text:p>Franklyn </text:p>
          </table:table-cell>
          <table:table-cell office:value-type="string">
            <text:p>Lot 3 Charito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43">
            <text:p>1043</text:p>
          </table:table-cell>
          <table:table-cell office:value-type="string">
            <text:p>KING </text:p>
          </table:table-cell>
          <table:table-cell office:value-type="string">
            <text:p>Lorenzo </text:p>
          </table:table-cell>
          <table:table-cell office:value-type="string">
            <text:p>Ebony Drive </text:p>
          </table:table-cell>
          <table:table-cell office:value-type="string">
            <text:p>Bellevue Heights </text:p>
          </table:table-cell>
          <table:table-cell office:value-type="string">
            <text:p>St Catherine</text:p>
          </table:table-cell>
          <table:table-cell office:value-type="string">
            <text:p>98305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4">
            <text:p>1044</text:p>
          </table:table-cell>
          <table:table-cell office:value-type="string">
            <text:p>KINGHORN </text:p>
          </table:table-cell>
          <table:table-cell office:value-type="string">
            <text:p>Judy </text:p>
          </table:table-cell>
          <table:table-cell office:value-type="string">
            <text:p>Lot 602 St. John's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60202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5">
            <text:p>1045</text:p>
          </table:table-cell>
          <table:table-cell office:value-type="string">
            <text:p>KIRLEW </text:p>
          </table:table-cell>
          <table:table-cell office:value-type="string">
            <text:p>Roogae Amir </text:p>
          </table:table-cell>
          <table:table-cell office:value-type="string">
            <text:p>9 Glaves Boulevard </text:p>
          </table:table-cell>
          <table:table-cell office:value-type="string">
            <text:p>Linstead P.O </text:p>
          </table:table-cell>
          <table:table-cell office:value-type="string">
            <text:p>St Catherine</text:p>
          </table:table-cell>
          <table:table-cell office:value-type="string">
            <text:p>985-2624/854-161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6">
            <text:p>1046</text:p>
          </table:table-cell>
          <table:table-cell office:value-type="string">
            <text:p>KIRLEW </text:p>
          </table:table-cell>
          <table:table-cell office:value-type="string">
            <text:p>Aroogst </text:p>
          </table:table-cell>
          <table:table-cell office:value-type="string">
            <text:p>9 Glaves Boulevar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416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7">
            <text:p>1047</text:p>
          </table:table-cell>
          <table:table-cell office:value-type="string">
            <text:p>KITSON </text:p>
          </table:table-cell>
          <table:table-cell office:value-type="string">
            <text:p>Glenesse </text:p>
          </table:table-cell>
          <table:table-cell office:value-type="string">
            <text:p>Lot 79 Keystone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763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8">
            <text:p>1048</text:p>
          </table:table-cell>
          <table:table-cell office:value-type="string">
            <text:p>LABEACH-GIDDEN </text:p>
          </table:table-cell>
          <table:table-cell office:value-type="string">
            <text:p>Rema </text:p>
          </table:table-cell>
          <table:table-cell office:value-type="string">
            <text:p/>
          </table:table-cell>
          <table:table-cell office:value-type="string">
            <text:p>Treadways District </text:p>
          </table:table-cell>
          <table:table-cell office:value-type="string">
            <text:p>St Catherine</text:p>
          </table:table-cell>
          <table:table-cell office:value-type="string">
            <text:p>90387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49">
            <text:p>1049</text:p>
          </table:table-cell>
          <table:table-cell office:value-type="string">
            <text:p>LAIDLEY </text:p>
          </table:table-cell>
          <table:table-cell office:value-type="string">
            <text:p>Ailsa </text:p>
          </table:table-cell>
          <table:table-cell office:value-type="string">
            <text:p>31 Evelyn Crescent </text:p>
          </table:table-cell>
          <table:table-cell office:value-type="string">
            <text:p>Edgewater,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50">
            <text:p>1050</text:p>
          </table:table-cell>
          <table:table-cell office:value-type="string">
            <text:p>LAING </text:p>
          </table:table-cell>
          <table:table-cell office:value-type="string">
            <text:p>Norman Washington </text:p>
          </table:table-cell>
          <table:table-cell office:value-type="string">
            <text:p>43 Stuart Ave </text:p>
          </table:table-cell>
          <table:table-cell office:value-type="string">
            <text:p>Hopedale </text:p>
          </table:table-cell>
          <table:table-cell office:value-type="string">
            <text:p>St Catherine</text:p>
          </table:table-cell>
          <table:table-cell office:value-type="string">
            <text:p>919-849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1">
            <text:p>1051</text:p>
          </table:table-cell>
          <table:table-cell office:value-type="string">
            <text:p>LAING </text:p>
          </table:table-cell>
          <table:table-cell office:value-type="string">
            <text:p>Patricia Junenicia </text:p>
          </table:table-cell>
          <table:table-cell office:value-type="string">
            <text:p>Lot 372, 6th Avenue </text:p>
          </table:table-cell>
          <table:table-cell office:value-type="string">
            <text:p>Eltham Acres </text:p>
          </table:table-cell>
          <table:table-cell office:value-type="string">
            <text:p>St Catherine</text:p>
          </table:table-cell>
          <table:table-cell office:value-type="string">
            <text:p>871-9281/773-545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2">
            <text:p>1052</text:p>
          </table:table-cell>
          <table:table-cell office:value-type="string">
            <text:p>LAING </text:p>
          </table:table-cell>
          <table:table-cell office:value-type="string">
            <text:p>Norman </text:p>
          </table:table-cell>
          <table:table-cell office:value-type="string">
            <text:p>43 Stuart Avenue </text:p>
          </table:table-cell>
          <table:table-cell office:value-type="string">
            <text:p>Hopedale </text:p>
          </table:table-cell>
          <table:table-cell office:value-type="string">
            <text:p>St Catherine</text:p>
          </table:table-cell>
          <table:table-cell office:value-type="string">
            <text:p>979849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3">
            <text:p>1053</text:p>
          </table:table-cell>
          <table:table-cell office:value-type="string">
            <text:p>LAIRD-NEWBY </text:p>
          </table:table-cell>
          <table:table-cell office:value-type="string">
            <text:p>Patricia </text:p>
          </table:table-cell>
          <table:table-cell office:value-type="string">
            <text:p>Lot 266 New Braeton Phase 4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54">
            <text:p>1054</text:p>
          </table:table-cell>
          <table:table-cell office:value-type="string">
            <text:p>LALAH </text:p>
          </table:table-cell>
          <table:table-cell office:value-type="string">
            <text:p>Gordon </text:p>
          </table:table-cell>
          <table:table-cell office:value-type="string">
            <text:p>19 Villa Crescent </text:p>
          </table:table-cell>
          <table:table-cell office:value-type="string">
            <text:p>Sunnysid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55">
            <text:p>1055</text:p>
          </table:table-cell>
          <table:table-cell office:value-type="string">
            <text:p>LALAH </text:p>
          </table:table-cell>
          <table:table-cell office:value-type="string">
            <text:p>Dudley Roy </text:p>
          </table:table-cell>
          <table:table-cell office:value-type="string">
            <text:p>19 Villa Crescent </text:p>
          </table:table-cell>
          <table:table-cell office:value-type="string">
            <text:p>Sunnysid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56">
            <text:p>1056</text:p>
          </table:table-cell>
          <table:table-cell office:value-type="string">
            <text:p>LALLOO </text:p>
          </table:table-cell>
          <table:table-cell office:value-type="string">
            <text:p>Stacyann </text:p>
          </table:table-cell>
          <table:table-cell office:value-type="string">
            <text:p>Lot 1169 Ensom Me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4460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7">
            <text:p>1057</text:p>
          </table:table-cell>
          <table:table-cell office:value-type="string">
            <text:p>LATTY </text:p>
          </table:table-cell>
          <table:table-cell office:value-type="string">
            <text:p>Reeva </text:p>
          </table:table-cell>
          <table:table-cell office:value-type="string">
            <text:p>10 Golden Acres Drive </text:p>
          </table:table-cell>
          <table:table-cell office:value-type="string">
            <text:p>Golden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58">
            <text:p>1058</text:p>
          </table:table-cell>
          <table:table-cell office:value-type="string">
            <text:p>LAWRENCE </text:p>
          </table:table-cell>
          <table:table-cell office:value-type="string">
            <text:p>John </text:p>
          </table:table-cell>
          <table:table-cell office:value-type="string">
            <text:p>Lot 43 Federal Road </text:p>
          </table:table-cell>
          <table:table-cell office:value-type="string">
            <text:p>Sydenham </text:p>
          </table:table-cell>
          <table:table-cell office:value-type="string">
            <text:p>St Catherine</text:p>
          </table:table-cell>
          <table:table-cell office:value-type="string">
            <text:p>98177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59">
            <text:p>1059</text:p>
          </table:table-cell>
          <table:table-cell office:value-type="string">
            <text:p>LAWRENCE </text:p>
          </table:table-cell>
          <table:table-cell office:value-type="string">
            <text:p>Roosevelt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811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0">
            <text:p>1060</text:p>
          </table:table-cell>
          <table:table-cell office:value-type="string">
            <text:p>LAWRENCE </text:p>
          </table:table-cell>
          <table:table-cell office:value-type="string">
            <text:p>Richard </text:p>
          </table:table-cell>
          <table:table-cell office:value-type="string">
            <text:p>Lot 1166 Whale Way Phase 3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61">
            <text:p>1061</text:p>
          </table:table-cell>
          <table:table-cell office:value-type="string">
            <text:p>LEE </text:p>
          </table:table-cell>
          <table:table-cell office:value-type="string">
            <text:p>Angita </text:p>
          </table:table-cell>
          <table:table-cell office:value-type="string">
            <text:p>160 Stafford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47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2">
            <text:p>1062</text:p>
          </table:table-cell>
          <table:table-cell office:value-type="string">
            <text:p>LEE </text:p>
          </table:table-cell>
          <table:table-cell office:value-type="string">
            <text:p>Violet </text:p>
          </table:table-cell>
          <table:table-cell office:value-type="string">
            <text:p/>
          </table:table-cell>
          <table:table-cell office:value-type="string">
            <text:p>Hampshire District </text:p>
          </table:table-cell>
          <table:table-cell office:value-type="string">
            <text:p>St Catherine</text:p>
          </table:table-cell>
          <table:table-cell office:value-type="string">
            <text:p>90375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3">
            <text:p>1063</text:p>
          </table:table-cell>
          <table:table-cell office:value-type="string">
            <text:p>LESLIE </text:p>
          </table:table-cell>
          <table:table-cell office:value-type="string">
            <text:p>Vixton </text:p>
          </table:table-cell>
          <table:table-cell office:value-type="string">
            <text:p>Lot 86 Vera Avenue </text:p>
          </table:table-cell>
          <table:table-cell office:value-type="string">
            <text:p>Mount View Estates </text:p>
          </table:table-cell>
          <table:table-cell office:value-type="string">
            <text:p>St Catherine</text:p>
          </table:table-cell>
          <table:table-cell office:value-type="string">
            <text:p>943626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4">
            <text:p>1064</text:p>
          </table:table-cell>
          <table:table-cell office:value-type="string">
            <text:p>LEVY </text:p>
          </table:table-cell>
          <table:table-cell office:value-type="string">
            <text:p>Victoria </text:p>
          </table:table-cell>
          <table:table-cell office:value-type="string">
            <text:p>18 Tilda Drive Box 607 </text:p>
          </table:table-cell>
          <table:table-cell office:value-type="string">
            <text:p>Rodney Heights </text:p>
          </table:table-cell>
          <table:table-cell office:value-type="string">
            <text:p>St Catherine</text:p>
          </table:table-cell>
          <table:table-cell office:value-type="string">
            <text:p>98443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5">
            <text:p>1065</text:p>
          </table:table-cell>
          <table:table-cell office:value-type="string">
            <text:p>LEVY </text:p>
          </table:table-cell>
          <table:table-cell office:value-type="string">
            <text:p>Royhan </text:p>
          </table:table-cell>
          <table:table-cell office:value-type="string">
            <text:p>82 Dover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491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6">
            <text:p>1066</text:p>
          </table:table-cell>
          <table:table-cell office:value-type="string">
            <text:p>LEVY </text:p>
          </table:table-cell>
          <table:table-cell office:value-type="string">
            <text:p>Frederick Frank </text:p>
          </table:table-cell>
          <table:table-cell office:value-type="string">
            <text:p>Lot 49 North Avenu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984-6286/357-608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7">
            <text:p>1067</text:p>
          </table:table-cell>
          <table:table-cell office:value-type="string">
            <text:p>LEWARS </text:p>
          </table:table-cell>
          <table:table-cell office:value-type="string">
            <text:p>Ceceline </text:p>
          </table:table-cell>
          <table:table-cell office:value-type="string">
            <text:p>1 Lesline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68">
            <text:p>1068</text:p>
          </table:table-cell>
          <table:table-cell office:value-type="string">
            <text:p>LEWARS </text:p>
          </table:table-cell>
          <table:table-cell office:value-type="string">
            <text:p>Roosevelt </text:p>
          </table:table-cell>
          <table:table-cell office:value-type="string">
            <text:p>53 Fuscia Close </text:p>
          </table:table-cell>
          <table:table-cell office:value-type="string">
            <text:p>Angels Grove </text:p>
          </table:table-cell>
          <table:table-cell office:value-type="string">
            <text:p>St Catherine</text:p>
          </table:table-cell>
          <table:table-cell office:value-type="string">
            <text:p>44907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69">
            <text:p>1069</text:p>
          </table:table-cell>
          <table:table-cell office:value-type="string">
            <text:p>LEWIN </text:p>
          </table:table-cell>
          <table:table-cell office:value-type="string">
            <text:p>Livingston </text:p>
          </table:table-cell>
          <table:table-cell office:value-type="string">
            <text:p/>
          </table:table-cell>
          <table:table-cell office:value-type="string">
            <text:p>Orangefield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70">
            <text:p>1070</text:p>
          </table:table-cell>
          <table:table-cell office:value-type="string">
            <text:p>LEWIN </text:p>
          </table:table-cell>
          <table:table-cell office:value-type="string">
            <text:p>Howard O'Brien </text:p>
          </table:table-cell>
          <table:table-cell office:value-type="string">
            <text:p>49 Fordyce Drive </text:p>
          </table:table-cell>
          <table:table-cell office:value-type="string">
            <text:p>Angels </text:p>
          </table:table-cell>
          <table:table-cell office:value-type="string">
            <text:p>St Catherine</text:p>
          </table:table-cell>
          <table:table-cell office:value-type="string">
            <text:p>631-0222/782-366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1">
            <text:p>1071</text:p>
          </table:table-cell>
          <table:table-cell office:value-type="string">
            <text:p>LEWIS </text:p>
          </table:table-cell>
          <table:table-cell office:value-type="string">
            <text:p>Iris May </text:p>
          </table:table-cell>
          <table:table-cell office:value-type="string">
            <text:p>111 Anthurium Avenue </text:p>
          </table:table-cell>
          <table:table-cell office:value-type="string">
            <text:p>Eltham Acres </text:p>
          </table:table-cell>
          <table:table-cell office:value-type="string">
            <text:p>St Catherine</text:p>
          </table:table-cell>
          <table:table-cell office:value-type="string">
            <text:p>433-5489/516-616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2">
            <text:p>1072</text:p>
          </table:table-cell>
          <table:table-cell office:value-type="string">
            <text:p>LEWIS </text:p>
          </table:table-cell>
          <table:table-cell office:value-type="string">
            <text:p>Frederick </text:p>
          </table:table-cell>
          <table:table-cell office:value-type="string">
            <text:p>5 Lewis Close </text:p>
          </table:table-cell>
          <table:table-cell office:value-type="string">
            <text:p>Lake Meadows </text:p>
          </table:table-cell>
          <table:table-cell office:value-type="string">
            <text:p>St Catherine</text:p>
          </table:table-cell>
          <table:table-cell office:value-type="string">
            <text:p>98527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3">
            <text:p>1073</text:p>
          </table:table-cell>
          <table:table-cell office:value-type="string">
            <text:p>LEWIS </text:p>
          </table:table-cell>
          <table:table-cell office:value-type="string">
            <text:p>Lloyd </text:p>
          </table:table-cell>
          <table:table-cell office:value-type="string">
            <text:p>10 Hayfield Villag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35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4">
            <text:p>1074</text:p>
          </table:table-cell>
          <table:table-cell office:value-type="string">
            <text:p>LEWIS </text:p>
          </table:table-cell>
          <table:table-cell office:value-type="string">
            <text:p>Nellie </text:p>
          </table:table-cell>
          <table:table-cell office:value-type="string">
            <text:p>12 Twickenham Drive </text:p>
          </table:table-cell>
          <table:table-cell office:value-type="string">
            <text:p>Twickenham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75">
            <text:p>1075</text:p>
          </table:table-cell>
          <table:table-cell office:value-type="string">
            <text:p>LEWIS </text:p>
          </table:table-cell>
          <table:table-cell office:value-type="string">
            <text:p>Michael </text:p>
          </table:table-cell>
          <table:table-cell office:value-type="string">
            <text:p>Park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4592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6">
            <text:p>1076</text:p>
          </table:table-cell>
          <table:table-cell office:value-type="string">
            <text:p>LEWIS </text:p>
          </table:table-cell>
          <table:table-cell office:value-type="string">
            <text:p>Christine </text:p>
          </table:table-cell>
          <table:table-cell office:value-type="string">
            <text:p>Spring Villag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8272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7">
            <text:p>1077</text:p>
          </table:table-cell>
          <table:table-cell office:value-type="string">
            <text:p>LEWIS-BROWN </text:p>
          </table:table-cell>
          <table:table-cell office:value-type="string">
            <text:p>Sonia </text:p>
          </table:table-cell>
          <table:table-cell office:value-type="string">
            <text:p/>
          </table:table-cell>
          <table:table-cell office:value-type="string">
            <text:p>Mt. Dawson </text:p>
          </table:table-cell>
          <table:table-cell office:value-type="string">
            <text:p>St Catherine</text:p>
          </table:table-cell>
          <table:table-cell office:value-type="string">
            <text:p>90712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8">
            <text:p>1078</text:p>
          </table:table-cell>
          <table:table-cell office:value-type="string">
            <text:p>LINDO </text:p>
          </table:table-cell>
          <table:table-cell office:value-type="string">
            <text:p>Sylvester </text:p>
          </table:table-cell>
          <table:table-cell office:value-type="string">
            <text:p>16 Euston Drive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>94321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79">
            <text:p>1079</text:p>
          </table:table-cell>
          <table:table-cell office:value-type="string">
            <text:p>LINTON </text:p>
          </table:table-cell>
          <table:table-cell office:value-type="string">
            <text:p>Roxroy </text:p>
          </table:table-cell>
          <table:table-cell office:value-type="string">
            <text:p>3 Lewis Close </text:p>
          </table:table-cell>
          <table:table-cell office:value-type="string">
            <text:p>Lake Meadow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80">
            <text:p>1080</text:p>
          </table:table-cell>
          <table:table-cell office:value-type="string">
            <text:p>LIVINGSTON </text:p>
          </table:table-cell>
          <table:table-cell office:value-type="string">
            <text:p>Tina </text:p>
          </table:table-cell>
          <table:table-cell office:value-type="string">
            <text:p>Lot 538, 2 East Greater Portmore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3474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1">
            <text:p>1081</text:p>
          </table:table-cell>
          <table:table-cell office:value-type="string">
            <text:p>LIVINGSTON </text:p>
          </table:table-cell>
          <table:table-cell office:value-type="string">
            <text:p>Morris </text:p>
          </table:table-cell>
          <table:table-cell office:value-type="string">
            <text:p>Lot 538, 2 East Greater Portmore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3637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2">
            <text:p>1082</text:p>
          </table:table-cell>
          <table:table-cell office:value-type="string">
            <text:p>LIVINGTON </text:p>
          </table:table-cell>
          <table:table-cell office:value-type="string">
            <text:p>Mavis </text:p>
          </table:table-cell>
          <table:table-cell office:value-type="string">
            <text:p>47 Queensborough Terrace </text:p>
          </table:table-cell>
          <table:table-cell office:value-type="string">
            <text:p>Golden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83">
            <text:p>1083</text:p>
          </table:table-cell>
          <table:table-cell office:value-type="string">
            <text:p>LLEWELLYN </text:p>
          </table:table-cell>
          <table:table-cell office:value-type="string">
            <text:p>Karlene </text:p>
          </table:table-cell>
          <table:table-cell office:value-type="string">
            <text:p>Lot 6 Portmore Pin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84">
            <text:p>1084</text:p>
          </table:table-cell>
          <table:table-cell office:value-type="string">
            <text:p>LONGMORE </text:p>
          </table:table-cell>
          <table:table-cell office:value-type="string">
            <text:p>Richard </text:p>
          </table:table-cell>
          <table:table-cell office:value-type="string">
            <text:p>411 Mahoe Drive </text:p>
          </table:table-cell>
          <table:table-cell office:value-type="string">
            <text:p>Cedar Grove </text:p>
          </table:table-cell>
          <table:table-cell office:value-type="string">
            <text:p>St Catherine</text:p>
          </table:table-cell>
          <table:table-cell office:value-type="string">
            <text:p>24722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5">
            <text:p>1085</text:p>
          </table:table-cell>
          <table:table-cell office:value-type="string">
            <text:p>LOPEZ </text:p>
          </table:table-cell>
          <table:table-cell office:value-type="string">
            <text:p>John </text:p>
          </table:table-cell>
          <table:table-cell office:value-type="string">
            <text:p>Lot 190 Victoria Rose Terrace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983716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6">
            <text:p>1086</text:p>
          </table:table-cell>
          <table:table-cell office:value-type="string">
            <text:p>LOUNDS </text:p>
          </table:table-cell>
          <table:table-cell office:value-type="string">
            <text:p>Vincent </text:p>
          </table:table-cell>
          <table:table-cell office:value-type="string">
            <text:p>411 Mahoe Drive </text:p>
          </table:table-cell>
          <table:table-cell office:value-type="string">
            <text:p>Cedar Grove </text:p>
          </table:table-cell>
          <table:table-cell office:value-type="string">
            <text:p>St Catherine</text:p>
          </table:table-cell>
          <table:table-cell office:value-type="string">
            <text:p>440265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7">
            <text:p>1087</text:p>
          </table:table-cell>
          <table:table-cell office:value-type="string">
            <text:p>LOUNDS </text:p>
          </table:table-cell>
          <table:table-cell office:value-type="string">
            <text:p>Dale </text:p>
          </table:table-cell>
          <table:table-cell office:value-type="string">
            <text:p>72 Mickleton Boulevar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066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8">
            <text:p>1088</text:p>
          </table:table-cell>
          <table:table-cell office:value-type="string">
            <text:p>LOVERMORE </text:p>
          </table:table-cell>
          <table:table-cell office:value-type="string">
            <text:p>George </text:p>
          </table:table-cell>
          <table:table-cell office:value-type="string">
            <text:p>103 Wellington Drive </text:p>
          </table:table-cell>
          <table:table-cell office:value-type="string">
            <text:p>Hopedale </text:p>
          </table:table-cell>
          <table:table-cell office:value-type="string">
            <text:p>St Catherine</text:p>
          </table:table-cell>
          <table:table-cell office:value-type="string">
            <text:p>94323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89">
            <text:p>1089</text:p>
          </table:table-cell>
          <table:table-cell office:value-type="string">
            <text:p>LOWE </text:p>
          </table:table-cell>
          <table:table-cell office:value-type="string">
            <text:p>Altavious </text:p>
          </table:table-cell>
          <table:table-cell office:value-type="string">
            <text:p/>
          </table:table-cell>
          <table:table-cell office:value-type="string">
            <text:p>Victori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90">
            <text:p>1090</text:p>
          </table:table-cell>
          <table:table-cell office:value-type="string">
            <text:p>LUNDY </text:p>
          </table:table-cell>
          <table:table-cell office:value-type="string">
            <text:p>Brian </text:p>
          </table:table-cell>
          <table:table-cell office:value-type="string">
            <text:p>G75 St. Martin Boulevard </text:p>
          </table:table-cell>
          <table:table-cell office:value-type="string">
            <text:p>Caribbean Estates </text:p>
          </table:table-cell>
          <table:table-cell office:value-type="string">
            <text:p>St Catherine</text:p>
          </table:table-cell>
          <table:table-cell office:value-type="string">
            <text:p>87982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1">
            <text:p>1091</text:p>
          </table:table-cell>
          <table:table-cell office:value-type="string">
            <text:p>LYN </text:p>
          </table:table-cell>
          <table:table-cell office:value-type="string">
            <text:p>Courtney </text:p>
          </table:table-cell>
          <table:table-cell office:value-type="string">
            <text:p>220 Pointsettia Drive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36611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2">
            <text:p>1092</text:p>
          </table:table-cell>
          <table:table-cell office:value-type="string">
            <text:p>LYNCH </text:p>
          </table:table-cell>
          <table:table-cell office:value-type="string">
            <text:p>Eric Augustas </text:p>
          </table:table-cell>
          <table:table-cell office:value-type="string">
            <text:p>2383 Hopewell Road </text:p>
          </table:table-cell>
          <table:table-cell office:value-type="string">
            <text:p>Waterford P.O </text:p>
          </table:table-cell>
          <table:table-cell office:value-type="string">
            <text:p>St Catherine</text:p>
          </table:table-cell>
          <table:table-cell office:value-type="string">
            <text:p>630-3070/871-13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3">
            <text:p>1093</text:p>
          </table:table-cell>
          <table:table-cell office:value-type="string">
            <text:p>LYNCH-CLARKE </text:p>
          </table:table-cell>
          <table:table-cell office:value-type="string">
            <text:p>Rona Mitelda </text:p>
          </table:table-cell>
          <table:table-cell office:value-type="string">
            <text:p>37 Miami Driv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94">
            <text:p>1094</text:p>
          </table:table-cell>
          <table:table-cell office:value-type="string">
            <text:p>MAIR </text:p>
          </table:table-cell>
          <table:table-cell office:value-type="string">
            <text:p>Damion </text:p>
          </table:table-cell>
          <table:table-cell office:value-type="string">
            <text:p>Lot 540, 3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6498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5">
            <text:p>1095</text:p>
          </table:table-cell>
          <table:table-cell office:value-type="string">
            <text:p>MALCOLM </text:p>
          </table:table-cell>
          <table:table-cell office:value-type="string">
            <text:p>Victor Irving </text:p>
          </table:table-cell>
          <table:table-cell office:value-type="string">
            <text:p>115 Canal Drive </text:p>
          </table:table-cell>
          <table:table-cell office:value-type="string">
            <text:p>Garveymead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96">
            <text:p>1096</text:p>
          </table:table-cell>
          <table:table-cell office:value-type="string">
            <text:p>MALCOLM </text:p>
          </table:table-cell>
          <table:table-cell office:value-type="string">
            <text:p>Stanford Nathaniel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097">
            <text:p>1097</text:p>
          </table:table-cell>
          <table:table-cell office:value-type="string">
            <text:p>MALCOLM </text:p>
          </table:table-cell>
          <table:table-cell office:value-type="string">
            <text:p>Eric </text:p>
          </table:table-cell>
          <table:table-cell office:value-type="string">
            <text:p>273, 7 Ea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4361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8">
            <text:p>1098</text:p>
          </table:table-cell>
          <table:table-cell office:value-type="string">
            <text:p>MARAGH </text:p>
          </table:table-cell>
          <table:table-cell office:value-type="string">
            <text:p>Olive May </text:p>
          </table:table-cell>
          <table:table-cell office:value-type="string">
            <text:p>19 Hartford Drive </text:p>
          </table:table-cell>
          <table:table-cell office:value-type="string">
            <text:p>Villmore </text:p>
          </table:table-cell>
          <table:table-cell office:value-type="string">
            <text:p>St Catherine</text:p>
          </table:table-cell>
          <table:table-cell office:value-type="string">
            <text:p>631-3082/824-4552/391-371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099">
            <text:p>1099</text:p>
          </table:table-cell>
          <table:table-cell office:value-type="string">
            <text:p>MARAGH-FULLER </text:p>
          </table:table-cell>
          <table:table-cell office:value-type="string">
            <text:p>Audrey </text:p>
          </table:table-cell>
          <table:table-cell office:value-type="string">
            <text:p>155 Coconut Drive </text:p>
          </table:table-cell>
          <table:table-cell office:value-type="string">
            <text:p>Vineyard Estate </text:p>
          </table:table-cell>
          <table:table-cell office:value-type="string">
            <text:p>St Catherine</text:p>
          </table:table-cell>
          <table:table-cell office:value-type="string">
            <text:p>70901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0">
            <text:p>1100</text:p>
          </table:table-cell>
          <table:table-cell office:value-type="string">
            <text:p>MARKLAND </text:p>
          </table:table-cell>
          <table:table-cell office:value-type="string">
            <text:p>Sheryl Loretta </text:p>
          </table:table-cell>
          <table:table-cell office:value-type="string">
            <text:p>10 Venue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844-80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1">
            <text:p>1101</text:p>
          </table:table-cell>
          <table:table-cell office:value-type="string">
            <text:p>MARRIT </text:p>
          </table:table-cell>
          <table:table-cell office:value-type="string">
            <text:p>Nordia Shalamar </text:p>
          </table:table-cell>
          <table:table-cell office:value-type="string">
            <text:p>Lot 69 Villa Palm Estat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540-123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2">
            <text:p>1102</text:p>
          </table:table-cell>
          <table:table-cell office:value-type="string">
            <text:p>MARSHALL </text:p>
          </table:table-cell>
          <table:table-cell office:value-type="string">
            <text:p>Janet Lee </text:p>
          </table:table-cell>
          <table:table-cell office:value-type="string">
            <text:p>Lot 10 Smith Ave </text:p>
          </table:table-cell>
          <table:table-cell office:value-type="string">
            <text:p>Newlands </text:p>
          </table:table-cell>
          <table:table-cell office:value-type="string">
            <text:p>St Catherine</text:p>
          </table:table-cell>
          <table:table-cell office:value-type="string">
            <text:p>250-683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3">
            <text:p>1103</text:p>
          </table:table-cell>
          <table:table-cell office:value-type="string">
            <text:p>MARTIN </text:p>
          </table:table-cell>
          <table:table-cell office:value-type="string">
            <text:p>Phyllis Claire </text:p>
          </table:table-cell>
          <table:table-cell office:value-type="string">
            <text:p>58 Main Street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04">
            <text:p>1104</text:p>
          </table:table-cell>
          <table:table-cell office:value-type="string">
            <text:p>MARTIN </text:p>
          </table:table-cell>
          <table:table-cell office:value-type="string">
            <text:p>Wrenford </text:p>
          </table:table-cell>
          <table:table-cell office:value-type="string">
            <text:p>59 Poinciana Drive </text:p>
          </table:table-cell>
          <table:table-cell office:value-type="string">
            <text:p>Twickenham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05">
            <text:p>1105</text:p>
          </table:table-cell>
          <table:table-cell office:value-type="string">
            <text:p>MASON </text:p>
          </table:table-cell>
          <table:table-cell office:value-type="string">
            <text:p>Errol George </text:p>
          </table:table-cell>
          <table:table-cell office:value-type="string">
            <text:p>Lot 44, 4 East Grearter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89-2030/835-22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6">
            <text:p>1106</text:p>
          </table:table-cell>
          <table:table-cell office:value-type="string">
            <text:p>MATTIS </text:p>
          </table:table-cell>
          <table:table-cell office:value-type="string">
            <text:p>Cleveland Eldon </text:p>
          </table:table-cell>
          <table:table-cell office:value-type="string">
            <text:p>565 Doctor Bird Circle </text:p>
          </table:table-cell>
          <table:table-cell office:value-type="string">
            <text:p>Aviary </text:p>
          </table:table-cell>
          <table:table-cell office:value-type="string">
            <text:p>St Catherine</text:p>
          </table:table-cell>
          <table:table-cell office:value-type="string">
            <text:p>616-2972/395-44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7">
            <text:p>1107</text:p>
          </table:table-cell>
          <table:table-cell office:value-type="string">
            <text:p>MAXWELL </text:p>
          </table:table-cell>
          <table:table-cell office:value-type="string">
            <text:p>Donna </text:p>
          </table:table-cell>
          <table:table-cell office:value-type="string">
            <text:p>4 Cougar Place </text:p>
          </table:table-cell>
          <table:table-cell office:value-type="string">
            <text:p>Meadowvale </text:p>
          </table:table-cell>
          <table:table-cell office:value-type="string">
            <text:p>St Catherine</text:p>
          </table:table-cell>
          <table:table-cell office:value-type="string">
            <text:p>99816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08">
            <text:p>1108</text:p>
          </table:table-cell>
          <table:table-cell office:value-type="string">
            <text:p>MAXWELL </text:p>
          </table:table-cell>
          <table:table-cell office:value-type="string">
            <text:p>Oswald </text:p>
          </table:table-cell>
          <table:table-cell office:value-type="string">
            <text:p>83 Edge Hill Blvd.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09">
            <text:p>1109</text:p>
          </table:table-cell>
          <table:table-cell office:value-type="string">
            <text:p>MCADAM </text:p>
          </table:table-cell>
          <table:table-cell office:value-type="string">
            <text:p>Marlon Morris </text:p>
          </table:table-cell>
          <table:table-cell office:value-type="string">
            <text:p>Lot D32 Caymanas Country Club Estat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620-5744/841-69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0">
            <text:p>1110</text:p>
          </table:table-cell>
          <table:table-cell office:value-type="string">
            <text:p>MCBOURNE </text:p>
          </table:table-cell>
          <table:table-cell office:value-type="string">
            <text:p>Beverly </text:p>
          </table:table-cell>
          <table:table-cell office:value-type="string">
            <text:p>55 Savannah Road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45981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1">
            <text:p>1111</text:p>
          </table:table-cell>
          <table:table-cell office:value-type="string">
            <text:p>MCCALLA </text:p>
          </table:table-cell>
          <table:table-cell office:value-type="string">
            <text:p>Archibald </text:p>
          </table:table-cell>
          <table:table-cell office:value-type="string">
            <text:p>49 Twickenham Avenu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98804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2">
            <text:p>1112</text:p>
          </table:table-cell>
          <table:table-cell office:value-type="string">
            <text:p>MCCALLA </text:p>
          </table:table-cell>
          <table:table-cell office:value-type="string">
            <text:p>Dermayne Charles </text:p>
          </table:table-cell>
          <table:table-cell office:value-type="string">
            <text:p>7 Essex Drive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466-31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3">
            <text:p>1113</text:p>
          </table:table-cell>
          <table:table-cell office:value-type="string">
            <text:p>MCCARTHY </text:p>
          </table:table-cell>
          <table:table-cell office:value-type="string">
            <text:p>Andrew </text:p>
          </table:table-cell>
          <table:table-cell office:value-type="string">
            <text:p>346 Grenada Glade </text:p>
          </table:table-cell>
          <table:table-cell office:value-type="string">
            <text:p>Portmore Villa Phase 2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14">
            <text:p>1114</text:p>
          </table:table-cell>
          <table:table-cell office:value-type="string">
            <text:p>MCCLYMONT </text:p>
          </table:table-cell>
          <table:table-cell office:value-type="string">
            <text:p>Stanford </text:p>
          </table:table-cell>
          <table:table-cell office:value-type="string">
            <text:p>Central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15">
            <text:p>1115</text:p>
          </table:table-cell>
          <table:table-cell office:value-type="string">
            <text:p>MCCONNELL </text:p>
          </table:table-cell>
          <table:table-cell office:value-type="string">
            <text:p>David </text:p>
          </table:table-cell>
          <table:table-cell office:value-type="string">
            <text:p/>
          </table:table-cell>
          <table:table-cell office:value-type="string">
            <text:p>Michelto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16">
            <text:p>1116</text:p>
          </table:table-cell>
          <table:table-cell office:value-type="string">
            <text:p>MCCONNELL </text:p>
          </table:table-cell>
          <table:table-cell office:value-type="string">
            <text:p>Pete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521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7">
            <text:p>1117</text:p>
          </table:table-cell>
          <table:table-cell office:value-type="string">
            <text:p>MCCONNELL </text:p>
          </table:table-cell>
          <table:table-cell office:value-type="string">
            <text:p>Peter </text:p>
          </table:table-cell>
          <table:table-cell office:value-type="string">
            <text:p/>
          </table:table-cell>
          <table:table-cell office:value-type="string">
            <text:p>Worthy Park </text:p>
          </table:table-cell>
          <table:table-cell office:value-type="string">
            <text:p>St Catherine</text:p>
          </table:table-cell>
          <table:table-cell office:value-type="string">
            <text:p>903632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8">
            <text:p>1118</text:p>
          </table:table-cell>
          <table:table-cell office:value-type="string">
            <text:p>MCCURDY </text:p>
          </table:table-cell>
          <table:table-cell office:value-type="string">
            <text:p>Trevor </text:p>
          </table:table-cell>
          <table:table-cell office:value-type="string">
            <text:p>6 Oakland Avenue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>98818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19">
            <text:p>1119</text:p>
          </table:table-cell>
          <table:table-cell office:value-type="string">
            <text:p>MCDONALD </text:p>
          </table:table-cell>
          <table:table-cell office:value-type="string">
            <text:p>Carlene Eunice </text:p>
          </table:table-cell>
          <table:table-cell office:value-type="string">
            <text:p>Polly Ground </text:p>
          </table:table-cell>
          <table:table-cell office:value-type="string">
            <text:p>Ewarton P.O </text:p>
          </table:table-cell>
          <table:table-cell office:value-type="string">
            <text:p>St Catherine</text:p>
          </table:table-cell>
          <table:table-cell office:value-type="string">
            <text:p>442-97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0">
            <text:p>1120</text:p>
          </table:table-cell>
          <table:table-cell office:value-type="string">
            <text:p>MCDONALD </text:p>
          </table:table-cell>
          <table:table-cell office:value-type="string">
            <text:p>Logan </text:p>
          </table:table-cell>
          <table:table-cell office:value-type="string">
            <text:p>725 Arundel Close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>99849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1">
            <text:p>1121</text:p>
          </table:table-cell>
          <table:table-cell office:value-type="string">
            <text:p>MCDONALD </text:p>
          </table:table-cell>
          <table:table-cell office:value-type="string">
            <text:p>Steve </text:p>
          </table:table-cell>
          <table:table-cell office:value-type="string">
            <text:p>20 Mallorca Court </text:p>
          </table:table-cell>
          <table:table-cell office:value-type="string">
            <text:p>Phoenix Vist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22">
            <text:p>1122</text:p>
          </table:table-cell>
          <table:table-cell office:value-type="string">
            <text:p>MCFARLANE </text:p>
          </table:table-cell>
          <table:table-cell office:value-type="string">
            <text:p>Herbert Lincon </text:p>
          </table:table-cell>
          <table:table-cell office:value-type="string">
            <text:p>Lot 157, 7 West </text:p>
          </table:table-cell>
          <table:table-cell office:value-type="string">
            <text:p>Greater Portmore P.O </text:p>
          </table:table-cell>
          <table:table-cell office:value-type="string">
            <text:p>St Catherine</text:p>
          </table:table-cell>
          <table:table-cell office:value-type="string">
            <text:p>989-0845/352-85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3">
            <text:p>1123</text:p>
          </table:table-cell>
          <table:table-cell office:value-type="string">
            <text:p>MCGREGOR </text:p>
          </table:table-cell>
          <table:table-cell office:value-type="string">
            <text:p>Michael George </text:p>
          </table:table-cell>
          <table:table-cell office:value-type="string">
            <text:p>Lo 103 Riverside Park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487-5988/799-776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4">
            <text:p>1124</text:p>
          </table:table-cell>
          <table:table-cell office:value-type="string">
            <text:p>MCHUGH </text:p>
          </table:table-cell>
          <table:table-cell office:value-type="string">
            <text:p>Robert </text:p>
          </table:table-cell>
          <table:table-cell office:value-type="string">
            <text:p>22 Content Drive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>90750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5">
            <text:p>1125</text:p>
          </table:table-cell>
          <table:table-cell office:value-type="string">
            <text:p>MCINTOSH </text:p>
          </table:table-cell>
          <table:table-cell office:value-type="string">
            <text:p>Luke </text:p>
          </table:table-cell>
          <table:table-cell office:value-type="string">
            <text:p>Lot 674, 21st Avenue </text:p>
          </table:table-cell>
          <table:table-cell office:value-type="string">
            <text:p>West Cumberland </text:p>
          </table:table-cell>
          <table:table-cell office:value-type="string">
            <text:p>St Catherine</text:p>
          </table:table-cell>
          <table:table-cell office:value-type="string">
            <text:p>746593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6">
            <text:p>1126</text:p>
          </table:table-cell>
          <table:table-cell office:value-type="string">
            <text:p>MCKAY </text:p>
          </table:table-cell>
          <table:table-cell office:value-type="string">
            <text:p>Sterrell </text:p>
          </table:table-cell>
          <table:table-cell office:value-type="string">
            <text:p/>
          </table:table-cell>
          <table:table-cell office:value-type="string">
            <text:p>Bernard Lodge </text:p>
          </table:table-cell>
          <table:table-cell office:value-type="string">
            <text:p>St Catherine</text:p>
          </table:table-cell>
          <table:table-cell office:value-type="string">
            <text:p>94384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7">
            <text:p>1127</text:p>
          </table:table-cell>
          <table:table-cell office:value-type="string">
            <text:p>MCKENNIS </text:p>
          </table:table-cell>
          <table:table-cell office:value-type="string">
            <text:p>Dorrel </text:p>
          </table:table-cell>
          <table:table-cell office:value-type="string">
            <text:p>42 Westchester Crescent </text:p>
          </table:table-cell>
          <table:table-cell office:value-type="string">
            <text:p>Portmore </text:p>
          </table:table-cell>
          <table:table-cell office:value-type="string">
            <text:p>St Catherine</text:p>
          </table:table-cell>
          <table:table-cell office:value-type="string">
            <text:p>988969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8">
            <text:p>1128</text:p>
          </table:table-cell>
          <table:table-cell office:value-type="string">
            <text:p>MCKENZIE </text:p>
          </table:table-cell>
          <table:table-cell office:value-type="string">
            <text:p>Orlando Omar </text:p>
          </table:table-cell>
          <table:table-cell office:value-type="string">
            <text:p>Waterloo Road </text:p>
          </table:table-cell>
          <table:table-cell office:value-type="string">
            <text:p>Ewarton P.O </text:p>
          </table:table-cell>
          <table:table-cell office:value-type="string">
            <text:p>St Catherine</text:p>
          </table:table-cell>
          <table:table-cell office:value-type="string">
            <text:p>509-41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29">
            <text:p>1129</text:p>
          </table:table-cell>
          <table:table-cell office:value-type="string">
            <text:p>MCKENZIE </text:p>
          </table:table-cell>
          <table:table-cell office:value-type="string">
            <text:p>Jeffrey </text:p>
          </table:table-cell>
          <table:table-cell office:value-type="string">
            <text:p>9 William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30">
            <text:p>1130</text:p>
          </table:table-cell>
          <table:table-cell office:value-type="string">
            <text:p>MCKENZIE </text:p>
          </table:table-cell>
          <table:table-cell office:value-type="string">
            <text:p>Millicent </text:p>
          </table:table-cell>
          <table:table-cell office:value-type="string">
            <text:p>158 Lucea Avenue </text:p>
          </table:table-cell>
          <table:table-cell office:value-type="string">
            <text:p>Mount View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MCKENZIE </text:p>
          </table:table-cell>
          <table:table-cell office:value-type="string">
            <text:p>Esmilda </text:p>
          </table:table-cell>
          <table:table-cell office:value-type="string">
            <text:p>123 Mahoe Drive </text:p>
          </table:table-cell>
          <table:table-cell office:value-type="string">
            <text:p>Mount View Estate </text:p>
          </table:table-cell>
          <table:table-cell office:value-type="string">
            <text:p>St Catherine</text:p>
          </table:table-cell>
          <table:table-cell office:value-type="string">
            <text:p>30326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2">
            <text:p>1132</text:p>
          </table:table-cell>
          <table:table-cell office:value-type="string">
            <text:p>MCKNIGHT </text:p>
          </table:table-cell>
          <table:table-cell office:value-type="string">
            <text:p>Wilbert </text:p>
          </table:table-cell>
          <table:table-cell office:value-type="string">
            <text:p>Lot 20 Garvey Me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32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3">
            <text:p>1133</text:p>
          </table:table-cell>
          <table:table-cell office:value-type="string">
            <text:p>MCLAREN </text:p>
          </table:table-cell>
          <table:table-cell office:value-type="string">
            <text:p>Royton </text:p>
          </table:table-cell>
          <table:table-cell office:value-type="string">
            <text:p>70 Fairview Park </text:p>
          </table:table-cell>
          <table:table-cell office:value-type="string">
            <text:p>Fairfield Boulevard </text:p>
          </table:table-cell>
          <table:table-cell office:value-type="string">
            <text:p>St Catherine</text:p>
          </table:table-cell>
          <table:table-cell office:value-type="string">
            <text:p>3199944/815087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4">
            <text:p>1134</text:p>
          </table:table-cell>
          <table:table-cell office:value-type="string">
            <text:p>MCLARTY </text:p>
          </table:table-cell>
          <table:table-cell office:value-type="string">
            <text:p>Desmond Lansurt </text:p>
          </table:table-cell>
          <table:table-cell office:value-type="string">
            <text:p>Lot 168, 4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770-73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5">
            <text:p>1135</text:p>
          </table:table-cell>
          <table:table-cell office:value-type="string">
            <text:p>MCLARTY </text:p>
          </table:table-cell>
          <table:table-cell office:value-type="string">
            <text:p>Linton George </text:p>
          </table:table-cell>
          <table:table-cell office:value-type="string">
            <text:p>Lot 20 Waterloo Garde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79-03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6">
            <text:p>1136</text:p>
          </table:table-cell>
          <table:table-cell office:value-type="string">
            <text:p>MCLARTY </text:p>
          </table:table-cell>
          <table:table-cell office:value-type="string">
            <text:p>Desmond </text:p>
          </table:table-cell>
          <table:table-cell office:value-type="string">
            <text:p>Lot 168, 4 We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7073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7">
            <text:p>1137</text:p>
          </table:table-cell>
          <table:table-cell office:value-type="string">
            <text:p>MCLAUGHLIN </text:p>
          </table:table-cell>
          <table:table-cell office:value-type="string">
            <text:p>Gersham </text:p>
          </table:table-cell>
          <table:table-cell office:value-type="string">
            <text:p>Twickenham Avenue </text:p>
          </table:table-cell>
          <table:table-cell office:value-type="string">
            <text:p>St. Jago Height </text:p>
          </table:table-cell>
          <table:table-cell office:value-type="string">
            <text:p>St Catherine</text:p>
          </table:table-cell>
          <table:table-cell office:value-type="string">
            <text:p>995665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8">
            <text:p>1138</text:p>
          </table:table-cell>
          <table:table-cell office:value-type="string">
            <text:p>MCLEAN </text:p>
          </table:table-cell>
          <table:table-cell office:value-type="string">
            <text:p>Courtney </text:p>
          </table:table-cell>
          <table:table-cell office:value-type="string">
            <text:p>H65 Port of Spain Place Trinidad</text:p>
          </table:table-cell>
          <table:table-cell office:value-type="string">
            <text:p>Caribbean Estates </text:p>
          </table:table-cell>
          <table:table-cell office:value-type="string">
            <text:p>St Catherine</text:p>
          </table:table-cell>
          <table:table-cell office:value-type="string">
            <text:p>27679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39">
            <text:p>1139</text:p>
          </table:table-cell>
          <table:table-cell office:value-type="string">
            <text:p>MCLEAN </text:p>
          </table:table-cell>
          <table:table-cell office:value-type="string">
            <text:p>Rosalie </text:p>
          </table:table-cell>
          <table:table-cell office:value-type="string">
            <text:p/>
          </table:table-cell>
          <table:table-cell office:value-type="string">
            <text:p>Pennington </text:p>
          </table:table-cell>
          <table:table-cell office:value-type="string">
            <text:p>St Catherine</text:p>
          </table:table-cell>
          <table:table-cell office:value-type="string">
            <text:p>41292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0">
            <text:p>1140</text:p>
          </table:table-cell>
          <table:table-cell office:value-type="string">
            <text:p>MCLEAN </text:p>
          </table:table-cell>
          <table:table-cell office:value-type="string">
            <text:p>Gloria </text:p>
          </table:table-cell>
          <table:table-cell office:value-type="string">
            <text:p/>
          </table:table-cell>
          <table:table-cell office:value-type="string">
            <text:p>Wakefiel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41">
            <text:p>1141</text:p>
          </table:table-cell>
          <table:table-cell office:value-type="string">
            <text:p>MCLEAN </text:p>
          </table:table-cell>
          <table:table-cell office:value-type="string">
            <text:p>Bernice Ann-Marie </text:p>
          </table:table-cell>
          <table:table-cell office:value-type="string">
            <text:p>27 Jobs Lan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887-344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2">
            <text:p>1142</text:p>
          </table:table-cell>
          <table:table-cell office:value-type="string">
            <text:p>MCLEAN </text:p>
          </table:table-cell>
          <table:table-cell office:value-type="string">
            <text:p>Patricia </text:p>
          </table:table-cell>
          <table:table-cell office:value-type="string">
            <text:p>2 Hills Down Drive </text:p>
          </table:table-cell>
          <table:table-cell office:value-type="string">
            <text:p>Meadow Vale </text:p>
          </table:table-cell>
          <table:table-cell office:value-type="string">
            <text:p>St Catherine</text:p>
          </table:table-cell>
          <table:table-cell office:value-type="string">
            <text:p>99818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3">
            <text:p>1143</text:p>
          </table:table-cell>
          <table:table-cell office:value-type="string">
            <text:p>MCLEAN </text:p>
          </table:table-cell>
          <table:table-cell office:value-type="string">
            <text:p>Errol </text:p>
          </table:table-cell>
          <table:table-cell office:value-type="string">
            <text:p>Lot 551 Orchid Crescent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98351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4">
            <text:p>1144</text:p>
          </table:table-cell>
          <table:table-cell office:value-type="string">
            <text:p>MCLEAN </text:p>
          </table:table-cell>
          <table:table-cell office:value-type="string">
            <text:p>Ripton </text:p>
          </table:table-cell>
          <table:table-cell office:value-type="string">
            <text:p>Knolli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7567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5">
            <text:p>1145</text:p>
          </table:table-cell>
          <table:table-cell office:value-type="string">
            <text:p>MCLEOD </text:p>
          </table:table-cell>
          <table:table-cell office:value-type="string">
            <text:p>Fitzgerald </text:p>
          </table:table-cell>
          <table:table-cell office:value-type="string">
            <text:p>32 Ocala Way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>943-10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6">
            <text:p>1146</text:p>
          </table:table-cell>
          <table:table-cell office:value-type="string">
            <text:p>MCLEOD </text:p>
          </table:table-cell>
          <table:table-cell office:value-type="string">
            <text:p>Carlos Antonio </text:p>
          </table:table-cell>
          <table:table-cell office:value-type="string">
            <text:p>Mendez District </text:p>
          </table:table-cell>
          <table:table-cell office:value-type="string">
            <text:p>Point Hill P.O </text:p>
          </table:table-cell>
          <table:table-cell office:value-type="string">
            <text:p>St Catherine</text:p>
          </table:table-cell>
          <table:table-cell office:value-type="string">
            <text:p>705-4422/442-17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7">
            <text:p>1147</text:p>
          </table:table-cell>
          <table:table-cell office:value-type="string">
            <text:p>MCNABB </text:p>
          </table:table-cell>
          <table:table-cell office:value-type="string">
            <text:p>Floyd </text:p>
          </table:table-cell>
          <table:table-cell office:value-type="string">
            <text:p>Apt. H3 Armada Cour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7619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8">
            <text:p>1148</text:p>
          </table:table-cell>
          <table:table-cell office:value-type="string">
            <text:p>MEARS </text:p>
          </table:table-cell>
          <table:table-cell office:value-type="string">
            <text:p>Rudyard Kipling </text:p>
          </table:table-cell>
          <table:table-cell office:value-type="string">
            <text:p>4 Sugar Way </text:p>
          </table:table-cell>
          <table:table-cell office:value-type="string">
            <text:p>Bushy Park P.O </text:p>
          </table:table-cell>
          <table:table-cell office:value-type="string">
            <text:p>St Catherine</text:p>
          </table:table-cell>
          <table:table-cell office:value-type="string">
            <text:p>634-7339/373-59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49">
            <text:p>1149</text:p>
          </table:table-cell>
          <table:table-cell office:value-type="string">
            <text:p>MELBOURNE </text:p>
          </table:table-cell>
          <table:table-cell office:value-type="string">
            <text:p>Beverley </text:p>
          </table:table-cell>
          <table:table-cell office:value-type="string">
            <text:p>55 Savannah Road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459-818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0">
            <text:p>1150</text:p>
          </table:table-cell>
          <table:table-cell office:value-type="string">
            <text:p>MESSAM </text:p>
          </table:table-cell>
          <table:table-cell office:value-type="string">
            <text:p>Aston </text:p>
          </table:table-cell>
          <table:table-cell office:value-type="string">
            <text:p>23 Almond Drive </text:p>
          </table:table-cell>
          <table:table-cell office:value-type="string">
            <text:p>Bridgeview </text:p>
          </table:table-cell>
          <table:table-cell office:value-type="string">
            <text:p>St Catherine</text:p>
          </table:table-cell>
          <table:table-cell office:value-type="string">
            <text:p>50646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1">
            <text:p>1151</text:p>
          </table:table-cell>
          <table:table-cell office:value-type="string">
            <text:p>MICHELL </text:p>
          </table:table-cell>
          <table:table-cell office:value-type="string">
            <text:p>Yvonne </text:p>
          </table:table-cell>
          <table:table-cell office:value-type="string">
            <text:p>Lot 214, 10th Henderson Way </text:p>
          </table:table-cell>
          <table:table-cell office:value-type="string">
            <text:p> De-La-Vega City </text:p>
          </table:table-cell>
          <table:table-cell office:value-type="string">
            <text:p>St Catherine</text:p>
          </table:table-cell>
          <table:table-cell office:value-type="string">
            <text:p>44313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2">
            <text:p>1152</text:p>
          </table:table-cell>
          <table:table-cell office:value-type="string">
            <text:p>MIGHTY </text:p>
          </table:table-cell>
          <table:table-cell office:value-type="string">
            <text:p>Joshua </text:p>
          </table:table-cell>
          <table:table-cell office:value-type="string">
            <text:p>579 Picola Path </text:p>
          </table:table-cell>
          <table:table-cell office:value-type="string">
            <text:p>Southboro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53">
            <text:p>1153</text:p>
          </table:table-cell>
          <table:table-cell office:value-type="string">
            <text:p>MIGHTY CAMPBELL </text:p>
          </table:table-cell>
          <table:table-cell office:value-type="string">
            <text:p>Charmaine </text:p>
          </table:table-cell>
          <table:table-cell office:value-type="string">
            <text:p>2NW 3rd Stret </text:p>
          </table:table-cell>
          <table:table-cell office:value-type="string">
            <text:p>West Aintree </text:p>
          </table:table-cell>
          <table:table-cell office:value-type="string">
            <text:p>St Catherine</text:p>
          </table:table-cell>
          <table:table-cell office:value-type="string">
            <text:p>416613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4">
            <text:p>1154</text:p>
          </table:table-cell>
          <table:table-cell office:value-type="string">
            <text:p>MILES </text:p>
          </table:table-cell>
          <table:table-cell office:value-type="string">
            <text:p>Kellaray </text:p>
          </table:table-cell>
          <table:table-cell office:value-type="string">
            <text:p>James Mountain </text:p>
          </table:table-cell>
          <table:table-cell office:value-type="string">
            <text:p>Sligoville </text:p>
          </table:table-cell>
          <table:table-cell office:value-type="string">
            <text:p>St Catherine</text:p>
          </table:table-cell>
          <table:table-cell office:value-type="string">
            <text:p>87974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5">
            <text:p>1155</text:p>
          </table:table-cell>
          <table:table-cell office:value-type="string">
            <text:p>MILLER </text:p>
          </table:table-cell>
          <table:table-cell office:value-type="string">
            <text:p>Aileen </text:p>
          </table:table-cell>
          <table:table-cell office:value-type="string">
            <text:p>6 Pennant Crescent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56">
            <text:p>1156</text:p>
          </table:table-cell>
          <table:table-cell office:value-type="string">
            <text:p>MILLER </text:p>
          </table:table-cell>
          <table:table-cell office:value-type="string">
            <text:p>Anthony </text:p>
          </table:table-cell>
          <table:table-cell office:value-type="string">
            <text:p>713 W Cumberlan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57">
            <text:p>1157</text:p>
          </table:table-cell>
          <table:table-cell office:value-type="string">
            <text:p>MILLER </text:p>
          </table:table-cell>
          <table:table-cell office:value-type="string">
            <text:p>Johnathan </text:p>
          </table:table-cell>
          <table:table-cell office:value-type="string">
            <text:p>51 St. Theresa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1988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8">
            <text:p>1158</text:p>
          </table:table-cell>
          <table:table-cell office:value-type="string">
            <text:p>MILLER </text:p>
          </table:table-cell>
          <table:table-cell office:value-type="string">
            <text:p>Joslyn </text:p>
          </table:table-cell>
          <table:table-cell office:value-type="string">
            <text:p>164 Henderson Drive </text:p>
          </table:table-cell>
          <table:table-cell office:value-type="string">
            <text:p>Dela Vega City </text:p>
          </table:table-cell>
          <table:table-cell office:value-type="string">
            <text:p>St Catherine</text:p>
          </table:table-cell>
          <table:table-cell office:value-type="string">
            <text:p>98473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59">
            <text:p>1159</text:p>
          </table:table-cell>
          <table:table-cell office:value-type="string">
            <text:p>MILLS </text:p>
          </table:table-cell>
          <table:table-cell office:value-type="string">
            <text:p>Joan </text:p>
          </table:table-cell>
          <table:table-cell office:value-type="string">
            <text:p>17 Willowdale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41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0">
            <text:p>1160</text:p>
          </table:table-cell>
          <table:table-cell office:value-type="string">
            <text:p>MILLS </text:p>
          </table:table-cell>
          <table:table-cell office:value-type="string">
            <text:p>Frederick Roye </text:p>
          </table:table-cell>
          <table:table-cell office:value-type="string">
            <text:p>548 Plum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820-1963/970-55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1">
            <text:p>1161</text:p>
          </table:table-cell>
          <table:table-cell office:value-type="string">
            <text:p>MINOTT </text:p>
          </table:table-cell>
          <table:table-cell office:value-type="string">
            <text:p>Floyd </text:p>
          </table:table-cell>
          <table:table-cell office:value-type="string">
            <text:p>81 Choel Way </text:p>
          </table:table-cell>
          <table:table-cell office:value-type="string">
            <text:p>Southboro </text:p>
          </table:table-cell>
          <table:table-cell office:value-type="string">
            <text:p>St Catherine</text:p>
          </table:table-cell>
          <table:table-cell office:value-type="string">
            <text:p>47938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2">
            <text:p>1162</text:p>
          </table:table-cell>
          <table:table-cell office:value-type="string">
            <text:p>MITCHELL </text:p>
          </table:table-cell>
          <table:table-cell office:value-type="string">
            <text:p>Vincent </text:p>
          </table:table-cell>
          <table:table-cell office:value-type="string">
            <text:p>313 Polyester Close </text:p>
          </table:table-cell>
          <table:table-cell office:value-type="string">
            <text:p>Eltham Vista </text:p>
          </table:table-cell>
          <table:table-cell office:value-type="string">
            <text:p>St Catherine</text:p>
          </table:table-cell>
          <table:table-cell office:value-type="string">
            <text:p>70403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3">
            <text:p>1163</text:p>
          </table:table-cell>
          <table:table-cell office:value-type="string">
            <text:p>MITCHELL </text:p>
          </table:table-cell>
          <table:table-cell office:value-type="string">
            <text:p>Phyllis May </text:p>
          </table:table-cell>
          <table:table-cell office:value-type="string">
            <text:p>Highgate P.O. </text:p>
          </table:table-cell>
          <table:table-cell office:value-type="string">
            <text:p>Gays Hill </text:p>
          </table:table-cell>
          <table:table-cell office:value-type="string">
            <text:p>St Catherine</text:p>
          </table:table-cell>
          <table:table-cell office:value-type="string">
            <text:p>992-2529/844-64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4">
            <text:p>1164</text:p>
          </table:table-cell>
          <table:table-cell office:value-type="string">
            <text:p>MITCHELL </text:p>
          </table:table-cell>
          <table:table-cell office:value-type="string">
            <text:p>Yvonne </text:p>
          </table:table-cell>
          <table:table-cell office:value-type="string">
            <text:p>Lot 214, 10th Henderson Way </text:p>
          </table:table-cell>
          <table:table-cell office:value-type="string">
            <text:p>De-La-Vega City </text:p>
          </table:table-cell>
          <table:table-cell office:value-type="string">
            <text:p>St Catherine</text:p>
          </table:table-cell>
          <table:table-cell office:value-type="string">
            <text:p>984-5926/443-130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5">
            <text:p>1165</text:p>
          </table:table-cell>
          <table:table-cell office:value-type="string">
            <text:p>MONTAQUE </text:p>
          </table:table-cell>
          <table:table-cell office:value-type="string">
            <text:p>Michael Anthony </text:p>
          </table:table-cell>
          <table:table-cell office:value-type="string">
            <text:p>Scotts Hall </text:p>
          </table:table-cell>
          <table:table-cell office:value-type="string">
            <text:p>Kitson Town </text:p>
          </table:table-cell>
          <table:table-cell office:value-type="string">
            <text:p>St Catherine</text:p>
          </table:table-cell>
          <table:table-cell office:value-type="string">
            <text:p>773-9765/538-971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6">
            <text:p>1166</text:p>
          </table:table-cell>
          <table:table-cell office:value-type="string">
            <text:p>MOODIE </text:p>
          </table:table-cell>
          <table:table-cell office:value-type="string">
            <text:p>George </text:p>
          </table:table-cell>
          <table:table-cell office:value-type="string">
            <text:p>154 3rd Avenue </text:p>
          </table:table-cell>
          <table:table-cell office:value-type="string">
            <text:p>Eltham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67">
            <text:p>1167</text:p>
          </table:table-cell>
          <table:table-cell office:value-type="string">
            <text:p>MOODIE-MORGAN </text:p>
          </table:table-cell>
          <table:table-cell office:value-type="string">
            <text:p>Marsha </text:p>
          </table:table-cell>
          <table:table-cell office:value-type="string">
            <text:p>Lot 203, 1 Batik Avenue </text:p>
          </table:table-cell>
          <table:table-cell office:value-type="string">
            <text:p>Eltham Vista </text:p>
          </table:table-cell>
          <table:table-cell office:value-type="string">
            <text:p>St Catherine</text:p>
          </table:table-cell>
          <table:table-cell office:value-type="string">
            <text:p>47622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68">
            <text:p>1168</text:p>
          </table:table-cell>
          <table:table-cell office:value-type="string">
            <text:p>MOORE </text:p>
          </table:table-cell>
          <table:table-cell office:value-type="string">
            <text:p>Dalkeith </text:p>
          </table:table-cell>
          <table:table-cell office:value-type="string">
            <text:p>1288 Windermere Mews </text:p>
          </table:table-cell>
          <table:table-cell office:value-type="string">
            <text:p>Cumberland Garden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69">
            <text:p>1169</text:p>
          </table:table-cell>
          <table:table-cell office:value-type="string">
            <text:p>MORGAN </text:p>
          </table:table-cell>
          <table:table-cell office:value-type="string">
            <text:p>William </text:p>
          </table:table-cell>
          <table:table-cell office:value-type="string">
            <text:p>109 Tangerine Circ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805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0">
            <text:p>1170</text:p>
          </table:table-cell>
          <table:table-cell office:value-type="string">
            <text:p>MORGAN </text:p>
          </table:table-cell>
          <table:table-cell office:value-type="string">
            <text:p>Christine </text:p>
          </table:table-cell>
          <table:table-cell office:value-type="string">
            <text:p>G114 Ryan Taylor Close, St. Martin </text:p>
          </table:table-cell>
          <table:table-cell office:value-type="string">
            <text:p>Caribbean Estate </text:p>
          </table:table-cell>
          <table:table-cell office:value-type="string">
            <text:p>St Catherine</text:p>
          </table:table-cell>
          <table:table-cell office:value-type="string">
            <text:p>62256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1">
            <text:p>1171</text:p>
          </table:table-cell>
          <table:table-cell office:value-type="string">
            <text:p>MORGAN </text:p>
          </table:table-cell>
          <table:table-cell office:value-type="string">
            <text:p>Clement </text:p>
          </table:table-cell>
          <table:table-cell office:value-type="string">
            <text:p/>
          </table:table-cell>
          <table:table-cell office:value-type="string">
            <text:p>Bannister District </text:p>
          </table:table-cell>
          <table:table-cell office:value-type="string">
            <text:p>St Catherine</text:p>
          </table:table-cell>
          <table:table-cell office:value-type="string">
            <text:p>983612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2">
            <text:p>1172</text:p>
          </table:table-cell>
          <table:table-cell office:value-type="string">
            <text:p>MORGAN </text:p>
          </table:table-cell>
          <table:table-cell office:value-type="string">
            <text:p>Rachel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73">
            <text:p>1173</text:p>
          </table:table-cell>
          <table:table-cell office:value-type="string">
            <text:p>MORGAN </text:p>
          </table:table-cell>
          <table:table-cell office:value-type="string">
            <text:p>May Irene </text:p>
          </table:table-cell>
          <table:table-cell office:value-type="string">
            <text:p>- </text:p>
          </table:table-cell>
          <table:table-cell office:value-type="string">
            <text:p>Grateful Hill </text:p>
          </table:table-cell>
          <table:table-cell office:value-type="string">
            <text:p>St Catherine</text:p>
          </table:table-cell>
          <table:table-cell office:value-type="string">
            <text:p>70818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4">
            <text:p>1174</text:p>
          </table:table-cell>
          <table:table-cell office:value-type="string">
            <text:p>MORGAN </text:p>
          </table:table-cell>
          <table:table-cell office:value-type="string">
            <text:p>Marsha Maria Moodie </text:p>
          </table:table-cell>
          <table:table-cell office:value-type="string">
            <text:p>Lot 203, 1 Batik Avenue </text:p>
          </table:table-cell>
          <table:table-cell office:value-type="string">
            <text:p>Eltham Vista </text:p>
          </table:table-cell>
          <table:table-cell office:value-type="string">
            <text:p>St Catherine</text:p>
          </table:table-cell>
          <table:table-cell office:value-type="string">
            <text:p>669-3847/476-22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5">
            <text:p>1175</text:p>
          </table:table-cell>
          <table:table-cell office:value-type="string">
            <text:p>MORGAN </text:p>
          </table:table-cell>
          <table:table-cell office:value-type="string">
            <text:p>Leslie Moore </text:p>
          </table:table-cell>
          <table:table-cell office:value-type="string">
            <text:p>10 St. Johns Drive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>369-9418/772-80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6">
            <text:p>1176</text:p>
          </table:table-cell>
          <table:table-cell office:value-type="string">
            <text:p>MORGAN-BOOTHE </text:p>
          </table:table-cell>
          <table:table-cell office:value-type="string">
            <text:p>Arlene </text:p>
          </table:table-cell>
          <table:table-cell office:value-type="string">
            <text:p>3 Patricia Avenue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44265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7">
            <text:p>1177</text:p>
          </table:table-cell>
          <table:table-cell office:value-type="string">
            <text:p>MORGAN-SMITH </text:p>
          </table:table-cell>
          <table:table-cell office:value-type="string">
            <text:p>Tracy-Ann </text:p>
          </table:table-cell>
          <table:table-cell office:value-type="string">
            <text:p>Lot 283 Angels Estate 2 </text:p>
          </table:table-cell>
          <table:table-cell office:value-type="string">
            <text:p>44 Fiorentina Drive </text:p>
          </table:table-cell>
          <table:table-cell office:value-type="string">
            <text:p>St Catherine</text:p>
          </table:table-cell>
          <table:table-cell office:value-type="string">
            <text:p> 9229296-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8">
            <text:p>1178</text:p>
          </table:table-cell>
          <table:table-cell office:value-type="string">
            <text:p>MORRIS </text:p>
          </table:table-cell>
          <table:table-cell office:value-type="string">
            <text:p>Michael </text:p>
          </table:table-cell>
          <table:table-cell office:value-type="string">
            <text:p/>
          </table:table-cell>
          <table:table-cell office:value-type="string">
            <text:p>Emancipation Square </text:p>
          </table:table-cell>
          <table:table-cell office:value-type="string">
            <text:p>St Catherine</text:p>
          </table:table-cell>
          <table:table-cell office:value-type="string">
            <text:p>93381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79">
            <text:p>1179</text:p>
          </table:table-cell>
          <table:table-cell office:value-type="string">
            <text:p>MORRIS </text:p>
          </table:table-cell>
          <table:table-cell office:value-type="string">
            <text:p>Carmen Eunice </text:p>
          </table:table-cell>
          <table:table-cell office:value-type="string">
            <text:p>Lot 28 2East, Kensington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180">
            <text:p>1180</text:p>
          </table:table-cell>
          <table:table-cell office:value-type="string">
            <text:p>MORRIS </text:p>
          </table:table-cell>
          <table:table-cell office:value-type="string">
            <text:p>Fabian Michael </text:p>
          </table:table-cell>
          <table:table-cell office:value-type="string">
            <text:p>48A Portmore Drive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815-3852/852-789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1">
            <text:p>1181</text:p>
          </table:table-cell>
          <table:table-cell office:value-type="string">
            <text:p>MORRIS </text:p>
          </table:table-cell>
          <table:table-cell office:value-type="string">
            <text:p>Judyne Ajiikkii </text:p>
          </table:table-cell>
          <table:table-cell office:value-type="string">
            <text:p>189 Depont Driv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388-2949/827-839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2">
            <text:p>1182</text:p>
          </table:table-cell>
          <table:table-cell office:value-type="string">
            <text:p>MORRIS </text:p>
          </table:table-cell>
          <table:table-cell office:value-type="string">
            <text:p>Edward </text:p>
          </table:table-cell>
          <table:table-cell office:value-type="string">
            <text:p>32 South Monticello Crescen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600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3">
            <text:p>1183</text:p>
          </table:table-cell>
          <table:table-cell office:value-type="string">
            <text:p>MORRIS </text:p>
          </table:table-cell>
          <table:table-cell office:value-type="string">
            <text:p>Eitel </text:p>
          </table:table-cell>
          <table:table-cell office:value-type="string">
            <text:p>230-2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919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4">
            <text:p>1184</text:p>
          </table:table-cell>
          <table:table-cell office:value-type="string">
            <text:p>MORRIS </text:p>
          </table:table-cell>
          <table:table-cell office:value-type="string">
            <text:p>Michael </text:p>
          </table:table-cell>
          <table:table-cell office:value-type="string">
            <text:p>48A Portmore Drive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>81538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5">
            <text:p>1185</text:p>
          </table:table-cell>
          <table:table-cell office:value-type="string">
            <text:p>MORRIS-BARRETT </text:p>
          </table:table-cell>
          <table:table-cell office:value-type="string">
            <text:p>Florence Beatrice </text:p>
          </table:table-cell>
          <table:table-cell office:value-type="string">
            <text:p>86A Main Street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705-6206/383-41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6">
            <text:p>1186</text:p>
          </table:table-cell>
          <table:table-cell office:value-type="string">
            <text:p>MORRISON </text:p>
          </table:table-cell>
          <table:table-cell office:value-type="string">
            <text:p>Errol </text:p>
          </table:table-cell>
          <table:table-cell office:value-type="string">
            <text:p>51 Clayton Way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>94317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7">
            <text:p>1187</text:p>
          </table:table-cell>
          <table:table-cell office:value-type="string">
            <text:p>MORRISON </text:p>
          </table:table-cell>
          <table:table-cell office:value-type="string">
            <text:p>Mauvelyn Maurine </text:p>
          </table:table-cell>
          <table:table-cell office:value-type="string">
            <text:p>Lot 352 Sandhills Close </text:p>
          </table:table-cell>
          <table:table-cell office:value-type="string">
            <text:p>Sandhills </text:p>
          </table:table-cell>
          <table:table-cell office:value-type="string">
            <text:p>St Catherine</text:p>
          </table:table-cell>
          <table:table-cell office:value-type="string">
            <text:p>317-6227/933-34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8">
            <text:p>1188</text:p>
          </table:table-cell>
          <table:table-cell office:value-type="string">
            <text:p>MORRIS-WILLIAMS </text:p>
          </table:table-cell>
          <table:table-cell office:value-type="string">
            <text:p>Verona </text:p>
          </table:table-cell>
          <table:table-cell office:value-type="string">
            <text:p>2 Benbow Avenue </text:p>
          </table:table-cell>
          <table:table-cell office:value-type="string">
            <text:p>Westchester </text:p>
          </table:table-cell>
          <table:table-cell office:value-type="string">
            <text:p>St Catherine</text:p>
          </table:table-cell>
          <table:table-cell office:value-type="string">
            <text:p>38552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89">
            <text:p>1189</text:p>
          </table:table-cell>
          <table:table-cell office:value-type="string">
            <text:p>MOSS </text:p>
          </table:table-cell>
          <table:table-cell office:value-type="string">
            <text:p>Jennifer </text:p>
          </table:table-cell>
          <table:table-cell office:value-type="string">
            <text:p>789 South Troja Court </text:p>
          </table:table-cell>
          <table:table-cell office:value-type="string">
            <text:p>Westchester </text:p>
          </table:table-cell>
          <table:table-cell office:value-type="string">
            <text:p>St Catherine</text:p>
          </table:table-cell>
          <table:table-cell office:value-type="string">
            <text:p>99859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0">
            <text:p>1190</text:p>
          </table:table-cell>
          <table:table-cell office:value-type="string">
            <text:p>MOTHERSILL </text:p>
          </table:table-cell>
          <table:table-cell office:value-type="string">
            <text:p>Garth </text:p>
          </table:table-cell>
          <table:table-cell office:value-type="string">
            <text:p>Lot 932, 71 North Boulevard </text:p>
          </table:table-cell>
          <table:table-cell office:value-type="string">
            <text:p>New Harbour Village II </text:p>
          </table:table-cell>
          <table:table-cell office:value-type="string">
            <text:p>St Catherine</text:p>
          </table:table-cell>
          <table:table-cell office:value-type="string">
            <text:p>43718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1">
            <text:p>1191</text:p>
          </table:table-cell>
          <table:table-cell office:value-type="string">
            <text:p>MOXAM </text:p>
          </table:table-cell>
          <table:table-cell office:value-type="string">
            <text:p>Rodger </text:p>
          </table:table-cell>
          <table:table-cell office:value-type="string">
            <text:p/>
          </table:table-cell>
          <table:table-cell office:value-type="string">
            <text:p>Allman Hill District </text:p>
          </table:table-cell>
          <table:table-cell office:value-type="string">
            <text:p>St Catherine</text:p>
          </table:table-cell>
          <table:table-cell office:value-type="string">
            <text:p>90939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2">
            <text:p>1192</text:p>
          </table:table-cell>
          <table:table-cell office:value-type="string">
            <text:p>MURRAY </text:p>
          </table:table-cell>
          <table:table-cell office:value-type="string">
            <text:p>Keturah </text:p>
          </table:table-cell>
          <table:table-cell office:value-type="string">
            <text:p>Lot 350 Queensborough Terrace </text:p>
          </table:table-cell>
          <table:table-cell office:value-type="string">
            <text:p>Golden Acres </text:p>
          </table:table-cell>
          <table:table-cell office:value-type="string">
            <text:p>St Catherine</text:p>
          </table:table-cell>
          <table:table-cell office:value-type="string">
            <text:p>98146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3">
            <text:p>1193</text:p>
          </table:table-cell>
          <table:table-cell office:value-type="string">
            <text:p>MURRAY </text:p>
          </table:table-cell>
          <table:table-cell office:value-type="string">
            <text:p>Tiara </text:p>
          </table:table-cell>
          <table:table-cell office:value-type="string">
            <text:p>Lot 1272, 4th Manatee Way </text:p>
          </table:table-cell>
          <table:table-cell office:value-type="string">
            <text:p>Braeton Phase 2 </text:p>
          </table:table-cell>
          <table:table-cell office:value-type="string">
            <text:p>St Catherine</text:p>
          </table:table-cell>
          <table:table-cell office:value-type="string">
            <text:p>28019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4">
            <text:p>1194</text:p>
          </table:table-cell>
          <table:table-cell office:value-type="string">
            <text:p>MYERS </text:p>
          </table:table-cell>
          <table:table-cell office:value-type="string">
            <text:p>Raphael </text:p>
          </table:table-cell>
          <table:table-cell office:value-type="string">
            <text:p/>
          </table:table-cell>
          <table:table-cell office:value-type="string">
            <text:p>Mt. Rossier District </text:p>
          </table:table-cell>
          <table:table-cell office:value-type="string">
            <text:p>St Catherine</text:p>
          </table:table-cell>
          <table:table-cell office:value-type="string">
            <text:p>705672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5">
            <text:p>1195</text:p>
          </table:table-cell>
          <table:table-cell office:value-type="string">
            <text:p>NAIN </text:p>
          </table:table-cell>
          <table:table-cell office:value-type="string">
            <text:p>Audley </text:p>
          </table:table-cell>
          <table:table-cell office:value-type="string">
            <text:p>28 Bonanza Drive </text:p>
          </table:table-cell>
          <table:table-cell office:value-type="string">
            <text:p>Lauriston </text:p>
          </table:table-cell>
          <table:table-cell office:value-type="string">
            <text:p>St Catherine</text:p>
          </table:table-cell>
          <table:table-cell office:value-type="string">
            <text:p>984929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6">
            <text:p>1196</text:p>
          </table:table-cell>
          <table:table-cell office:value-type="string">
            <text:p>NANGLE-BEECH </text:p>
          </table:table-cell>
          <table:table-cell office:value-type="string">
            <text:p>Moyena Patrice </text:p>
          </table:table-cell>
          <table:table-cell office:value-type="string">
            <text:p>Lot 355 West Cumberland </text:p>
          </table:table-cell>
          <table:table-cell office:value-type="string">
            <text:p>Gregory Park P.O </text:p>
          </table:table-cell>
          <table:table-cell office:value-type="string">
            <text:p>St Catherine</text:p>
          </table:table-cell>
          <table:table-cell office:value-type="string">
            <text:p>746-6645/438-37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7">
            <text:p>1197</text:p>
          </table:table-cell>
          <table:table-cell office:value-type="string">
            <text:p>NASH </text:p>
          </table:table-cell>
          <table:table-cell office:value-type="string">
            <text:p>Aston </text:p>
          </table:table-cell>
          <table:table-cell office:value-type="string">
            <text:p>887 Palmerston Road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>93981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8">
            <text:p>1198</text:p>
          </table:table-cell>
          <table:table-cell office:value-type="string">
            <text:p>NASH </text:p>
          </table:table-cell>
          <table:table-cell office:value-type="string">
            <text:p>Demoy Marvin </text:p>
          </table:table-cell>
          <table:table-cell office:value-type="string">
            <text:p>Town House, Union Estat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574-209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199">
            <text:p>1199</text:p>
          </table:table-cell>
          <table:table-cell office:value-type="string">
            <text:p>NELSON </text:p>
          </table:table-cell>
          <table:table-cell office:value-type="string">
            <text:p>Clayton </text:p>
          </table:table-cell>
          <table:table-cell office:value-type="string">
            <text:p>607 Milton Place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>98801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0">
            <text:p>1200</text:p>
          </table:table-cell>
          <table:table-cell office:value-type="string">
            <text:p>NELSON </text:p>
          </table:table-cell>
          <table:table-cell office:value-type="string">
            <text:p>Yanive </text:p>
          </table:table-cell>
          <table:table-cell office:value-type="string">
            <text:p>Lot 204, Sandhills Vista </text:p>
          </table:table-cell>
          <table:table-cell office:value-type="string">
            <text:p>Caymanas Country Club Estates </text:p>
          </table:table-cell>
          <table:table-cell office:value-type="string">
            <text:p>St Catherine</text:p>
          </table:table-cell>
          <table:table-cell office:value-type="string">
            <text:p>8315770/552092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1">
            <text:p>1201</text:p>
          </table:table-cell>
          <table:table-cell office:value-type="string">
            <text:p>NESBITT </text:p>
          </table:table-cell>
          <table:table-cell office:value-type="string">
            <text:p>Pete </text:p>
          </table:table-cell>
          <table:table-cell office:value-type="string">
            <text:p>Lot B66 Gary Player Circle </text:p>
          </table:table-cell>
          <table:table-cell office:value-type="string">
            <text:p>Estates </text:p>
          </table:table-cell>
          <table:table-cell office:value-type="string">
            <text:p>St Catherine</text:p>
          </table:table-cell>
          <table:table-cell office:value-type="string">
            <text:p>33412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2">
            <text:p>1202</text:p>
          </table:table-cell>
          <table:table-cell office:value-type="string">
            <text:p>NEWELL </text:p>
          </table:table-cell>
          <table:table-cell office:value-type="string">
            <text:p>Lenford </text:p>
          </table:table-cell>
          <table:table-cell office:value-type="string">
            <text:p/>
          </table:table-cell>
          <table:table-cell office:value-type="string">
            <text:p>Planters Hall </text:p>
          </table:table-cell>
          <table:table-cell office:value-type="string">
            <text:p>St Catherine</text:p>
          </table:table-cell>
          <table:table-cell office:value-type="string">
            <text:p>61074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3">
            <text:p>1203</text:p>
          </table:table-cell>
          <table:table-cell office:value-type="string">
            <text:p>NEWELL </text:p>
          </table:table-cell>
          <table:table-cell office:value-type="string">
            <text:p>Hopeton Anthony </text:p>
          </table:table-cell>
          <table:table-cell office:value-type="string">
            <text:p>Lot 71 Angels Estate, Phase 1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396-9954/787-18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4">
            <text:p>1204</text:p>
          </table:table-cell>
          <table:table-cell office:value-type="string">
            <text:p>NEWELL </text:p>
          </table:table-cell>
          <table:table-cell office:value-type="string">
            <text:p>Hopeton </text:p>
          </table:table-cell>
          <table:table-cell office:value-type="string">
            <text:p>Lot 71 Angels Estate, Phase 1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05">
            <text:p>1205</text:p>
          </table:table-cell>
          <table:table-cell office:value-type="string">
            <text:p>NEWMAN </text:p>
          </table:table-cell>
          <table:table-cell office:value-type="string">
            <text:p>Ronald Keith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06">
            <text:p>1206</text:p>
          </table:table-cell>
          <table:table-cell office:value-type="string">
            <text:p>NICHOLS </text:p>
          </table:table-cell>
          <table:table-cell office:value-type="string">
            <text:p>Mary </text:p>
          </table:table-cell>
          <table:table-cell office:value-type="string">
            <text:p>38 Eberle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746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07">
            <text:p>1207</text:p>
          </table:table-cell>
          <table:table-cell office:value-type="string">
            <text:p>NICHOLSON-BRYANT </text:p>
          </table:table-cell>
          <table:table-cell office:value-type="string">
            <text:p>Una Jane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08">
            <text:p>1208</text:p>
          </table:table-cell>
          <table:table-cell office:value-type="string">
            <text:p>NIVENS </text:p>
          </table:table-cell>
          <table:table-cell office:value-type="string">
            <text:p>Renford Alexander </text:p>
          </table:table-cell>
          <table:table-cell office:value-type="string">
            <text:p>29 McNiel Boulevard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09">
            <text:p>1209</text:p>
          </table:table-cell>
          <table:table-cell office:value-type="string">
            <text:p>NORTHOVER </text:p>
          </table:table-cell>
          <table:table-cell office:value-type="string">
            <text:p>Frederick Neville </text:p>
          </table:table-cell>
          <table:table-cell office:value-type="string">
            <text:p>39 Augusta Drive </text:p>
          </table:table-cell>
          <table:table-cell office:value-type="string">
            <text:p>Independence City </text:p>
          </table:table-cell>
          <table:table-cell office:value-type="string">
            <text:p>St Catherine</text:p>
          </table:table-cell>
          <table:table-cell office:value-type="string">
            <text:p>441-5564/757-53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0">
            <text:p>1210</text:p>
          </table:table-cell>
          <table:table-cell office:value-type="string">
            <text:p>NOTICE </text:p>
          </table:table-cell>
          <table:table-cell office:value-type="string">
            <text:p>Raymoth </text:p>
          </table:table-cell>
          <table:table-cell office:value-type="string">
            <text:p>West Prospe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7842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1">
            <text:p>1211</text:p>
          </table:table-cell>
          <table:table-cell office:value-type="string">
            <text:p>NUGENT </text:p>
          </table:table-cell>
          <table:table-cell office:value-type="string">
            <text:p>Una Adella </text:p>
          </table:table-cell>
          <table:table-cell office:value-type="string">
            <text:p>5 Faith Avenu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12">
            <text:p>1212</text:p>
          </table:table-cell>
          <table:table-cell office:value-type="string">
            <text:p>OFFICER </text:p>
          </table:table-cell>
          <table:table-cell office:value-type="string">
            <text:p>Krishana Sash-Gaye </text:p>
          </table:table-cell>
          <table:table-cell office:value-type="string">
            <text:p>55 Richard Avenue </text:p>
          </table:table-cell>
          <table:table-cell office:value-type="string">
            <text:p>Morris Meadows </text:p>
          </table:table-cell>
          <table:table-cell office:value-type="string">
            <text:p>St Catherine</text:p>
          </table:table-cell>
          <table:table-cell office:value-type="string">
            <text:p>462-5881/648-18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3">
            <text:p>1213</text:p>
          </table:table-cell>
          <table:table-cell office:value-type="string">
            <text:p>OFFICER </text:p>
          </table:table-cell>
          <table:table-cell office:value-type="string">
            <text:p>Krishana </text:p>
          </table:table-cell>
          <table:table-cell office:value-type="string">
            <text:p>55 Richard Avenue </text:p>
          </table:table-cell>
          <table:table-cell office:value-type="string">
            <text:p>Morris Meadows </text:p>
          </table:table-cell>
          <table:table-cell office:value-type="string">
            <text:p>St Catherine</text:p>
          </table:table-cell>
          <table:table-cell office:value-type="string">
            <text:p>468183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4">
            <text:p>1214</text:p>
          </table:table-cell>
          <table:table-cell office:value-type="string">
            <text:p>OLIVER </text:p>
          </table:table-cell>
          <table:table-cell office:value-type="string">
            <text:p>Beverley </text:p>
          </table:table-cell>
          <table:table-cell office:value-type="string">
            <text:p>Lot 167, 33 Big Road </text:p>
          </table:table-cell>
          <table:table-cell office:value-type="string">
            <text:p>New Harbour Village </text:p>
          </table:table-cell>
          <table:table-cell office:value-type="string">
            <text:p>St Catherine</text:p>
          </table:table-cell>
          <table:table-cell office:value-type="string">
            <text:p>44914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5">
            <text:p>1215</text:p>
          </table:table-cell>
          <table:table-cell office:value-type="string">
            <text:p>OMEALLY </text:p>
          </table:table-cell>
          <table:table-cell office:value-type="string">
            <text:p>Sandra </text:p>
          </table:table-cell>
          <table:table-cell office:value-type="string">
            <text:p>Lot Hill, Port of Spain </text:p>
          </table:table-cell>
          <table:table-cell office:value-type="string">
            <text:p>Trinidad </text:p>
          </table:table-cell>
          <table:table-cell office:value-type="string">
            <text:p>St Catherine</text:p>
          </table:table-cell>
          <table:table-cell office:value-type="string">
            <text:p>89818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6">
            <text:p>1216</text:p>
          </table:table-cell>
          <table:table-cell office:value-type="string">
            <text:p>OTTEY </text:p>
          </table:table-cell>
          <table:table-cell office:value-type="string">
            <text:p>Derrick Granville </text:p>
          </table:table-cell>
          <table:table-cell office:value-type="string">
            <text:p>44 Annie Bonnie Way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451-1315/668-77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7">
            <text:p>1217</text:p>
          </table:table-cell>
          <table:table-cell office:value-type="string">
            <text:p>OTTO </text:p>
          </table:table-cell>
          <table:table-cell office:value-type="string">
            <text:p>Frank </text:p>
          </table:table-cell>
          <table:table-cell office:value-type="string">
            <text:p>25-26 Gillette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456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8">
            <text:p>1218</text:p>
          </table:table-cell>
          <table:table-cell office:value-type="string">
            <text:p>OWEN </text:p>
          </table:table-cell>
          <table:table-cell office:value-type="string">
            <text:p>Verna May </text:p>
          </table:table-cell>
          <table:table-cell office:value-type="string">
            <text:p>Block 1 ,Lot 12 Westmeade </text:p>
          </table:table-cell>
          <table:table-cell office:value-type="string">
            <text:p>Bridgeport P.O </text:p>
          </table:table-cell>
          <table:table-cell office:value-type="string">
            <text:p>St Catherine</text:p>
          </table:table-cell>
          <table:table-cell office:value-type="string">
            <text:p>876-533-3800/849-25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19">
            <text:p>1219</text:p>
          </table:table-cell>
          <table:table-cell office:value-type="string">
            <text:p>OWEN </text:p>
          </table:table-cell>
          <table:table-cell office:value-type="string">
            <text:p>Verna </text:p>
          </table:table-cell>
          <table:table-cell office:value-type="string">
            <text:p>Block 1, Lot 12 Westme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869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0">
            <text:p>1220</text:p>
          </table:table-cell>
          <table:table-cell office:value-type="string">
            <text:p>PAGE </text:p>
          </table:table-cell>
          <table:table-cell office:value-type="string">
            <text:p>Lovell </text:p>
          </table:table-cell>
          <table:table-cell office:value-type="string">
            <text:p>18 Benedetta Drive </text:p>
          </table:table-cell>
          <table:table-cell office:value-type="string">
            <text:p>Angel's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21">
            <text:p>1221</text:p>
          </table:table-cell>
          <table:table-cell office:value-type="string">
            <text:p>PAKINSON </text:p>
          </table:table-cell>
          <table:table-cell office:value-type="string">
            <text:p>Fermin Washington </text:p>
          </table:table-cell>
          <table:table-cell office:value-type="string">
            <text:p>654 NW Dayton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50-4790/949-874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2">
            <text:p>1222</text:p>
          </table:table-cell>
          <table:table-cell office:value-type="string">
            <text:p>PALMER </text:p>
          </table:table-cell>
          <table:table-cell office:value-type="string">
            <text:p>Andre </text:p>
          </table:table-cell>
          <table:table-cell office:value-type="string">
            <text:p>31 West Road </text:p>
          </table:table-cell>
          <table:table-cell office:value-type="string">
            <text:p>Portmore Gardens </text:p>
          </table:table-cell>
          <table:table-cell office:value-type="string">
            <text:p>St Catherine</text:p>
          </table:table-cell>
          <table:table-cell office:value-type="string">
            <text:p>99720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3">
            <text:p>1223</text:p>
          </table:table-cell>
          <table:table-cell office:value-type="string">
            <text:p>PALMER </text:p>
          </table:table-cell>
          <table:table-cell office:value-type="string">
            <text:p>Wayne </text:p>
          </table:table-cell>
          <table:table-cell office:value-type="string">
            <text:p>5 Fiona Avenu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77134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4">
            <text:p>1224</text:p>
          </table:table-cell>
          <table:table-cell office:value-type="string">
            <text:p>PALMER </text:p>
          </table:table-cell>
          <table:table-cell office:value-type="string">
            <text:p>Carol Ann </text:p>
          </table:table-cell>
          <table:table-cell office:value-type="string">
            <text:p/>
          </table:table-cell>
          <table:table-cell office:value-type="string">
            <text:p>P.O. Box 145 Greater Portmo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25">
            <text:p>1225</text:p>
          </table:table-cell>
          <table:table-cell office:value-type="string">
            <text:p>PALMER </text:p>
          </table:table-cell>
          <table:table-cell office:value-type="string">
            <text:p>Patrick </text:p>
          </table:table-cell>
          <table:table-cell office:value-type="string">
            <text:p>23 St. Jago Heights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27671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6">
            <text:p>1226</text:p>
          </table:table-cell>
          <table:table-cell office:value-type="string">
            <text:p>PARKE </text:p>
          </table:table-cell>
          <table:table-cell office:value-type="string">
            <text:p>Reuben Edgar </text:p>
          </table:table-cell>
          <table:table-cell office:value-type="string">
            <text:p>260 ,6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90-409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7">
            <text:p>1227</text:p>
          </table:table-cell>
          <table:table-cell office:value-type="string">
            <text:p>PARKE </text:p>
          </table:table-cell>
          <table:table-cell office:value-type="string">
            <text:p>Edgar </text:p>
          </table:table-cell>
          <table:table-cell office:value-type="string">
            <text:p>260, 6 Ea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35649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8">
            <text:p>1228</text:p>
          </table:table-cell>
          <table:table-cell office:value-type="string">
            <text:p>PARKE </text:p>
          </table:table-cell>
          <table:table-cell office:value-type="string">
            <text:p>Paul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5932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29">
            <text:p>1229</text:p>
          </table:table-cell>
          <table:table-cell office:value-type="string">
            <text:p>PARKER </text:p>
          </table:table-cell>
          <table:table-cell office:value-type="string">
            <text:p>Michael </text:p>
          </table:table-cell>
          <table:table-cell office:value-type="string">
            <text:p>Lot 117 Eltham View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45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0">
            <text:p>1230</text:p>
          </table:table-cell>
          <table:table-cell office:value-type="string">
            <text:p>PARKER </text:p>
          </table:table-cell>
          <table:table-cell office:value-type="string">
            <text:p>Joseph </text:p>
          </table:table-cell>
          <table:table-cell office:value-type="string">
            <text:p>42 East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23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1">
            <text:p>1231</text:p>
          </table:table-cell>
          <table:table-cell office:value-type="string">
            <text:p>PARKINSON </text:p>
          </table:table-cell>
          <table:table-cell office:value-type="string">
            <text:p>Robert </text:p>
          </table:table-cell>
          <table:table-cell office:value-type="string">
            <text:p>153 Apple Close </text:p>
          </table:table-cell>
          <table:table-cell office:value-type="string">
            <text:p>Mt. View Estate </text:p>
          </table:table-cell>
          <table:table-cell office:value-type="string">
            <text:p>St Catherine</text:p>
          </table:table-cell>
          <table:table-cell office:value-type="string">
            <text:p>74910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2">
            <text:p>1232</text:p>
          </table:table-cell>
          <table:table-cell office:value-type="string">
            <text:p>PARKINSON </text:p>
          </table:table-cell>
          <table:table-cell office:value-type="string">
            <text:p>Fermin </text:p>
          </table:table-cell>
          <table:table-cell office:value-type="string">
            <text:p>654 NW Daytona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9040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3">
            <text:p>1233</text:p>
          </table:table-cell>
          <table:table-cell office:value-type="string">
            <text:p>PATTERSON </text:p>
          </table:table-cell>
          <table:table-cell office:value-type="string">
            <text:p>Hazel Lin </text:p>
          </table:table-cell>
          <table:table-cell office:value-type="string">
            <text:p>356 ,5th Dolphin Way </text:p>
          </table:table-cell>
          <table:table-cell office:value-type="string">
            <text:p>Braeton,Phase 1 </text:p>
          </table:table-cell>
          <table:table-cell office:value-type="string">
            <text:p>St Catherine</text:p>
          </table:table-cell>
          <table:table-cell office:value-type="string">
            <text:p>537-7456/649-350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4">
            <text:p>1234</text:p>
          </table:table-cell>
          <table:table-cell office:value-type="string">
            <text:p>PATTERSON </text:p>
          </table:table-cell>
          <table:table-cell office:value-type="string">
            <text:p>Hazel </text:p>
          </table:table-cell>
          <table:table-cell office:value-type="string">
            <text:p>356, 5th Dolphin Way </text:p>
          </table:table-cell>
          <table:table-cell office:value-type="string">
            <text:p>Braeton Phase 1 </text:p>
          </table:table-cell>
          <table:table-cell office:value-type="string">
            <text:p>St Catherine</text:p>
          </table:table-cell>
          <table:table-cell office:value-type="string">
            <text:p>94987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5">
            <text:p>1235</text:p>
          </table:table-cell>
          <table:table-cell office:value-type="string">
            <text:p>PEARCY </text:p>
          </table:table-cell>
          <table:table-cell office:value-type="string">
            <text:p>Donovan </text:p>
          </table:table-cell>
          <table:table-cell office:value-type="string">
            <text:p>Lot 430, 2 North </text:p>
          </table:table-cell>
          <table:table-cell office:value-type="string">
            <text:p>East Ascot </text:p>
          </table:table-cell>
          <table:table-cell office:value-type="string">
            <text:p>St Catherine</text:p>
          </table:table-cell>
          <table:table-cell office:value-type="string">
            <text:p>94963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6">
            <text:p>12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t 201 Site A Caymanas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37">
            <text:p>1237</text:p>
          </table:table-cell>
          <table:table-cell office:value-type="string">
            <text:p>PENDERGAST </text:p>
          </table:table-cell>
          <table:table-cell office:value-type="string">
            <text:p>Hyacinth </text:p>
          </table:table-cell>
          <table:table-cell office:value-type="string">
            <text:p>Lot 201 Site A Caymanas Garde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025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38">
            <text:p>1238</text:p>
          </table:table-cell>
          <table:table-cell office:value-type="string">
            <text:p>PENNANT </text:p>
          </table:table-cell>
          <table:table-cell office:value-type="string">
            <text:p>Keisha </text:p>
          </table:table-cell>
          <table:table-cell office:value-type="string">
            <text:p>91 Barcelona Blvd. </text:p>
          </table:table-cell>
          <table:table-cell office:value-type="string">
            <text:p>Phoenix Vist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39">
            <text:p>1239</text:p>
          </table:table-cell>
          <table:table-cell office:value-type="string">
            <text:p>PENNANT </text:p>
          </table:table-cell>
          <table:table-cell office:value-type="string">
            <text:p>Stacyann </text:p>
          </table:table-cell>
          <table:table-cell office:value-type="string">
            <text:p>7 Mocklenn Terrac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7634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0">
            <text:p>1240</text:p>
          </table:table-cell>
          <table:table-cell office:value-type="string">
            <text:p>PERRIN </text:p>
          </table:table-cell>
          <table:table-cell office:value-type="string">
            <text:p>Norman </text:p>
          </table:table-cell>
          <table:table-cell office:value-type="string">
            <text:p>16 Gary Driv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478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1">
            <text:p>1241</text:p>
          </table:table-cell>
          <table:table-cell office:value-type="string">
            <text:p>PERRIN </text:p>
          </table:table-cell>
          <table:table-cell office:value-type="string">
            <text:p>Hugh </text:p>
          </table:table-cell>
          <table:table-cell office:value-type="string">
            <text:p>1 Brunswick Close </text:p>
          </table:table-cell>
          <table:table-cell office:value-type="string">
            <text:p>Lakemoor Gardens </text:p>
          </table:table-cell>
          <table:table-cell office:value-type="string">
            <text:p>St Catherine</text:p>
          </table:table-cell>
          <table:table-cell office:value-type="string">
            <text:p>83097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2">
            <text:p>1242</text:p>
          </table:table-cell>
          <table:table-cell office:value-type="string">
            <text:p>PETERS </text:p>
          </table:table-cell>
          <table:table-cell office:value-type="string">
            <text:p>Owen </text:p>
          </table:table-cell>
          <table:table-cell office:value-type="string">
            <text:p>Lot 14 Meadowland Way </text:p>
          </table:table-cell>
          <table:table-cell office:value-type="string">
            <text:p>St. Jago Meadows </text:p>
          </table:table-cell>
          <table:table-cell office:value-type="string">
            <text:p>St Catherine</text:p>
          </table:table-cell>
          <table:table-cell office:value-type="string">
            <text:p>98370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3">
            <text:p>1243</text:p>
          </table:table-cell>
          <table:table-cell office:value-type="string">
            <text:p>PETERSON </text:p>
          </table:table-cell>
          <table:table-cell office:value-type="string">
            <text:p>Enid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44">
            <text:p>1244</text:p>
          </table:table-cell>
          <table:table-cell office:value-type="string">
            <text:p>PETRIE </text:p>
          </table:table-cell>
          <table:table-cell office:value-type="string">
            <text:p>Karen </text:p>
          </table:table-cell>
          <table:table-cell office:value-type="string">
            <text:p>Lot 167 4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04629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5">
            <text:p>1245</text:p>
          </table:table-cell>
          <table:table-cell office:value-type="string">
            <text:p>PETTIGREW-BENNETT </text:p>
          </table:table-cell>
          <table:table-cell office:value-type="string">
            <text:p>Sybil </text:p>
          </table:table-cell>
          <table:table-cell office:value-type="string">
            <text:p>19 Orchid Avenue </text:p>
          </table:table-cell>
          <table:table-cell office:value-type="string">
            <text:p>Hampton Garden </text:p>
          </table:table-cell>
          <table:table-cell office:value-type="string">
            <text:p>St Catherine</text:p>
          </table:table-cell>
          <table:table-cell office:value-type="string">
            <text:p>99873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6">
            <text:p>1246</text:p>
          </table:table-cell>
          <table:table-cell office:value-type="string">
            <text:p>PHILLIPS </text:p>
          </table:table-cell>
          <table:table-cell office:value-type="string">
            <text:p>Andrae St.Clare </text:p>
          </table:table-cell>
          <table:table-cell office:value-type="string">
            <text:p>12 Fiji Close </text:p>
          </table:table-cell>
          <table:table-cell office:value-type="string">
            <text:p>Magil Palms </text:p>
          </table:table-cell>
          <table:table-cell office:value-type="string">
            <text:p>St Catherine</text:p>
          </table:table-cell>
          <table:table-cell office:value-type="string">
            <text:p>847-57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7">
            <text:p>1247</text:p>
          </table:table-cell>
          <table:table-cell office:value-type="string">
            <text:p>PHILLIPS </text:p>
          </table:table-cell>
          <table:table-cell office:value-type="string">
            <text:p>Andrea </text:p>
          </table:table-cell>
          <table:table-cell office:value-type="string">
            <text:p>1 Brunswick Close </text:p>
          </table:table-cell>
          <table:table-cell office:value-type="string">
            <text:p>Lakemoor Gardens </text:p>
          </table:table-cell>
          <table:table-cell office:value-type="string">
            <text:p>St Catherine</text:p>
          </table:table-cell>
          <table:table-cell office:value-type="string">
            <text:p>53774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8">
            <text:p>1248</text:p>
          </table:table-cell>
          <table:table-cell office:value-type="string">
            <text:p>PHILLIPS </text:p>
          </table:table-cell>
          <table:table-cell office:value-type="string">
            <text:p>Andrea </text:p>
          </table:table-cell>
          <table:table-cell office:value-type="string">
            <text:p>12 Figi Close </text:p>
          </table:table-cell>
          <table:table-cell office:value-type="string">
            <text:p>Magil Palms </text:p>
          </table:table-cell>
          <table:table-cell office:value-type="string">
            <text:p>St Catherine</text:p>
          </table:table-cell>
          <table:table-cell office:value-type="string">
            <text:p>537745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49">
            <text:p>1249</text:p>
          </table:table-cell>
          <table:table-cell office:value-type="string">
            <text:p>PHILLIPS-BENNETT </text:p>
          </table:table-cell>
          <table:table-cell office:value-type="string">
            <text:p>Desetta </text:p>
          </table:table-cell>
          <table:table-cell office:value-type="string">
            <text:p>Riversdale P.O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98-8423/630-177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0">
            <text:p>1250</text:p>
          </table:table-cell>
          <table:table-cell office:value-type="string">
            <text:p>PHILLIPS-BENNETT </text:p>
          </table:table-cell>
          <table:table-cell office:value-type="string">
            <text:p>Desetta </text:p>
          </table:table-cell>
          <table:table-cell office:value-type="string">
            <text:p>12 Figi Close </text:p>
          </table:table-cell>
          <table:table-cell office:value-type="string">
            <text:p>Magil Palms </text:p>
          </table:table-cell>
          <table:table-cell office:value-type="string">
            <text:p>St Catherine</text:p>
          </table:table-cell>
          <table:table-cell office:value-type="string">
            <text:p>84757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1">
            <text:p>1251</text:p>
          </table:table-cell>
          <table:table-cell office:value-type="string">
            <text:p>PHILLIPS-BENNETT </text:p>
          </table:table-cell>
          <table:table-cell office:value-type="string">
            <text:p>Desetta </text:p>
          </table:table-cell>
          <table:table-cell office:value-type="string">
            <text:p>Riversda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4757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2">
            <text:p>1252</text:p>
          </table:table-cell>
          <table:table-cell office:value-type="string">
            <text:p>PHOENIX </text:p>
          </table:table-cell>
          <table:table-cell office:value-type="string">
            <text:p>Romone </text:p>
          </table:table-cell>
          <table:table-cell office:value-type="string">
            <text:p>32 Raphael Drive </text:p>
          </table:table-cell>
          <table:table-cell office:value-type="string">
            <text:p>El Prado Verde </text:p>
          </table:table-cell>
          <table:table-cell office:value-type="string">
            <text:p>St Catherine</text:p>
          </table:table-cell>
          <table:table-cell office:value-type="string">
            <text:p>63205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3">
            <text:p>1253</text:p>
          </table:table-cell>
          <table:table-cell office:value-type="string">
            <text:p>PHOENIX </text:p>
          </table:table-cell>
          <table:table-cell office:value-type="string">
            <text:p>Romone </text:p>
          </table:table-cell>
          <table:table-cell office:value-type="string">
            <text:p>Riversda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8739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4">
            <text:p>1254</text:p>
          </table:table-cell>
          <table:table-cell office:value-type="string">
            <text:p>PHOENIX </text:p>
          </table:table-cell>
          <table:table-cell office:value-type="string">
            <text:p>Romone </text:p>
          </table:table-cell>
          <table:table-cell office:value-type="string">
            <text:p>32 Ralphael Drive </text:p>
          </table:table-cell>
          <table:table-cell office:value-type="string">
            <text:p>El Prado Verde </text:p>
          </table:table-cell>
          <table:table-cell office:value-type="string">
            <text:p>St Catherine</text:p>
          </table:table-cell>
          <table:table-cell office:value-type="string">
            <text:p>387398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5">
            <text:p>1255</text:p>
          </table:table-cell>
          <table:table-cell office:value-type="string">
            <text:p>PINDLING </text:p>
          </table:table-cell>
          <table:table-cell office:value-type="string">
            <text:p>Jeffery </text:p>
          </table:table-cell>
          <table:table-cell office:value-type="string">
            <text:p>32 Ralphael Drive </text:p>
          </table:table-cell>
          <table:table-cell office:value-type="string">
            <text:p>El Prado Verde </text:p>
          </table:table-cell>
          <table:table-cell office:value-type="string">
            <text:p>St Catherine</text:p>
          </table:table-cell>
          <table:table-cell office:value-type="string">
            <text:p>31072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6">
            <text:p>1256</text:p>
          </table:table-cell>
          <table:table-cell office:value-type="string">
            <text:p>PINDLING </text:p>
          </table:table-cell>
          <table:table-cell office:value-type="string">
            <text:p>Jeffery </text:p>
          </table:table-cell>
          <table:table-cell office:value-type="string">
            <text:p>Victoria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1072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7">
            <text:p>1257</text:p>
          </table:table-cell>
          <table:table-cell office:value-type="string">
            <text:p>PINNOCK </text:p>
          </table:table-cell>
          <table:table-cell office:value-type="string">
            <text:p>Jeremy Paul </text:p>
          </table:table-cell>
          <table:table-cell office:value-type="string">
            <text:p>Lot 222 Whitewater Meadows </text:p>
          </table:table-cell>
          <table:table-cell office:value-type="string">
            <text:p>Spanish Town P.O </text:p>
          </table:table-cell>
          <table:table-cell office:value-type="string">
            <text:p>St Catherine</text:p>
          </table:table-cell>
          <table:table-cell office:value-type="string">
            <text:p>462-9292/923-641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8">
            <text:p>1258</text:p>
          </table:table-cell>
          <table:table-cell office:value-type="string">
            <text:p>PINNOCK </text:p>
          </table:table-cell>
          <table:table-cell office:value-type="string">
            <text:p>Jeremy </text:p>
          </table:table-cell>
          <table:table-cell office:value-type="string">
            <text:p>Lot 222 Whitewater Meado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9884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59">
            <text:p>1259</text:p>
          </table:table-cell>
          <table:table-cell office:value-type="string">
            <text:p>PITT </text:p>
          </table:table-cell>
          <table:table-cell office:value-type="string">
            <text:p>Keith </text:p>
          </table:table-cell>
          <table:table-cell office:value-type="string">
            <text:p>92 Miranda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79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0">
            <text:p>1260</text:p>
          </table:table-cell>
          <table:table-cell office:value-type="string">
            <text:p>PITT </text:p>
          </table:table-cell>
          <table:table-cell office:value-type="string">
            <text:p>Herbert </text:p>
          </table:table-cell>
          <table:table-cell office:value-type="string">
            <text:p>1 Alexander Place </text:p>
          </table:table-cell>
          <table:table-cell office:value-type="string">
            <text:p>Highfield </text:p>
          </table:table-cell>
          <table:table-cell office:value-type="string">
            <text:p>St Catherine</text:p>
          </table:table-cell>
          <table:table-cell office:value-type="string">
            <text:p>90721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1">
            <text:p>1261</text:p>
          </table:table-cell>
          <table:table-cell office:value-type="string">
            <text:p>POMMELLS </text:p>
          </table:table-cell>
          <table:table-cell office:value-type="string">
            <text:p>Donna </text:p>
          </table:table-cell>
          <table:table-cell office:value-type="string">
            <text:p>Lot 2 177 Mahogany Way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74676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2">
            <text:p>1262</text:p>
          </table:table-cell>
          <table:table-cell office:value-type="string">
            <text:p>PORTER </text:p>
          </table:table-cell>
          <table:table-cell office:value-type="string">
            <text:p>Norma </text:p>
          </table:table-cell>
          <table:table-cell office:value-type="string">
            <text:p>Lot 206 Caymanas Garden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39016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3">
            <text:p>1263</text:p>
          </table:table-cell>
          <table:table-cell office:value-type="string">
            <text:p>POTTINGER </text:p>
          </table:table-cell>
          <table:table-cell office:value-type="string">
            <text:p>George </text:p>
          </table:table-cell>
          <table:table-cell office:value-type="string">
            <text:p>Apartment K6 Amarda Cour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3626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4">
            <text:p>1264</text:p>
          </table:table-cell>
          <table:table-cell office:value-type="string">
            <text:p>POWELL </text:p>
          </table:table-cell>
          <table:table-cell office:value-type="string">
            <text:p>CLAUDIA </text:p>
          </table:table-cell>
          <table:table-cell office:value-type="string">
            <text:p>61 Constant Spring Road </text:p>
          </table:table-cell>
          <table:table-cell office:value-type="string">
            <text:p>Kingston 10 </text:p>
          </table:table-cell>
          <table:table-cell office:value-type="string">
            <text:p>St Catherine</text:p>
          </table:table-cell>
          <table:table-cell office:value-type="string">
            <text:p>552-098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5">
            <text:p>1265</text:p>
          </table:table-cell>
          <table:table-cell office:value-type="string">
            <text:p>POWELL </text:p>
          </table:table-cell>
          <table:table-cell office:value-type="string">
            <text:p>Winston </text:p>
          </table:table-cell>
          <table:table-cell office:value-type="string">
            <text:p>23 Poinciana Drive </text:p>
          </table:table-cell>
          <table:table-cell office:value-type="string">
            <text:p>Greendal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66">
            <text:p>1266</text:p>
          </table:table-cell>
          <table:table-cell office:value-type="string">
            <text:p>POWELL </text:p>
          </table:table-cell>
          <table:table-cell office:value-type="string">
            <text:p>Nadine </text:p>
          </table:table-cell>
          <table:table-cell office:value-type="string">
            <text:p>17 Barness Avenu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749381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7">
            <text:p>1267</text:p>
          </table:table-cell>
          <table:table-cell office:value-type="string">
            <text:p>POWELL </text:p>
          </table:table-cell>
          <table:table-cell office:value-type="string">
            <text:p>Daunell Oneda </text:p>
          </table:table-cell>
          <table:table-cell office:value-type="string">
            <text:p>10 Highfield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866-9521/809-46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8">
            <text:p>1268</text:p>
          </table:table-cell>
          <table:table-cell office:value-type="string">
            <text:p>POWELL </text:p>
          </table:table-cell>
          <table:table-cell office:value-type="string">
            <text:p>Donna Tashita </text:p>
          </table:table-cell>
          <table:table-cell office:value-type="string">
            <text:p>60 Q2 Monz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984-2182/368-507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69">
            <text:p>1269</text:p>
          </table:table-cell>
          <table:table-cell office:value-type="string">
            <text:p>POWELL </text:p>
          </table:table-cell>
          <table:table-cell office:value-type="string">
            <text:p>Nicola Andrea </text:p>
          </table:table-cell>
          <table:table-cell office:value-type="string">
            <text:p>Lot 02 Limestone Drive </text:p>
          </table:table-cell>
          <table:table-cell office:value-type="string">
            <text:p>Hellshire Glades </text:p>
          </table:table-cell>
          <table:table-cell office:value-type="string">
            <text:p>St Catherine</text:p>
          </table:table-cell>
          <table:table-cell office:value-type="string">
            <text:p>455-9707/926-08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0">
            <text:p>1270</text:p>
          </table:table-cell>
          <table:table-cell office:value-type="string">
            <text:p>POWELL </text:p>
          </table:table-cell>
          <table:table-cell office:value-type="string">
            <text:p>Daunell </text:p>
          </table:table-cell>
          <table:table-cell office:value-type="string">
            <text:p>10 Highfield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46292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1">
            <text:p>1271</text:p>
          </table:table-cell>
          <table:table-cell office:value-type="string">
            <text:p>POWELL </text:p>
          </table:table-cell>
          <table:table-cell office:value-type="string">
            <text:p>Collington </text:p>
          </table:table-cell>
          <table:table-cell office:value-type="string">
            <text:p>5 Bellevue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68076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2">
            <text:p>1272</text:p>
          </table:table-cell>
          <table:table-cell office:value-type="string">
            <text:p>POWELL MCLEISH </text:p>
          </table:table-cell>
          <table:table-cell office:value-type="string">
            <text:p>Sharon </text:p>
          </table:table-cell>
          <table:table-cell office:value-type="string">
            <text:p>Lot 391, 14th Avenue, WestCumberlan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22894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3">
            <text:p>1273</text:p>
          </table:table-cell>
          <table:table-cell office:value-type="string">
            <text:p>POWELL-WILSON </text:p>
          </table:table-cell>
          <table:table-cell office:value-type="string">
            <text:p>Donna </text:p>
          </table:table-cell>
          <table:table-cell office:value-type="string">
            <text:p>60, 22 Monza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66952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4">
            <text:p>1274</text:p>
          </table:table-cell>
          <table:table-cell office:value-type="string">
            <text:p>PRATT </text:p>
          </table:table-cell>
          <table:table-cell office:value-type="string">
            <text:p>Florrett </text:p>
          </table:table-cell>
          <table:table-cell office:value-type="string">
            <text:p>1 Laura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6850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5">
            <text:p>1275</text:p>
          </table:table-cell>
          <table:table-cell office:value-type="string">
            <text:p>PRENDEGAST </text:p>
          </table:table-cell>
          <table:table-cell office:value-type="string">
            <text:p>Hyacinth </text:p>
          </table:table-cell>
          <table:table-cell office:value-type="string">
            <text:p>Lot 201, Site A Caymanas Garden </text:p>
          </table:table-cell>
          <table:table-cell office:value-type="string">
            <text:p>Gregory Park P.O </text:p>
          </table:table-cell>
          <table:table-cell office:value-type="string">
            <text:p>St Catherine</text:p>
          </table:table-cell>
          <table:table-cell office:value-type="string">
            <text:p>998-5578/990255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6">
            <text:p>1276</text:p>
          </table:table-cell>
          <table:table-cell office:value-type="string">
            <text:p>PRENDERGAST </text:p>
          </table:table-cell>
          <table:table-cell office:value-type="string">
            <text:p>Fitzroy Nathaniel </text:p>
          </table:table-cell>
          <table:table-cell office:value-type="string">
            <text:p>Lot 584 White Water Meadow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632-5918/886-2158/949-532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7">
            <text:p>1277</text:p>
          </table:table-cell>
          <table:table-cell office:value-type="string">
            <text:p>PRICE </text:p>
          </table:table-cell>
          <table:table-cell office:value-type="string">
            <text:p>Kevin </text:p>
          </table:table-cell>
          <table:table-cell office:value-type="string">
            <text:p>Lot 576 Violet Close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383730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78">
            <text:p>1278</text:p>
          </table:table-cell>
          <table:table-cell office:value-type="string">
            <text:p>PROVOST </text:p>
          </table:table-cell>
          <table:table-cell office:value-type="string">
            <text:p>Clive </text:p>
          </table:table-cell>
          <table:table-cell office:value-type="string">
            <text:p>17 West Prospect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79">
            <text:p>1279</text:p>
          </table:table-cell>
          <table:table-cell office:value-type="string">
            <text:p>PRYCE </text:p>
          </table:table-cell>
          <table:table-cell office:value-type="string">
            <text:p>Franklyn Theodore </text:p>
          </table:table-cell>
          <table:table-cell office:value-type="string">
            <text:p>49 Old Harbour Road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24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0">
            <text:p>1280</text:p>
          </table:table-cell>
          <table:table-cell office:value-type="string">
            <text:p>PUSEY </text:p>
          </table:table-cell>
          <table:table-cell office:value-type="string">
            <text:p>Karene </text:p>
          </table:table-cell>
          <table:table-cell office:value-type="string">
            <text:p>26 Bellisimo Drive </text:p>
          </table:table-cell>
          <table:table-cell office:value-type="string">
            <text:p>Angels Estate </text:p>
          </table:table-cell>
          <table:table-cell office:value-type="string">
            <text:p>St Catherine</text:p>
          </table:table-cell>
          <table:table-cell office:value-type="string">
            <text:p>60264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1">
            <text:p>1281</text:p>
          </table:table-cell>
          <table:table-cell office:value-type="string">
            <text:p>PUSEY-MURRAY </text:p>
          </table:table-cell>
          <table:table-cell office:value-type="string">
            <text:p>Andrea Elizabeth </text:p>
          </table:table-cell>
          <table:table-cell office:value-type="string">
            <text:p>Lot 131 Hesmington Parkway </text:p>
          </table:table-cell>
          <table:table-cell office:value-type="string">
            <text:p>Avon Park </text:p>
          </table:table-cell>
          <table:table-cell office:value-type="string">
            <text:p>St Catherine</text:p>
          </table:table-cell>
          <table:table-cell office:value-type="string">
            <text:p>998-5578/990-255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2">
            <text:p>1282</text:p>
          </table:table-cell>
          <table:table-cell office:value-type="string">
            <text:p>RADCLIFFE </text:p>
          </table:table-cell>
          <table:table-cell office:value-type="string">
            <text:p>Lenworth </text:p>
          </table:table-cell>
          <table:table-cell office:value-type="string">
            <text:p>7 Brunswick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0154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3">
            <text:p>1283</text:p>
          </table:table-cell>
          <table:table-cell office:value-type="string">
            <text:p>RAMBALLIE </text:p>
          </table:table-cell>
          <table:table-cell office:value-type="string">
            <text:p>Ramrattan </text:p>
          </table:table-cell>
          <table:table-cell office:value-type="string">
            <text:p>Lakes Pe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810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4">
            <text:p>1284</text:p>
          </table:table-cell>
          <table:table-cell office:value-type="string">
            <text:p>RAMDATH </text:p>
          </table:table-cell>
          <table:table-cell office:value-type="string">
            <text:p>Ralph </text:p>
          </table:table-cell>
          <table:table-cell office:value-type="string">
            <text:p>Lot 12 St. Jago Heigh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85">
            <text:p>1285</text:p>
          </table:table-cell>
          <table:table-cell office:value-type="string">
            <text:p>RAMSARAN </text:p>
          </table:table-cell>
          <table:table-cell office:value-type="string">
            <text:p>O'Neil </text:p>
          </table:table-cell>
          <table:table-cell office:value-type="string">
            <text:p>315 Poinciana Driv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86">
            <text:p>1286</text:p>
          </table:table-cell>
          <table:table-cell office:value-type="string">
            <text:p>RAMSAY </text:p>
          </table:table-cell>
          <table:table-cell office:value-type="string">
            <text:p>Gillett </text:p>
          </table:table-cell>
          <table:table-cell office:value-type="string">
            <text:p>Lot 565 Braeton </text:p>
          </table:table-cell>
          <table:table-cell office:value-type="string">
            <text:p>4th Trout Way </text:p>
          </table:table-cell>
          <table:table-cell office:value-type="string">
            <text:p>St Catherine</text:p>
          </table:table-cell>
          <table:table-cell office:value-type="string">
            <text:p>998058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7">
            <text:p>1287</text:p>
          </table:table-cell>
          <table:table-cell office:value-type="string">
            <text:p>RAMSAY </text:p>
          </table:table-cell>
          <table:table-cell office:value-type="string">
            <text:p>Emeta </text:p>
          </table:table-cell>
          <table:table-cell office:value-type="string">
            <text:p>1 Halls Plac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4-245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88">
            <text:p>1288</text:p>
          </table:table-cell>
          <table:table-cell office:value-type="string">
            <text:p>RANDAL </text:p>
          </table:table-cell>
          <table:table-cell office:value-type="string">
            <text:p>Donnah Marie </text:p>
          </table:table-cell>
          <table:table-cell office:value-type="string">
            <text:p>****** </text:p>
          </table:table-cell>
          <table:table-cell office:value-type="string">
            <text:p>****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89">
            <text:p>1289</text:p>
          </table:table-cell>
          <table:table-cell office:value-type="string">
            <text:p>RANDALL </text:p>
          </table:table-cell>
          <table:table-cell office:value-type="string">
            <text:p>Donnah </text:p>
          </table:table-cell>
          <table:table-cell office:value-type="string">
            <text:p>7 Brunswick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90">
            <text:p>1290</text:p>
          </table:table-cell>
          <table:table-cell office:value-type="string">
            <text:p>RANDALL </text:p>
          </table:table-cell>
          <table:table-cell office:value-type="string">
            <text:p>Donnah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91">
            <text:p>1291</text:p>
          </table:table-cell>
          <table:table-cell office:value-type="string">
            <text:p>RATTRAY </text:p>
          </table:table-cell>
          <table:table-cell office:value-type="string">
            <text:p>Jacinth Andrea </text:p>
          </table:table-cell>
          <table:table-cell office:value-type="string">
            <text:p>171 Fairfield Avenue </text:p>
          </table:table-cell>
          <table:table-cell office:value-type="string">
            <text:p>Fairview Park </text:p>
          </table:table-cell>
          <table:table-cell office:value-type="string">
            <text:p>St Catherine</text:p>
          </table:table-cell>
          <table:table-cell office:value-type="string">
            <text:p>981-5578/485-811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2">
            <text:p>12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t 213, 3 North Greater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93">
            <text:p>1293</text:p>
          </table:table-cell>
          <table:table-cell office:value-type="string">
            <text:p>RAYMOND </text:p>
          </table:table-cell>
          <table:table-cell office:value-type="string">
            <text:p>Lincoln </text:p>
          </table:table-cell>
          <table:table-cell office:value-type="string">
            <text:p>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18388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4">
            <text:p>1294</text:p>
          </table:table-cell>
          <table:table-cell office:value-type="string">
            <text:p>RAYMOND </text:p>
          </table:table-cell>
          <table:table-cell office:value-type="string">
            <text:p>Boswell </text:p>
          </table:table-cell>
          <table:table-cell office:value-type="string">
            <text:p>23 Lejune Avenue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432109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5">
            <text:p>1295</text:p>
          </table:table-cell>
          <table:table-cell office:value-type="string">
            <text:p>REDWAY </text:p>
          </table:table-cell>
          <table:table-cell office:value-type="string">
            <text:p>Anya </text:p>
          </table:table-cell>
          <table:table-cell office:value-type="string">
            <text:p>155 Canal Drive </text:p>
          </table:table-cell>
          <table:table-cell office:value-type="string">
            <text:p>Block F Garveymead </text:p>
          </table:table-cell>
          <table:table-cell office:value-type="string">
            <text:p>St Catherine</text:p>
          </table:table-cell>
          <table:table-cell office:value-type="string">
            <text:p>509671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6">
            <text:p>1296</text:p>
          </table:table-cell>
          <table:table-cell office:value-type="string">
            <text:p>REID </text:p>
          </table:table-cell>
          <table:table-cell office:value-type="string">
            <text:p>Carlington </text:p>
          </table:table-cell>
          <table:table-cell office:value-type="string">
            <text:p>132 Port Way </text:p>
          </table:table-cell>
          <table:table-cell office:value-type="string">
            <text:p>Cumberland Meadows </text:p>
          </table:table-cell>
          <table:table-cell office:value-type="string">
            <text:p>St Catherine</text:p>
          </table:table-cell>
          <table:table-cell office:value-type="string">
            <text:p>35982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7">
            <text:p>1297</text:p>
          </table:table-cell>
          <table:table-cell office:value-type="string">
            <text:p>REID </text:p>
          </table:table-cell>
          <table:table-cell office:value-type="string">
            <text:p>David </text:p>
          </table:table-cell>
          <table:table-cell office:value-type="string">
            <text:p>Lot 425 4 We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8497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298">
            <text:p>1298</text:p>
          </table:table-cell>
          <table:table-cell office:value-type="string">
            <text:p>REID </text:p>
          </table:table-cell>
          <table:table-cell office:value-type="string">
            <text:p>Murdel </text:p>
          </table:table-cell>
          <table:table-cell office:value-type="string">
            <text:p>29 Fulmer Avenu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299">
            <text:p>1299</text:p>
          </table:table-cell>
          <table:table-cell office:value-type="string">
            <text:p>REID </text:p>
          </table:table-cell>
          <table:table-cell office:value-type="string">
            <text:p>St. Elmo Roy M. </text:p>
          </table:table-cell>
          <table:table-cell office:value-type="string">
            <text:p>29 Fulmer Avenue </text:p>
          </table:table-cell>
          <table:table-cell office:value-type="string">
            <text:p>Ensom City, Box 136 </text:p>
          </table:table-cell>
          <table:table-cell office:value-type="string">
            <text:p>St Catherine</text:p>
          </table:table-cell>
          <table:table-cell office:value-type="string">
            <text:p>984-246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0">
            <text:p>1300</text:p>
          </table:table-cell>
          <table:table-cell office:value-type="string">
            <text:p>REID </text:p>
          </table:table-cell>
          <table:table-cell office:value-type="string">
            <text:p>Raymond Roy </text:p>
          </table:table-cell>
          <table:table-cell office:value-type="string">
            <text:p>Rose Hall </text:p>
          </table:table-cell>
          <table:table-cell office:value-type="string">
            <text:p>Linstead P.O </text:p>
          </table:table-cell>
          <table:table-cell office:value-type="string">
            <text:p>St Catherine</text:p>
          </table:table-cell>
          <table:table-cell office:value-type="string">
            <text:p>8611284/426-69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1">
            <text:p>1301</text:p>
          </table:table-cell>
          <table:table-cell office:value-type="string">
            <text:p>REID </text:p>
          </table:table-cell>
          <table:table-cell office:value-type="string">
            <text:p>Donovan </text:p>
          </table:table-cell>
          <table:table-cell office:value-type="string">
            <text:p>Top Jackson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4374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2">
            <text:p>1302</text:p>
          </table:table-cell>
          <table:table-cell office:value-type="string">
            <text:p>REYNOLDS </text:p>
          </table:table-cell>
          <table:table-cell office:value-type="string">
            <text:p>Craig Constantine </text:p>
          </table:table-cell>
          <table:table-cell office:value-type="string">
            <text:p>Lot 176, 8 Root Avenue </text:p>
          </table:table-cell>
          <table:table-cell office:value-type="string">
            <text:p>Jacaranda Homes </text:p>
          </table:table-cell>
          <table:table-cell office:value-type="string">
            <text:p>St Catherine</text:p>
          </table:table-cell>
          <table:table-cell office:value-type="string">
            <text:p>783-3594/920-4220-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3">
            <text:p>1303</text:p>
          </table:table-cell>
          <table:table-cell office:value-type="string">
            <text:p>RHULE </text:p>
          </table:table-cell>
          <table:table-cell office:value-type="string">
            <text:p>Elkanah </text:p>
          </table:table-cell>
          <table:table-cell office:value-type="string">
            <text:p>Lot 1038 St. Theresa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301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4">
            <text:p>1304</text:p>
          </table:table-cell>
          <table:table-cell office:value-type="string">
            <text:p>RICHARDS </text:p>
          </table:table-cell>
          <table:table-cell office:value-type="string">
            <text:p>Bernard </text:p>
          </table:table-cell>
          <table:table-cell office:value-type="string">
            <text:p>14 Summit Avenue </text:p>
          </table:table-cell>
          <table:table-cell office:value-type="string">
            <text:p>Claremont Height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05">
            <text:p>1305</text:p>
          </table:table-cell>
          <table:table-cell office:value-type="string">
            <text:p>RICHARDS </text:p>
          </table:table-cell>
          <table:table-cell office:value-type="string">
            <text:p>Dorothy </text:p>
          </table:table-cell>
          <table:table-cell office:value-type="string">
            <text:p/>
          </table:table-cell>
          <table:table-cell office:value-type="string">
            <text:p>Harkers Ha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06">
            <text:p>1306</text:p>
          </table:table-cell>
          <table:table-cell office:value-type="string">
            <text:p>RICHARDS </text:p>
          </table:table-cell>
          <table:table-cell office:value-type="string">
            <text:p>Rodney </text:p>
          </table:table-cell>
          <table:table-cell office:value-type="string">
            <text:p>Lot 1 Mickleton Meadow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303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7">
            <text:p>1307</text:p>
          </table:table-cell>
          <table:table-cell office:value-type="string">
            <text:p>RICHARDS </text:p>
          </table:table-cell>
          <table:table-cell office:value-type="string">
            <text:p>Kevin Omar </text:p>
          </table:table-cell>
          <table:table-cell office:value-type="string">
            <text:p>93 Enfield Ave </text:p>
          </table:table-cell>
          <table:table-cell office:value-type="string">
            <text:p>Bridgeport P.O </text:p>
          </table:table-cell>
          <table:table-cell office:value-type="string">
            <text:p>St Catherine</text:p>
          </table:table-cell>
          <table:table-cell office:value-type="string">
            <text:p>864-44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8">
            <text:p>1308</text:p>
          </table:table-cell>
          <table:table-cell office:value-type="string">
            <text:p>RICHARDS </text:p>
          </table:table-cell>
          <table:table-cell office:value-type="string">
            <text:p>Terrence Keith </text:p>
          </table:table-cell>
          <table:table-cell office:value-type="string">
            <text:p>5 Cedar Place </text:p>
          </table:table-cell>
          <table:table-cell office:value-type="string">
            <text:p>Ebaonyvale </text:p>
          </table:table-cell>
          <table:table-cell office:value-type="string">
            <text:p>St Catherine</text:p>
          </table:table-cell>
          <table:table-cell office:value-type="string">
            <text:p>981-1130/869-6444/930-03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09">
            <text:p>1309</text:p>
          </table:table-cell>
          <table:table-cell office:value-type="string">
            <text:p>RICHARDS </text:p>
          </table:table-cell>
          <table:table-cell office:value-type="string">
            <text:p>Stacy-Ann </text:p>
          </table:table-cell>
          <table:table-cell office:value-type="string">
            <text:p>Rockland Drive </text:p>
          </table:table-cell>
          <table:table-cell office:value-type="string">
            <text:p>Windsor Heights </text:p>
          </table:table-cell>
          <table:table-cell office:value-type="string">
            <text:p>St Catherine</text:p>
          </table:table-cell>
          <table:table-cell office:value-type="string">
            <text:p>35495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0">
            <text:p>1310</text:p>
          </table:table-cell>
          <table:table-cell office:value-type="string">
            <text:p>RILEY </text:p>
          </table:table-cell>
          <table:table-cell office:value-type="string">
            <text:p>Rodney Reagan </text:p>
          </table:table-cell>
          <table:table-cell office:value-type="string">
            <text:p>30 Kennedy Driv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820-12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1">
            <text:p>1311</text:p>
          </table:table-cell>
          <table:table-cell office:value-type="string">
            <text:p>RILEY </text:p>
          </table:table-cell>
          <table:table-cell office:value-type="string">
            <text:p>Andre </text:p>
          </table:table-cell>
          <table:table-cell office:value-type="string">
            <text:p>Lot #176, 8 Root Avenue </text:p>
          </table:table-cell>
          <table:table-cell office:value-type="string">
            <text:p>Jacaranda Homes </text:p>
          </table:table-cell>
          <table:table-cell office:value-type="string">
            <text:p>St Catherine</text:p>
          </table:table-cell>
          <table:table-cell office:value-type="string">
            <text:p>85896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2">
            <text:p>1312</text:p>
          </table:table-cell>
          <table:table-cell office:value-type="string">
            <text:p>RILEY </text:p>
          </table:table-cell>
          <table:table-cell office:value-type="string">
            <text:p>Andre </text:p>
          </table:table-cell>
          <table:table-cell office:value-type="string">
            <text:p>316 Dela Vega Cit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896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3">
            <text:p>1313</text:p>
          </table:table-cell>
          <table:table-cell office:value-type="string">
            <text:p>ROBERTS </text:p>
          </table:table-cell>
          <table:table-cell office:value-type="string">
            <text:p>Howard </text:p>
          </table:table-cell>
          <table:table-cell office:value-type="string">
            <text:p/>
          </table:table-cell>
          <table:table-cell office:value-type="string">
            <text:p>Jericho District </text:p>
          </table:table-cell>
          <table:table-cell office:value-type="string">
            <text:p>St Catherine</text:p>
          </table:table-cell>
          <table:table-cell office:value-type="string">
            <text:p>98523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4">
            <text:p>1314</text:p>
          </table:table-cell>
          <table:table-cell office:value-type="string">
            <text:p>ROBERTS </text:p>
          </table:table-cell>
          <table:table-cell office:value-type="string">
            <text:p>Earl </text:p>
          </table:table-cell>
          <table:table-cell office:value-type="string">
            <text:p>391 Thread Way Court </text:p>
          </table:table-cell>
          <table:table-cell office:value-type="string">
            <text:p>Westchester </text:p>
          </table:table-cell>
          <table:table-cell office:value-type="string">
            <text:p>St Catherine</text:p>
          </table:table-cell>
          <table:table-cell office:value-type="string">
            <text:p>98858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5">
            <text:p>1315</text:p>
          </table:table-cell>
          <table:table-cell office:value-type="string">
            <text:p>ROBERTS </text:p>
          </table:table-cell>
          <table:table-cell office:value-type="string">
            <text:p>Amy </text:p>
          </table:table-cell>
          <table:table-cell office:value-type="string">
            <text:p>268 Meade Drive </text:p>
          </table:table-cell>
          <table:table-cell office:value-type="string">
            <text:p>Westmeade </text:p>
          </table:table-cell>
          <table:table-cell office:value-type="string">
            <text:p>St Catherine</text:p>
          </table:table-cell>
          <table:table-cell office:value-type="string">
            <text:p>988342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6">
            <text:p>1316</text:p>
          </table:table-cell>
          <table:table-cell office:value-type="string">
            <text:p>ROBERTS </text:p>
          </table:table-cell>
          <table:table-cell office:value-type="string">
            <text:p>Pamella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ROBERTS </text:p>
          </table:table-cell>
          <table:table-cell office:value-type="string">
            <text:p>Telbert </text:p>
          </table:table-cell>
          <table:table-cell office:value-type="string">
            <text:p>41 Grove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33350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8">
            <text:p>1318</text:p>
          </table:table-cell>
          <table:table-cell office:value-type="string">
            <text:p>ROBERTS </text:p>
          </table:table-cell>
          <table:table-cell office:value-type="string">
            <text:p>Clover </text:p>
          </table:table-cell>
          <table:table-cell office:value-type="string">
            <text:p>3742 Chantilly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3009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19">
            <text:p>1319</text:p>
          </table:table-cell>
          <table:table-cell office:value-type="string">
            <text:p>ROBINSON </text:p>
          </table:table-cell>
          <table:table-cell office:value-type="string">
            <text:p>Gloria </text:p>
          </table:table-cell>
          <table:table-cell office:value-type="string">
            <text:p>75 East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20">
            <text:p>1320</text:p>
          </table:table-cell>
          <table:table-cell office:value-type="string">
            <text:p>ROBINSON </text:p>
          </table:table-cell>
          <table:table-cell office:value-type="string">
            <text:p>Ruel </text:p>
          </table:table-cell>
          <table:table-cell office:value-type="string">
            <text:p>22 Dalley Avenu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>903015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1">
            <text:p>1321</text:p>
          </table:table-cell>
          <table:table-cell office:value-type="string">
            <text:p>ROBINSON </text:p>
          </table:table-cell>
          <table:table-cell office:value-type="string">
            <text:p>Everton </text:p>
          </table:table-cell>
          <table:table-cell office:value-type="string">
            <text:p>3 Bari Drive </text:p>
          </table:table-cell>
          <table:table-cell office:value-type="string">
            <text:p>Angels Estate 2 </text:p>
          </table:table-cell>
          <table:table-cell office:value-type="string">
            <text:p>St Catherine</text:p>
          </table:table-cell>
          <table:table-cell office:value-type="string">
            <text:p>819918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2">
            <text:p>1322</text:p>
          </table:table-cell>
          <table:table-cell office:value-type="string">
            <text:p>ROBINSON </text:p>
          </table:table-cell>
          <table:table-cell office:value-type="string">
            <text:p>Clive George </text:p>
          </table:table-cell>
          <table:table-cell office:value-type="string">
            <text:p>807 Daytona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297-8390/878-471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3">
            <text:p>1323</text:p>
          </table:table-cell>
          <table:table-cell office:value-type="string">
            <text:p>ROBINSON </text:p>
          </table:table-cell>
          <table:table-cell office:value-type="string">
            <text:p>Shakeera Ana-Licia </text:p>
          </table:table-cell>
          <table:table-cell office:value-type="string">
            <text:p>Lot 398 NW 28th Way </text:p>
          </table:table-cell>
          <table:table-cell office:value-type="string">
            <text:p>Daytona </text:p>
          </table:table-cell>
          <table:table-cell office:value-type="string">
            <text:p>St Catherine</text:p>
          </table:table-cell>
          <table:table-cell office:value-type="string">
            <text:p>817-8580/665-210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4">
            <text:p>13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t 49 Friendship Housing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25">
            <text:p>1325</text:p>
          </table:table-cell>
          <table:table-cell office:value-type="string">
            <text:p>ROBINSON </text:p>
          </table:table-cell>
          <table:table-cell office:value-type="string">
            <text:p>Devon </text:p>
          </table:table-cell>
          <table:table-cell office:value-type="string">
            <text:p>Schem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8786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6">
            <text:p>1326</text:p>
          </table:table-cell>
          <table:table-cell office:value-type="string">
            <text:p>ROBINSON </text:p>
          </table:table-cell>
          <table:table-cell office:value-type="string">
            <text:p>Ann-Marie </text:p>
          </table:table-cell>
          <table:table-cell office:value-type="string">
            <text:p>Commod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63196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7">
            <text:p>1327</text:p>
          </table:table-cell>
          <table:table-cell office:value-type="string">
            <text:p>ROBINSON </text:p>
          </table:table-cell>
          <table:table-cell office:value-type="string">
            <text:p>Garfield </text:p>
          </table:table-cell>
          <table:table-cell office:value-type="string">
            <text:p>530 Monza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9553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8">
            <text:p>1328</text:p>
          </table:table-cell>
          <table:table-cell office:value-type="string">
            <text:p>ROBINSON </text:p>
          </table:table-cell>
          <table:table-cell office:value-type="string">
            <text:p>Anthony </text:p>
          </table:table-cell>
          <table:table-cell office:value-type="string">
            <text:p>505, 17th Avenue </text:p>
          </table:table-cell>
          <table:table-cell office:value-type="string">
            <text:p>West Cumberland </text:p>
          </table:table-cell>
          <table:table-cell office:value-type="string">
            <text:p>St Catherine</text:p>
          </table:table-cell>
          <table:table-cell office:value-type="string">
            <text:p>34673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29">
            <text:p>1329</text:p>
          </table:table-cell>
          <table:table-cell office:value-type="string">
            <text:p>ROBINSON-BLACK </text:p>
          </table:table-cell>
          <table:table-cell office:value-type="string">
            <text:p>Lisa </text:p>
          </table:table-cell>
          <table:table-cell office:value-type="string">
            <text:p>75 East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0">
            <text:p>1330</text:p>
          </table:table-cell>
          <table:table-cell office:value-type="string">
            <text:p>ROBINSON-PORTER </text:p>
          </table:table-cell>
          <table:table-cell office:value-type="string">
            <text:p>Rose-Marie </text:p>
          </table:table-cell>
          <table:table-cell office:value-type="string">
            <text:p>Stanbury Gro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6199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31">
            <text:p>1331</text:p>
          </table:table-cell>
          <table:table-cell office:value-type="string">
            <text:p>ROBOTHAM </text:p>
          </table:table-cell>
          <table:table-cell office:value-type="string">
            <text:p>Percy </text:p>
          </table:table-cell>
          <table:table-cell office:value-type="string">
            <text:p>6 Nugent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230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32">
            <text:p>1332</text:p>
          </table:table-cell>
          <table:table-cell office:value-type="string">
            <text:p>ROBOTHAM </text:p>
          </table:table-cell>
          <table:table-cell office:value-type="string">
            <text:p>Dennis </text:p>
          </table:table-cell>
          <table:table-cell office:value-type="string">
            <text:p>8 Cumberland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3">
            <text:p>1333</text:p>
          </table:table-cell>
          <table:table-cell office:value-type="string">
            <text:p>ROBOTHAM </text:p>
          </table:table-cell>
          <table:table-cell office:value-type="string">
            <text:p>Wilbert </text:p>
          </table:table-cell>
          <table:table-cell office:value-type="string">
            <text:p>Lot 45 Twickenham Avenu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4">
            <text:p>1334</text:p>
          </table:table-cell>
          <table:table-cell office:value-type="string">
            <text:p>RODNEY </text:p>
          </table:table-cell>
          <table:table-cell office:value-type="string">
            <text:p>Norva </text:p>
          </table:table-cell>
          <table:table-cell office:value-type="string">
            <text:p/>
          </table:table-cell>
          <table:table-cell office:value-type="string">
            <text:p>Kitson Town Baptist Manse </text:p>
          </table:table-cell>
          <table:table-cell office:value-type="string">
            <text:p>St Catherine</text:p>
          </table:table-cell>
          <table:table-cell office:value-type="string">
            <text:p>98198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35">
            <text:p>1335</text:p>
          </table:table-cell>
          <table:table-cell office:value-type="string">
            <text:p>RODNEY </text:p>
          </table:table-cell>
          <table:table-cell office:value-type="string">
            <text:p>Basil Christopher </text:p>
          </table:table-cell>
          <table:table-cell office:value-type="string">
            <text:p>Lot 28 Deeside Meadows </text:p>
          </table:table-cell>
          <table:table-cell office:value-type="string">
            <text:p>Bog Walk </text:p>
          </table:table-cell>
          <table:table-cell office:value-type="string">
            <text:p>St Catherine</text:p>
          </table:table-cell>
          <table:table-cell office:value-type="string">
            <text:p>381-9240/806-87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36">
            <text:p>1336</text:p>
          </table:table-cell>
          <table:table-cell office:value-type="string">
            <text:p>ROMAN </text:p>
          </table:table-cell>
          <table:table-cell office:value-type="string">
            <text:p>Sydney </text:p>
          </table:table-cell>
          <table:table-cell office:value-type="string">
            <text:p>Woodland Cross </text:p>
          </table:table-cell>
          <table:table-cell office:value-type="string">
            <text:p>Bernard Lodg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7">
            <text:p>1337</text:p>
          </table:table-cell>
          <table:table-cell office:value-type="string">
            <text:p>ROSE </text:p>
          </table:table-cell>
          <table:table-cell office:value-type="string">
            <text:p>Christopher St. Vincent </text:p>
          </table:table-cell>
          <table:table-cell office:value-type="string">
            <text:p>Lot 566 2 North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613-1144/368-3116/972-50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38">
            <text:p>1338</text:p>
          </table:table-cell>
          <table:table-cell office:value-type="string">
            <text:p>ROSE </text:p>
          </table:table-cell>
          <table:table-cell office:value-type="string">
            <text:p>Carol </text:p>
          </table:table-cell>
          <table:table-cell office:value-type="string">
            <text:p/>
          </table:table-cell>
          <table:table-cell office:value-type="string">
            <text:p>Giblator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39">
            <text:p>1339</text:p>
          </table:table-cell>
          <table:table-cell office:value-type="string">
            <text:p>ROWE </text:p>
          </table:table-cell>
          <table:table-cell office:value-type="string">
            <text:p>Clive </text:p>
          </table:table-cell>
          <table:table-cell office:value-type="string">
            <text:p>13 Loraine Avenu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98138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0">
            <text:p>1340</text:p>
          </table:table-cell>
          <table:table-cell office:value-type="string">
            <text:p>ROWE </text:p>
          </table:table-cell>
          <table:table-cell office:value-type="string">
            <text:p>Donna-Marie Alethea </text:p>
          </table:table-cell>
          <table:table-cell office:value-type="string">
            <text:p>209 Leslie Driv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826-2861/580-4438/926-14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1">
            <text:p>1341</text:p>
          </table:table-cell>
          <table:table-cell office:value-type="string">
            <text:p>ROWE </text:p>
          </table:table-cell>
          <table:table-cell office:value-type="string">
            <text:p>Lamar </text:p>
          </table:table-cell>
          <table:table-cell office:value-type="string">
            <text:p>2261 Kent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2661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2">
            <text:p>1342</text:p>
          </table:table-cell>
          <table:table-cell office:value-type="string">
            <text:p>ROWE-BLIDGEN </text:p>
          </table:table-cell>
          <table:table-cell office:value-type="string">
            <text:p>Susan Rosemarie </text:p>
          </table:table-cell>
          <table:table-cell office:value-type="string">
            <text:p>Lot 204, 25th Place, 1 North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630-7500/849-525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3">
            <text:p>1343</text:p>
          </table:table-cell>
          <table:table-cell office:value-type="string">
            <text:p>ROWE-FENDER </text:p>
          </table:table-cell>
          <table:table-cell office:value-type="string">
            <text:p>Yolande </text:p>
          </table:table-cell>
          <table:table-cell office:value-type="string">
            <text:p>Lot 337 Oakwood Boulevard </text:p>
          </table:table-cell>
          <table:table-cell office:value-type="string">
            <text:p>Bridgeview </text:p>
          </table:table-cell>
          <table:table-cell office:value-type="string">
            <text:p>St Catherine</text:p>
          </table:table-cell>
          <table:table-cell office:value-type="string">
            <text:p>41878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4">
            <text:p>1344</text:p>
          </table:table-cell>
          <table:table-cell office:value-type="string">
            <text:p>ROYES-HENRY </text:p>
          </table:table-cell>
          <table:table-cell office:value-type="string">
            <text:p>Mary </text:p>
          </table:table-cell>
          <table:table-cell office:value-type="string">
            <text:p>17 Aster Drive </text:p>
          </table:table-cell>
          <table:table-cell office:value-type="string">
            <text:p>Hamilton Gardens </text:p>
          </table:table-cell>
          <table:table-cell office:value-type="string">
            <text:p>St Catherine</text:p>
          </table:table-cell>
          <table:table-cell office:value-type="string">
            <text:p>99813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5">
            <text:p>1345</text:p>
          </table:table-cell>
          <table:table-cell office:value-type="string">
            <text:p>RUDDOCK-DAVIS </text:p>
          </table:table-cell>
          <table:table-cell office:value-type="string">
            <text:p>Marvine Joycelyn </text:p>
          </table:table-cell>
          <table:table-cell office:value-type="string">
            <text:p>Lot 46 Marys Field Estate </text:p>
          </table:table-cell>
          <table:table-cell office:value-type="string">
            <text:p>Kitson Town </text:p>
          </table:table-cell>
          <table:table-cell office:value-type="string">
            <text:p>St Catherine</text:p>
          </table:table-cell>
          <table:table-cell office:value-type="string">
            <text:p>366-7604/906-655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6">
            <text:p>1346</text:p>
          </table:table-cell>
          <table:table-cell office:value-type="string">
            <text:p>RUSSELL </text:p>
          </table:table-cell>
          <table:table-cell office:value-type="string">
            <text:p>Lascelles </text:p>
          </table:table-cell>
          <table:table-cell office:value-type="string">
            <text:p>25 Windso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47">
            <text:p>1347</text:p>
          </table:table-cell>
          <table:table-cell office:value-type="string">
            <text:p>RYAN </text:p>
          </table:table-cell>
          <table:table-cell office:value-type="string">
            <text:p>Roy </text:p>
          </table:table-cell>
          <table:table-cell office:value-type="string">
            <text:p>Lot 452 Claremont Height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045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8">
            <text:p>1348</text:p>
          </table:table-cell>
          <table:table-cell office:value-type="string">
            <text:p>SADDLER </text:p>
          </table:table-cell>
          <table:table-cell office:value-type="string">
            <text:p>Basil </text:p>
          </table:table-cell>
          <table:table-cell office:value-type="string">
            <text:p>54 Elsala Close </text:p>
          </table:table-cell>
          <table:table-cell office:value-type="string">
            <text:p>Cedar Grove </text:p>
          </table:table-cell>
          <table:table-cell office:value-type="string">
            <text:p>St Catherine</text:p>
          </table:table-cell>
          <table:table-cell office:value-type="string">
            <text:p>99700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49">
            <text:p>1349</text:p>
          </table:table-cell>
          <table:table-cell office:value-type="string">
            <text:p>SADDLER-REYNOLDS </text:p>
          </table:table-cell>
          <table:table-cell office:value-type="string">
            <text:p>Cheryl </text:p>
          </table:table-cell>
          <table:table-cell office:value-type="string">
            <text:p>640, 2nd Perch Way </text:p>
          </table:table-cell>
          <table:table-cell office:value-type="string">
            <text:p>Braeton New Town </text:p>
          </table:table-cell>
          <table:table-cell office:value-type="string">
            <text:p>St Catherine</text:p>
          </table:table-cell>
          <table:table-cell office:value-type="string">
            <text:p>99831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0">
            <text:p>1350</text:p>
          </table:table-cell>
          <table:table-cell office:value-type="string">
            <text:p>SALMON </text:p>
          </table:table-cell>
          <table:table-cell office:value-type="string">
            <text:p>Karen Anita </text:p>
          </table:table-cell>
          <table:table-cell office:value-type="string">
            <text:p>2E Lot 905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9-488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1">
            <text:p>1351</text:p>
          </table:table-cell>
          <table:table-cell office:value-type="string">
            <text:p>SAMUELS </text:p>
          </table:table-cell>
          <table:table-cell office:value-type="string">
            <text:p>Leonie Ann-Marie </text:p>
          </table:table-cell>
          <table:table-cell office:value-type="string">
            <text:p>Lot 1029 2 Ea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340-15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2">
            <text:p>1352</text:p>
          </table:table-cell>
          <table:table-cell office:value-type="string">
            <text:p>SAMUELS </text:p>
          </table:table-cell>
          <table:table-cell office:value-type="string">
            <text:p>Noel </text:p>
          </table:table-cell>
          <table:table-cell office:value-type="string">
            <text:p>3 Central Road </text:p>
          </table:table-cell>
          <table:table-cell office:value-type="string">
            <text:p>Central Village P. A. </text:p>
          </table:table-cell>
          <table:table-cell office:value-type="string">
            <text:p>St Catherine</text:p>
          </table:table-cell>
          <table:table-cell office:value-type="string">
            <text:p>876-392-23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3">
            <text:p>1353</text:p>
          </table:table-cell>
          <table:table-cell office:value-type="string">
            <text:p>SAMUELS </text:p>
          </table:table-cell>
          <table:table-cell office:value-type="string">
            <text:p>Michael Anthony </text:p>
          </table:table-cell>
          <table:table-cell office:value-type="string">
            <text:p>Lot 118 Lucea Avenue </text:p>
          </table:table-cell>
          <table:table-cell office:value-type="string">
            <text:p>Mount View Estate, Spanish Town</text:p>
          </table:table-cell>
          <table:table-cell office:value-type="string">
            <text:p>St Catherine</text:p>
          </table:table-cell>
          <table:table-cell office:value-type="string">
            <text:p>876-377-5782/784-76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4">
            <text:p>1354</text:p>
          </table:table-cell>
          <table:table-cell office:value-type="string">
            <text:p>SAMUELS-LEE </text:p>
          </table:table-cell>
          <table:table-cell office:value-type="string">
            <text:p>Nova-Dean </text:p>
          </table:table-cell>
          <table:table-cell office:value-type="string">
            <text:p>Lot 2 Waterloo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30149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5">
            <text:p>1355</text:p>
          </table:table-cell>
          <table:table-cell office:value-type="string">
            <text:p>SANDERSON </text:p>
          </table:table-cell>
          <table:table-cell office:value-type="string">
            <text:p>Clover </text:p>
          </table:table-cell>
          <table:table-cell office:value-type="string">
            <text:p>8 Tachyon Avenue </text:p>
          </table:table-cell>
          <table:table-cell office:value-type="string">
            <text:p>Surrey Meadow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56">
            <text:p>1356</text:p>
          </table:table-cell>
          <table:table-cell office:value-type="string">
            <text:p>SANGSTER </text:p>
          </table:table-cell>
          <table:table-cell office:value-type="string">
            <text:p>Winston </text:p>
          </table:table-cell>
          <table:table-cell office:value-type="string">
            <text:p>21A Old Harbour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128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7">
            <text:p>1357</text:p>
          </table:table-cell>
          <table:table-cell office:value-type="string">
            <text:p>SARDISON </text:p>
          </table:table-cell>
          <table:table-cell office:value-type="string">
            <text:p>Robert </text:p>
          </table:table-cell>
          <table:table-cell office:value-type="string">
            <text:p>114 Kirby Clos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49600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8">
            <text:p>1358</text:p>
          </table:table-cell>
          <table:table-cell office:value-type="string">
            <text:p>SAUNDERS </text:p>
          </table:table-cell>
          <table:table-cell office:value-type="string">
            <text:p>Stewart E. St. L. </text:p>
          </table:table-cell>
          <table:table-cell office:value-type="string">
            <text:p>MOQ #7 Alexander Road </text:p>
          </table:table-cell>
          <table:table-cell office:value-type="string">
            <text:p>Up Park Camp </text:p>
          </table:table-cell>
          <table:table-cell office:value-type="string">
            <text:p>St Catherine</text:p>
          </table:table-cell>
          <table:table-cell office:value-type="string">
            <text:p>926-96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59">
            <text:p>1359</text:p>
          </table:table-cell>
          <table:table-cell office:value-type="string">
            <text:p>SAUNDERSON </text:p>
          </table:table-cell>
          <table:table-cell office:value-type="string">
            <text:p>Wayne Verity </text:p>
          </table:table-cell>
          <table:table-cell office:value-type="string">
            <text:p>9 Rose Places </text:p>
          </table:table-cell>
          <table:table-cell office:value-type="string">
            <text:p>Ebony Vale </text:p>
          </table:table-cell>
          <table:table-cell office:value-type="string">
            <text:p>St Catherine</text:p>
          </table:table-cell>
          <table:table-cell office:value-type="string">
            <text:p>748-2629/835-3302/922-272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0">
            <text:p>1360</text:p>
          </table:table-cell>
          <table:table-cell office:value-type="string">
            <text:p>SAYERS </text:p>
          </table:table-cell>
          <table:table-cell office:value-type="string">
            <text:p>John </text:p>
          </table:table-cell>
          <table:table-cell office:value-type="string">
            <text:p>4 Highfield Close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984422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1">
            <text:p>1361</text:p>
          </table:table-cell>
          <table:table-cell office:value-type="string">
            <text:p>SCHARSCHMIDT </text:p>
          </table:table-cell>
          <table:table-cell office:value-type="string">
            <text:p>Carl </text:p>
          </table:table-cell>
          <table:table-cell office:value-type="string">
            <text:p>390 Winona Driv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27971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2">
            <text:p>1362</text:p>
          </table:table-cell>
          <table:table-cell office:value-type="string">
            <text:p>SCOTT </text:p>
          </table:table-cell>
          <table:table-cell office:value-type="string">
            <text:p>Delroy </text:p>
          </table:table-cell>
          <table:table-cell office:value-type="string">
            <text:p>253 St. Bartholomew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602447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3">
            <text:p>1363</text:p>
          </table:table-cell>
          <table:table-cell office:value-type="string">
            <text:p>SCOTT </text:p>
          </table:table-cell>
          <table:table-cell office:value-type="string">
            <text:p>Ivy </text:p>
          </table:table-cell>
          <table:table-cell office:value-type="string">
            <text:p>4 Canal Crescent </text:p>
          </table:table-cell>
          <table:table-cell office:value-type="string">
            <text:p>Lakemoor Gardens </text:p>
          </table:table-cell>
          <table:table-cell office:value-type="string">
            <text:p>St Catherine</text:p>
          </table:table-cell>
          <table:table-cell office:value-type="string">
            <text:p>98428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4">
            <text:p>1364</text:p>
          </table:table-cell>
          <table:table-cell office:value-type="string">
            <text:p>SCOTT </text:p>
          </table:table-cell>
          <table:table-cell office:value-type="string">
            <text:p>Primrose </text:p>
          </table:table-cell>
          <table:table-cell office:value-type="string">
            <text:p>1403 North Windermere Place 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93910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5">
            <text:p>1365</text:p>
          </table:table-cell>
          <table:table-cell office:value-type="string">
            <text:p>SCOTT </text:p>
          </table:table-cell>
          <table:table-cell office:value-type="string">
            <text:p>Wesley </text:p>
          </table:table-cell>
          <table:table-cell office:value-type="string">
            <text:p/>
          </table:table-cell>
          <table:table-cell office:value-type="string">
            <text:p>Harmony Hill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66">
            <text:p>1366</text:p>
          </table:table-cell>
          <table:table-cell office:value-type="string">
            <text:p>SCOTT </text:p>
          </table:table-cell>
          <table:table-cell office:value-type="string">
            <text:p>Donald </text:p>
          </table:table-cell>
          <table:table-cell office:value-type="string">
            <text:p>Lot 762 Lordship Road </text:p>
          </table:table-cell>
          <table:table-cell office:value-type="string">
            <text:p>White Water Meadows </text:p>
          </table:table-cell>
          <table:table-cell office:value-type="string">
            <text:p>St Catherine</text:p>
          </table:table-cell>
          <table:table-cell office:value-type="string">
            <text:p>481379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7">
            <text:p>1367</text:p>
          </table:table-cell>
          <table:table-cell office:value-type="string">
            <text:p>SCOTT </text:p>
          </table:table-cell>
          <table:table-cell office:value-type="string">
            <text:p>Yvette </text:p>
          </table:table-cell>
          <table:table-cell office:value-type="string">
            <text:p>Lot 770 St. Thomas Close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027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8">
            <text:p>1368</text:p>
          </table:table-cell>
          <table:table-cell office:value-type="string">
            <text:p>SCOTT </text:p>
          </table:table-cell>
          <table:table-cell office:value-type="string">
            <text:p>Dalton Anthony </text:p>
          </table:table-cell>
          <table:table-cell office:value-type="string">
            <text:p>Lot 1403 North Windermere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939-1071/812-4868/560-349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69">
            <text:p>13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c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70">
            <text:p>1370</text:p>
          </table:table-cell>
          <table:table-cell office:value-type="string">
            <text:p>SCOTT-BAIRD </text:p>
          </table:table-cell>
          <table:table-cell office:value-type="string">
            <text:p>Eunice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71">
            <text:p>1371</text:p>
          </table:table-cell>
          <table:table-cell office:value-type="string">
            <text:p>SEALEY </text:p>
          </table:table-cell>
          <table:table-cell office:value-type="string">
            <text:p>Deniese Ava-Lou </text:p>
          </table:table-cell>
          <table:table-cell office:value-type="string">
            <text:p>92 Clinton Place </text:p>
          </table:table-cell>
          <table:table-cell office:value-type="string">
            <text:p>White Water Meadows </text:p>
          </table:table-cell>
          <table:table-cell office:value-type="string">
            <text:p>St Catherine</text:p>
          </table:table-cell>
          <table:table-cell office:value-type="string">
            <text:p>876-810-2080/926-422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2">
            <text:p>1372</text:p>
          </table:table-cell>
          <table:table-cell office:value-type="string">
            <text:p>SEATON </text:p>
          </table:table-cell>
          <table:table-cell office:value-type="string">
            <text:p>Victor Emanuel </text:p>
          </table:table-cell>
          <table:table-cell office:value-type="string">
            <text:p>- </text:p>
          </table:table-cell>
          <table:table-cell office:value-type="string">
            <text:p>Naggo Hea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73">
            <text:p>1373</text:p>
          </table:table-cell>
          <table:table-cell office:value-type="string">
            <text:p>SHAKES </text:p>
          </table:table-cell>
          <table:table-cell office:value-type="string">
            <text:p>Diana </text:p>
          </table:table-cell>
          <table:table-cell office:value-type="string">
            <text:p>544 Fort Totten Drive </text:p>
          </table:table-cell>
          <table:table-cell office:value-type="string">
            <text:p>Garveymeade </text:p>
          </table:table-cell>
          <table:table-cell office:value-type="string">
            <text:p>St Catherine</text:p>
          </table:table-cell>
          <table:table-cell office:value-type="string">
            <text:p>83657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4">
            <text:p>1374</text:p>
          </table:table-cell>
          <table:table-cell office:value-type="string">
            <text:p>SHARPE </text:p>
          </table:table-cell>
          <table:table-cell office:value-type="string">
            <text:p>Andrea Janice Verona </text:p>
          </table:table-cell>
          <table:table-cell office:value-type="string">
            <text:p>1B St John Avenu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810-921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5">
            <text:p>1375</text:p>
          </table:table-cell>
          <table:table-cell office:value-type="string">
            <text:p>SHAW </text:p>
          </table:table-cell>
          <table:table-cell office:value-type="string">
            <text:p>Luke </text:p>
          </table:table-cell>
          <table:table-cell office:value-type="string">
            <text:p>94 Cameron Close </text:p>
          </table:table-cell>
          <table:table-cell office:value-type="string">
            <text:p>Mickleton Meadows </text:p>
          </table:table-cell>
          <table:table-cell office:value-type="string">
            <text:p>St Catherine</text:p>
          </table:table-cell>
          <table:table-cell office:value-type="string">
            <text:p>903214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6">
            <text:p>1376</text:p>
          </table:table-cell>
          <table:table-cell office:value-type="string">
            <text:p>SHAW </text:p>
          </table:table-cell>
          <table:table-cell office:value-type="string">
            <text:p>Ripley </text:p>
          </table:table-cell>
          <table:table-cell office:value-type="string">
            <text:p>213, 3 West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0467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7">
            <text:p>1377</text:p>
          </table:table-cell>
          <table:table-cell office:value-type="string">
            <text:p>SHAW-ATKINS </text:p>
          </table:table-cell>
          <table:table-cell office:value-type="string">
            <text:p>Sharon </text:p>
          </table:table-cell>
          <table:table-cell office:value-type="string">
            <text:p>390 Amberly Close </text:p>
          </table:table-cell>
          <table:table-cell office:value-type="string">
            <text:p>Portsmouth </text:p>
          </table:table-cell>
          <table:table-cell office:value-type="string">
            <text:p>St Catherine</text:p>
          </table:table-cell>
          <table:table-cell office:value-type="string">
            <text:p>807713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8">
            <text:p>1378</text:p>
          </table:table-cell>
          <table:table-cell office:value-type="string">
            <text:p>SHIPPEY </text:p>
          </table:table-cell>
          <table:table-cell office:value-type="string">
            <text:p>Cheryll Ann </text:p>
          </table:table-cell>
          <table:table-cell office:value-type="string">
            <text:p>49 Blue Avenue </text:p>
          </table:table-cell>
          <table:table-cell office:value-type="string">
            <text:p>Angels Grove </text:p>
          </table:table-cell>
          <table:table-cell office:value-type="string">
            <text:p>St Catherine</text:p>
          </table:table-cell>
          <table:table-cell office:value-type="string">
            <text:p>602-5809/469-6249/984-33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79">
            <text:p>1379</text:p>
          </table:table-cell>
          <table:table-cell office:value-type="string">
            <text:p>SIMMS </text:p>
          </table:table-cell>
          <table:table-cell office:value-type="string">
            <text:p>Michael Edwards </text:p>
          </table:table-cell>
          <table:table-cell office:value-type="string">
            <text:p>4 Park Circle West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80">
            <text:p>1380</text:p>
          </table:table-cell>
          <table:table-cell office:value-type="string">
            <text:p>SIMMS </text:p>
          </table:table-cell>
          <table:table-cell office:value-type="string">
            <text:p>Owen Hibbert </text:p>
          </table:table-cell>
          <table:table-cell office:value-type="string">
            <text:p>- </text:p>
          </table:table-cell>
          <table:table-cell office:value-type="string">
            <text:p>Ginger Ridge </text:p>
          </table:table-cell>
          <table:table-cell office:value-type="string">
            <text:p>St Catherine</text:p>
          </table:table-cell>
          <table:table-cell office:value-type="string">
            <text:p>383-28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1">
            <text:p>1381</text:p>
          </table:table-cell>
          <table:table-cell office:value-type="string">
            <text:p>SIMONS </text:p>
          </table:table-cell>
          <table:table-cell office:value-type="string">
            <text:p>Rudyard Dwight </text:p>
          </table:table-cell>
          <table:table-cell office:value-type="string">
            <text:p>Lot 67 Presidential Estate </text:p>
          </table:table-cell>
          <table:table-cell office:value-type="string">
            <text:p>Box 7814 Old Harbour </text:p>
          </table:table-cell>
          <table:table-cell office:value-type="string">
            <text:p>St Catherine</text:p>
          </table:table-cell>
          <table:table-cell office:value-type="string">
            <text:p>876-771-3527/537-81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2">
            <text:p>1382</text:p>
          </table:table-cell>
          <table:table-cell office:value-type="string">
            <text:p>SIMPSON </text:p>
          </table:table-cell>
          <table:table-cell office:value-type="string">
            <text:p>Elaine </text:p>
          </table:table-cell>
          <table:table-cell office:value-type="string">
            <text:p>Lot 81, 4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83">
            <text:p>1383</text:p>
          </table:table-cell>
          <table:table-cell office:value-type="string">
            <text:p>SIMPSON </text:p>
          </table:table-cell>
          <table:table-cell office:value-type="string">
            <text:p>Anthony Stephenson </text:p>
          </table:table-cell>
          <table:table-cell office:value-type="string">
            <text:p>Stanbury Grove </text:p>
          </table:table-cell>
          <table:table-cell office:value-type="string">
            <text:p>Sligoville P.O </text:p>
          </table:table-cell>
          <table:table-cell office:value-type="string">
            <text:p>St Catherine</text:p>
          </table:table-cell>
          <table:table-cell office:value-type="string">
            <text:p>478-69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4">
            <text:p>1384</text:p>
          </table:table-cell>
          <table:table-cell office:value-type="string">
            <text:p>SIMPSON </text:p>
          </table:table-cell>
          <table:table-cell office:value-type="string">
            <text:p>Harris Anthony </text:p>
          </table:table-cell>
          <table:table-cell office:value-type="string">
            <text:p>818 St Luke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832-133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5">
            <text:p>1385</text:p>
          </table:table-cell>
          <table:table-cell office:value-type="string">
            <text:p>SINCLAIR </text:p>
          </table:table-cell>
          <table:table-cell office:value-type="string">
            <text:p>Gladwyn Joy </text:p>
          </table:table-cell>
          <table:table-cell office:value-type="string">
            <text:p>Lot 89 Ivy Crescent </text:p>
          </table:table-cell>
          <table:table-cell office:value-type="string">
            <text:p>Spaulding Gardens </text:p>
          </table:table-cell>
          <table:table-cell office:value-type="string">
            <text:p>St Catherine</text:p>
          </table:table-cell>
          <table:table-cell office:value-type="string">
            <text:p>378-573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6">
            <text:p>13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t 168, 5 East Greater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87">
            <text:p>1387</text:p>
          </table:table-cell>
          <table:table-cell office:value-type="string">
            <text:p>SINCLAIR </text:p>
          </table:table-cell>
          <table:table-cell office:value-type="string">
            <text:p>Valerie </text:p>
          </table:table-cell>
          <table:table-cell office:value-type="string">
            <text:p>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9359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8">
            <text:p>1388</text:p>
          </table:table-cell>
          <table:table-cell office:value-type="string">
            <text:p>SMALL </text:p>
          </table:table-cell>
          <table:table-cell office:value-type="string">
            <text:p>Horace Lloyd </text:p>
          </table:table-cell>
          <table:table-cell office:value-type="string">
            <text:p>Lime Hall District </text:p>
          </table:table-cell>
          <table:table-cell office:value-type="string">
            <text:p>Guys Hill P.O. </text:p>
          </table:table-cell>
          <table:table-cell office:value-type="string">
            <text:p>St Catherine</text:p>
          </table:table-cell>
          <table:table-cell office:value-type="string">
            <text:p>994-3304/ 477-8193/907-52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89">
            <text:p>1389</text:p>
          </table:table-cell>
          <table:table-cell office:value-type="string">
            <text:p>SMALL </text:p>
          </table:table-cell>
          <table:table-cell office:value-type="string">
            <text:p>Annalecia Amishca </text:p>
          </table:table-cell>
          <table:table-cell office:value-type="string">
            <text:p>628 Whitewater Boulevard </text:p>
          </table:table-cell>
          <table:table-cell office:value-type="string">
            <text:p>Whitewater Meadows </text:p>
          </table:table-cell>
          <table:table-cell office:value-type="string">
            <text:p>St Catherine</text:p>
          </table:table-cell>
          <table:table-cell office:value-type="string">
            <text:p>754-4112/828-99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0">
            <text:p>1390</text:p>
          </table:table-cell>
          <table:table-cell office:value-type="string">
            <text:p>SMALL </text:p>
          </table:table-cell>
          <table:table-cell office:value-type="string">
            <text:p>Devon </text:p>
          </table:table-cell>
          <table:table-cell office:value-type="string">
            <text:p>8 Chins Avenue </text:p>
          </table:table-cell>
          <table:table-cell office:value-type="string">
            <text:p>Beacon Hill </text:p>
          </table:table-cell>
          <table:table-cell office:value-type="string">
            <text:p>St Catherine</text:p>
          </table:table-cell>
          <table:table-cell office:value-type="string">
            <text:p>749-2986/420-166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1">
            <text:p>1391</text:p>
          </table:table-cell>
          <table:table-cell office:value-type="string">
            <text:p>SMELLIE </text:p>
          </table:table-cell>
          <table:table-cell office:value-type="string">
            <text:p>Edward James </text:p>
          </table:table-cell>
          <table:table-cell office:value-type="string">
            <text:p>Lot 67</text:p>
          </table:table-cell>
          <table:table-cell office:value-type="string">
            <text:p>5west Greater Portmore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92">
            <text:p>1392</text:p>
          </table:table-cell>
          <table:table-cell office:value-type="string">
            <text:p>SMIKLE </text:p>
          </table:table-cell>
          <table:table-cell office:value-type="string">
            <text:p>Wayne </text:p>
          </table:table-cell>
          <table:table-cell office:value-type="string">
            <text:p>Lot 15 Villa Palm Estat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4911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3">
            <text:p>1393</text:p>
          </table:table-cell>
          <table:table-cell office:value-type="string">
            <text:p>SMILEY </text:p>
          </table:table-cell>
          <table:table-cell office:value-type="string">
            <text:p>Oswald Junior </text:p>
          </table:table-cell>
          <table:table-cell office:value-type="string">
            <text:p>Lot 412 New Harbour Village </text:p>
          </table:table-cell>
          <table:table-cell office:value-type="string">
            <text:p>Old Harbour P. O. </text:p>
          </table:table-cell>
          <table:table-cell office:value-type="string">
            <text:p>St Catherine</text:p>
          </table:table-cell>
          <table:table-cell office:value-type="string">
            <text:p>876-630-6132/878-3304/362-06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4">
            <text:p>1394</text:p>
          </table:table-cell>
          <table:table-cell office:value-type="string">
            <text:p>SMITH </text:p>
          </table:table-cell>
          <table:table-cell office:value-type="string">
            <text:p>Robert </text:p>
          </table:table-cell>
          <table:table-cell office:value-type="string">
            <text:p>Lot 310 4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943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5">
            <text:p>1395</text:p>
          </table:table-cell>
          <table:table-cell office:value-type="string">
            <text:p>SMITH </text:p>
          </table:table-cell>
          <table:table-cell office:value-type="string">
            <text:p>Leonard N. </text:p>
          </table:table-cell>
          <table:table-cell office:value-type="string">
            <text:p> McCooks Pen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96">
            <text:p>1396</text:p>
          </table:table-cell>
          <table:table-cell office:value-type="string">
            <text:p>SMITH </text:p>
          </table:table-cell>
          <table:table-cell office:value-type="string">
            <text:p>Gilbert </text:p>
          </table:table-cell>
          <table:table-cell office:value-type="string">
            <text:p>27 Clayton Crescent </text:p>
          </table:table-cell>
          <table:table-cell office:value-type="string">
            <text:p>Willowden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97">
            <text:p>1397</text:p>
          </table:table-cell>
          <table:table-cell office:value-type="string">
            <text:p>SMITH </text:p>
          </table:table-cell>
          <table:table-cell office:value-type="string">
            <text:p>Daniel Frederick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398">
            <text:p>1398</text:p>
          </table:table-cell>
          <table:table-cell office:value-type="string">
            <text:p>SMITH </text:p>
          </table:table-cell>
          <table:table-cell office:value-type="string">
            <text:p>Conroy Albert </text:p>
          </table:table-cell>
          <table:table-cell office:value-type="string">
            <text:p>10 Corine Crescent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424-92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399">
            <text:p>1399</text:p>
          </table:table-cell>
          <table:table-cell office:value-type="string">
            <text:p>SMITH </text:p>
          </table:table-cell>
          <table:table-cell office:value-type="string">
            <text:p>Everett Evan </text:p>
          </table:table-cell>
          <table:table-cell office:value-type="string">
            <text:p>Lot 7749 </text:p>
          </table:table-cell>
          <table:table-cell office:value-type="string">
            <text:p>Twickenham Drive </text:p>
          </table:table-cell>
          <table:table-cell office:value-type="string">
            <text:p>St Catherine</text:p>
          </table:table-cell>
          <table:table-cell office:value-type="string">
            <text:p>943-9601/984-557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0">
            <text:p>1400</text:p>
          </table:table-cell>
          <table:table-cell office:value-type="string">
            <text:p>SMITH </text:p>
          </table:table-cell>
          <table:table-cell office:value-type="string">
            <text:p>Leroy </text:p>
          </table:table-cell>
          <table:table-cell office:value-type="string">
            <text:p>Riversda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03-7904/474-236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1">
            <text:p>1401</text:p>
          </table:table-cell>
          <table:table-cell office:value-type="string">
            <text:p>SMITH </text:p>
          </table:table-cell>
          <table:table-cell office:value-type="string">
            <text:p>Charmaine Jacqueline </text:p>
          </table:table-cell>
          <table:table-cell office:value-type="string">
            <text:p>48 Victoria Rose Boulevard </text:p>
          </table:table-cell>
          <table:table-cell office:value-type="string">
            <text:p>Mount View Estate </text:p>
          </table:table-cell>
          <table:table-cell office:value-type="string">
            <text:p>St Catherine</text:p>
          </table:table-cell>
          <table:table-cell office:value-type="string">
            <text:p>613-6335/314-7599/984-52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2">
            <text:p>1402</text:p>
          </table:table-cell>
          <table:table-cell office:value-type="string">
            <text:p>SMITH </text:p>
          </table:table-cell>
          <table:table-cell office:value-type="string">
            <text:p>Nathaniel De Wayne </text:p>
          </table:table-cell>
          <table:table-cell office:value-type="string">
            <text:p>Lot 116 Dahlia Drive </text:p>
          </table:table-cell>
          <table:table-cell office:value-type="string">
            <text:p>Sandhills Vista </text:p>
          </table:table-cell>
          <table:table-cell office:value-type="string">
            <text:p>St Catherine</text:p>
          </table:table-cell>
          <table:table-cell office:value-type="string">
            <text:p>649-6022/322-6563/746-71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3">
            <text:p>1403</text:p>
          </table:table-cell>
          <table:table-cell office:value-type="string">
            <text:p>SMITH </text:p>
          </table:table-cell>
          <table:table-cell office:value-type="string">
            <text:p>Andrew </text:p>
          </table:table-cell>
          <table:table-cell office:value-type="string">
            <text:p>Lot 307 Eltham View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50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4">
            <text:p>1404</text:p>
          </table:table-cell>
          <table:table-cell office:value-type="string">
            <text:p>SMITH </text:p>
          </table:table-cell>
          <table:table-cell office:value-type="string">
            <text:p>Valin (Rev.) </text:p>
          </table:table-cell>
          <table:table-cell office:value-type="string">
            <text:p>36 Vista Crescent </text:p>
          </table:table-cell>
          <table:table-cell office:value-type="string">
            <text:p>St. John’s Heights </text:p>
          </table:table-cell>
          <table:table-cell office:value-type="string">
            <text:p>St Catherine</text:p>
          </table:table-cell>
          <table:table-cell office:value-type="string">
            <text:p>876-602-0169/886-9116/943-052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5">
            <text:p>1405</text:p>
          </table:table-cell>
          <table:table-cell office:value-type="string">
            <text:p>SMITH </text:p>
          </table:table-cell>
          <table:table-cell office:value-type="string">
            <text:p>Desmond </text:p>
          </table:table-cell>
          <table:table-cell office:value-type="string">
            <text:p>Lot 811, 23 Avenue </text:p>
          </table:table-cell>
          <table:table-cell office:value-type="string">
            <text:p>West Cumberland </text:p>
          </table:table-cell>
          <table:table-cell office:value-type="string">
            <text:p>St Catherine</text:p>
          </table:table-cell>
          <table:table-cell office:value-type="string">
            <text:p>887250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6">
            <text:p>1406</text:p>
          </table:table-cell>
          <table:table-cell office:value-type="string">
            <text:p>SMITH </text:p>
          </table:table-cell>
          <table:table-cell office:value-type="string">
            <text:p>Angella </text:p>
          </table:table-cell>
          <table:table-cell office:value-type="string">
            <text:p>53 Apple Way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871824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7">
            <text:p>1407</text:p>
          </table:table-cell>
          <table:table-cell office:value-type="string">
            <text:p>SMITH </text:p>
          </table:table-cell>
          <table:table-cell office:value-type="string">
            <text:p>Clinton </text:p>
          </table:table-cell>
          <table:table-cell office:value-type="string">
            <text:p>3 Mitchell Close </text:p>
          </table:table-cell>
          <table:table-cell office:value-type="string">
            <text:p>Portmore Gardens </text:p>
          </table:table-cell>
          <table:table-cell office:value-type="string">
            <text:p>St Catherine</text:p>
          </table:table-cell>
          <table:table-cell office:value-type="string">
            <text:p>409211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8">
            <text:p>1408</text:p>
          </table:table-cell>
          <table:table-cell office:value-type="string">
            <text:p>SMITH </text:p>
          </table:table-cell>
          <table:table-cell office:value-type="string">
            <text:p>Denva </text:p>
          </table:table-cell>
          <table:table-cell office:value-type="string">
            <text:p>46 West Cave Drive </text:p>
          </table:table-cell>
          <table:table-cell office:value-type="string">
            <text:p>Cave Hill Estate </text:p>
          </table:table-cell>
          <table:table-cell office:value-type="string">
            <text:p>St Catherine</text:p>
          </table:table-cell>
          <table:table-cell office:value-type="string">
            <text:p>893449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09">
            <text:p>1409</text:p>
          </table:table-cell>
          <table:table-cell office:value-type="string">
            <text:p>SMITH-BARRETT </text:p>
          </table:table-cell>
          <table:table-cell office:value-type="string">
            <text:p>Matthew Alleyne </text:p>
          </table:table-cell>
          <table:table-cell office:value-type="string">
            <text:p>43 Apple Way </text:p>
          </table:table-cell>
          <table:table-cell office:value-type="string">
            <text:p>Eltham View </text:p>
          </table:table-cell>
          <table:table-cell office:value-type="string">
            <text:p>St Catherine</text:p>
          </table:table-cell>
          <table:table-cell office:value-type="string">
            <text:p>260-7126/550-386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0">
            <text:p>1410</text:p>
          </table:table-cell>
          <table:table-cell office:value-type="string">
            <text:p>SMITH-CAMPBELL </text:p>
          </table:table-cell>
          <table:table-cell office:value-type="string">
            <text:p>Antoinette Andrea </text:p>
          </table:table-cell>
          <table:table-cell office:value-type="string">
            <text:p>7 Mahogany Drive </text:p>
          </table:table-cell>
          <table:table-cell office:value-type="string">
            <text:p>Mount View Estate Phase 4 New Harbour Village</text:p>
          </table:table-cell>
          <table:table-cell office:value-type="string">
            <text:p>St Catherine</text:p>
          </table:table-cell>
          <table:table-cell office:value-type="string">
            <text:p>890-4848/922-5140-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1">
            <text:p>1411</text:p>
          </table:table-cell>
          <table:table-cell office:value-type="string">
            <text:p>SOULETTE-BURNETT </text:p>
          </table:table-cell>
          <table:table-cell office:value-type="string">
            <text:p>Mycola </text:p>
          </table:table-cell>
          <table:table-cell office:value-type="string">
            <text:p>Lot 345 Drift Circl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12">
            <text:p>1412</text:p>
          </table:table-cell>
          <table:table-cell office:value-type="string">
            <text:p>SOUTH </text:p>
          </table:table-cell>
          <table:table-cell office:value-type="string">
            <text:p>Kevin </text:p>
          </table:table-cell>
          <table:table-cell office:value-type="string">
            <text:p>93 Petrel Place </text:p>
          </table:table-cell>
          <table:table-cell office:value-type="string">
            <text:p>Inswood Villag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13">
            <text:p>1413</text:p>
          </table:table-cell>
          <table:table-cell office:value-type="string">
            <text:p>SPENCE BROWN </text:p>
          </table:table-cell>
          <table:table-cell office:value-type="string">
            <text:p>Shirlette </text:p>
          </table:table-cell>
          <table:table-cell office:value-type="string">
            <text:p>11 McVickers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4428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4">
            <text:p>1414</text:p>
          </table:table-cell>
          <table:table-cell office:value-type="string">
            <text:p>SPENCER </text:p>
          </table:table-cell>
          <table:table-cell office:value-type="string">
            <text:p>Wille Adolphus </text:p>
          </table:table-cell>
          <table:table-cell office:value-type="string">
            <text:p>Cedar Valley </text:p>
          </table:table-cell>
          <table:table-cell office:value-type="string">
            <text:p>Redwood P.O </text:p>
          </table:table-cell>
          <table:table-cell office:value-type="string">
            <text:p>St Catherine</text:p>
          </table:table-cell>
          <table:table-cell office:value-type="string">
            <text:p>421-028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SPENCER </text:p>
          </table:table-cell>
          <table:table-cell office:value-type="string">
            <text:p>Vernon Aberanton </text:p>
          </table:table-cell>
          <table:table-cell office:value-type="string">
            <text:p>23 Westbury Crescent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16">
            <text:p>1416</text:p>
          </table:table-cell>
          <table:table-cell office:value-type="string">
            <text:p>SPENCER </text:p>
          </table:table-cell>
          <table:table-cell office:value-type="string">
            <text:p>Olive </text:p>
          </table:table-cell>
          <table:table-cell office:value-type="string">
            <text:p>Lot 727 Windsor Heights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17">
            <text:p>1417</text:p>
          </table:table-cell>
          <table:table-cell office:value-type="string">
            <text:p>SPENCER </text:p>
          </table:table-cell>
          <table:table-cell office:value-type="string">
            <text:p>Willie Adolphus </text:p>
          </table:table-cell>
          <table:table-cell office:value-type="string">
            <text:p>- </text:p>
          </table:table-cell>
          <table:table-cell office:value-type="string">
            <text:p>Cedar Valley </text:p>
          </table:table-cell>
          <table:table-cell office:value-type="string">
            <text:p>St Catherine</text:p>
          </table:table-cell>
          <table:table-cell office:value-type="string">
            <text:p>385-60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8">
            <text:p>1418</text:p>
          </table:table-cell>
          <table:table-cell office:value-type="string">
            <text:p>SPENCER </text:p>
          </table:table-cell>
          <table:table-cell office:value-type="string">
            <text:p>Aston </text:p>
          </table:table-cell>
          <table:table-cell office:value-type="string">
            <text:p>25 Fabian Avenu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981747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19">
            <text:p>1419</text:p>
          </table:table-cell>
          <table:table-cell office:value-type="string">
            <text:p>STAMP-GAYLE </text:p>
          </table:table-cell>
          <table:table-cell office:value-type="string">
            <text:p>Janet </text:p>
          </table:table-cell>
          <table:table-cell office:value-type="string">
            <text:p>438 Orchid Drive </text:p>
          </table:table-cell>
          <table:table-cell office:value-type="string">
            <text:p>Sydenham Villas </text:p>
          </table:table-cell>
          <table:table-cell office:value-type="string">
            <text:p>St Catherine</text:p>
          </table:table-cell>
          <table:table-cell office:value-type="string">
            <text:p>74802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0">
            <text:p>1420</text:p>
          </table:table-cell>
          <table:table-cell office:value-type="string">
            <text:p>STEELE </text:p>
          </table:table-cell>
          <table:table-cell office:value-type="string">
            <text:p>Andrew </text:p>
          </table:table-cell>
          <table:table-cell office:value-type="string">
            <text:p>1A Port Henderson Road </text:p>
          </table:table-cell>
          <table:table-cell office:value-type="string">
            <text:p>De-la-Vega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21">
            <text:p>1421</text:p>
          </table:table-cell>
          <table:table-cell office:value-type="string">
            <text:p>STEELE </text:p>
          </table:table-cell>
          <table:table-cell office:value-type="string">
            <text:p>Annette Mae </text:p>
          </table:table-cell>
          <table:table-cell office:value-type="string">
            <text:p>Victoria District </text:p>
          </table:table-cell>
          <table:table-cell office:value-type="string">
            <text:p>Linstead P.O </text:p>
          </table:table-cell>
          <table:table-cell office:value-type="string">
            <text:p>St Catherine</text:p>
          </table:table-cell>
          <table:table-cell office:value-type="string">
            <text:p>876-792-9361/870-80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2">
            <text:p>1422</text:p>
          </table:table-cell>
          <table:table-cell office:value-type="string">
            <text:p>STEPHENS </text:p>
          </table:table-cell>
          <table:table-cell office:value-type="string">
            <text:p>Michelle Joy </text:p>
          </table:table-cell>
          <table:table-cell office:value-type="string">
            <text:p>214 3W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31-746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3">
            <text:p>1423</text:p>
          </table:table-cell>
          <table:table-cell office:value-type="string">
            <text:p>STEPHENSON </text:p>
          </table:table-cell>
          <table:table-cell office:value-type="string">
            <text:p>Christopher Anthony </text:p>
          </table:table-cell>
          <table:table-cell office:value-type="string">
            <text:p>Lot 317 Innswood Drive </text:p>
          </table:table-cell>
          <table:table-cell office:value-type="string">
            <text:p>Innswood Village </text:p>
          </table:table-cell>
          <table:table-cell office:value-type="string">
            <text:p>St Catherine</text:p>
          </table:table-cell>
          <table:table-cell office:value-type="string">
            <text:p>749-7175/401-454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4">
            <text:p>1424</text:p>
          </table:table-cell>
          <table:table-cell office:value-type="string">
            <text:p>STEPHENSON </text:p>
          </table:table-cell>
          <table:table-cell office:value-type="string">
            <text:p>Roy Eugene </text:p>
          </table:table-cell>
          <table:table-cell office:value-type="string">
            <text:p>31 St. John's Road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1-74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5">
            <text:p>1425</text:p>
          </table:table-cell>
          <table:table-cell office:value-type="string">
            <text:p>STEPHENSON </text:p>
          </table:table-cell>
          <table:table-cell office:value-type="string">
            <text:p>Cassel Benjamin </text:p>
          </table:table-cell>
          <table:table-cell office:value-type="string">
            <text:p>20 Angels Inn Driv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07-9767/425-34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6">
            <text:p>1426</text:p>
          </table:table-cell>
          <table:table-cell office:value-type="string">
            <text:p>STEPHENSON </text:p>
          </table:table-cell>
          <table:table-cell office:value-type="string">
            <text:p>Kevon Alexander </text:p>
          </table:table-cell>
          <table:table-cell office:value-type="string">
            <text:p>137 Westmeade </text:p>
          </table:table-cell>
          <table:table-cell office:value-type="string">
            <text:p>Bridgeport P.O </text:p>
          </table:table-cell>
          <table:table-cell office:value-type="string">
            <text:p>St Catherine</text:p>
          </table:table-cell>
          <table:table-cell office:value-type="string">
            <text:p>878-47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7">
            <text:p>1427</text:p>
          </table:table-cell>
          <table:table-cell office:value-type="string">
            <text:p>STEVENS </text:p>
          </table:table-cell>
          <table:table-cell office:value-type="string">
            <text:p>Geofrey Spencer </text:p>
          </table:table-cell>
          <table:table-cell office:value-type="string">
            <text:p>Lot 43 St Jago Garden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412-87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8">
            <text:p>1428</text:p>
          </table:table-cell>
          <table:table-cell office:value-type="string">
            <text:p>STEWART </text:p>
          </table:table-cell>
          <table:table-cell office:value-type="string">
            <text:p>Viviene </text:p>
          </table:table-cell>
          <table:table-cell office:value-type="string">
            <text:p>Block D Apt. 11, Hibiscus Drive </text:p>
          </table:table-cell>
          <table:table-cell office:value-type="string">
            <text:p>Hamilton Gardens </text:p>
          </table:table-cell>
          <table:table-cell office:value-type="string">
            <text:p>St Catherine</text:p>
          </table:table-cell>
          <table:table-cell office:value-type="string">
            <text:p>631415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29">
            <text:p>1429</text:p>
          </table:table-cell>
          <table:table-cell office:value-type="string">
            <text:p>STEWART </text:p>
          </table:table-cell>
          <table:table-cell office:value-type="string">
            <text:p>Roy Algernon </text:p>
          </table:table-cell>
          <table:table-cell office:value-type="string">
            <text:p>Lot 144 Cromarty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30">
            <text:p>1430</text:p>
          </table:table-cell>
          <table:table-cell office:value-type="string">
            <text:p>STEWART </text:p>
          </table:table-cell>
          <table:table-cell office:value-type="string">
            <text:p>Carl Garfield Oneil </text:p>
          </table:table-cell>
          <table:table-cell office:value-type="string">
            <text:p>Lot 112 Eltham View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83-3870/851-79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1">
            <text:p>1431</text:p>
          </table:table-cell>
          <table:table-cell office:value-type="string">
            <text:p>STEWART </text:p>
          </table:table-cell>
          <table:table-cell office:value-type="string">
            <text:p>Gary St. Clare </text:p>
          </table:table-cell>
          <table:table-cell office:value-type="string">
            <text:p>774 St Thomas Close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382-1369/332-276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2">
            <text:p>1432</text:p>
          </table:table-cell>
          <table:table-cell office:value-type="string">
            <text:p>STEWART </text:p>
          </table:table-cell>
          <table:table-cell office:value-type="string">
            <text:p>Oshane Antonio </text:p>
          </table:table-cell>
          <table:table-cell office:value-type="string">
            <text:p>27 Manchester Street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366-0564/379-08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3">
            <text:p>1433</text:p>
          </table:table-cell>
          <table:table-cell office:value-type="string">
            <text:p>STUPART </text:p>
          </table:table-cell>
          <table:table-cell office:value-type="string">
            <text:p>Yvette </text:p>
          </table:table-cell>
          <table:table-cell office:value-type="string">
            <text:p>Lot 87 Coles Garden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53185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4">
            <text:p>1434</text:p>
          </table:table-cell>
          <table:table-cell office:value-type="string">
            <text:p>SUTHERLAND </text:p>
          </table:table-cell>
          <table:table-cell office:value-type="string">
            <text:p>Miranda </text:p>
          </table:table-cell>
          <table:table-cell office:value-type="string">
            <text:p>64 Barbara Avenue , Sector F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35">
            <text:p>1435</text:p>
          </table:table-cell>
          <table:table-cell office:value-type="string">
            <text:p>SWABY </text:p>
          </table:table-cell>
          <table:table-cell office:value-type="string">
            <text:p>Beverley </text:p>
          </table:table-cell>
          <table:table-cell office:value-type="string">
            <text:p>1642 Carlisle Avenue 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988856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6">
            <text:p>1436</text:p>
          </table:table-cell>
          <table:table-cell office:value-type="string">
            <text:p>SWABY </text:p>
          </table:table-cell>
          <table:table-cell office:value-type="string">
            <text:p>Fay Joy </text:p>
          </table:table-cell>
          <table:table-cell office:value-type="string">
            <text:p>Lot 34 Rosemount </text:p>
          </table:table-cell>
          <table:table-cell office:value-type="string">
            <text:p>Linstead </text:p>
          </table:table-cell>
          <table:table-cell office:value-type="string">
            <text:p>St Catherine</text:p>
          </table:table-cell>
          <table:table-cell office:value-type="string">
            <text:p>985-2587/223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7">
            <text:p>1437</text:p>
          </table:table-cell>
          <table:table-cell office:value-type="string">
            <text:p>SWYER </text:p>
          </table:table-cell>
          <table:table-cell office:value-type="string">
            <text:p>Gloria Louise </text:p>
          </table:table-cell>
          <table:table-cell office:value-type="string">
            <text:p>31 Clinton Drive </text:p>
          </table:table-cell>
          <table:table-cell office:value-type="string">
            <text:p>Little Greendale </text:p>
          </table:table-cell>
          <table:table-cell office:value-type="string">
            <text:p>St Catherine</text:p>
          </table:table-cell>
          <table:table-cell office:value-type="string">
            <text:p>984-085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8">
            <text:p>1438</text:p>
          </table:table-cell>
          <table:table-cell office:value-type="string">
            <text:p>SWYER-WATSON </text:p>
          </table:table-cell>
          <table:table-cell office:value-type="string">
            <text:p>Sandra </text:p>
          </table:table-cell>
          <table:table-cell office:value-type="string">
            <text:p>31 Clinton Drive </text:p>
          </table:table-cell>
          <table:table-cell office:value-type="string">
            <text:p>Little Greendale </text:p>
          </table:table-cell>
          <table:table-cell office:value-type="string">
            <text:p>St Catherine</text:p>
          </table:table-cell>
          <table:table-cell office:value-type="string">
            <text:p>984-0858/984-6263/843-80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39">
            <text:p>1439</text:p>
          </table:table-cell>
          <table:table-cell office:value-type="string">
            <text:p>SYLVESTER </text:p>
          </table:table-cell>
          <table:table-cell office:value-type="string">
            <text:p>Robert Emmanuel </text:p>
          </table:table-cell>
          <table:table-cell office:value-type="string">
            <text:p>112 Tryall Height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649-5898/372-37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0">
            <text:p>1440</text:p>
          </table:table-cell>
          <table:table-cell office:value-type="string">
            <text:p>SYLVESTER </text:p>
          </table:table-cell>
          <table:table-cell office:value-type="string">
            <text:p>Simon </text:p>
          </table:table-cell>
          <table:table-cell office:value-type="string">
            <text:p>21 Dempster Road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862133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1">
            <text:p>1441</text:p>
          </table:table-cell>
          <table:table-cell office:value-type="string">
            <text:p>TAFFE </text:p>
          </table:table-cell>
          <table:table-cell office:value-type="string">
            <text:p>Donald </text:p>
          </table:table-cell>
          <table:table-cell office:value-type="string">
            <text:p>- </text:p>
          </table:table-cell>
          <table:table-cell office:value-type="string">
            <text:p>Bermandy </text:p>
          </table:table-cell>
          <table:table-cell office:value-type="string">
            <text:p>St Catherine</text:p>
          </table:table-cell>
          <table:table-cell office:value-type="string">
            <text:p>903-84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2">
            <text:p>1442</text:p>
          </table:table-cell>
          <table:table-cell office:value-type="string">
            <text:p>TAILOY </text:p>
          </table:table-cell>
          <table:table-cell office:value-type="string">
            <text:p>Karl </text:p>
          </table:table-cell>
          <table:table-cell office:value-type="string">
            <text:p>18 Eleanor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8491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3">
            <text:p>1443</text:p>
          </table:table-cell>
          <table:table-cell office:value-type="string">
            <text:p>TALBERT </text:p>
          </table:table-cell>
          <table:table-cell office:value-type="string">
            <text:p>Shannell </text:p>
          </table:table-cell>
          <table:table-cell office:value-type="string">
            <text:p>Lot 137 Carnation Drive </text:p>
          </table:table-cell>
          <table:table-cell office:value-type="string">
            <text:p>Reids Pen </text:p>
          </table:table-cell>
          <table:table-cell office:value-type="string">
            <text:p>St Catherine</text:p>
          </table:table-cell>
          <table:table-cell office:value-type="string">
            <text:p>36131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4">
            <text:p>1444</text:p>
          </table:table-cell>
          <table:table-cell office:value-type="string">
            <text:p>TAYLOR </text:p>
          </table:table-cell>
          <table:table-cell office:value-type="string">
            <text:p>Patrick Lloyd R. </text:p>
          </table:table-cell>
          <table:table-cell office:value-type="string">
            <text:p>P.O. Box 269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449-6633/984-24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5">
            <text:p>1445</text:p>
          </table:table-cell>
          <table:table-cell office:value-type="string">
            <text:p>TAYLOR </text:p>
          </table:table-cell>
          <table:table-cell office:value-type="string">
            <text:p>Julie </text:p>
          </table:table-cell>
          <table:table-cell office:value-type="string">
            <text:p>577 Maise Way </text:p>
          </table:table-cell>
          <table:table-cell office:value-type="string">
            <text:p>Friendship Meadows </text:p>
          </table:table-cell>
          <table:table-cell office:value-type="string">
            <text:p>St Catherine</text:p>
          </table:table-cell>
          <table:table-cell office:value-type="string">
            <text:p>837505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46">
            <text:p>1446</text:p>
          </table:table-cell>
          <table:table-cell office:value-type="string">
            <text:p>TAYLOR </text:p>
          </table:table-cell>
          <table:table-cell office:value-type="string">
            <text:p>Felecia </text:p>
          </table:table-cell>
          <table:table-cell office:value-type="string">
            <text:p>901 Shelton Avenue, </text:p>
          </table:table-cell>
          <table:table-cell office:value-type="string">
            <text:p>Westchester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47">
            <text:p>1447</text:p>
          </table:table-cell>
          <table:table-cell office:value-type="string">
            <text:p>TAYLOR-</text:p>
          </table:table-cell>
          <table:table-cell office:value-type="string">
            <text:p>Thelma </text:p>
          </table:table-cell>
          <table:table-cell office:value-type="string">
            <text:p>134 Hatfield Avenu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48">
            <text:p>1448</text:p>
          </table:table-cell>
          <table:table-cell office:value-type="string">
            <text:p>MONTGOMER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49">
            <text:p>1449</text:p>
          </table:table-cell>
          <table:table-cell office:value-type="string">
            <text:p>TEAPE </text:p>
          </table:table-cell>
          <table:table-cell office:value-type="string">
            <text:p>Ruby Elizabeth </text:p>
          </table:table-cell>
          <table:table-cell office:value-type="string">
            <text:p>3 St. George's Crescent </text:p>
          </table:table-cell>
          <table:table-cell office:value-type="string">
            <text:p>Mickleton / Commodore By-Pass P.O. Box 4138 </text:p>
          </table:table-cell>
          <table:table-cell office:value-type="string">
            <text:p>St Catherine</text:p>
          </table:table-cell>
          <table:table-cell office:value-type="string">
            <text:p>50851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0">
            <text:p>1450</text:p>
          </table:table-cell>
          <table:table-cell office:value-type="string">
            <text:p>THOMAS </text:p>
          </table:table-cell>
          <table:table-cell office:value-type="string">
            <text:p>Cecil </text:p>
          </table:table-cell>
          <table:table-cell office:value-type="string">
            <text:p>189 Coconut Drive </text:p>
          </table:table-cell>
          <table:table-cell office:value-type="string">
            <text:p>Vineyard Estate </text:p>
          </table:table-cell>
          <table:table-cell office:value-type="string">
            <text:p>St Catherine</text:p>
          </table:table-cell>
          <table:table-cell office:value-type="string">
            <text:p>705086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1">
            <text:p>1451</text:p>
          </table:table-cell>
          <table:table-cell office:value-type="string">
            <text:p>THOMAS </text:p>
          </table:table-cell>
          <table:table-cell office:value-type="string">
            <text:p>Robert </text:p>
          </table:table-cell>
          <table:table-cell office:value-type="string">
            <text:p>33 Fiji Terrace </text:p>
          </table:table-cell>
          <table:table-cell office:value-type="string">
            <text:p>Magil Palms </text:p>
          </table:table-cell>
          <table:table-cell office:value-type="string">
            <text:p>St Catherine</text:p>
          </table:table-cell>
          <table:table-cell office:value-type="string">
            <text:p>939061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2">
            <text:p>1452</text:p>
          </table:table-cell>
          <table:table-cell office:value-type="string">
            <text:p>THOMAS </text:p>
          </table:table-cell>
          <table:table-cell office:value-type="string">
            <text:p>Orrett Dantes </text:p>
          </table:table-cell>
          <table:table-cell office:value-type="string">
            <text:p>87 Bellevue Heights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0423/981-503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3">
            <text:p>1453</text:p>
          </table:table-cell>
          <table:table-cell office:value-type="string">
            <text:p>THOMAS </text:p>
          </table:table-cell>
          <table:table-cell office:value-type="string">
            <text:p>George Emanuel (Canon) </text:p>
          </table:table-cell>
          <table:table-cell office:value-type="string">
            <text:p>Cathedral Church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4-452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4">
            <text:p>1454</text:p>
          </table:table-cell>
          <table:table-cell office:value-type="string">
            <text:p>THOMAS </text:p>
          </table:table-cell>
          <table:table-cell office:value-type="string">
            <text:p>Elisha </text:p>
          </table:table-cell>
          <table:table-cell office:value-type="string">
            <text:p>11 Abbots Heights </text:p>
          </table:table-cell>
          <table:table-cell office:value-type="string">
            <text:p>Sandy Bay </text:p>
          </table:table-cell>
          <table:table-cell office:value-type="string">
            <text:p>St Catherine</text:p>
          </table:table-cell>
          <table:table-cell office:value-type="string">
            <text:p>385-7899/939-33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5">
            <text:p>1455</text:p>
          </table:table-cell>
          <table:table-cell office:value-type="string">
            <text:p>THOMAS </text:p>
          </table:table-cell>
          <table:table-cell office:value-type="string">
            <text:p>Rickardo Emil </text:p>
          </table:table-cell>
          <table:table-cell office:value-type="string">
            <text:p>Wynter Pen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864-488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6">
            <text:p>1456</text:p>
          </table:table-cell>
          <table:table-cell office:value-type="string">
            <text:p>THOMAS </text:p>
          </table:table-cell>
          <table:table-cell office:value-type="string">
            <text:p>Shelton Corie </text:p>
          </table:table-cell>
          <table:table-cell office:value-type="string">
            <text:p>3 Flint Close </text:p>
          </table:table-cell>
          <table:table-cell office:value-type="string">
            <text:p>Hellshire Glades </text:p>
          </table:table-cell>
          <table:table-cell office:value-type="string">
            <text:p>St Catherine</text:p>
          </table:table-cell>
          <table:table-cell office:value-type="string">
            <text:p>371-31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7">
            <text:p>1457</text:p>
          </table:table-cell>
          <table:table-cell office:value-type="string">
            <text:p>THOMAS </text:p>
          </table:table-cell>
          <table:table-cell office:value-type="string">
            <text:p>Fabian </text:p>
          </table:table-cell>
          <table:table-cell office:value-type="string">
            <text:p>Lot 4 Raphael Drive </text:p>
          </table:table-cell>
          <table:table-cell office:value-type="string">
            <text:p>El Prado Verde </text:p>
          </table:table-cell>
          <table:table-cell office:value-type="string">
            <text:p>St Catherine</text:p>
          </table:table-cell>
          <table:table-cell office:value-type="string">
            <text:p>412128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8">
            <text:p>1458</text:p>
          </table:table-cell>
          <table:table-cell office:value-type="string">
            <text:p>THOMAS-ANDERSON </text:p>
          </table:table-cell>
          <table:table-cell office:value-type="string">
            <text:p>Vera Elaine </text:p>
          </table:table-cell>
          <table:table-cell office:value-type="string">
            <text:p>24 Mahogany Drive </text:p>
          </table:table-cell>
          <table:table-cell office:value-type="string">
            <text:p>Ebony Vale </text:p>
          </table:table-cell>
          <table:table-cell office:value-type="string">
            <text:p>St Catherine</text:p>
          </table:table-cell>
          <table:table-cell office:value-type="string">
            <text:p>943-1980/422-528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59">
            <text:p>1459</text:p>
          </table:table-cell>
          <table:table-cell office:value-type="string">
            <text:p>THOMAS- THOMPSON </text:p>
          </table:table-cell>
          <table:table-cell office:value-type="string">
            <text:p>Pauleen </text:p>
          </table:table-cell>
          <table:table-cell office:value-type="string">
            <text:p>303 Claremont Heights </text:p>
          </table:table-cell>
          <table:table-cell office:value-type="string">
            <text:p>Old Harbour P. O. </text:p>
          </table:table-cell>
          <table:table-cell office:value-type="string">
            <text:p>St Catherine</text:p>
          </table:table-cell>
          <table:table-cell office:value-type="string">
            <text:p>983-9747/983-23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0">
            <text:p>1460</text:p>
          </table:table-cell>
          <table:table-cell office:value-type="string">
            <text:p>THOMPSON </text:p>
          </table:table-cell>
          <table:table-cell office:value-type="string">
            <text:p>Frederick </text:p>
          </table:table-cell>
          <table:table-cell office:value-type="string">
            <text:p>117 Canal Drive </text:p>
          </table:table-cell>
          <table:table-cell office:value-type="string">
            <text:p>Garveymeade </text:p>
          </table:table-cell>
          <table:table-cell office:value-type="string">
            <text:p>St Catherine</text:p>
          </table:table-cell>
          <table:table-cell office:value-type="string">
            <text:p>988328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1">
            <text:p>1461</text:p>
          </table:table-cell>
          <table:table-cell office:value-type="string">
            <text:p>THOMPSON </text:p>
          </table:table-cell>
          <table:table-cell office:value-type="string">
            <text:p>Hyacinth Antonette </text:p>
          </table:table-cell>
          <table:table-cell office:value-type="string">
            <text:p>32 Horizon Avenue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893-4084/838-39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2">
            <text:p>1462</text:p>
          </table:table-cell>
          <table:table-cell office:value-type="string">
            <text:p>THOMPSON </text:p>
          </table:table-cell>
          <table:table-cell office:value-type="string">
            <text:p>Karmal Agustino </text:p>
          </table:table-cell>
          <table:table-cell office:value-type="string">
            <text:p>Lot 421 Guava Way </text:p>
          </table:table-cell>
          <table:table-cell office:value-type="string">
            <text:p>Charelemont Housing Scheme</text:p>
          </table:table-cell>
          <table:table-cell office:value-type="string">
            <text:p>St Catherine</text:p>
          </table:table-cell>
          <table:table-cell office:value-type="string">
            <text:p>985-3582/529-8931/835-94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3">
            <text:p>1463</text:p>
          </table:table-cell>
          <table:table-cell office:value-type="string">
            <text:p>THOMPSON </text:p>
          </table:table-cell>
          <table:table-cell office:value-type="string">
            <text:p>Pat Natasha </text:p>
          </table:table-cell>
          <table:table-cell office:value-type="string">
            <text:p>6 villa Road Lot 6 Tilda Drive, Rodney</text:p>
          </table:table-cell>
          <table:table-cell office:value-type="string">
            <text:p>Sunnyside, Spanish Town </text:p>
          </table:table-cell>
          <table:table-cell office:value-type="string">
            <text:p>St Catherine</text:p>
          </table:table-cell>
          <table:table-cell office:value-type="string">
            <text:p>876-475-0608/382-552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4">
            <text:p>1464</text:p>
          </table:table-cell>
          <table:table-cell office:value-type="string">
            <text:p>THOMPSON </text:p>
          </table:table-cell>
          <table:table-cell office:value-type="string">
            <text:p>Tesha </text:p>
          </table:table-cell>
          <table:table-cell office:value-type="string">
            <text:p>Lot 6 Tilda Drive, Rodney Heights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894085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5">
            <text:p>1465</text:p>
          </table:table-cell>
          <table:table-cell office:value-type="string">
            <text:p>THOMPSON </text:p>
          </table:table-cell>
          <table:table-cell office:value-type="string">
            <text:p>Courtney </text:p>
          </table:table-cell>
          <table:table-cell office:value-type="string">
            <text:p>Lot E3 Caymanas Country Club Estates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9757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6">
            <text:p>1466</text:p>
          </table:table-cell>
          <table:table-cell office:value-type="string">
            <text:p>THOMPSON-BLACK </text:p>
          </table:table-cell>
          <table:table-cell office:value-type="string">
            <text:p>Lorna </text:p>
          </table:table-cell>
          <table:table-cell office:value-type="string">
            <text:p>57 Palmetto West </text:p>
          </table:table-cell>
          <table:table-cell office:value-type="string">
            <text:p>Passagefort </text:p>
          </table:table-cell>
          <table:table-cell office:value-type="string">
            <text:p>St Catherine</text:p>
          </table:table-cell>
          <table:table-cell office:value-type="string">
            <text:p>488467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7">
            <text:p>1467</text:p>
          </table:table-cell>
          <table:table-cell office:value-type="string">
            <text:p>TINGLING </text:p>
          </table:table-cell>
          <table:table-cell office:value-type="string">
            <text:p>Dwight Raphael </text:p>
          </table:table-cell>
          <table:table-cell office:value-type="string">
            <text:p>1309 Windermere Close 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832-42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8">
            <text:p>1468</text:p>
          </table:table-cell>
          <table:table-cell office:value-type="string">
            <text:p>TOBIAS </text:p>
          </table:table-cell>
          <table:table-cell office:value-type="string">
            <text:p>Oniel </text:p>
          </table:table-cell>
          <table:table-cell office:value-type="string">
            <text:p>9 South East, 4th Street East </text:p>
          </table:table-cell>
          <table:table-cell office:value-type="string">
            <text:p>Chedwin </text:p>
          </table:table-cell>
          <table:table-cell office:value-type="string">
            <text:p>St Catherine</text:p>
          </table:table-cell>
          <table:table-cell office:value-type="string">
            <text:p>404482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69">
            <text:p>1469</text:p>
          </table:table-cell>
          <table:table-cell office:value-type="string">
            <text:p>TOLAN </text:p>
          </table:table-cell>
          <table:table-cell office:value-type="string">
            <text:p>Vishwanauth Daudat </text:p>
          </table:table-cell>
          <table:table-cell office:value-type="string">
            <text:p>41A Young Street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90-6305/907-54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0">
            <text:p>1470</text:p>
          </table:table-cell>
          <table:table-cell office:value-type="string">
            <text:p>TOUSSAINT </text:p>
          </table:table-cell>
          <table:table-cell office:value-type="string">
            <text:p>Dylan </text:p>
          </table:table-cell>
          <table:table-cell office:value-type="string">
            <text:p>6 Eleanor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9870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1">
            <text:p>1471</text:p>
          </table:table-cell>
          <table:table-cell office:value-type="string">
            <text:p>TRACEY </text:p>
          </table:table-cell>
          <table:table-cell office:value-type="string">
            <text:p>Baldwin </text:p>
          </table:table-cell>
          <table:table-cell office:value-type="string">
            <text:p>Lot 128, 66 Belmore Avenu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74686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2">
            <text:p>1472</text:p>
          </table:table-cell>
          <table:table-cell office:value-type="string">
            <text:p>TURNER </text:p>
          </table:table-cell>
          <table:table-cell office:value-type="string">
            <text:p>Rodger N. N. </text:p>
          </table:table-cell>
          <table:table-cell office:value-type="string">
            <text:p>P.O. Box 15 </text:p>
          </table:table-cell>
          <table:table-cell office:value-type="string">
            <text:p>Tulloch Estate </text:p>
          </table:table-cell>
          <table:table-cell office:value-type="string">
            <text:p>St Catherine</text:p>
          </table:table-cell>
          <table:table-cell office:value-type="string">
            <text:p>958-1084/881-43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3">
            <text:p>1473</text:p>
          </table:table-cell>
          <table:table-cell office:value-type="string">
            <text:p>UMRAUGH </text:p>
          </table:table-cell>
          <table:table-cell office:value-type="string">
            <text:p>Donald Clinton </text:p>
          </table:table-cell>
          <table:table-cell office:value-type="string">
            <text:p>83D Vera Avenue Mount View Estat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6882/535-7577/310-383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4">
            <text:p>1474</text:p>
          </table:table-cell>
          <table:table-cell office:value-type="string">
            <text:p>VALENTINE </text:p>
          </table:table-cell>
          <table:table-cell office:value-type="string">
            <text:p>Damion Orlando St. Jakes </text:p>
          </table:table-cell>
          <table:table-cell office:value-type="string">
            <text:p>20 Lanark Avenue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>823-568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5">
            <text:p>1475</text:p>
          </table:table-cell>
          <table:table-cell office:value-type="string">
            <text:p>VIDAL </text:p>
          </table:table-cell>
          <table:table-cell office:value-type="string">
            <text:p>Marcia </text:p>
          </table:table-cell>
          <table:table-cell office:value-type="string">
            <text:p>Lot 650 3 Eas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8911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6">
            <text:p>1476</text:p>
          </table:table-cell>
          <table:table-cell office:value-type="string">
            <text:p>VINCENT </text:p>
          </table:table-cell>
          <table:table-cell office:value-type="string">
            <text:p>Indra Sedaney </text:p>
          </table:table-cell>
          <table:table-cell office:value-type="string">
            <text:p>3 Mirander Close </text:p>
          </table:table-cell>
          <table:table-cell office:value-type="string">
            <text:p>Keystone </text:p>
          </table:table-cell>
          <table:table-cell office:value-type="string">
            <text:p>St Catherine</text:p>
          </table:table-cell>
          <table:table-cell office:value-type="string">
            <text:p>983-7009/807-05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7">
            <text:p>1477</text:p>
          </table:table-cell>
          <table:table-cell office:value-type="string">
            <text:p>WAHRMANN </text:p>
          </table:table-cell>
          <table:table-cell office:value-type="string">
            <text:p>Mavis </text:p>
          </table:table-cell>
          <table:table-cell office:value-type="string">
            <text:p>- </text:p>
          </table:table-cell>
          <table:table-cell office:value-type="string">
            <text:p>Harewood </text:p>
          </table:table-cell>
          <table:table-cell office:value-type="string">
            <text:p>St Catherine</text:p>
          </table:table-cell>
          <table:table-cell office:value-type="string">
            <text:p>392-43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78">
            <text:p>1478</text:p>
          </table:table-cell>
          <table:table-cell office:value-type="string">
            <text:p>WALKER </text:p>
          </table:table-cell>
          <table:table-cell office:value-type="string">
            <text:p>Simone </text:p>
          </table:table-cell>
          <table:table-cell office:value-type="string">
            <text:p>Apt. 3E 4 Unions Estate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79">
            <text:p>1479</text:p>
          </table:table-cell>
          <table:table-cell office:value-type="string">
            <text:p>WALKER </text:p>
          </table:table-cell>
          <table:table-cell office:value-type="string">
            <text:p>Robert </text:p>
          </table:table-cell>
          <table:table-cell office:value-type="string">
            <text:p>Lot 170, 2 North </text:p>
          </table:table-cell>
          <table:table-cell office:value-type="string">
            <text:p>East Ascot </text:p>
          </table:table-cell>
          <table:table-cell office:value-type="string">
            <text:p>St Catherine</text:p>
          </table:table-cell>
          <table:table-cell office:value-type="string">
            <text:p>949-6410/441-916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0">
            <text:p>1480</text:p>
          </table:table-cell>
          <table:table-cell office:value-type="string">
            <text:p>WALKER </text:p>
          </table:table-cell>
          <table:table-cell office:value-type="string">
            <text:p>Valbert </text:p>
          </table:table-cell>
          <table:table-cell office:value-type="string">
            <text:p>759 Lindo Close </text:p>
          </table:table-cell>
          <table:table-cell office:value-type="string">
            <text:p>St. John's Heights </text:p>
          </table:table-cell>
          <table:table-cell office:value-type="string">
            <text:p>St Catherine</text:p>
          </table:table-cell>
          <table:table-cell office:value-type="string">
            <text:p>418-499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1">
            <text:p>1481</text:p>
          </table:table-cell>
          <table:table-cell office:value-type="string">
            <text:p>WALKER </text:p>
          </table:table-cell>
          <table:table-cell office:value-type="string">
            <text:p>Herma </text:p>
          </table:table-cell>
          <table:table-cell office:value-type="string">
            <text:p>794 Cedar Grove Boulevard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335442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2">
            <text:p>1482</text:p>
          </table:table-cell>
          <table:table-cell office:value-type="string">
            <text:p>WALKER-TOMLINSON </text:p>
          </table:table-cell>
          <table:table-cell office:value-type="string">
            <text:p>Yaneica Althia </text:p>
          </table:table-cell>
          <table:table-cell office:value-type="string">
            <text:p>351 Tarpon walk </text:p>
          </table:table-cell>
          <table:table-cell office:value-type="string">
            <text:p>Brideport P.O </text:p>
          </table:table-cell>
          <table:table-cell office:value-type="string">
            <text:p>St Catherine</text:p>
          </table:table-cell>
          <table:table-cell office:value-type="string">
            <text:p>459-900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3">
            <text:p>1483</text:p>
          </table:table-cell>
          <table:table-cell office:value-type="string">
            <text:p>WALKER-TOMLINSON </text:p>
          </table:table-cell>
          <table:table-cell office:value-type="string">
            <text:p>Vaneica </text:p>
          </table:table-cell>
          <table:table-cell office:value-type="string">
            <text:p>351 Tarpon Walk </text:p>
          </table:table-cell>
          <table:table-cell office:value-type="string">
            <text:p>Westport </text:p>
          </table:table-cell>
          <table:table-cell office:value-type="string">
            <text:p>St Catherine</text:p>
          </table:table-cell>
          <table:table-cell office:value-type="string">
            <text:p>45990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4">
            <text:p>1484</text:p>
          </table:table-cell>
          <table:table-cell office:value-type="string">
            <text:p>WALLACE </text:p>
          </table:table-cell>
          <table:table-cell office:value-type="string">
            <text:p>Valentine (Rev.) </text:p>
          </table:table-cell>
          <table:table-cell office:value-type="string">
            <text:p>Jericho District </text:p>
          </table:table-cell>
          <table:table-cell office:value-type="string">
            <text:p>P.O. Box 76 </text:p>
          </table:table-cell>
          <table:table-cell office:value-type="string">
            <text:p>St Catherine</text:p>
          </table:table-cell>
          <table:table-cell office:value-type="string">
            <text:p>985-9285/375-375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5">
            <text:p>1485</text:p>
          </table:table-cell>
          <table:table-cell office:value-type="string">
            <text:p>WALLACE </text:p>
          </table:table-cell>
          <table:table-cell office:value-type="string">
            <text:p>Sean </text:p>
          </table:table-cell>
          <table:table-cell office:value-type="string">
            <text:p>772, 23rd Avenue West Cumberland </text:p>
          </table:table-cell>
          <table:table-cell office:value-type="string">
            <text:p>Portmore</text:p>
          </table:table-cell>
          <table:table-cell office:value-type="string">
            <text:p>St Catherine</text:p>
          </table:table-cell>
          <table:table-cell office:value-type="string">
            <text:p>381333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6">
            <text:p>1486</text:p>
          </table:table-cell>
          <table:table-cell office:value-type="string">
            <text:p>WALLEN </text:p>
          </table:table-cell>
          <table:table-cell office:value-type="string">
            <text:p>Percival A. </text:p>
          </table:table-cell>
          <table:table-cell office:value-type="string">
            <text:p>- </text:p>
          </table:table-cell>
          <table:table-cell office:value-type="string">
            <text:p>Portmore Vill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87">
            <text:p>1487</text:p>
          </table:table-cell>
          <table:table-cell office:value-type="string">
            <text:p>WALLEN-BRYAN </text:p>
          </table:table-cell>
          <table:table-cell office:value-type="string">
            <text:p>Heather Dawn </text:p>
          </table:table-cell>
          <table:table-cell office:value-type="string">
            <text:p>Lot 109 Walk Way 4 </text:p>
          </table:table-cell>
          <table:table-cell office:value-type="string">
            <text:p> Braeton Phase 4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88">
            <text:p>1488</text:p>
          </table:table-cell>
          <table:table-cell office:value-type="string">
            <text:p>WALTERS </text:p>
          </table:table-cell>
          <table:table-cell office:value-type="string">
            <text:p>Keith A. </text:p>
          </table:table-cell>
          <table:table-cell office:value-type="string">
            <text:p>#106 Daisy Close </text:p>
          </table:table-cell>
          <table:table-cell office:value-type="string">
            <text:p>Breaton </text:p>
          </table:table-cell>
          <table:table-cell office:value-type="string">
            <text:p>St Catherine</text:p>
          </table:table-cell>
          <table:table-cell office:value-type="string">
            <text:p>998-2429/453-126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89">
            <text:p>1489</text:p>
          </table:table-cell>
          <table:table-cell office:value-type="string">
            <text:p>WALTERS </text:p>
          </table:table-cell>
          <table:table-cell office:value-type="string">
            <text:p>Glenworth </text:p>
          </table:table-cell>
          <table:table-cell office:value-type="string">
            <text:p>2918 Blenheim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35361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0">
            <text:p>1490</text:p>
          </table:table-cell>
          <table:table-cell office:value-type="string">
            <text:p>WALTERS </text:p>
          </table:table-cell>
          <table:table-cell office:value-type="string">
            <text:p>Edris </text:p>
          </table:table-cell>
          <table:table-cell office:value-type="string">
            <text:p>32 Yvette Crescent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359719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1">
            <text:p>1491</text:p>
          </table:table-cell>
          <table:table-cell office:value-type="string">
            <text:p>WALTERS </text:p>
          </table:table-cell>
          <table:table-cell office:value-type="string">
            <text:p>Raquel </text:p>
          </table:table-cell>
          <table:table-cell office:value-type="string">
            <text:p>48 Anderson Avenue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>83390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2">
            <text:p>1492</text:p>
          </table:table-cell>
          <table:table-cell office:value-type="string">
            <text:p>WALTERS </text:p>
          </table:table-cell>
          <table:table-cell office:value-type="string">
            <text:p>Rupert </text:p>
          </table:table-cell>
          <table:table-cell office:value-type="string">
            <text:p>2918 Blenheim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19188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3">
            <text:p>1493</text:p>
          </table:table-cell>
          <table:table-cell office:value-type="string">
            <text:p>WALTERS </text:p>
          </table:table-cell>
          <table:table-cell office:value-type="string">
            <text:p>Glenworth </text:p>
          </table:table-cell>
          <table:table-cell office:value-type="string">
            <text:p>92 Alexander Drive </text:p>
          </table:table-cell>
          <table:table-cell office:value-type="string">
            <text:p>Cromarty </text:p>
          </table:table-cell>
          <table:table-cell office:value-type="string">
            <text:p>St Catherine</text:p>
          </table:table-cell>
          <table:table-cell office:value-type="string">
            <text:p>353615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4">
            <text:p>1494</text:p>
          </table:table-cell>
          <table:table-cell office:value-type="string">
            <text:p>WARREN </text:p>
          </table:table-cell>
          <table:table-cell office:value-type="string">
            <text:p>Marvin </text:p>
          </table:table-cell>
          <table:table-cell office:value-type="string">
            <text:p>Lot 90 New Nursery </text:p>
          </table:table-cell>
          <table:table-cell office:value-type="string">
            <text:p>Twickenham Park </text:p>
          </table:table-cell>
          <table:table-cell office:value-type="string">
            <text:p>St Catherine</text:p>
          </table:table-cell>
          <table:table-cell office:value-type="string">
            <text:p>57802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5">
            <text:p>1495</text:p>
          </table:table-cell>
          <table:table-cell office:value-type="string">
            <text:p>WATES </text:p>
          </table:table-cell>
          <table:table-cell office:value-type="string">
            <text:p>Richard Bernard </text:p>
          </table:table-cell>
          <table:table-cell office:value-type="string">
            <text:p>- </text:p>
          </table:table-cell>
          <table:table-cell office:value-type="string">
            <text:p>Panderosa Farm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496">
            <text:p>1496</text:p>
          </table:table-cell>
          <table:table-cell office:value-type="string">
            <text:p>WATSON </text:p>
          </table:table-cell>
          <table:table-cell office:value-type="string">
            <text:p>Clement </text:p>
          </table:table-cell>
          <table:table-cell office:value-type="string">
            <text:p>31 Biscayne Drive </text:p>
          </table:table-cell>
          <table:table-cell office:value-type="string">
            <text:p>Willodene Estates </text:p>
          </table:table-cell>
          <table:table-cell office:value-type="string">
            <text:p>St Catherine</text:p>
          </table:table-cell>
          <table:table-cell office:value-type="string">
            <text:p>94312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7">
            <text:p>1497</text:p>
          </table:table-cell>
          <table:table-cell office:value-type="string">
            <text:p>WATSON </text:p>
          </table:table-cell>
          <table:table-cell office:value-type="string">
            <text:p>Joel </text:p>
          </table:table-cell>
          <table:table-cell office:value-type="string">
            <text:p>Lot 337 1 North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53028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8">
            <text:p>1498</text:p>
          </table:table-cell>
          <table:table-cell office:value-type="string">
            <text:p>WATSON </text:p>
          </table:table-cell>
          <table:table-cell office:value-type="string">
            <text:p>Horace </text:p>
          </table:table-cell>
          <table:table-cell office:value-type="string">
            <text:p>197 Tara Crescent </text:p>
          </table:table-cell>
          <table:table-cell office:value-type="string">
            <text:p>Edgewater </text:p>
          </table:table-cell>
          <table:table-cell office:value-type="string">
            <text:p>St Catherine</text:p>
          </table:table-cell>
          <table:table-cell office:value-type="string">
            <text:p>939771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499">
            <text:p>1499</text:p>
          </table:table-cell>
          <table:table-cell office:value-type="string">
            <text:p>WATSON </text:p>
          </table:table-cell>
          <table:table-cell office:value-type="string">
            <text:p>Mahalia Eleanor</text:p>
          </table:table-cell>
          <table:table-cell office:value-type="string">
            <text:p>10 Boers  Nightengale Drive </text:p>
          </table:table-cell>
          <table:table-cell office:value-type="string">
            <text:p>Old Harbour</text:p>
          </table:table-cell>
          <table:table-cell office:value-type="string">
            <text:p>St Catherine</text:p>
          </table:table-cell>
          <table:table-cell office:value-type="string">
            <text:p>547-1317/306-6773/745-121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00">
            <text:p>1500</text:p>
          </table:table-cell>
          <table:table-cell office:value-type="string">
            <text:p>WATSON </text:p>
          </table:table-cell>
          <table:table-cell office:value-type="string">
            <text:p>Stacy-Ann Petergay </text:p>
          </table:table-cell>
          <table:table-cell office:value-type="string">
            <text:p>Cedar Valley </text:p>
          </table:table-cell>
          <table:table-cell office:value-type="string">
            <text:p>Sligoville P.O </text:p>
          </table:table-cell>
          <table:table-cell office:value-type="string">
            <text:p>St Catherine</text:p>
          </table:table-cell>
          <table:table-cell office:value-type="string">
            <text:p>487-2260/924-232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01">
            <text:p>1501</text:p>
          </table:table-cell>
          <table:table-cell office:value-type="string">
            <text:p>WATSON RICHARDS </text:p>
          </table:table-cell>
          <table:table-cell office:value-type="string">
            <text:p>Dena </text:p>
          </table:table-cell>
          <table:table-cell office:value-type="string">
            <text:p>Lot 131 Palma Close </text:p>
          </table:table-cell>
          <table:table-cell office:value-type="string">
            <text:p>Phoenix Vista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2">
            <text:p>1502</text:p>
          </table:table-cell>
          <table:table-cell office:value-type="string">
            <text:p>WATT </text:p>
          </table:table-cell>
          <table:table-cell office:value-type="string">
            <text:p>Dennis Lloyd </text:p>
          </table:table-cell>
          <table:table-cell office:value-type="string">
            <text:p>Lot 42D Mount View Box 373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6066/883-819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03">
            <text:p>1503</text:p>
          </table:table-cell>
          <table:table-cell office:value-type="string">
            <text:p>WATT </text:p>
          </table:table-cell>
          <table:table-cell office:value-type="string">
            <text:p>Garfield </text:p>
          </table:table-cell>
          <table:table-cell office:value-type="string">
            <text:p>Lot 759, 2 North Greater Portmor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98-35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04">
            <text:p>1504</text:p>
          </table:table-cell>
          <table:table-cell office:value-type="string">
            <text:p>WAUL </text:p>
          </table:table-cell>
          <table:table-cell office:value-type="string">
            <text:p>Carlos Constantine </text:p>
          </table:table-cell>
          <table:table-cell office:value-type="string">
            <text:p>Marl Pen Lan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5">
            <text:p>1505</text:p>
          </table:table-cell>
          <table:table-cell office:value-type="string">
            <text:p>WEDDERBURN </text:p>
          </table:table-cell>
          <table:table-cell office:value-type="string">
            <text:p>Derrick Hexford (Rev.) </text:p>
          </table:table-cell>
          <table:table-cell office:value-type="string">
            <text:p>St. Saviour's Anglican Church </text:p>
          </table:table-cell>
          <table:table-cell office:value-type="string">
            <text:p>Harewood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6">
            <text:p>1506</text:p>
          </table:table-cell>
          <table:table-cell office:value-type="string">
            <text:p>WEIR </text:p>
          </table:table-cell>
          <table:table-cell office:value-type="string">
            <text:p>Ronald George </text:p>
          </table:table-cell>
          <table:table-cell office:value-type="string">
            <text:p>Lot 350 Del-la-Vega City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7">
            <text:p>1507</text:p>
          </table:table-cell>
          <table:table-cell office:value-type="string">
            <text:p>WELLINGTON </text:p>
          </table:table-cell>
          <table:table-cell office:value-type="string">
            <text:p>Linnette E. </text:p>
          </table:table-cell>
          <table:table-cell office:value-type="string">
            <text:p>6 Parkway </text:p>
          </table:table-cell>
          <table:table-cell office:value-type="string">
            <text:p>Hopedal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08">
            <text:p>1508</text:p>
          </table:table-cell>
          <table:table-cell office:value-type="string">
            <text:p>WELLINGTON </text:p>
          </table:table-cell>
          <table:table-cell office:value-type="string">
            <text:p>Willard B. </text:p>
          </table:table-cell>
          <table:table-cell office:value-type="string">
            <text:p>1319 West Windermere Place 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704-190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09">
            <text:p>1509</text:p>
          </table:table-cell>
          <table:table-cell office:value-type="string">
            <text:p>WELLINGTON </text:p>
          </table:table-cell>
          <table:table-cell office:value-type="string">
            <text:p>Tashanna </text:p>
          </table:table-cell>
          <table:table-cell office:value-type="string">
            <text:p>331, 7 Manatee Way </text:p>
          </table:table-cell>
          <table:table-cell office:value-type="string">
            <text:p>Phoenix Park Village </text:p>
          </table:table-cell>
          <table:table-cell office:value-type="string">
            <text:p>St Catherine</text:p>
          </table:table-cell>
          <table:table-cell office:value-type="string">
            <text:p>427060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0">
            <text:p>1510</text:p>
          </table:table-cell>
          <table:table-cell office:value-type="string">
            <text:p>WELSH </text:p>
          </table:table-cell>
          <table:table-cell office:value-type="string">
            <text:p>Rory </text:p>
          </table:table-cell>
          <table:table-cell office:value-type="string">
            <text:p>12 Edge Hill Boulevard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469248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1">
            <text:p>1511</text:p>
          </table:table-cell>
          <table:table-cell office:value-type="string">
            <text:p>WEST </text:p>
          </table:table-cell>
          <table:table-cell office:value-type="string">
            <text:p>Ena Veronica </text:p>
          </table:table-cell>
          <table:table-cell office:value-type="string">
            <text:p>18 Meadowland Way </text:p>
          </table:table-cell>
          <table:table-cell office:value-type="string">
            <text:p>St. Jago Meadows </text:p>
          </table:table-cell>
          <table:table-cell office:value-type="string">
            <text:p>St Catherine</text:p>
          </table:table-cell>
          <table:table-cell office:value-type="string">
            <text:p>983-7068/383-486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2">
            <text:p>1512</text:p>
          </table:table-cell>
          <table:table-cell office:value-type="string">
            <text:p>WEST </text:p>
          </table:table-cell>
          <table:table-cell office:value-type="string">
            <text:p>Olive May </text:p>
          </table:table-cell>
          <table:table-cell office:value-type="string">
            <text:p>Lot 21 Seafort Boulevard </text:p>
          </table:table-cell>
          <table:table-cell office:value-type="string">
            <text:p>Hellshire</text:p>
          </table:table-cell>
          <table:table-cell office:value-type="string">
            <text:p>St Catherine</text:p>
          </table:table-cell>
          <table:table-cell office:value-type="string">
            <text:p>599-7186/773-00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3">
            <text:p>1513</text:p>
          </table:table-cell>
          <table:table-cell office:value-type="string">
            <text:p>WEST </text:p>
          </table:table-cell>
          <table:table-cell office:value-type="string">
            <text:p>Glendon Milverton </text:p>
          </table:table-cell>
          <table:table-cell office:value-type="string">
            <text:p>Lot 43 Raphael Drive </text:p>
          </table:table-cell>
          <table:table-cell office:value-type="string">
            <text:p>El Prado Verde </text:p>
          </table:table-cell>
          <table:table-cell office:value-type="string">
            <text:p>St Catherine</text:p>
          </table:table-cell>
          <table:table-cell office:value-type="string">
            <text:p>771-2382/984-71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4">
            <text:p>1514</text:p>
          </table:table-cell>
          <table:table-cell office:value-type="string">
            <text:p>WHEATLEY </text:p>
          </table:table-cell>
          <table:table-cell office:value-type="string">
            <text:p>Andrew O'Brien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15">
            <text:p>1515</text:p>
          </table:table-cell>
          <table:table-cell office:value-type="string">
            <text:p>WHITE </text:p>
          </table:table-cell>
          <table:table-cell office:value-type="string">
            <text:p>Futtremann </text:p>
          </table:table-cell>
          <table:table-cell office:value-type="string">
            <text:p>25 St. Rose Drive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943013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6">
            <text:p>1516</text:p>
          </table:table-cell>
          <table:table-cell office:value-type="string">
            <text:p>WHITE </text:p>
          </table:table-cell>
          <table:table-cell office:value-type="string">
            <text:p>Sheldon </text:p>
          </table:table-cell>
          <table:table-cell office:value-type="string">
            <text:p>Lot A75 Castries Place </text:p>
          </table:table-cell>
          <table:table-cell office:value-type="string">
            <text:p>Caribbean Estates </text:p>
          </table:table-cell>
          <table:table-cell office:value-type="string">
            <text:p>St Catherine</text:p>
          </table:table-cell>
          <table:table-cell office:value-type="string">
            <text:p>984715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7">
            <text:p>1517</text:p>
          </table:table-cell>
          <table:table-cell office:value-type="string">
            <text:p>WHITE </text:p>
          </table:table-cell>
          <table:table-cell office:value-type="string">
            <text:p>Thelma M </text:p>
          </table:table-cell>
          <table:table-cell office:value-type="string">
            <text:p>21 Autumn Avenue </text:p>
          </table:table-cell>
          <table:table-cell office:value-type="string">
            <text:p>Bridgep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18">
            <text:p>1518</text:p>
          </table:table-cell>
          <table:table-cell office:value-type="string">
            <text:p>WHITE </text:p>
          </table:table-cell>
          <table:table-cell office:value-type="string">
            <text:p>Ransford </text:p>
          </table:table-cell>
          <table:table-cell office:value-type="string">
            <text:p>Lot 5 </text:p>
          </table:table-cell>
          <table:table-cell office:value-type="string">
            <text:p>Portmore Lane </text:p>
          </table:table-cell>
          <table:table-cell office:value-type="string">
            <text:p>St Catherine</text:p>
          </table:table-cell>
          <table:table-cell office:value-type="string">
            <text:p>702-282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19">
            <text:p>1519</text:p>
          </table:table-cell>
          <table:table-cell office:value-type="string">
            <text:p>WHITE </text:p>
          </table:table-cell>
          <table:table-cell office:value-type="string">
            <text:p>Ansel Lloyd </text:p>
          </table:table-cell>
          <table:table-cell office:value-type="string">
            <text:p>- </text:p>
          </table:table-cell>
          <table:table-cell office:value-type="string">
            <text:p>Zephyrton </text:p>
          </table:table-cell>
          <table:table-cell office:value-type="string">
            <text:p>St Catherine</text:p>
          </table:table-cell>
          <table:table-cell office:value-type="string">
            <text:p>749-4937/306-79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0">
            <text:p>1520</text:p>
          </table:table-cell>
          <table:table-cell office:value-type="string">
            <text:p>WHITE </text:p>
          </table:table-cell>
          <table:table-cell office:value-type="string">
            <text:p>Daniel Arthur </text:p>
          </table:table-cell>
          <table:table-cell office:value-type="string">
            <text:p>53 North Avenue </text:p>
          </table:table-cell>
          <table:table-cell office:value-type="string">
            <text:p>Hampton Green </text:p>
          </table:table-cell>
          <table:table-cell office:value-type="string">
            <text:p>St Catherine</text:p>
          </table:table-cell>
          <table:table-cell office:value-type="string">
            <text:p>669-3084/775-2802/387-730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1">
            <text:p>1521</text:p>
          </table:table-cell>
          <table:table-cell office:value-type="string">
            <text:p>WHITE </text:p>
          </table:table-cell>
          <table:table-cell office:value-type="string">
            <text:p>Ricardo St. Peters </text:p>
          </table:table-cell>
          <table:table-cell office:value-type="string">
            <text:p>2420 Clugwell Road </text:p>
          </table:table-cell>
          <table:table-cell office:value-type="string">
            <text:p>Waterford </text:p>
          </table:table-cell>
          <table:table-cell office:value-type="string">
            <text:p>St Catherine</text:p>
          </table:table-cell>
          <table:table-cell office:value-type="string">
            <text:p>407-527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2">
            <text:p>1522</text:p>
          </table:table-cell>
          <table:table-cell office:value-type="string">
            <text:p>WHITTER </text:p>
          </table:table-cell>
          <table:table-cell office:value-type="string">
            <text:p>Karah Annabelle </text:p>
          </table:table-cell>
          <table:table-cell office:value-type="string">
            <text:p>137 Jacaranda Boulevard South </text:p>
          </table:table-cell>
          <table:table-cell office:value-type="string">
            <text:p>Innswood </text:p>
          </table:table-cell>
          <table:table-cell office:value-type="string">
            <text:p>St Catherine</text:p>
          </table:table-cell>
          <table:table-cell office:value-type="string">
            <text:p>633-5649/413-5314/922-801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3">
            <text:p>1523</text:p>
          </table:table-cell>
          <table:table-cell office:value-type="string">
            <text:p>WHYTE </text:p>
          </table:table-cell>
          <table:table-cell office:value-type="string">
            <text:p>Curven </text:p>
          </table:table-cell>
          <table:table-cell office:value-type="string">
            <text:p>563 Vanda Court </text:p>
          </table:table-cell>
          <table:table-cell office:value-type="string">
            <text:p>Eltham Park </text:p>
          </table:table-cell>
          <table:table-cell office:value-type="string">
            <text:p>St Catherine</text:p>
          </table:table-cell>
          <table:table-cell office:value-type="string">
            <text:p>57781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4">
            <text:p>1524</text:p>
          </table:table-cell>
          <table:table-cell office:value-type="string">
            <text:p>WHYTE </text:p>
          </table:table-cell>
          <table:table-cell office:value-type="string">
            <text:p>Tazolin Karl </text:p>
          </table:table-cell>
          <table:table-cell office:value-type="string">
            <text:p>17 Stuarton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25">
            <text:p>1525</text:p>
          </table:table-cell>
          <table:table-cell office:value-type="string">
            <text:p>WHYTE-PALMER </text:p>
          </table:table-cell>
          <table:table-cell office:value-type="string">
            <text:p>Sharon </text:p>
          </table:table-cell>
          <table:table-cell office:value-type="string">
            <text:p>12 Edge Hill Boulevard </text:p>
          </table:table-cell>
          <table:table-cell office:value-type="string">
            <text:p>Hellshire </text:p>
          </table:table-cell>
          <table:table-cell office:value-type="string">
            <text:p>St Catherine</text:p>
          </table:table-cell>
          <table:table-cell office:value-type="string">
            <text:p>47120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6">
            <text:p>1526</text:p>
          </table:table-cell>
          <table:table-cell office:value-type="string">
            <text:p>WHYTE-PALMER </text:p>
          </table:table-cell>
          <table:table-cell office:value-type="string">
            <text:p>Sharon </text:p>
          </table:table-cell>
          <table:table-cell office:value-type="string">
            <text:p>459, 41st Central Way </text:p>
          </table:table-cell>
          <table:table-cell office:value-type="string">
            <text:p>Silver Stone </text:p>
          </table:table-cell>
          <table:table-cell office:value-type="string">
            <text:p>St Catherine</text:p>
          </table:table-cell>
          <table:table-cell office:value-type="string">
            <text:p>471207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7">
            <text:p>1527</text:p>
          </table:table-cell>
          <table:table-cell office:value-type="string">
            <text:p>WILKS </text:p>
          </table:table-cell>
          <table:table-cell office:value-type="string">
            <text:p>Girline Iris </text:p>
          </table:table-cell>
          <table:table-cell office:value-type="string">
            <text:p>- </text:p>
          </table:table-cell>
          <table:table-cell office:value-type="string">
            <text:p>Top Hill </text:p>
          </table:table-cell>
          <table:table-cell office:value-type="string">
            <text:p>St Catherine</text:p>
          </table:table-cell>
          <table:table-cell office:value-type="string">
            <text:p>412-59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8">
            <text:p>1528</text:p>
          </table:table-cell>
          <table:table-cell office:value-type="string">
            <text:p>WILLIAMS </text:p>
          </table:table-cell>
          <table:table-cell office:value-type="string">
            <text:p>Roger </text:p>
          </table:table-cell>
          <table:table-cell office:value-type="string">
            <text:p>Red Ground </text:p>
          </table:table-cell>
          <table:table-cell office:value-type="string">
            <text:p>Coco Walk Farm </text:p>
          </table:table-cell>
          <table:table-cell office:value-type="string">
            <text:p>St Catherine</text:p>
          </table:table-cell>
          <table:table-cell office:value-type="string">
            <text:p>355721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29">
            <text:p>1529</text:p>
          </table:table-cell>
          <table:table-cell office:value-type="string">
            <text:p>WILLIAMS </text:p>
          </table:table-cell>
          <table:table-cell office:value-type="string">
            <text:p>Pauline Icilda </text:p>
          </table:table-cell>
          <table:table-cell office:value-type="string">
            <text:p>226 Keswick Avenue </text:p>
          </table:table-cell>
          <table:table-cell office:value-type="string">
            <text:p>Gregory Park P. O. </text:p>
          </table:table-cell>
          <table:table-cell office:value-type="string">
            <text:p>St Catherine</text:p>
          </table:table-cell>
          <table:table-cell office:value-type="string">
            <text:p>876-442-5645/ 669-31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0">
            <text:p>1530</text:p>
          </table:table-cell>
          <table:table-cell office:value-type="string">
            <text:p>WILLIAMS </text:p>
          </table:table-cell>
          <table:table-cell office:value-type="string">
            <text:p>Urel </text:p>
          </table:table-cell>
          <table:table-cell office:value-type="string">
            <text:p>1451 Bellina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39103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1">
            <text:p>1531</text:p>
          </table:table-cell>
          <table:table-cell office:value-type="string">
            <text:p>WILLIAMS </text:p>
          </table:table-cell>
          <table:table-cell office:value-type="string">
            <text:p>Paul </text:p>
          </table:table-cell>
          <table:table-cell office:value-type="string">
            <text:p>688 St. Augustine Road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85490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2">
            <text:p>1532</text:p>
          </table:table-cell>
          <table:table-cell office:value-type="string">
            <text:p>WILLIAMS </text:p>
          </table:table-cell>
          <table:table-cell office:value-type="string">
            <text:p>Dermoth </text:p>
          </table:table-cell>
          <table:table-cell office:value-type="string">
            <text:p>Bog Walk Main Road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44391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3">
            <text:p>1533</text:p>
          </table:table-cell>
          <table:table-cell office:value-type="string">
            <text:p>WILLIAMS </text:p>
          </table:table-cell>
          <table:table-cell office:value-type="string">
            <text:p>Rupert </text:p>
          </table:table-cell>
          <table:table-cell office:value-type="string">
            <text:p>- </text:p>
          </table:table-cell>
          <table:table-cell office:value-type="string">
            <text:p>Bushy Park </text:p>
          </table:table-cell>
          <table:table-cell office:value-type="string">
            <text:p>St Catherine</text:p>
          </table:table-cell>
          <table:table-cell office:value-type="string">
            <text:p>705-0245/365-527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4">
            <text:p>1534</text:p>
          </table:table-cell>
          <table:table-cell office:value-type="string">
            <text:p>WILLIAMS </text:p>
          </table:table-cell>
          <table:table-cell office:value-type="string">
            <text:p>Percival George </text:p>
          </table:table-cell>
          <table:table-cell office:value-type="string">
            <text:p>Lot 810 Brussels Avenue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35">
            <text:p>1535</text:p>
          </table:table-cell>
          <table:table-cell office:value-type="string">
            <text:p>WILLIAMS </text:p>
          </table:table-cell>
          <table:table-cell office:value-type="string">
            <text:p>Francis Elias </text:p>
          </table:table-cell>
          <table:table-cell office:value-type="string">
            <text:p>Berry Hill </text:p>
          </table:table-cell>
          <table:table-cell office:value-type="string">
            <text:p>Troja P.O.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36">
            <text:p>1536</text:p>
          </table:table-cell>
          <table:table-cell office:value-type="string">
            <text:p>WILLIAMS </text:p>
          </table:table-cell>
          <table:table-cell office:value-type="string">
            <text:p>Harold </text:p>
          </table:table-cell>
          <table:table-cell office:value-type="string">
            <text:p>Bellview Est. </text:p>
          </table:table-cell>
          <table:table-cell office:value-type="string">
            <text:p>St.Johns Road </text:p>
          </table:table-cell>
          <table:table-cell office:value-type="string">
            <text:p>St Catherine</text:p>
          </table:table-cell>
          <table:table-cell office:value-type="string">
            <text:p>309-89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7">
            <text:p>1537</text:p>
          </table:table-cell>
          <table:table-cell office:value-type="string">
            <text:p>WILLIAMS </text:p>
          </table:table-cell>
          <table:table-cell office:value-type="string">
            <text:p>Christopher Carl </text:p>
          </table:table-cell>
          <table:table-cell office:value-type="string">
            <text:p>James Mountain District </text:p>
          </table:table-cell>
          <table:table-cell office:value-type="string">
            <text:p>Sligoville </text:p>
          </table:table-cell>
          <table:table-cell office:value-type="string">
            <text:p>St Catherine</text:p>
          </table:table-cell>
          <table:table-cell office:value-type="string">
            <text:p>602-3768/361-40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8">
            <text:p>1538</text:p>
          </table:table-cell>
          <table:table-cell office:value-type="string">
            <text:p>WILLIAMS </text:p>
          </table:table-cell>
          <table:table-cell office:value-type="string">
            <text:p>Carmen Monica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708-176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39">
            <text:p>1539</text:p>
          </table:table-cell>
          <table:table-cell office:value-type="string">
            <text:p>WILLIAMS </text:p>
          </table:table-cell>
          <table:table-cell office:value-type="string">
            <text:p>Magnus </text:p>
          </table:table-cell>
          <table:table-cell office:value-type="string">
            <text:p>Lot 43 Pankaj Drive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943-33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0">
            <text:p>1540</text:p>
          </table:table-cell>
          <table:table-cell office:value-type="string">
            <text:p>WILLIAMS </text:p>
          </table:table-cell>
          <table:table-cell office:value-type="string">
            <text:p>Karette Rosealee </text:p>
          </table:table-cell>
          <table:table-cell office:value-type="string">
            <text:p>Lot 713 White Water Boulevard </text:p>
          </table:table-cell>
          <table:table-cell office:value-type="string">
            <text:p>Witewater Meadows </text:p>
          </table:table-cell>
          <table:table-cell office:value-type="string">
            <text:p>St Catherine</text:p>
          </table:table-cell>
          <table:table-cell office:value-type="string">
            <text:p>939-0339/877-8069/656-96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1">
            <text:p>1541</text:p>
          </table:table-cell>
          <table:table-cell office:value-type="string">
            <text:p>WILLIAMS </text:p>
          </table:table-cell>
          <table:table-cell office:value-type="string">
            <text:p>Peter Anthony </text:p>
          </table:table-cell>
          <table:table-cell office:value-type="string">
            <text:p>10 Ensom Crescent </text:p>
          </table:table-cell>
          <table:table-cell office:value-type="string">
            <text:p>Ensom City </text:p>
          </table:table-cell>
          <table:table-cell office:value-type="string">
            <text:p>St Catherine</text:p>
          </table:table-cell>
          <table:table-cell office:value-type="string">
            <text:p>527-4442/527-445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2">
            <text:p>1542</text:p>
          </table:table-cell>
          <table:table-cell office:value-type="string">
            <text:p>WILLIAMS </text:p>
          </table:table-cell>
          <table:table-cell office:value-type="string">
            <text:p>Delvetta </text:p>
          </table:table-cell>
          <table:table-cell office:value-type="string">
            <text:p>Lot 13A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70502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3">
            <text:p>1543</text:p>
          </table:table-cell>
          <table:table-cell office:value-type="string">
            <text:p>WILLIAMS </text:p>
          </table:table-cell>
          <table:table-cell office:value-type="string">
            <text:p>Junior </text:p>
          </table:table-cell>
          <table:table-cell office:value-type="string">
            <text:p>Lot 98 New Way </text:p>
          </table:table-cell>
          <table:table-cell office:value-type="string">
            <text:p>Cumberland Meadows </text:p>
          </table:table-cell>
          <table:table-cell office:value-type="string">
            <text:p>St Catherine</text:p>
          </table:table-cell>
          <table:table-cell office:value-type="string">
            <text:p>798248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4">
            <text:p>1544</text:p>
          </table:table-cell>
          <table:table-cell office:value-type="string">
            <text:p>WILLIAMS </text:p>
          </table:table-cell>
          <table:table-cell office:value-type="string">
            <text:p>Rakar </text:p>
          </table:table-cell>
          <table:table-cell office:value-type="string">
            <text:p>593 Eltham View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983418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5">
            <text:p>1545</text:p>
          </table:table-cell>
          <table:table-cell office:value-type="string">
            <text:p>WILLIAMS </text:p>
          </table:table-cell>
          <table:table-cell office:value-type="string">
            <text:p>Tuddiea </text:p>
          </table:table-cell>
          <table:table-cell office:value-type="string">
            <text:p/>
          </table:table-cell>
          <table:table-cell office:value-type="string">
            <text:p>Sligoville District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46">
            <text:p>1546</text:p>
          </table:table-cell>
          <table:table-cell office:value-type="string">
            <text:p>WILLIAMS </text:p>
          </table:table-cell>
          <table:table-cell office:value-type="string">
            <text:p>Paul </text:p>
          </table:table-cell>
          <table:table-cell office:value-type="string">
            <text:p>459, 41st Central Way </text:p>
          </table:table-cell>
          <table:table-cell office:value-type="string">
            <text:p>Silver Stone </text:p>
          </table:table-cell>
          <table:table-cell office:value-type="string">
            <text:p>St Catherine</text:p>
          </table:table-cell>
          <table:table-cell office:value-type="string">
            <text:p>85490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47">
            <text:p>1547</text:p>
          </table:table-cell>
          <table:table-cell office:value-type="string">
            <text:p>WILLIAMS </text:p>
          </table:table-cell>
          <table:table-cell office:value-type="string">
            <text:p>Lenox </text:p>
          </table:table-cell>
          <table:table-cell office:value-type="string">
            <text:p>688 St Augustine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48">
            <text:p>1548</text:p>
          </table:table-cell>
          <table:table-cell office:value-type="string">
            <text:p>WILLIAMS </text:p>
          </table:table-cell>
          <table:table-cell office:value-type="string">
            <text:p>Henry </text:p>
          </table:table-cell>
          <table:table-cell office:value-type="string">
            <text:p>1412 Fifth Manatee Way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49">
            <text:p>1549</text:p>
          </table:table-cell>
          <table:table-cell office:value-type="string">
            <text:p>WILLIAMS </text:p>
          </table:table-cell>
          <table:table-cell office:value-type="string">
            <text:p>Fitzroy </text:p>
          </table:table-cell>
          <table:table-cell office:value-type="string">
            <text:p>Lot 745 Benbow Avenue </text:p>
          </table:table-cell>
          <table:table-cell office:value-type="string">
            <text:p>Westchester Housing Schem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0">
            <text:p>1550</text:p>
          </table:table-cell>
          <table:table-cell office:value-type="string">
            <text:p>WILLIAMS </text:p>
          </table:table-cell>
          <table:table-cell office:value-type="string">
            <text:p>Pauline </text:p>
          </table:table-cell>
          <table:table-cell office:value-type="string">
            <text:p>1807 Waterford Park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1">
            <text:p>1551</text:p>
          </table:table-cell>
          <table:table-cell office:value-type="string">
            <text:p>WILLIAMS </text:p>
          </table:table-cell>
          <table:table-cell office:value-type="string">
            <text:p>Paul </text:p>
          </table:table-cell>
          <table:table-cell office:value-type="string">
            <text:p>688 St Augustine Road </text:p>
          </table:table-cell>
          <table:table-cell office:value-type="string">
            <text:p>Green Acres </text:p>
          </table:table-cell>
          <table:table-cell office:value-type="string">
            <text:p>St Catherine</text:p>
          </table:table-cell>
          <table:table-cell office:value-type="string">
            <text:p>854907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52">
            <text:p>1552</text:p>
          </table:table-cell>
          <table:table-cell office:value-type="string">
            <text:p>WILLIAMS </text:p>
          </table:table-cell>
          <table:table-cell office:value-type="string">
            <text:p>Lenox </text:p>
          </table:table-cell>
          <table:table-cell office:value-type="string">
            <text:p>1412 Fifth Manatee Way </text:p>
          </table:table-cell>
          <table:table-cell office:value-type="string">
            <text:p>Braeton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3">
            <text:p>1553</text:p>
          </table:table-cell>
          <table:table-cell office:value-type="string">
            <text:p>WILLIAMS </text:p>
          </table:table-cell>
          <table:table-cell office:value-type="string">
            <text:p>Henry </text:p>
          </table:table-cell>
          <table:table-cell office:value-type="string">
            <text:p>Lot 745 Benbow Avenue </text:p>
          </table:table-cell>
          <table:table-cell office:value-type="string">
            <text:p>Westchester Housing Schem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4">
            <text:p>1554</text:p>
          </table:table-cell>
          <table:table-cell office:value-type="string">
            <text:p>WILLIAMS </text:p>
          </table:table-cell>
          <table:table-cell office:value-type="string">
            <text:p>Fitzroy </text:p>
          </table:table-cell>
          <table:table-cell office:value-type="string">
            <text:p>1807 Waterford Park Way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5">
            <text:p>1555</text:p>
          </table:table-cell>
          <table:table-cell office:value-type="string">
            <text:p>WILLIAMS </text:p>
          </table:table-cell>
          <table:table-cell office:value-type="string">
            <text:p>Pauline </text:p>
          </table:table-cell>
          <table:table-cell office:value-type="string">
            <text:p>226 Keswick Avenue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56">
            <text:p>1556</text:p>
          </table:table-cell>
          <table:table-cell office:value-type="string">
            <text:p>WILLIAMS-BROWN </text:p>
          </table:table-cell>
          <table:table-cell office:value-type="string">
            <text:p>Terence </text:p>
          </table:table-cell>
          <table:table-cell office:value-type="string">
            <text:p>19 Azalia Way </text:p>
          </table:table-cell>
          <table:table-cell office:value-type="string">
            <text:p>Eltham Park </text:p>
          </table:table-cell>
          <table:table-cell office:value-type="string">
            <text:p>St Catherine</text:p>
          </table:table-cell>
          <table:table-cell office:value-type="string">
            <text:p>983-3051/772-05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57">
            <text:p>1557</text:p>
          </table:table-cell>
          <table:table-cell office:value-type="string">
            <text:p>WILLIAMSON </text:p>
          </table:table-cell>
          <table:table-cell office:value-type="string">
            <text:p>Andrew St. Aubyn </text:p>
          </table:table-cell>
          <table:table-cell office:value-type="string">
            <text:p>267 Red Avenue </text:p>
          </table:table-cell>
          <table:table-cell office:value-type="string">
            <text:p>Angels Grove Estate </text:p>
          </table:table-cell>
          <table:table-cell office:value-type="string">
            <text:p>St Catherine</text:p>
          </table:table-cell>
          <table:table-cell office:value-type="string">
            <text:p>449-5510/920-812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58">
            <text:p>1558</text:p>
          </table:table-cell>
          <table:table-cell office:value-type="string">
            <text:p>WILLIAMSON </text:p>
          </table:table-cell>
          <table:table-cell office:value-type="string">
            <text:p>Linda </text:p>
          </table:table-cell>
          <table:table-cell office:value-type="string">
            <text:p>190 Simpson Avenue </text:p>
          </table:table-cell>
          <table:table-cell office:value-type="string">
            <text:p>Fairview Park </text:p>
          </table:table-cell>
          <table:table-cell office:value-type="string">
            <text:p>St Catherine</text:p>
          </table:table-cell>
          <table:table-cell office:value-type="string">
            <text:p>876-981-034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59">
            <text:p>1559</text:p>
          </table:table-cell>
          <table:table-cell office:value-type="string">
            <text:p>WILLIAMS-PHILLIPS </text:p>
          </table:table-cell>
          <table:table-cell office:value-type="string">
            <text:p>Sandra </text:p>
          </table:table-cell>
          <table:table-cell office:value-type="string">
            <text:p>1 Martin Stree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60">
            <text:p>1560</text:p>
          </table:table-cell>
          <table:table-cell office:value-type="string">
            <text:p>WILLIAMS-SMITH </text:p>
          </table:table-cell>
          <table:table-cell office:value-type="string">
            <text:p>Ceta Annmarie </text:p>
          </table:table-cell>
          <table:table-cell office:value-type="string">
            <text:p>Lot 508 55 Oyster Way </text:p>
          </table:table-cell>
          <table:table-cell office:value-type="string">
            <text:p>New Harbour Village 1 </text:p>
          </table:table-cell>
          <table:table-cell office:value-type="string">
            <text:p>St Catherine</text:p>
          </table:table-cell>
          <table:table-cell office:value-type="string">
            <text:p>855-3290/832-42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1">
            <text:p>1561</text:p>
          </table:table-cell>
          <table:table-cell office:value-type="string">
            <text:p>WILLIS </text:p>
          </table:table-cell>
          <table:table-cell office:value-type="string">
            <text:p>Harvey </text:p>
          </table:table-cell>
          <table:table-cell office:value-type="string">
            <text:p>22 Valentine Drive </text:p>
          </table:table-cell>
          <table:table-cell office:value-type="string">
            <text:p>St. Jago Heights </text:p>
          </table:table-cell>
          <table:table-cell office:value-type="string">
            <text:p>St Catherine</text:p>
          </table:table-cell>
          <table:table-cell office:value-type="string">
            <text:p>984-4232/485464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2">
            <text:p>1562</text:p>
          </table:table-cell>
          <table:table-cell office:value-type="string">
            <text:p>WILLIS-ANDERSON </text:p>
          </table:table-cell>
          <table:table-cell office:value-type="string">
            <text:p>Naomi </text:p>
          </table:table-cell>
          <table:table-cell office:value-type="string">
            <text:p>Treadways District </text:p>
          </table:table-cell>
          <table:table-cell office:value-type="string">
            <text:p/>
          </table:table-cell>
          <table:table-cell office:value-type="string">
            <text:p>St Catherine</text:p>
          </table:table-cell>
          <table:table-cell office:value-type="string">
            <text:p>881954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3">
            <text:p>1563</text:p>
          </table:table-cell>
          <table:table-cell office:value-type="string">
            <text:p>WILSON </text:p>
          </table:table-cell>
          <table:table-cell office:value-type="string">
            <text:p>Karell </text:p>
          </table:table-cell>
          <table:table-cell office:value-type="string">
            <text:p>Lot 65 Elsala Close </text:p>
          </table:table-cell>
          <table:table-cell office:value-type="string">
            <text:p>Cedar Grove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64">
            <text:p>1564</text:p>
          </table:table-cell>
          <table:table-cell office:value-type="string">
            <text:p>WILSON </text:p>
          </table:table-cell>
          <table:table-cell office:value-type="string">
            <text:p>Orica </text:p>
          </table:table-cell>
          <table:table-cell office:value-type="string">
            <text:p>90 North Potterdale Place </text:p>
          </table:table-cell>
          <table:table-cell office:value-type="string">
            <text:p>Cumberland </text:p>
          </table:table-cell>
          <table:table-cell office:value-type="string">
            <text:p>St Catherine</text:p>
          </table:table-cell>
          <table:table-cell office:value-type="string">
            <text:p>998891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5">
            <text:p>1565</text:p>
          </table:table-cell>
          <table:table-cell office:value-type="string">
            <text:p>WILSON </text:p>
          </table:table-cell>
          <table:table-cell office:value-type="string">
            <text:p>Shirnette </text:p>
          </table:table-cell>
          <table:table-cell office:value-type="string">
            <text:p>1395 Craigmill Close </text:p>
          </table:table-cell>
          <table:table-cell office:value-type="string">
            <text:p>Waterford </text:p>
          </table:table-cell>
          <table:table-cell office:value-type="string">
            <text:p>St Catherine</text:p>
          </table:table-cell>
          <table:table-cell office:value-type="string">
            <text:p>704421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6">
            <text:p>1566</text:p>
          </table:table-cell>
          <table:table-cell office:value-type="string">
            <text:p>WILSON </text:p>
          </table:table-cell>
          <table:table-cell office:value-type="string">
            <text:p>Ian George </text:p>
          </table:table-cell>
          <table:table-cell office:value-type="string">
            <text:p>- </text:p>
          </table:table-cell>
          <table:table-cell office:value-type="string">
            <text:p>Wilrow Farm </text:p>
          </table:table-cell>
          <table:table-cell office:value-type="string">
            <text:p>St Catherine</text:p>
          </table:table-cell>
          <table:table-cell office:value-type="string">
            <text:p>985-8351/922-433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7">
            <text:p>1567</text:p>
          </table:table-cell>
          <table:table-cell office:value-type="string">
            <text:p>WILSON </text:p>
          </table:table-cell>
          <table:table-cell office:value-type="string">
            <text:p>Clover Allen </text:p>
          </table:table-cell>
          <table:table-cell office:value-type="string">
            <text:p>5 Collins Ave.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988-1905/793-8422/413-04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8">
            <text:p>1568</text:p>
          </table:table-cell>
          <table:table-cell office:value-type="string">
            <text:p>WILSON </text:p>
          </table:table-cell>
          <table:table-cell office:value-type="string">
            <text:p>Nigel </text:p>
          </table:table-cell>
          <table:table-cell office:value-type="string">
            <text:p>53 William Street </text:p>
          </table:table-cell>
          <table:table-cell office:value-type="string">
            <text:p>Spanish Town </text:p>
          </table:table-cell>
          <table:table-cell office:value-type="string">
            <text:p>St Catherine</text:p>
          </table:table-cell>
          <table:table-cell office:value-type="string">
            <text:p>384318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69">
            <text:p>1569</text:p>
          </table:table-cell>
          <table:table-cell office:value-type="string">
            <text:p>WILSON-KELLY </text:p>
          </table:table-cell>
          <table:table-cell office:value-type="string">
            <text:p>Kay </text:p>
          </table:table-cell>
          <table:table-cell office:value-type="string">
            <text:p>176 Massop Drive </text:p>
          </table:table-cell>
          <table:table-cell office:value-type="string">
            <text:p>Westport </text:p>
          </table:table-cell>
          <table:table-cell office:value-type="string">
            <text:p>St Catherine</text:p>
          </table:table-cell>
          <table:table-cell office:value-type="string">
            <text:p>322562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0">
            <text:p>1570</text:p>
          </table:table-cell>
          <table:table-cell office:value-type="string">
            <text:p>WOODFINE </text:p>
          </table:table-cell>
          <table:table-cell office:value-type="string">
            <text:p>Una F. </text:p>
          </table:table-cell>
          <table:table-cell office:value-type="string">
            <text:p>Lot 33 Friendship Housing Scheme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>981-92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1">
            <text:p>1571</text:p>
          </table:table-cell>
          <table:table-cell office:value-type="string">
            <text:p>WOODHAM </text:p>
          </table:table-cell>
          <table:table-cell office:value-type="string">
            <text:p>Collin Sebrant </text:p>
          </table:table-cell>
          <table:table-cell office:value-type="string">
            <text:p>9 Persichilli Dr. </text:p>
          </table:table-cell>
          <table:table-cell office:value-type="string">
            <text:p>Angels Estate </text:p>
          </table:table-cell>
          <table:table-cell office:value-type="string">
            <text:p>St Catherine</text:p>
          </table:table-cell>
          <table:table-cell office:value-type="string">
            <text:p>547-2887/869-40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2">
            <text:p>1572</text:p>
          </table:table-cell>
          <table:table-cell office:value-type="string">
            <text:p>WORGES </text:p>
          </table:table-cell>
          <table:table-cell office:value-type="string">
            <text:p>Angella Antoinette </text:p>
          </table:table-cell>
          <table:table-cell office:value-type="string">
            <text:p>Grateful Hill </text:p>
          </table:table-cell>
          <table:table-cell office:value-type="string">
            <text:p>Glengoffe </text:p>
          </table:table-cell>
          <table:table-cell office:value-type="string">
            <text:p>St Catherine</text:p>
          </table:table-cell>
          <table:table-cell office:value-type="string">
            <text:p>393-8834/318-8121/619-124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3">
            <text:p>1573</text:p>
          </table:table-cell>
          <table:table-cell office:value-type="string">
            <text:p>WRIGHT </text:p>
          </table:table-cell>
          <table:table-cell office:value-type="string">
            <text:p>Errol </text:p>
          </table:table-cell>
          <table:table-cell office:value-type="string">
            <text:p>23 Brussels Avenue </text:p>
          </table:table-cell>
          <table:table-cell office:value-type="string">
            <text:p>Passage Fort </text:p>
          </table:table-cell>
          <table:table-cell office:value-type="string">
            <text:p>St Catherine</text:p>
          </table:table-cell>
          <table:table-cell office:value-type="string">
            <text:p>9882035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4">
            <text:p>1574</text:p>
          </table:table-cell>
          <table:table-cell office:value-type="string">
            <text:p>WRIGHT </text:p>
          </table:table-cell>
          <table:table-cell office:value-type="string">
            <text:p>Elvia </text:p>
          </table:table-cell>
          <table:table-cell office:value-type="string">
            <text:p/>
          </table:table-cell>
          <table:table-cell office:value-type="string">
            <text:p>Benbow </text:p>
          </table:table-cell>
          <table:table-cell office:value-type="string">
            <text:p>St Catherine</text:p>
          </table:table-cell>
          <table:table-cell office:value-type="string">
            <text:p>994342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5">
            <text:p>1575</text:p>
          </table:table-cell>
          <table:table-cell office:value-type="string">
            <text:p>WRIGHT </text:p>
          </table:table-cell>
          <table:table-cell office:value-type="string">
            <text:p>Christobal </text:p>
          </table:table-cell>
          <table:table-cell office:value-type="string">
            <text:p>Lot 605 Mars Avenue </text:p>
          </table:table-cell>
          <table:table-cell office:value-type="string">
            <text:p>Cedar Grove Estate </text:p>
          </table:table-cell>
          <table:table-cell office:value-type="string">
            <text:p>St Catherine</text:p>
          </table:table-cell>
          <table:table-cell office:value-type="string">
            <text:p>74680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6">
            <text:p>1576</text:p>
          </table:table-cell>
          <table:table-cell office:value-type="string">
            <text:p>WRIGHT </text:p>
          </table:table-cell>
          <table:table-cell office:value-type="string">
            <text:p>Pearline </text:p>
          </table:table-cell>
          <table:table-cell office:value-type="string">
            <text:p>Lot 8 Montague Heights </text:p>
          </table:table-cell>
          <table:table-cell office:value-type="string">
            <text:p>- </text:p>
          </table:table-cell>
          <table:table-cell office:value-type="string">
            <text:p>St Catherine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77">
            <text:p>1577</text:p>
          </table:table-cell>
          <table:table-cell office:value-type="string">
            <text:p>WRIGHT </text:p>
          </table:table-cell>
          <table:table-cell office:value-type="string">
            <text:p>Orlanzo Everton </text:p>
          </table:table-cell>
          <table:table-cell office:value-type="string">
            <text:p>Mount Nebo Baptist Manse</text:p>
          </table:table-cell>
          <table:table-cell office:value-type="string">
            <text:p>P.O. Box 23 Guys Hill </text:p>
          </table:table-cell>
          <table:table-cell office:value-type="string">
            <text:p>St Catherine</text:p>
          </table:table-cell>
          <table:table-cell office:value-type="string">
            <text:p>994-3424/994-31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8">
            <text:p>1578</text:p>
          </table:table-cell>
          <table:table-cell office:value-type="string">
            <text:p>WRIGHT </text:p>
          </table:table-cell>
          <table:table-cell office:value-type="string">
            <text:p>Durran Dewayne </text:p>
          </table:table-cell>
          <table:table-cell office:value-type="string">
            <text:p>19 Vermont Avenue </text:p>
          </table:table-cell>
          <table:table-cell office:value-type="string">
            <text:p>Bridgeport P.O </text:p>
          </table:table-cell>
          <table:table-cell office:value-type="string">
            <text:p>St Catherine</text:p>
          </table:table-cell>
          <table:table-cell office:value-type="string">
            <text:p>704-2172/351-821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79">
            <text:p>1579</text:p>
          </table:table-cell>
          <table:table-cell office:value-type="string">
            <text:p>WRIGHT </text:p>
          </table:table-cell>
          <table:table-cell office:value-type="string">
            <text:p>Lajoy </text:p>
          </table:table-cell>
          <table:table-cell office:value-type="string">
            <text:p>400 Poncianna Road </text:p>
          </table:table-cell>
          <table:table-cell office:value-type="string">
            <text:p>Longville Park </text:p>
          </table:table-cell>
          <table:table-cell office:value-type="string">
            <text:p>St Catherine</text:p>
          </table:table-cell>
          <table:table-cell office:value-type="string">
            <text:p>314750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0">
            <text:p>1580</text:p>
          </table:table-cell>
          <table:table-cell office:value-type="string">
            <text:p>WYNTER </text:p>
          </table:table-cell>
          <table:table-cell office:value-type="string">
            <text:p>Sean Ruel </text:p>
          </table:table-cell>
          <table:table-cell office:value-type="string">
            <text:p>Lot 685 1st Marlin Way </text:p>
          </table:table-cell>
          <table:table-cell office:value-type="string">
            <text:p>Braeton Phase 1 </text:p>
          </table:table-cell>
          <table:table-cell office:value-type="string">
            <text:p>St Catherine</text:p>
          </table:table-cell>
          <table:table-cell office:value-type="string">
            <text:p>887-1764/819-51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1">
            <text:p>1581</text:p>
          </table:table-cell>
          <table:table-cell office:value-type="string">
            <text:p>YOUNG </text:p>
          </table:table-cell>
          <table:table-cell office:value-type="string">
            <text:p>Trevor Alexander </text:p>
          </table:table-cell>
          <table:table-cell office:value-type="string">
            <text:p>Lot 331 Fairfield Boulevard </text:p>
          </table:table-cell>
          <table:table-cell office:value-type="string">
            <text:p>Friendship Meadows, Spanish Town </text:p>
          </table:table-cell>
          <table:table-cell office:value-type="string">
            <text:p>St Catherine</text:p>
          </table:table-cell>
          <table:table-cell office:value-type="string">
            <text:p>876-981-0050/819-123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2">
            <text:p>1582</text:p>
          </table:table-cell>
          <table:table-cell office:value-type="string">
            <text:p>YOUNG </text:p>
          </table:table-cell>
          <table:table-cell office:value-type="string">
            <text:p>Kevin Richardo </text:p>
          </table:table-cell>
          <table:table-cell office:value-type="string">
            <text:p>229, 5 West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76-824-071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3">
            <text:p>1583</text:p>
          </table:table-cell>
          <table:table-cell office:value-type="string">
            <text:p>YOUNG-MINOR </text:p>
          </table:table-cell>
          <table:table-cell office:value-type="string">
            <text:p>Marjorie </text:p>
          </table:table-cell>
          <table:table-cell office:value-type="string">
            <text:p>3 West, Lot 294 </text:p>
          </table:table-cell>
          <table:table-cell office:value-type="string">
            <text:p>Greater Portmore </text:p>
          </table:table-cell>
          <table:table-cell office:value-type="string">
            <text:p>St Catherine</text:p>
          </table:table-cell>
          <table:table-cell office:value-type="string">
            <text:p>876-620-9363/871-105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4">
            <text:p>1584</text:p>
          </table:table-cell>
          <table:table-cell office:value-type="string">
            <text:p>YOUNG-PALMER </text:p>
          </table:table-cell>
          <table:table-cell office:value-type="string">
            <text:p>Sharon </text:p>
          </table:table-cell>
          <table:table-cell office:value-type="string">
            <text:p>31 Garbally Drive </text:p>
          </table:table-cell>
          <table:table-cell office:value-type="string">
            <text:p>Box 436 Spanish Town </text:p>
          </table:table-cell>
          <table:table-cell office:value-type="string">
            <text:p>St Catherine</text:p>
          </table:table-cell>
          <table:table-cell office:value-type="string">
            <text:p>822-1291/440-9979/749-0245/522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5">
            <text:p>1585</text:p>
          </table:table-cell>
          <table:table-cell office:value-type="string">
            <text:p>Allen </text:p>
          </table:table-cell>
          <table:table-cell office:value-type="string">
            <text:p>Beverley </text:p>
          </table:table-cell>
          <table:table-cell office:value-type="string">
            <text:p>Bulls Bay P.O Box 90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>956616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6">
            <text:p>1586</text:p>
          </table:table-cell>
          <table:table-cell office:value-type="string">
            <text:p>ALLEN </text:p>
          </table:table-cell>
          <table:table-cell office:value-type="string">
            <text:p>Igol Leecent </text:p>
          </table:table-cell>
          <table:table-cell office:value-type="string">
            <text:p>- Bull Bay </text:p>
          </table:table-cell>
          <table:table-cell office:value-type="string">
            <text:p>Bull Bay </text:p>
          </table:table-cell>
          <table:table-cell office:value-type="string">
            <text:p>Hanover</text:p>
          </table:table-cell>
          <table:table-cell office:value-type="string">
            <text:p>956-6163/358-8692 956-5363/952-3678/952-1124/952-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7">
            <text:p>1587</text:p>
          </table:table-cell>
          <table:table-cell office:value-type="string">
            <text:p>ALLEN </text:p>
          </table:table-cell>
          <table:table-cell office:value-type="string">
            <text:p>Lorraine Rosetta </text:p>
          </table:table-cell>
          <table:table-cell office:value-type="string">
            <text:p>Lot 1 Orchard Box 42 Hopewell P.O. </text:p>
          </table:table-cell>
          <table:table-cell office:value-type="string">
            <text:p>Box 42 Hopewell P.O. </text:p>
          </table:table-cell>
          <table:table-cell office:value-type="string">
            <text:p>Hanover</text:p>
          </table:table-cell>
          <table:table-cell office:value-type="string">
            <text:p>1100/817-292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88">
            <text:p>1588</text:p>
          </table:table-cell>
          <table:table-cell office:value-type="string">
            <text:p>Andrews </text:p>
          </table:table-cell>
          <table:table-cell office:value-type="string">
            <text:p>Damion </text:p>
          </table:table-cell>
          <table:table-cell office:value-type="string">
            <text:p>Grange District Blairs Hil P.A </text:p>
          </table:table-cell>
          <table:table-cell office:value-type="string">
            <text:p>Blairs Hil P.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89">
            <text:p>1589</text:p>
          </table:table-cell>
          <table:table-cell office:value-type="string">
            <text:p>ANSINE </text:p>
          </table:table-cell>
          <table:table-cell office:value-type="string">
            <text:p>Christobel </text:p>
          </table:table-cell>
          <table:table-cell office:value-type="string">
            <text:p>- Askenish District </text:p>
          </table:table-cell>
          <table:table-cell office:value-type="string">
            <text:p>Askenish District </text:p>
          </table:table-cell>
          <table:table-cell office:value-type="string">
            <text:p>Hanover</text:p>
          </table:table-cell>
          <table:table-cell office:value-type="string">
            <text:p>909-351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0">
            <text:p>1590</text:p>
          </table:table-cell>
          <table:table-cell office:value-type="string">
            <text:p>Atkinson </text:p>
          </table:table-cell>
          <table:table-cell office:value-type="string">
            <text:p>Kirk </text:p>
          </table:table-cell>
          <table:table-cell office:value-type="string">
            <text:p>Elgin Town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91">
            <text:p>1591</text:p>
          </table:table-cell>
          <table:table-cell office:value-type="string">
            <text:p>Baker </text:p>
          </table:table-cell>
          <table:table-cell office:value-type="string">
            <text:p>Pearline </text:p>
          </table:table-cell>
          <table:table-cell office:value-type="string">
            <text:p>Cousins Cove Green Island P.O </text:p>
          </table:table-cell>
          <table:table-cell office:value-type="string">
            <text:p>Green Island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592">
            <text:p>1592</text:p>
          </table:table-cell>
          <table:table-cell office:value-type="string">
            <text:p>BAKER </text:p>
          </table:table-cell>
          <table:table-cell office:value-type="string">
            <text:p>Delva Merl (Mrs.) </text:p>
          </table:table-cell>
          <table:table-cell office:value-type="string">
            <text:p>- Maryland P.O. </text:p>
          </table:table-cell>
          <table:table-cell office:value-type="string">
            <text:p>Maryland P.O. </text:p>
          </table:table-cell>
          <table:table-cell office:value-type="string">
            <text:p>Hanover</text:p>
          </table:table-cell>
          <table:table-cell office:value-type="string">
            <text:p>918-0204/372-601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3">
            <text:p>1593</text:p>
          </table:table-cell>
          <table:table-cell office:value-type="string">
            <text:p>Barnes </text:p>
          </table:table-cell>
          <table:table-cell office:value-type="string">
            <text:p>Primrose </text:p>
          </table:table-cell>
          <table:table-cell office:value-type="string">
            <text:p>Chester Castle District Chester Castle P.O </text:p>
          </table:table-cell>
          <table:table-cell office:value-type="string">
            <text:p>Chester Castle P.O </text:p>
          </table:table-cell>
          <table:table-cell office:value-type="string">
            <text:p>Hanover</text:p>
          </table:table-cell>
          <table:table-cell office:value-type="string">
            <text:p>69416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4">
            <text:p>1594</text:p>
          </table:table-cell>
          <table:table-cell office:value-type="string">
            <text:p>BAUGH </text:p>
          </table:table-cell>
          <table:table-cell office:value-type="string">
            <text:p>Jennifer Lendre </text:p>
          </table:table-cell>
          <table:table-cell office:value-type="string">
            <text:p>Lot 171 Orange Bay Estate Green Island P.O. </text:p>
          </table:table-cell>
          <table:table-cell office:value-type="string">
            <text:p>Green Island P.O. </text:p>
          </table:table-cell>
          <table:table-cell office:value-type="string">
            <text:p>Hanover</text:p>
          </table:table-cell>
          <table:table-cell office:value-type="string">
            <text:p>957-6734/956-0273/771-443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5">
            <text:p>1595</text:p>
          </table:table-cell>
          <table:table-cell office:value-type="string">
            <text:p>BENNETT </text:p>
          </table:table-cell>
          <table:table-cell office:value-type="string">
            <text:p>Alton Lloyd </text:p>
          </table:table-cell>
          <table:table-cell office:value-type="string">
            <text:p>Askenish P.O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391-872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6">
            <text:p>1596</text:p>
          </table:table-cell>
          <table:table-cell office:value-type="string">
            <text:p>BLACK </text:p>
          </table:table-cell>
          <table:table-cell office:value-type="string">
            <text:p>Ioney (Mrs.) </text:p>
          </table:table-cell>
          <table:table-cell office:value-type="string">
            <text:p>Cousins Cove Box 4827 </text:p>
          </table:table-cell>
          <table:table-cell office:value-type="string">
            <text:p>Box 4827 </text:p>
          </table:table-cell>
          <table:table-cell office:value-type="string">
            <text:p>Hanover</text:p>
          </table:table-cell>
          <table:table-cell office:value-type="string">
            <text:p>956-6117/956-2222/358-279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7">
            <text:p>1597</text:p>
          </table:table-cell>
          <table:table-cell office:value-type="string">
            <text:p>BLAIR </text:p>
          </table:table-cell>
          <table:table-cell office:value-type="string">
            <text:p>Delbert Welesley (Rev.) </text:p>
          </table:table-cell>
          <table:table-cell office:value-type="string">
            <text:p>- Box 54 </text:p>
          </table:table-cell>
          <table:table-cell office:value-type="string">
            <text:p>Box 54 </text:p>
          </table:table-cell>
          <table:table-cell office:value-type="string">
            <text:p>Hanover</text:p>
          </table:table-cell>
          <table:table-cell office:value-type="string">
            <text:p>956-5996/956-5195/790-734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8">
            <text:p>1598</text:p>
          </table:table-cell>
          <table:table-cell office:value-type="string">
            <text:p>BLAKE </text:p>
          </table:table-cell>
          <table:table-cell office:value-type="string">
            <text:p>Admira E. </text:p>
          </table:table-cell>
          <table:table-cell office:value-type="string">
            <text:p>19 McKeans Drive Hopewell PO </text:p>
          </table:table-cell>
          <table:table-cell office:value-type="string">
            <text:p>Hopewell PO </text:p>
          </table:table-cell>
          <table:table-cell office:value-type="string">
            <text:p>Hanover</text:p>
          </table:table-cell>
          <table:table-cell office:value-type="string">
            <text:p>956-548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599">
            <text:p>1599</text:p>
          </table:table-cell>
          <table:table-cell office:value-type="string">
            <text:p>BROWN </text:p>
          </table:table-cell>
          <table:table-cell office:value-type="string">
            <text:p>Ansel </text:p>
          </table:table-cell>
          <table:table-cell office:value-type="string">
            <text:p>Box 47 Haughton Gardens </text:p>
          </table:table-cell>
          <table:table-cell office:value-type="string">
            <text:p>Haughton Gardens </text:p>
          </table:table-cell>
          <table:table-cell office:value-type="string">
            <text:p>Hanover</text:p>
          </table:table-cell>
          <table:table-cell office:value-type="string">
            <text:p>956-3080/886-138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0">
            <text:p>1600</text:p>
          </table:table-cell>
          <table:table-cell office:value-type="string">
            <text:p>BROWN </text:p>
          </table:table-cell>
          <table:table-cell office:value-type="string">
            <text:p>Beryl Maud (Mrs.) </text:p>
          </table:table-cell>
          <table:table-cell office:value-type="string">
            <text:p>- Cold Spring </text:p>
          </table:table-cell>
          <table:table-cell office:value-type="string">
            <text:p>Cold Spring </text:p>
          </table:table-cell>
          <table:table-cell office:value-type="string">
            <text:p>Hanover</text:p>
          </table:table-cell>
          <table:table-cell office:value-type="string">
            <text:p>792-6836/335-856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1">
            <text:p>1601</text:p>
          </table:table-cell>
          <table:table-cell office:value-type="string">
            <text:p>BROWN </text:p>
          </table:table-cell>
          <table:table-cell office:value-type="string">
            <text:p>Calvin G </text:p>
          </table:table-cell>
          <table:table-cell office:value-type="string">
            <text:p>- Main Street </text:p>
          </table:table-cell>
          <table:table-cell office:value-type="string">
            <text:p>Main Street </text:p>
          </table:table-cell>
          <table:table-cell office:value-type="string">
            <text:p>Hanover</text:p>
          </table:table-cell>
          <table:table-cell office:value-type="string">
            <text:p>956-5059/979-0044/381-643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2">
            <text:p>1602</text:p>
          </table:table-cell>
          <table:table-cell office:value-type="string">
            <text:p>Bucknor </text:p>
          </table:table-cell>
          <table:table-cell office:value-type="string">
            <text:p>Hermena </text:p>
          </table:table-cell>
          <table:table-cell office:value-type="string">
            <text:p>Cold Spring Great Valley P.O </text:p>
          </table:table-cell>
          <table:table-cell office:value-type="string">
            <text:p>Great Valley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03">
            <text:p>1603</text:p>
          </table:table-cell>
          <table:table-cell office:value-type="string">
            <text:p>BUCKNOR </text:p>
          </table:table-cell>
          <table:table-cell office:value-type="string">
            <text:p>Sonia Clair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04">
            <text:p>1604</text:p>
          </table:table-cell>
          <table:table-cell office:value-type="string">
            <text:p>Calame </text:p>
          </table:table-cell>
          <table:table-cell office:value-type="string">
            <text:p>Kenroy </text:p>
          </table:table-cell>
          <table:table-cell office:value-type="string">
            <text:p>Lot# 258 Orange Bay Green Island P.O </text:p>
          </table:table-cell>
          <table:table-cell office:value-type="string">
            <text:p>Green Island P.O </text:p>
          </table:table-cell>
          <table:table-cell office:value-type="string">
            <text:p>Hanover</text:p>
          </table:table-cell>
          <table:table-cell office:value-type="string">
            <text:p>957674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5">
            <text:p>1605</text:p>
          </table:table-cell>
          <table:table-cell office:value-type="string">
            <text:p>CALAME </text:p>
          </table:table-cell>
          <table:table-cell office:value-type="string">
            <text:p> Fitzroy Millard </text:p>
          </table:table-cell>
          <table:table-cell office:value-type="string">
            <text:p>- P.O. Box 26, Green Island </text:p>
          </table:table-cell>
          <table:table-cell office:value-type="string">
            <text:p>P.O. Box 26, Green Island </text:p>
          </table:table-cell>
          <table:table-cell office:value-type="string">
            <text:p>Hanover</text:p>
          </table:table-cell>
          <table:table-cell office:value-type="string">
            <text:p>957-6568/955-4446/955-2767/374-77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6">
            <text:p>1606</text:p>
          </table:table-cell>
          <table:table-cell office:value-type="string">
            <text:p>CAMPBELL </text:p>
          </table:table-cell>
          <table:table-cell office:value-type="string">
            <text:p>Sarah Elizabeth </text:p>
          </table:table-cell>
          <table:table-cell office:value-type="string">
            <text:p>- Askenish District </text:p>
          </table:table-cell>
          <table:table-cell office:value-type="string">
            <text:p>Askenish District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07">
            <text:p>1607</text:p>
          </table:table-cell>
          <table:table-cell office:value-type="string">
            <text:p>CAMPBELL </text:p>
          </table:table-cell>
          <table:table-cell office:value-type="string">
            <text:p>Egbert George</text:p>
          </table:table-cell>
          <table:table-cell office:value-type="string">
            <text:p>76 Sunflower Drive Orchard Housing Scheme </text:p>
          </table:table-cell>
          <table:table-cell office:value-type="string">
            <text:p>Orchard Housing Scheme </text:p>
          </table:table-cell>
          <table:table-cell office:value-type="string">
            <text:p>Hanover</text:p>
          </table:table-cell>
          <table:table-cell office:value-type="string">
            <text:p>956-532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8">
            <text:p>1608</text:p>
          </table:table-cell>
          <table:table-cell office:value-type="string">
            <text:p>CAMPBELL </text:p>
          </table:table-cell>
          <table:table-cell office:value-type="string">
            <text:p>Cleodine Doreen </text:p>
          </table:table-cell>
          <table:table-cell office:value-type="string">
            <text:p>Lot 93 Orchard Housing Scheme Hopewell P.O. </text:p>
          </table:table-cell>
          <table:table-cell office:value-type="string">
            <text:p>Hopewell P.O. </text:p>
          </table:table-cell>
          <table:table-cell office:value-type="string">
            <text:p>Hanover</text:p>
          </table:table-cell>
          <table:table-cell office:value-type="string">
            <text:p>956-5418/328-51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09">
            <text:p>1609</text:p>
          </table:table-cell>
          <table:table-cell office:value-type="string">
            <text:p>CHAMBERS </text:p>
          </table:table-cell>
          <table:table-cell office:value-type="string">
            <text:p>Raymond Michael </text:p>
          </table:table-cell>
          <table:table-cell office:value-type="string">
            <text:p>Copperwood District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0">
            <text:p>1610</text:p>
          </table:table-cell>
          <table:table-cell office:value-type="string">
            <text:p>Chapman </text:p>
          </table:table-cell>
          <table:table-cell office:value-type="string">
            <text:p>Krystal-Gae </text:p>
          </table:table-cell>
          <table:table-cell office:value-type="string">
            <text:p>New Town Lucea </text:p>
          </table:table-cell>
          <table:table-cell office:value-type="string">
            <text:p>Luce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1">
            <text:p>1611</text:p>
          </table:table-cell>
          <table:table-cell office:value-type="string">
            <text:p>CLARE </text:p>
          </table:table-cell>
          <table:table-cell office:value-type="string">
            <text:p>Eric G. </text:p>
          </table:table-cell>
          <table:table-cell office:value-type="string">
            <text:p>- Dias P.O. </text:p>
          </table:table-cell>
          <table:table-cell office:value-type="string">
            <text:p>Dias P.O. </text:p>
          </table:table-cell>
          <table:table-cell office:value-type="string">
            <text:p>Hanover</text:p>
          </table:table-cell>
          <table:table-cell office:value-type="string">
            <text:p>956-871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12">
            <text:p>1612</text:p>
          </table:table-cell>
          <table:table-cell office:value-type="string">
            <text:p>Clarke </text:p>
          </table:table-cell>
          <table:table-cell office:value-type="string">
            <text:p>Dulcie </text:p>
          </table:table-cell>
          <table:table-cell office:value-type="string">
            <text:p>First Hill P.O Box 4706 Lucea </text:p>
          </table:table-cell>
          <table:table-cell office:value-type="string">
            <text:p>Luce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3">
            <text:p>1613</text:p>
          </table:table-cell>
          <table:table-cell office:value-type="string">
            <text:p>CLARKE </text:p>
          </table:table-cell>
          <table:table-cell office:value-type="string">
            <text:p>Errol George </text:p>
          </table:table-cell>
          <table:table-cell office:value-type="string">
            <text:p>- Johnson Town </text:p>
          </table:table-cell>
          <table:table-cell office:value-type="string">
            <text:p>Johnson Town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4">
            <text:p>1614</text:p>
          </table:table-cell>
          <table:table-cell office:value-type="string">
            <text:p>Clayton </text:p>
          </table:table-cell>
          <table:table-cell office:value-type="string">
            <text:p>Henrietta </text:p>
          </table:table-cell>
          <table:table-cell office:value-type="string">
            <text:p>New Milns Ken Jones P.O </text:p>
          </table:table-cell>
          <table:table-cell office:value-type="string">
            <text:p>Ken Jones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5">
            <text:p>1615</text:p>
          </table:table-cell>
          <table:table-cell office:value-type="string">
            <text:p>Craigie-Kerr </text:p>
          </table:table-cell>
          <table:table-cell office:value-type="string">
            <text:p>Cheryl </text:p>
          </table:table-cell>
          <table:table-cell office:value-type="string">
            <text:p>Elgin Town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6">
            <text:p>1616</text:p>
          </table:table-cell>
          <table:table-cell office:value-type="string">
            <text:p>CROOKS </text:p>
          </table:table-cell>
          <table:table-cell office:value-type="string">
            <text:p>Lester Churchill </text:p>
          </table:table-cell>
          <table:table-cell office:value-type="string">
            <text:p>- Unity Hall </text:p>
          </table:table-cell>
          <table:table-cell office:value-type="string">
            <text:p>Unity Hall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17">
            <text:p>1617</text:p>
          </table:table-cell>
          <table:table-cell office:value-type="string">
            <text:p>CROSSMAN </text:p>
          </table:table-cell>
          <table:table-cell office:value-type="string">
            <text:p>Pernell Elaine (Mrs) The Baptist Manse </text:p>
          </table:table-cell>
          <table:table-cell office:value-type="string">
            <text:p>Mosley Drive Box 125 </text:p>
          </table:table-cell>
          <table:table-cell office:value-type="string">
            <text:p>Mosley Drive Box 125 </text:p>
          </table:table-cell>
          <table:table-cell office:value-type="string">
            <text:p>Hanover</text:p>
          </table:table-cell>
          <table:table-cell office:value-type="string">
            <text:p>956-2265/354-284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18">
            <text:p>1618</text:p>
          </table:table-cell>
          <table:table-cell office:value-type="string">
            <text:p>Dacosta </text:p>
          </table:table-cell>
          <table:table-cell office:value-type="string">
            <text:p>Douglas </text:p>
          </table:table-cell>
          <table:table-cell office:value-type="string">
            <text:p>Capso District PA.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19">
            <text:p>1619</text:p>
          </table:table-cell>
          <table:table-cell office:value-type="string">
            <text:p>DAVIS </text:p>
          </table:table-cell>
          <table:table-cell office:value-type="string">
            <text:p>KEITH </text:p>
          </table:table-cell>
          <table:table-cell office:value-type="string">
            <text:p>Green Island </text:p>
          </table:table-cell>
          <table:table-cell office:value-type="string">
            <text:p>Green Island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20">
            <text:p>1620</text:p>
          </table:table-cell>
          <table:table-cell office:value-type="string">
            <text:p>DAVIS </text:p>
          </table:table-cell>
          <table:table-cell office:value-type="string">
            <text:p>Marcia Dawn Baptist Manse </text:p>
          </table:table-cell>
          <table:table-cell office:value-type="string">
            <text:p>Bamboo District </text:p>
          </table:table-cell>
          <table:table-cell office:value-type="string">
            <text:p>Bamboo District </text:p>
          </table:table-cell>
          <table:table-cell office:value-type="string">
            <text:p>Hanover</text:p>
          </table:table-cell>
          <table:table-cell office:value-type="string">
            <text:p>953-5964/315-85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1">
            <text:p>1621</text:p>
          </table:table-cell>
          <table:table-cell office:value-type="string">
            <text:p>DAVY </text:p>
          </table:table-cell>
          <table:table-cell office:value-type="string">
            <text:p>John Ishmael </text:p>
          </table:table-cell>
          <table:table-cell office:value-type="string">
            <text:p>- Santoy </text:p>
          </table:table-cell>
          <table:table-cell office:value-type="string">
            <text:p>Santoy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2">
            <text:p>1622</text:p>
          </table:table-cell>
          <table:table-cell office:value-type="string">
            <text:p>Dawes </text:p>
          </table:table-cell>
          <table:table-cell office:value-type="string">
            <text:p>Leroy </text:p>
          </table:table-cell>
          <table:table-cell office:value-type="string">
            <text:p>Lot 153 Logwood Close Orange Bay </text:p>
          </table:table-cell>
          <table:table-cell office:value-type="string">
            <text:p>Orange Bay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23">
            <text:p>1623</text:p>
          </table:table-cell>
          <table:table-cell office:value-type="string">
            <text:p>DAWSON-LAWRENCE </text:p>
          </table:table-cell>
          <table:table-cell office:value-type="string">
            <text:p>Beverley Mae (Mrs) </text:p>
          </table:table-cell>
          <table:table-cell office:value-type="string">
            <text:p>Copper Wood P.O. Box 59 </text:p>
          </table:table-cell>
          <table:table-cell office:value-type="string">
            <text:p>P.O. Box 59 </text:p>
          </table:table-cell>
          <table:table-cell office:value-type="string">
            <text:p>Hanover</text:p>
          </table:table-cell>
          <table:table-cell office:value-type="string">
            <text:p>956-2111/340-192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4">
            <text:p>1624</text:p>
          </table:table-cell>
          <table:table-cell office:value-type="string">
            <text:p>DEHANEY </text:p>
          </table:table-cell>
          <table:table-cell office:value-type="string">
            <text:p>Jeremiah Alexander </text:p>
          </table:table-cell>
          <table:table-cell office:value-type="string">
            <text:p>Lot 32 Orchard Housing Scheme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379/846-206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5">
            <text:p>1625</text:p>
          </table:table-cell>
          <table:table-cell office:value-type="string">
            <text:p>Dennis </text:p>
          </table:table-cell>
          <table:table-cell office:value-type="string">
            <text:p>Radcliffe </text:p>
          </table:table-cell>
          <table:table-cell office:value-type="string">
            <text:p>Logwood District Santoy P.A </text:p>
          </table:table-cell>
          <table:table-cell office:value-type="string">
            <text:p>Santoy P.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26">
            <text:p>1626</text:p>
          </table:table-cell>
          <table:table-cell office:value-type="string">
            <text:p>Dewar </text:p>
          </table:table-cell>
          <table:table-cell office:value-type="string">
            <text:p>Dulcie </text:p>
          </table:table-cell>
          <table:table-cell office:value-type="string">
            <text:p>Haddington District Ken Jones P.O </text:p>
          </table:table-cell>
          <table:table-cell office:value-type="string">
            <text:p>Ken Jones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27">
            <text:p>1627</text:p>
          </table:table-cell>
          <table:table-cell office:value-type="string">
            <text:p>Dewar </text:p>
          </table:table-cell>
          <table:table-cell office:value-type="string">
            <text:p>Delroy </text:p>
          </table:table-cell>
          <table:table-cell office:value-type="string">
            <text:p>Chester Castle P.O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>694194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8">
            <text:p>1628</text:p>
          </table:table-cell>
          <table:table-cell office:value-type="string">
            <text:p>DIXON </text:p>
          </table:table-cell>
          <table:table-cell office:value-type="string">
            <text:p>Claudette Carmen </text:p>
          </table:table-cell>
          <table:table-cell office:value-type="string">
            <text:p>- Dias </text:p>
          </table:table-cell>
          <table:table-cell office:value-type="string">
            <text:p>Dias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29">
            <text:p>1629</text:p>
          </table:table-cell>
          <table:table-cell office:value-type="string">
            <text:p>DOCKERY-BROWN </text:p>
          </table:table-cell>
          <table:table-cell office:value-type="string">
            <text:p>Cheryl </text:p>
          </table:table-cell>
          <table:table-cell office:value-type="string">
            <text:p>- Spanish Hill </text:p>
          </table:table-cell>
          <table:table-cell office:value-type="string">
            <text:p>Spanish Hill </text:p>
          </table:table-cell>
          <table:table-cell office:value-type="string">
            <text:p>Hanover</text:p>
          </table:table-cell>
          <table:table-cell office:value-type="string">
            <text:p>956-2588/956-3993/399-381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0">
            <text:p>1630</text:p>
          </table:table-cell>
          <table:table-cell office:value-type="string">
            <text:p>DONALDSON </text:p>
          </table:table-cell>
          <table:table-cell office:value-type="string">
            <text:p>Merletta </text:p>
          </table:table-cell>
          <table:table-cell office:value-type="string">
            <text:p>- Jericho District </text:p>
          </table:table-cell>
          <table:table-cell office:value-type="string">
            <text:p>Jericho District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1">
            <text:p>1631</text:p>
          </table:table-cell>
          <table:table-cell office:value-type="string">
            <text:p>Drummond </text:p>
          </table:table-cell>
          <table:table-cell office:value-type="string">
            <text:p>Michael </text:p>
          </table:table-cell>
          <table:table-cell office:value-type="string">
            <text:p>P.O Box 4823 Lucea </text:p>
          </table:table-cell>
          <table:table-cell office:value-type="string">
            <text:p>Luce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32">
            <text:p>1632</text:p>
          </table:table-cell>
          <table:table-cell office:value-type="string">
            <text:p>EDWARDS </text:p>
          </table:table-cell>
          <table:table-cell office:value-type="string">
            <text:p>Eric 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831-1920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3">
            <text:p>1633</text:p>
          </table:table-cell>
          <table:table-cell office:value-type="string">
            <text:p>FARQHARSON </text:p>
          </table:table-cell>
          <table:table-cell office:value-type="string">
            <text:p>Vernal Edward </text:p>
          </table:table-cell>
          <table:table-cell office:value-type="string">
            <text:p>Haughton Boroughs P.O. Box 121 </text:p>
          </table:table-cell>
          <table:table-cell office:value-type="string">
            <text:p>P.O. Box 121 </text:p>
          </table:table-cell>
          <table:table-cell office:value-type="string">
            <text:p>Hanover</text:p>
          </table:table-cell>
          <table:table-cell office:value-type="string">
            <text:p>370-507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4">
            <text:p>1634</text:p>
          </table:table-cell>
          <table:table-cell office:value-type="string">
            <text:p>FERGUSON </text:p>
          </table:table-cell>
          <table:table-cell office:value-type="string">
            <text:p>Lindo Antonio </text:p>
          </table:table-cell>
          <table:table-cell office:value-type="string">
            <text:p>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5">
            <text:p>1635</text:p>
          </table:table-cell>
          <table:table-cell office:value-type="string">
            <text:p>Foote Daye </text:p>
          </table:table-cell>
          <table:table-cell office:value-type="string">
            <text:p>Ingrid </text:p>
          </table:table-cell>
          <table:table-cell office:value-type="string">
            <text:p>Apt 200 Point Valley </text:p>
          </table:table-cell>
          <table:table-cell office:value-type="string">
            <text:p>Point Valley </text:p>
          </table:table-cell>
          <table:table-cell office:value-type="string">
            <text:p>Hanover</text:p>
          </table:table-cell>
          <table:table-cell office:value-type="string">
            <text:p>279681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6">
            <text:p>1636</text:p>
          </table:table-cell>
          <table:table-cell office:value-type="string">
            <text:p>FORBES </text:p>
          </table:table-cell>
          <table:table-cell office:value-type="string">
            <text:p>Roydel Colton Adolphus </text:p>
          </table:table-cell>
          <table:table-cell office:value-type="string">
            <text:p>Upper Rock Spring P.O. Box 60 </text:p>
          </table:table-cell>
          <table:table-cell office:value-type="string">
            <text:p>P.O. Box 60 </text:p>
          </table:table-cell>
          <table:table-cell office:value-type="string">
            <text:p>Hanover</text:p>
          </table:table-cell>
          <table:table-cell office:value-type="string">
            <text:p>836-7300/431-028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37">
            <text:p>1637</text:p>
          </table:table-cell>
          <table:table-cell office:value-type="string">
            <text:p>Frame-Bennett </text:p>
          </table:table-cell>
          <table:table-cell office:value-type="string">
            <text:p>Joyce </text:p>
          </table:table-cell>
          <table:table-cell office:value-type="string">
            <text:p>Lances Bay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38">
            <text:p>1638</text:p>
          </table:table-cell>
          <table:table-cell office:value-type="string">
            <text:p>Francis </text:p>
          </table:table-cell>
          <table:table-cell office:value-type="string">
            <text:p>Ena </text:p>
          </table:table-cell>
          <table:table-cell office:value-type="string">
            <text:p>Pondside District Crest Valley P.O </text:p>
          </table:table-cell>
          <table:table-cell office:value-type="string">
            <text:p>Crest Valley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39">
            <text:p>1639</text:p>
          </table:table-cell>
          <table:table-cell office:value-type="string">
            <text:p>Francis-Malcolm </text:p>
          </table:table-cell>
          <table:table-cell office:value-type="string">
            <text:p>Valrie </text:p>
          </table:table-cell>
          <table:table-cell office:value-type="string">
            <text:p>Blenheim Box 135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40">
            <text:p>1640</text:p>
          </table:table-cell>
          <table:table-cell office:value-type="string">
            <text:p>GAGE </text:p>
          </table:table-cell>
          <table:table-cell office:value-type="string">
            <text:p>Jennifer Patrice </text:p>
          </table:table-cell>
          <table:table-cell office:value-type="string">
            <text:p>Church Street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207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1">
            <text:p>1641</text:p>
          </table:table-cell>
          <table:table-cell office:value-type="string">
            <text:p>GAYLE </text:p>
          </table:table-cell>
          <table:table-cell office:value-type="string">
            <text:p>Lona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223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2">
            <text:p>1642</text:p>
          </table:table-cell>
          <table:table-cell office:value-type="string">
            <text:p>Gillies </text:p>
          </table:table-cell>
          <table:table-cell office:value-type="string">
            <text:p>Nathaniel </text:p>
          </table:table-cell>
          <table:table-cell office:value-type="string">
            <text:p>New Martins District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43">
            <text:p>1643</text:p>
          </table:table-cell>
          <table:table-cell office:value-type="string">
            <text:p>Gillies </text:p>
          </table:table-cell>
          <table:table-cell office:value-type="string">
            <text:p>Milkah </text:p>
          </table:table-cell>
          <table:table-cell office:value-type="string">
            <text:p>Hddington District Ken Jones P.O </text:p>
          </table:table-cell>
          <table:table-cell office:value-type="string">
            <text:p>Ken Jones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44">
            <text:p>1644</text:p>
          </table:table-cell>
          <table:table-cell office:value-type="string">
            <text:p>GRAHAM </text:p>
          </table:table-cell>
          <table:table-cell office:value-type="string">
            <text:p>Alfred Georg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5">
            <text:p>1645</text:p>
          </table:table-cell>
          <table:table-cell office:value-type="string">
            <text:p>Grant </text:p>
          </table:table-cell>
          <table:table-cell office:value-type="string">
            <text:p>Trevor </text:p>
          </table:table-cell>
          <table:table-cell office:value-type="string">
            <text:p>Pondside District Grove Valley P.O </text:p>
          </table:table-cell>
          <table:table-cell office:value-type="string">
            <text:p>Grove Valley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46">
            <text:p>1646</text:p>
          </table:table-cell>
          <table:table-cell office:value-type="string">
            <text:p>Grant </text:p>
          </table:table-cell>
          <table:table-cell office:value-type="string">
            <text:p>Tennesha </text:p>
          </table:table-cell>
          <table:table-cell office:value-type="string">
            <text:p>Haughton Court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>956240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7">
            <text:p>1647</text:p>
          </table:table-cell>
          <table:table-cell office:value-type="string">
            <text:p>GRANT </text:p>
          </table:table-cell>
          <table:table-cell office:value-type="string">
            <text:p>Ewart W C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838-87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48">
            <text:p>1648</text:p>
          </table:table-cell>
          <table:table-cell office:value-type="string">
            <text:p>Grant-Smith </text:p>
          </table:table-cell>
          <table:table-cell office:value-type="string">
            <text:p>Tiffany </text:p>
          </table:table-cell>
          <table:table-cell office:value-type="string">
            <text:p>Dias District Dias P.O </text:p>
          </table:table-cell>
          <table:table-cell office:value-type="string">
            <text:p>Dias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49">
            <text:p>1649</text:p>
          </table:table-cell>
          <table:table-cell office:value-type="string">
            <text:p>GRAY </text:p>
          </table:table-cell>
          <table:table-cell office:value-type="string">
            <text:p>Cyril 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09-725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0">
            <text:p>1650</text:p>
          </table:table-cell>
          <table:table-cell office:value-type="string">
            <text:p>GRAY </text:p>
          </table:table-cell>
          <table:table-cell office:value-type="string">
            <text:p>Alfred Augustus </text:p>
          </table:table-cell>
          <table:table-cell office:value-type="string">
            <text:p>Lot 233 Tryall Gardens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7-9270/889-84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1">
            <text:p>1651</text:p>
          </table:table-cell>
          <table:table-cell office:value-type="string">
            <text:p>GRINION </text:p>
          </table:table-cell>
          <table:table-cell office:value-type="string">
            <text:p>Iona Mckardie </text:p>
          </table:table-cell>
          <table:table-cell office:value-type="string">
            <text:p>- Thompson Hill </text:p>
          </table:table-cell>
          <table:table-cell office:value-type="string">
            <text:p>Thompson Hill </text:p>
          </table:table-cell>
          <table:table-cell office:value-type="string">
            <text:p>Hanover</text:p>
          </table:table-cell>
          <table:table-cell office:value-type="string">
            <text:p>999-400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2">
            <text:p>1652</text:p>
          </table:table-cell>
          <table:table-cell office:value-type="string">
            <text:p>HALL </text:p>
          </table:table-cell>
          <table:table-cell office:value-type="string">
            <text:p>Fay Elene </text:p>
          </table:table-cell>
          <table:table-cell office:value-type="string">
            <text:p>Lot 192 Orange Bay Estate - P.O. Box 4707 Sandy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7-68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3">
            <text:p>1653</text:p>
          </table:table-cell>
          <table:table-cell office:value-type="string">
            <text:p>HAMILTON </text:p>
          </table:table-cell>
          <table:table-cell office:value-type="string">
            <text:p>Donovan Earl </text:p>
          </table:table-cell>
          <table:table-cell office:value-type="string">
            <text:p>226 Tryall Gardens Bay </text:p>
          </table:table-cell>
          <table:table-cell office:value-type="string">
            <text:p>Bay </text:p>
          </table:table-cell>
          <table:table-cell office:value-type="string">
            <text:p>Hanover</text:p>
          </table:table-cell>
          <table:table-cell office:value-type="string">
            <text:p>869-7091/361-821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4">
            <text:p>1654</text:p>
          </table:table-cell>
          <table:table-cell office:value-type="string">
            <text:p>HARRIS </text:p>
          </table:table-cell>
          <table:table-cell office:value-type="string">
            <text:p>Carryl Hiffingham </text:p>
          </table:table-cell>
          <table:table-cell office:value-type="string">
            <text:p>Gurneys Mount Cold Spring </text:p>
          </table:table-cell>
          <table:table-cell office:value-type="string">
            <text:p>Cold Spring </text:p>
          </table:table-cell>
          <table:table-cell office:value-type="string">
            <text:p>Hanover</text:p>
          </table:table-cell>
          <table:table-cell office:value-type="string">
            <text:p>815-75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5">
            <text:p>1655</text:p>
          </table:table-cell>
          <table:table-cell office:value-type="string">
            <text:p>Hartley </text:p>
          </table:table-cell>
          <table:table-cell office:value-type="string">
            <text:p>Delroy </text:p>
          </table:table-cell>
          <table:table-cell office:value-type="string">
            <text:p>Lances River Lucea </text:p>
          </table:table-cell>
          <table:table-cell office:value-type="string">
            <text:p>Lucea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56">
            <text:p>1656</text:p>
          </table:table-cell>
          <table:table-cell office:value-type="string">
            <text:p>HERBERT </text:p>
          </table:table-cell>
          <table:table-cell office:value-type="string">
            <text:p>Hazel Eugenie </text:p>
          </table:table-cell>
          <table:table-cell office:value-type="string">
            <text:p>- Logwood District </text:p>
          </table:table-cell>
          <table:table-cell office:value-type="string">
            <text:p>Logwood District </text:p>
          </table:table-cell>
          <table:table-cell office:value-type="string">
            <text:p>Hanover</text:p>
          </table:table-cell>
          <table:table-cell office:value-type="string">
            <text:p>609-11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7">
            <text:p>1657</text:p>
          </table:table-cell>
          <table:table-cell office:value-type="string">
            <text:p>Hill </text:p>
          </table:table-cell>
          <table:table-cell office:value-type="string">
            <text:p>Sandrene </text:p>
          </table:table-cell>
          <table:table-cell office:value-type="string">
            <text:p>Lot 105 Tryall Gardens Sandy Bay </text:p>
          </table:table-cell>
          <table:table-cell office:value-type="string">
            <text:p>Sandy Bay </text:p>
          </table:table-cell>
          <table:table-cell office:value-type="string">
            <text:p>Hanover</text:p>
          </table:table-cell>
          <table:table-cell office:value-type="string">
            <text:p>953543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8">
            <text:p>1658</text:p>
          </table:table-cell>
          <table:table-cell office:value-type="string">
            <text:p>HISLOP </text:p>
          </table:table-cell>
          <table:table-cell office:value-type="string">
            <text:p>Daniel Washington </text:p>
          </table:table-cell>
          <table:table-cell office:value-type="string">
            <text:p>Hillsbrook Flower Hill </text:p>
          </table:table-cell>
          <table:table-cell office:value-type="string">
            <text:p>Flower Hill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59">
            <text:p>1659</text:p>
          </table:table-cell>
          <table:table-cell office:value-type="string">
            <text:p>HOLNESS-MUIR </text:p>
          </table:table-cell>
          <table:table-cell office:value-type="string">
            <text:p>Lorene Vinola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3-50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0">
            <text:p>1660</text:p>
          </table:table-cell>
          <table:table-cell office:value-type="string">
            <text:p>HOLT </text:p>
          </table:table-cell>
          <table:table-cell office:value-type="string">
            <text:p>Darius </text:p>
          </table:table-cell>
          <table:table-cell office:value-type="string">
            <text:p>Mount Pete District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462-059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1">
            <text:p>1661</text:p>
          </table:table-cell>
          <table:table-cell office:value-type="string">
            <text:p>Hooper-Johnson </text:p>
          </table:table-cell>
          <table:table-cell office:value-type="string">
            <text:p>Christeen </text:p>
          </table:table-cell>
          <table:table-cell office:value-type="string">
            <text:p>Cacoon District Dias P.O </text:p>
          </table:table-cell>
          <table:table-cell office:value-type="string">
            <text:p>Dias P.O </text:p>
          </table:table-cell>
          <table:table-cell office:value-type="string">
            <text:p>Hanover</text:p>
          </table:table-cell>
          <table:table-cell office:value-type="string">
            <text:p>3711042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2">
            <text:p>1662</text:p>
          </table:table-cell>
          <table:table-cell office:value-type="string">
            <text:p>Hutchinson </text:p>
          </table:table-cell>
          <table:table-cell office:value-type="string">
            <text:p>Cylin </text:p>
          </table:table-cell>
          <table:table-cell office:value-type="string">
            <text:p>Retrieve Jericho P.O </text:p>
          </table:table-cell>
          <table:table-cell office:value-type="string">
            <text:p>Jericho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63">
            <text:p>1663</text:p>
          </table:table-cell>
          <table:table-cell office:value-type="string">
            <text:p>HUTCHINSON </text:p>
          </table:table-cell>
          <table:table-cell office:value-type="string">
            <text:p>Frederick Samuel </text:p>
          </table:table-cell>
          <table:table-cell office:value-type="string">
            <text:p>- Welcome Dist. </text:p>
          </table:table-cell>
          <table:table-cell office:value-type="string">
            <text:p>Welcome Dist. </text:p>
          </table:table-cell>
          <table:table-cell office:value-type="string">
            <text:p>Hanover</text:p>
          </table:table-cell>
          <table:table-cell office:value-type="string">
            <text:p>824-540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4">
            <text:p>1664</text:p>
          </table:table-cell>
          <table:table-cell office:value-type="string">
            <text:p>Hutton </text:p>
          </table:table-cell>
          <table:table-cell office:value-type="string">
            <text:p>Valerie </text:p>
          </table:table-cell>
          <table:table-cell office:value-type="string">
            <text:p>Main Street Sandy Bay District </text:p>
          </table:table-cell>
          <table:table-cell office:value-type="string">
            <text:p>Sandy Bay District </text:p>
          </table:table-cell>
          <table:table-cell office:value-type="string">
            <text:p>Hanover</text:p>
          </table:table-cell>
          <table:table-cell office:value-type="string">
            <text:p>9535048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5">
            <text:p>1665</text:p>
          </table:table-cell>
          <table:table-cell office:value-type="string">
            <text:p>JACKSON </text:p>
          </table:table-cell>
          <table:table-cell office:value-type="string">
            <text:p>Enid Monica </text:p>
          </table:table-cell>
          <table:table-cell office:value-type="string">
            <text:p>7 Violet Avenue Haugthon Gardens </text:p>
          </table:table-cell>
          <table:table-cell office:value-type="string">
            <text:p>Haugthon Gardens </text:p>
          </table:table-cell>
          <table:table-cell office:value-type="string">
            <text:p>Hanover</text:p>
          </table:table-cell>
          <table:table-cell office:value-type="string">
            <text:p>956-250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6">
            <text:p>1666</text:p>
          </table:table-cell>
          <table:table-cell office:value-type="string">
            <text:p>JACKSON </text:p>
          </table:table-cell>
          <table:table-cell office:value-type="string">
            <text:p>Alvin </text:p>
          </table:table-cell>
          <table:table-cell office:value-type="string">
            <text:p>- Bull Bay Dist </text:p>
          </table:table-cell>
          <table:table-cell office:value-type="string">
            <text:p>Bull Bay Dist </text:p>
          </table:table-cell>
          <table:table-cell office:value-type="string">
            <text:p>Hanover</text:p>
          </table:table-cell>
          <table:table-cell office:value-type="string">
            <text:p>956-6162/859-654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7">
            <text:p>1667</text:p>
          </table:table-cell>
          <table:table-cell office:value-type="string">
            <text:p>James </text:p>
          </table:table-cell>
          <table:table-cell office:value-type="string">
            <text:p>Marjorie </text:p>
          </table:table-cell>
          <table:table-cell office:value-type="string">
            <text:p>Blue Hole Sandy Bay P.O </text:p>
          </table:table-cell>
          <table:table-cell office:value-type="string">
            <text:p>Sandy Bay P.O </text:p>
          </table:table-cell>
          <table:table-cell office:value-type="string">
            <text:p>Hanover</text:p>
          </table:table-cell>
          <table:table-cell office:value-type="string">
            <text:p>953500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68">
            <text:p>1668</text:p>
          </table:table-cell>
          <table:table-cell office:value-type="string">
            <text:p>JAMES </text:p>
          </table:table-cell>
          <table:table-cell office:value-type="string">
            <text:p>LAWERENCE </text:p>
          </table:table-cell>
          <table:table-cell office:value-type="string">
            <text:p>Haughton Grove Ramble P.O </text:p>
          </table:table-cell>
          <table:table-cell office:value-type="string">
            <text:p>Ramble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69">
            <text:p>1669</text:p>
          </table:table-cell>
          <table:table-cell office:value-type="string">
            <text:p>JAMES </text:p>
          </table:table-cell>
          <table:table-cell office:value-type="string">
            <text:p>Sylvan Walton </text:p>
          </table:table-cell>
          <table:table-cell office:value-type="string">
            <text:p>- Claremont </text:p>
          </table:table-cell>
          <table:table-cell office:value-type="string">
            <text:p>Claremont </text:p>
          </table:table-cell>
          <table:table-cell office:value-type="string">
            <text:p>Hanover</text:p>
          </table:table-cell>
          <table:table-cell office:value-type="string">
            <text:p>452-427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0">
            <text:p>1670</text:p>
          </table:table-cell>
          <table:table-cell office:value-type="string">
            <text:p>JAMES </text:p>
          </table:table-cell>
          <table:table-cell office:value-type="string">
            <text:p>Patricia Hyacinth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355-754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1">
            <text:p>1671</text:p>
          </table:table-cell>
          <table:table-cell office:value-type="string">
            <text:p>JARRETT </text:p>
          </table:table-cell>
          <table:table-cell office:value-type="string">
            <text:p>John Albert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2">
            <text:p>1672</text:p>
          </table:table-cell>
          <table:table-cell office:value-type="string">
            <text:p>Johnson </text:p>
          </table:table-cell>
          <table:table-cell office:value-type="string">
            <text:p>Collin </text:p>
          </table:table-cell>
          <table:table-cell office:value-type="string">
            <text:p>Mount Peace District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>328004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3">
            <text:p>1673</text:p>
          </table:table-cell>
          <table:table-cell office:value-type="string">
            <text:p>JOHNSON </text:p>
          </table:table-cell>
          <table:table-cell office:value-type="string">
            <text:p>Lloyd 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2404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4">
            <text:p>1674</text:p>
          </table:table-cell>
          <table:table-cell office:value-type="string">
            <text:p>JOLLY </text:p>
          </table:table-cell>
          <table:table-cell office:value-type="string">
            <text:p>Valin Hubert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5">
            <text:p>1675</text:p>
          </table:table-cell>
          <table:table-cell office:value-type="string">
            <text:p>Kerr </text:p>
          </table:table-cell>
          <table:table-cell office:value-type="string">
            <text:p>Bernetta </text:p>
          </table:table-cell>
          <table:table-cell office:value-type="string">
            <text:p>Smithfield District Cascade P.O </text:p>
          </table:table-cell>
          <table:table-cell office:value-type="string">
            <text:p>Cascade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76">
            <text:p>1676</text:p>
          </table:table-cell>
          <table:table-cell office:value-type="string">
            <text:p>KERR </text:p>
          </table:table-cell>
          <table:table-cell office:value-type="string">
            <text:p>Gurda May </text:p>
          </table:table-cell>
          <table:table-cell office:value-type="string">
            <text:p>- Claremont </text:p>
          </table:table-cell>
          <table:table-cell office:value-type="string">
            <text:p>Claremont </text:p>
          </table:table-cell>
          <table:table-cell office:value-type="string">
            <text:p>Hanover</text:p>
          </table:table-cell>
          <table:table-cell office:value-type="string">
            <text:p>401-45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7">
            <text:p>1677</text:p>
          </table:table-cell>
          <table:table-cell office:value-type="string">
            <text:p>KERR </text:p>
          </table:table-cell>
          <table:table-cell office:value-type="string">
            <text:p>Vinton Willard </text:p>
          </table:table-cell>
          <table:table-cell office:value-type="string">
            <text:p>- Round Hill Drive </text:p>
          </table:table-cell>
          <table:table-cell office:value-type="string">
            <text:p>Round Hill Drive </text:p>
          </table:table-cell>
          <table:table-cell office:value-type="string">
            <text:p>Hanover</text:p>
          </table:table-cell>
          <table:table-cell office:value-type="string">
            <text:p>820-17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8">
            <text:p>1678</text:p>
          </table:table-cell>
          <table:table-cell office:value-type="string">
            <text:p>KERR </text:p>
          </table:table-cell>
          <table:table-cell office:value-type="string">
            <text:p>Patrick Earl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79">
            <text:p>1679</text:p>
          </table:table-cell>
          <table:table-cell office:value-type="string">
            <text:p>LAWERENCE </text:p>
          </table:table-cell>
          <table:table-cell office:value-type="string">
            <text:p>Shemecklman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80">
            <text:p>1680</text:p>
          </table:table-cell>
          <table:table-cell office:value-type="string">
            <text:p>LAWERENCE </text:p>
          </table:table-cell>
          <table:table-cell office:value-type="string">
            <text:p>Gwendolyn Annetta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14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1">
            <text:p>1681</text:p>
          </table:table-cell>
          <table:table-cell office:value-type="string">
            <text:p>Lawrence </text:p>
          </table:table-cell>
          <table:table-cell office:value-type="string">
            <text:p>Leicha </text:p>
          </table:table-cell>
          <table:table-cell office:value-type="string">
            <text:p>Lookout District Hopewell P.O </text:p>
          </table:table-cell>
          <table:table-cell office:value-type="string">
            <text:p>Hopewell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82">
            <text:p>1682</text:p>
          </table:table-cell>
          <table:table-cell office:value-type="string">
            <text:p>LEE </text:p>
          </table:table-cell>
          <table:table-cell office:value-type="string">
            <text:p>Pearl Saltr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83">
            <text:p>1683</text:p>
          </table:table-cell>
          <table:table-cell office:value-type="string">
            <text:p>LESLIE </text:p>
          </table:table-cell>
          <table:table-cell office:value-type="string">
            <text:p>Moncrieffe St Hope </text:p>
          </table:table-cell>
          <table:table-cell office:value-type="string">
            <text:p>Lot 432 Orange Bay Scheme Housing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7-607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4">
            <text:p>1684</text:p>
          </table:table-cell>
          <table:table-cell office:value-type="string">
            <text:p>LEWIS </text:p>
          </table:table-cell>
          <table:table-cell office:value-type="string">
            <text:p>Vincent Alexander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694-113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5">
            <text:p>1685</text:p>
          </table:table-cell>
          <table:table-cell office:value-type="string">
            <text:p>LOWE-GRANT </text:p>
          </table:table-cell>
          <table:table-cell office:value-type="string">
            <text:p>Carol Maud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6">
            <text:p>1686</text:p>
          </table:table-cell>
          <table:table-cell office:value-type="string">
            <text:p>LUCKOO </text:p>
          </table:table-cell>
          <table:table-cell office:value-type="string">
            <text:p>Monica Beverley </text:p>
          </table:table-cell>
          <table:table-cell office:value-type="string">
            <text:p>Orange Bay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7">
            <text:p>1687</text:p>
          </table:table-cell>
          <table:table-cell office:value-type="string">
            <text:p>LYNCH </text:p>
          </table:table-cell>
          <table:table-cell office:value-type="string">
            <text:p>Father Percival (Rev) </text:p>
          </table:table-cell>
          <table:table-cell office:value-type="string">
            <text:p>The Rectory Lucea Parish Church </text:p>
          </table:table-cell>
          <table:table-cell office:value-type="string">
            <text:p>Parish Church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88">
            <text:p>1688</text:p>
          </table:table-cell>
          <table:table-cell office:value-type="string">
            <text:p>MARKES- GRIFFITHS </text:p>
          </table:table-cell>
          <table:table-cell office:value-type="string">
            <text:p>Verna Hop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609-618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89">
            <text:p>1689</text:p>
          </table:table-cell>
          <table:table-cell office:value-type="string">
            <text:p>MARKS </text:p>
          </table:table-cell>
          <table:table-cell office:value-type="string">
            <text:p>Juna Anthony </text:p>
          </table:table-cell>
          <table:table-cell office:value-type="string">
            <text:p>Main Road Brownsville </text:p>
          </table:table-cell>
          <table:table-cell office:value-type="string">
            <text:p>Brownsville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90">
            <text:p>1690</text:p>
          </table:table-cell>
          <table:table-cell office:value-type="string">
            <text:p>MARSTON </text:p>
          </table:table-cell>
          <table:table-cell office:value-type="string">
            <text:p>Valrie Marcia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06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1">
            <text:p>1691</text:p>
          </table:table-cell>
          <table:table-cell office:value-type="string">
            <text:p>Mason </text:p>
          </table:table-cell>
          <table:table-cell office:value-type="string">
            <text:p>Vivolyn </text:p>
          </table:table-cell>
          <table:table-cell office:value-type="string">
            <text:p>Flamstead Dias P.O </text:p>
          </table:table-cell>
          <table:table-cell office:value-type="string">
            <text:p>Dias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692">
            <text:p>1692</text:p>
          </table:table-cell>
          <table:table-cell office:value-type="string">
            <text:p>McFarlane </text:p>
          </table:table-cell>
          <table:table-cell office:value-type="string">
            <text:p>Basel </text:p>
          </table:table-cell>
          <table:table-cell office:value-type="string">
            <text:p>Lot #2 Orange Bay Heights Green Island P.O </text:p>
          </table:table-cell>
          <table:table-cell office:value-type="string">
            <text:p>Green Island P.O </text:p>
          </table:table-cell>
          <table:table-cell office:value-type="string">
            <text:p>Hanover</text:p>
          </table:table-cell>
          <table:table-cell office:value-type="string">
            <text:p>957601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3">
            <text:p>1693</text:p>
          </table:table-cell>
          <table:table-cell office:value-type="string">
            <text:p>McIntosh </text:p>
          </table:table-cell>
          <table:table-cell office:value-type="string">
            <text:p>John </text:p>
          </table:table-cell>
          <table:table-cell office:value-type="string">
            <text:p>Lot 169 Orange Bay Estate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>95762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4">
            <text:p>1694</text:p>
          </table:table-cell>
          <table:table-cell office:value-type="string">
            <text:p>McKENZIE </text:p>
          </table:table-cell>
          <table:table-cell office:value-type="string">
            <text:p>Francetta Mandelin </text:p>
          </table:table-cell>
          <table:table-cell office:value-type="string">
            <text:p>27 Main Street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466/956-5978/434-330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5">
            <text:p>1695</text:p>
          </table:table-cell>
          <table:table-cell office:value-type="string">
            <text:p>McNISH </text:p>
          </table:table-cell>
          <table:table-cell office:value-type="string">
            <text:p>Noreen Selica (Mrs) </text:p>
          </table:table-cell>
          <table:table-cell office:value-type="string">
            <text:p>Mt. Pelier Dist Montpelier </text:p>
          </table:table-cell>
          <table:table-cell office:value-type="string">
            <text:p>Montpelier </text:p>
          </table:table-cell>
          <table:table-cell office:value-type="string">
            <text:p>Hanover</text:p>
          </table:table-cell>
          <table:table-cell office:value-type="string">
            <text:p>953-539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6">
            <text:p>1696</text:p>
          </table:table-cell>
          <table:table-cell office:value-type="string">
            <text:p>Miller </text:p>
          </table:table-cell>
          <table:table-cell office:value-type="string">
            <text:p>Bryan </text:p>
          </table:table-cell>
          <table:table-cell office:value-type="string">
            <text:p>PondPiece Hopewell </text:p>
          </table:table-cell>
          <table:table-cell office:value-type="string">
            <text:p>Hopewell </text:p>
          </table:table-cell>
          <table:table-cell office:value-type="string">
            <text:p>Hanover</text:p>
          </table:table-cell>
          <table:table-cell office:value-type="string">
            <text:p>956548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7">
            <text:p>1697</text:p>
          </table:table-cell>
          <table:table-cell office:value-type="string">
            <text:p>MILLER </text:p>
          </table:table-cell>
          <table:table-cell office:value-type="string">
            <text:p>Mabel Sylvia </text:p>
          </table:table-cell>
          <table:table-cell office:value-type="string">
            <text:p>Kendal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451-589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8">
            <text:p>1698</text:p>
          </table:table-cell>
          <table:table-cell office:value-type="string">
            <text:p>MOORE </text:p>
          </table:table-cell>
          <table:table-cell office:value-type="string">
            <text:p>Deloris Cisseal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43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699">
            <text:p>1699</text:p>
          </table:table-cell>
          <table:table-cell office:value-type="string">
            <text:p>MOSES </text:p>
          </table:table-cell>
          <table:table-cell office:value-type="string">
            <text:p>Howard Kerr Patrick </text:p>
          </table:table-cell>
          <table:table-cell office:value-type="string">
            <text:p>- Orchard Housing Scheme </text:p>
          </table:table-cell>
          <table:table-cell office:value-type="string">
            <text:p>Orchard Housing Scheme </text:p>
          </table:table-cell>
          <table:table-cell office:value-type="string">
            <text:p>Hanover</text:p>
          </table:table-cell>
          <table:table-cell office:value-type="string">
            <text:p>605-923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0">
            <text:p>1700</text:p>
          </table:table-cell>
          <table:table-cell office:value-type="string">
            <text:p>MUSHINGTON </text:p>
          </table:table-cell>
          <table:table-cell office:value-type="string">
            <text:p>Annice Isobel </text:p>
          </table:table-cell>
          <table:table-cell office:value-type="string">
            <text:p>- Belvedere </text:p>
          </table:table-cell>
          <table:table-cell office:value-type="string">
            <text:p>Belvedere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01">
            <text:p>1701</text:p>
          </table:table-cell>
          <table:table-cell office:value-type="string">
            <text:p>MYERS </text:p>
          </table:table-cell>
          <table:table-cell office:value-type="string">
            <text:p>Lenford Anthony </text:p>
          </table:table-cell>
          <table:table-cell office:value-type="string">
            <text:p>176 Pond Piece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2">
            <text:p>1702</text:p>
          </table:table-cell>
          <table:table-cell office:value-type="string">
            <text:p>MYERS </text:p>
          </table:table-cell>
          <table:table-cell office:value-type="string">
            <text:p>Egbert Emanuel </text:p>
          </table:table-cell>
          <table:table-cell office:value-type="string">
            <text:p>176 Pond Piece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4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3">
            <text:p>1703</text:p>
          </table:table-cell>
          <table:table-cell office:value-type="string">
            <text:p>NEEDHAM </text:p>
          </table:table-cell>
          <table:table-cell office:value-type="string">
            <text:p>Rockei Roosevelt </text:p>
          </table:table-cell>
          <table:table-cell office:value-type="string">
            <text:p>- Pondside </text:p>
          </table:table-cell>
          <table:table-cell office:value-type="string">
            <text:p>Pondside </text:p>
          </table:table-cell>
          <table:table-cell office:value-type="string">
            <text:p>Hanover</text:p>
          </table:table-cell>
          <table:table-cell office:value-type="string">
            <text:p>819-88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4">
            <text:p>1704</text:p>
          </table:table-cell>
          <table:table-cell office:value-type="string">
            <text:p>Nelson </text:p>
          </table:table-cell>
          <table:table-cell office:value-type="string">
            <text:p>Maureen </text:p>
          </table:table-cell>
          <table:table-cell office:value-type="string">
            <text:p>Lot 9 Violet Drive Orchard Housing Scheme</text:p>
          </table:table-cell>
          <table:table-cell office:value-type="string">
            <text:p>Orchard Housing Scheme</text:p>
          </table:table-cell>
          <table:table-cell office:value-type="string">
            <text:p>Hanover</text:p>
          </table:table-cell>
          <table:table-cell office:value-type="string">
            <text:p>9565071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5">
            <text:p>1705</text:p>
          </table:table-cell>
          <table:table-cell office:value-type="string">
            <text:p>PATTERSON </text:p>
          </table:table-cell>
          <table:table-cell office:value-type="string">
            <text:p>Carmel Cleodine Allison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774-68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6">
            <text:p>1706</text:p>
          </table:table-cell>
          <table:table-cell office:value-type="string">
            <text:p>Patterson-Forde </text:p>
          </table:table-cell>
          <table:table-cell office:value-type="string">
            <text:p>Leitha </text:p>
          </table:table-cell>
          <table:table-cell office:value-type="string">
            <text:p>Church Street Lucea P.O Box 4842 </text:p>
          </table:table-cell>
          <table:table-cell office:value-type="string">
            <text:p>Lucea P.O Box 4842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07">
            <text:p>1707</text:p>
          </table:table-cell>
          <table:table-cell office:value-type="string">
            <text:p>PEDDY </text:p>
          </table:table-cell>
          <table:table-cell office:value-type="string">
            <text:p>Clifford Augustus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8">
            <text:p>1708</text:p>
          </table:table-cell>
          <table:table-cell office:value-type="string">
            <text:p>PLOWRIGHT </text:p>
          </table:table-cell>
          <table:table-cell office:value-type="string">
            <text:p>Pamela Evandey </text:p>
          </table:table-cell>
          <table:table-cell office:value-type="string">
            <text:p>- Lethe District </text:p>
          </table:table-cell>
          <table:table-cell office:value-type="string">
            <text:p>Lethe District </text:p>
          </table:table-cell>
          <table:table-cell office:value-type="string">
            <text:p>Hanover</text:p>
          </table:table-cell>
          <table:table-cell office:value-type="string">
            <text:p>956-488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09">
            <text:p>1709</text:p>
          </table:table-cell>
          <table:table-cell office:value-type="string">
            <text:p>REID </text:p>
          </table:table-cell>
          <table:table-cell office:value-type="string">
            <text:p>Barbara Elizabeth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0">
            <text:p>1710</text:p>
          </table:table-cell>
          <table:table-cell office:value-type="string">
            <text:p>REID </text:p>
          </table:table-cell>
          <table:table-cell office:value-type="string">
            <text:p>Lancelot Errol </text:p>
          </table:table-cell>
          <table:table-cell office:value-type="string">
            <text:p>- Copperwood </text:p>
          </table:table-cell>
          <table:table-cell office:value-type="string">
            <text:p>Copperwood </text:p>
          </table:table-cell>
          <table:table-cell office:value-type="string">
            <text:p>Hanover</text:p>
          </table:table-cell>
          <table:table-cell office:value-type="string">
            <text:p>999-5774/956-290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1">
            <text:p>1711</text:p>
          </table:table-cell>
          <table:table-cell office:value-type="string">
            <text:p>REYNOLDS </text:p>
          </table:table-cell>
          <table:table-cell office:value-type="string">
            <text:p>Valda Evelyn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920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2">
            <text:p>1712</text:p>
          </table:table-cell>
          <table:table-cell office:value-type="string">
            <text:p>RICKETTS </text:p>
          </table:table-cell>
          <table:table-cell office:value-type="string">
            <text:p>Carmen H </text:p>
          </table:table-cell>
          <table:table-cell office:value-type="string">
            <text:p>- March Town </text:p>
          </table:table-cell>
          <table:table-cell office:value-type="string">
            <text:p>March Town </text:p>
          </table:table-cell>
          <table:table-cell office:value-type="string">
            <text:p>Hanover</text:p>
          </table:table-cell>
          <table:table-cell office:value-type="string">
            <text:p>609-029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3">
            <text:p>1713</text:p>
          </table:table-cell>
          <table:table-cell office:value-type="string">
            <text:p>RILEY </text:p>
          </table:table-cell>
          <table:table-cell office:value-type="string">
            <text:p>Gadston Ezekiel </text:p>
          </table:table-cell>
          <table:table-cell office:value-type="string">
            <text:p>- Content </text:p>
          </table:table-cell>
          <table:table-cell office:value-type="string">
            <text:p>Content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4">
            <text:p>1714</text:p>
          </table:table-cell>
          <table:table-cell office:value-type="string">
            <text:p>ROWE </text:p>
          </table:table-cell>
          <table:table-cell office:value-type="string">
            <text:p>Carla Adelaide </text:p>
          </table:table-cell>
          <table:table-cell office:value-type="string">
            <text:p>St. Simon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5">
            <text:p>1715</text:p>
          </table:table-cell>
          <table:table-cell office:value-type="string">
            <text:p>SEALY </text:p>
          </table:table-cell>
          <table:table-cell office:value-type="string">
            <text:p>Iverene </text:p>
          </table:table-cell>
          <table:table-cell office:value-type="string">
            <text:p>- Rejoin District </text:p>
          </table:table-cell>
          <table:table-cell office:value-type="string">
            <text:p>Rejoin District </text:p>
          </table:table-cell>
          <table:table-cell office:value-type="string">
            <text:p>Hanover</text:p>
          </table:table-cell>
          <table:table-cell office:value-type="string">
            <text:p>805-3859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6">
            <text:p>1716</text:p>
          </table:table-cell>
          <table:table-cell office:value-type="string">
            <text:p>Shippy </text:p>
          </table:table-cell>
          <table:table-cell office:value-type="string">
            <text:p>Ruppent </text:p>
          </table:table-cell>
          <table:table-cell office:value-type="string">
            <text:p>Golden Groove District Mount Peto P.O </text:p>
          </table:table-cell>
          <table:table-cell office:value-type="string">
            <text:p>Mount Peto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17">
            <text:p>1717</text:p>
          </table:table-cell>
          <table:table-cell office:value-type="string">
            <text:p>SHREEVES </text:p>
          </table:table-cell>
          <table:table-cell office:value-type="string">
            <text:p>Zethlin Icilda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547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18">
            <text:p>1718</text:p>
          </table:table-cell>
          <table:table-cell office:value-type="string">
            <text:p>Smart </text:p>
          </table:table-cell>
          <table:table-cell office:value-type="string">
            <text:p>Grace </text:p>
          </table:table-cell>
          <table:table-cell office:value-type="string">
            <text:p>Dry Hill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19">
            <text:p>1719</text:p>
          </table:table-cell>
          <table:table-cell office:value-type="string">
            <text:p>Smith </text:p>
          </table:table-cell>
          <table:table-cell office:value-type="string">
            <text:p>Eulalee </text:p>
          </table:table-cell>
          <table:table-cell office:value-type="string">
            <text:p>54 Bamboo Drive Hopewell P.O </text:p>
          </table:table-cell>
          <table:table-cell office:value-type="string">
            <text:p>Hopewell P.O </text:p>
          </table:table-cell>
          <table:table-cell office:value-type="string">
            <text:p>Hanover</text:p>
          </table:table-cell>
          <table:table-cell office:value-type="string">
            <text:p>8690773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0">
            <text:p>1720</text:p>
          </table:table-cell>
          <table:table-cell office:value-type="string">
            <text:p>SMITH </text:p>
          </table:table-cell>
          <table:table-cell office:value-type="string">
            <text:p>Joyce Bethilda </text:p>
          </table:table-cell>
          <table:table-cell office:value-type="string">
            <text:p>- Logwood District </text:p>
          </table:table-cell>
          <table:table-cell office:value-type="string">
            <text:p>Logwood District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1">
            <text:p>1721</text:p>
          </table:table-cell>
          <table:table-cell office:value-type="string">
            <text:p>SMITH </text:p>
          </table:table-cell>
          <table:table-cell office:value-type="string">
            <text:p>Joseph Alexander </text:p>
          </table:table-cell>
          <table:table-cell office:value-type="string">
            <text:p>- PO Box 3272 </text:p>
          </table:table-cell>
          <table:table-cell office:value-type="string">
            <text:p>PO Box 3272 </text:p>
          </table:table-cell>
          <table:table-cell office:value-type="string">
            <text:p>Hanover</text:p>
          </table:table-cell>
          <table:table-cell office:value-type="string">
            <text:p>999-432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2">
            <text:p>1722</text:p>
          </table:table-cell>
          <table:table-cell office:value-type="string">
            <text:p>SMYTHE </text:p>
          </table:table-cell>
          <table:table-cell office:value-type="string">
            <text:p>Steadley St George </text:p>
          </table:table-cell>
          <table:table-cell office:value-type="string">
            <text:p>Lot 43 Orange Bay Country Club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351-122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3">
            <text:p>1723</text:p>
          </table:table-cell>
          <table:table-cell office:value-type="string">
            <text:p>SPENCE </text:p>
          </table:table-cell>
          <table:table-cell office:value-type="string">
            <text:p>Jacob E </text:p>
          </table:table-cell>
          <table:table-cell office:value-type="string">
            <text:p>- Copes </text:p>
          </table:table-cell>
          <table:table-cell office:value-type="string">
            <text:p>Copes </text:p>
          </table:table-cell>
          <table:table-cell office:value-type="string">
            <text:p>Hanover</text:p>
          </table:table-cell>
          <table:table-cell office:value-type="string">
            <text:p>332-109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4">
            <text:p>1724</text:p>
          </table:table-cell>
          <table:table-cell office:value-type="string">
            <text:p>SPENCE </text:p>
          </table:table-cell>
          <table:table-cell office:value-type="string">
            <text:p>Margaretta Elmena </text:p>
          </table:table-cell>
          <table:table-cell office:value-type="string">
            <text:p>- Hopewell </text:p>
          </table:table-cell>
          <table:table-cell office:value-type="string">
            <text:p>Hopewell </text:p>
          </table:table-cell>
          <table:table-cell office:value-type="string">
            <text:p>Hanover</text:p>
          </table:table-cell>
          <table:table-cell office:value-type="string">
            <text:p>956-548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5">
            <text:p>1725</text:p>
          </table:table-cell>
          <table:table-cell office:value-type="string">
            <text:p>SPITTLE </text:p>
          </table:table-cell>
          <table:table-cell office:value-type="string">
            <text:p>Howard Stanley </text:p>
          </table:table-cell>
          <table:table-cell office:value-type="string">
            <text:p>- Point Village </text:p>
          </table:table-cell>
          <table:table-cell office:value-type="string">
            <text:p>Point Village </text:p>
          </table:table-cell>
          <table:table-cell office:value-type="string">
            <text:p>Hanover</text:p>
          </table:table-cell>
          <table:table-cell office:value-type="string">
            <text:p>957-504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6">
            <text:p>1726</text:p>
          </table:table-cell>
          <table:table-cell office:value-type="string">
            <text:p>STAIR </text:p>
          </table:table-cell>
          <table:table-cell office:value-type="string">
            <text:p>Norman Adolphus, Dr.</text:p>
          </table:table-cell>
          <table:table-cell office:value-type="string">
            <text:p>- Hopewell </text:p>
          </table:table-cell>
          <table:table-cell office:value-type="string">
            <text:p>Hopewell </text:p>
          </table:table-cell>
          <table:table-cell office:value-type="string">
            <text:p>Hanover</text:p>
          </table:table-cell>
          <table:table-cell office:value-type="string">
            <text:p>956-551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7">
            <text:p>1727</text:p>
          </table:table-cell>
          <table:table-cell office:value-type="string">
            <text:p>STEPHENS </text:p>
          </table:table-cell>
          <table:table-cell office:value-type="string">
            <text:p>John Henry </text:p>
          </table:table-cell>
          <table:table-cell office:value-type="string">
            <text:p>- Ginger Hill </text:p>
          </table:table-cell>
          <table:table-cell office:value-type="string">
            <text:p>Ginger Hill </text:p>
          </table:table-cell>
          <table:table-cell office:value-type="string">
            <text:p>Hanover</text:p>
          </table:table-cell>
          <table:table-cell office:value-type="string">
            <text:p>956-851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8">
            <text:p>1728</text:p>
          </table:table-cell>
          <table:table-cell office:value-type="string">
            <text:p>STERN </text:p>
          </table:table-cell>
          <table:table-cell office:value-type="string">
            <text:p>Cephas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956-2208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29">
            <text:p>1729</text:p>
          </table:table-cell>
          <table:table-cell office:value-type="string">
            <text:p>STEVENS </text:p>
          </table:table-cell>
          <table:table-cell office:value-type="string">
            <text:p>Gloria May </text:p>
          </table:table-cell>
          <table:table-cell office:value-type="string">
            <text:p>- Middlex </text:p>
          </table:table-cell>
          <table:table-cell office:value-type="string">
            <text:p>Middlex </text:p>
          </table:table-cell>
          <table:table-cell office:value-type="string">
            <text:p>Hanover</text:p>
          </table:table-cell>
          <table:table-cell office:value-type="string">
            <text:p>446-038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0">
            <text:p>1730</text:p>
          </table:table-cell>
          <table:table-cell office:value-type="string">
            <text:p>Stewart </text:p>
          </table:table-cell>
          <table:table-cell office:value-type="string">
            <text:p>Linton </text:p>
          </table:table-cell>
          <table:table-cell office:value-type="string">
            <text:p>Haughton Court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>440216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1">
            <text:p>1731</text:p>
          </table:table-cell>
          <table:table-cell office:value-type="string">
            <text:p>STORER </text:p>
          </table:table-cell>
          <table:table-cell office:value-type="string">
            <text:p>Derrick Edward </text:p>
          </table:table-cell>
          <table:table-cell office:value-type="string">
            <text:p>- Great River </text:p>
          </table:table-cell>
          <table:table-cell office:value-type="string">
            <text:p>Great River </text:p>
          </table:table-cell>
          <table:table-cell office:value-type="string">
            <text:p>Hanover</text:p>
          </table:table-cell>
          <table:table-cell office:value-type="string">
            <text:p>609-6073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2">
            <text:p>1732</text:p>
          </table:table-cell>
          <table:table-cell office:value-type="string">
            <text:p>Suckoo-Samuels </text:p>
          </table:table-cell>
          <table:table-cell office:value-type="string">
            <text:p>Sharmaine </text:p>
          </table:table-cell>
          <table:table-cell office:value-type="string">
            <text:p>Bamboo Drive Hopewell </text:p>
          </table:table-cell>
          <table:table-cell office:value-type="string">
            <text:p>Hopewell </text:p>
          </table:table-cell>
          <table:table-cell office:value-type="string">
            <text:p>Hanover</text:p>
          </table:table-cell>
          <table:table-cell office:value-type="string">
            <text:p>6094127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3">
            <text:p>1733</text:p>
          </table:table-cell>
          <table:table-cell office:value-type="string">
            <text:p>SWEARING </text:p>
          </table:table-cell>
          <table:table-cell office:value-type="string">
            <text:p>Enel Nathaniel </text:p>
          </table:table-cell>
          <table:table-cell office:value-type="string">
            <text:p>St. Simon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4">
            <text:p>1734</text:p>
          </table:table-cell>
          <table:table-cell office:value-type="string">
            <text:p>SYMESTER </text:p>
          </table:table-cell>
          <table:table-cell office:value-type="string">
            <text:p>Orrett Milverton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5">
            <text:p>1735</text:p>
          </table:table-cell>
          <table:table-cell office:value-type="string">
            <text:p>TAYLOR </text:p>
          </table:table-cell>
          <table:table-cell office:value-type="string">
            <text:p>Violet Eugenie </text:p>
          </table:table-cell>
          <table:table-cell office:value-type="string">
            <text:p>- Middlex </text:p>
          </table:table-cell>
          <table:table-cell office:value-type="string">
            <text:p>Middlex </text:p>
          </table:table-cell>
          <table:table-cell office:value-type="string">
            <text:p>Hanover</text:p>
          </table:table-cell>
          <table:table-cell office:value-type="string">
            <text:p>956-832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6">
            <text:p>1736</text:p>
          </table:table-cell>
          <table:table-cell office:value-type="string">
            <text:p>TEN-FAH </text:p>
          </table:table-cell>
          <table:table-cell office:value-type="string">
            <text:p>Roy Huntley </text:p>
          </table:table-cell>
          <table:table-cell office:value-type="string">
            <text:p>- Round Hill </text:p>
          </table:table-cell>
          <table:table-cell office:value-type="string">
            <text:p>Round Hill </text:p>
          </table:table-cell>
          <table:table-cell office:value-type="string">
            <text:p>Hanover</text:p>
          </table:table-cell>
          <table:table-cell office:value-type="string">
            <text:p>979-7357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7">
            <text:p>1737</text:p>
          </table:table-cell>
          <table:table-cell office:value-type="string">
            <text:p>THOMPSON </text:p>
          </table:table-cell>
          <table:table-cell office:value-type="string">
            <text:p>Royland Samuel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38">
            <text:p>1738</text:p>
          </table:table-cell>
          <table:table-cell office:value-type="string">
            <text:p>Trenfield </text:p>
          </table:table-cell>
          <table:table-cell office:value-type="string">
            <text:p>Marva </text:p>
          </table:table-cell>
          <table:table-cell office:value-type="string">
            <text:p>Orchard Heights </text:p>
          </table:table-cell>
          <table:table-cell office:value-type="string">
            <text:p>Orchard Heights </text:p>
          </table:table-cell>
          <table:table-cell office:value-type="string">
            <text:p>Hanover</text:p>
          </table:table-cell>
          <table:table-cell office:value-type="string">
            <text:p>9565594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39">
            <text:p>1739</text:p>
          </table:table-cell>
          <table:table-cell office:value-type="string">
            <text:p>Wainwright-Bowen </text:p>
          </table:table-cell>
          <table:table-cell office:value-type="string">
            <text:p>Matilda </text:p>
          </table:table-cell>
          <table:table-cell office:value-type="string">
            <text:p>Sandy Bay P.O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40">
            <text:p>1740</text:p>
          </table:table-cell>
          <table:table-cell office:value-type="string">
            <text:p>WALKER </text:p>
          </table:table-cell>
          <table:table-cell office:value-type="string">
            <text:p>Walter Witman </text:p>
          </table:table-cell>
          <table:table-cell office:value-type="string">
            <text:p>- Bamboo, Hopewell </text:p>
          </table:table-cell>
          <table:table-cell office:value-type="string">
            <text:p>Bamboo, Hopewell </text:p>
          </table:table-cell>
          <table:table-cell office:value-type="string">
            <text:p>Hanover</text:p>
          </table:table-cell>
          <table:table-cell office:value-type="string">
            <text:p>956-5556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1">
            <text:p>1741</text:p>
          </table:table-cell>
          <table:table-cell office:value-type="string">
            <text:p>WALKER </text:p>
          </table:table-cell>
          <table:table-cell office:value-type="string">
            <text:p>Garis Clare </text:p>
          </table:table-cell>
          <table:table-cell office:value-type="string">
            <text:p>- Copse </text:p>
          </table:table-cell>
          <table:table-cell office:value-type="string">
            <text:p>Copse </text:p>
          </table:table-cell>
          <table:table-cell office:value-type="string">
            <text:p>Hanover</text:p>
          </table:table-cell>
          <table:table-cell office:value-type="string">
            <text:p>421-987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2">
            <text:p>1742</text:p>
          </table:table-cell>
          <table:table-cell office:value-type="string">
            <text:p>Watson </text:p>
          </table:table-cell>
          <table:table-cell office:value-type="string">
            <text:p>Tania </text:p>
          </table:table-cell>
          <table:table-cell office:value-type="string">
            <text:p>North Avenue </text:p>
          </table:table-cell>
          <table:table-cell office:value-type="string">
            <text:p/>
          </table:table-cell>
          <table:table-cell office:value-type="string">
            <text:p>Hanover</text:p>
          </table:table-cell>
          <table:table-cell office:value-type="string">
            <text:p>956214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3">
            <text:p>1743</text:p>
          </table:table-cell>
          <table:table-cell office:value-type="string">
            <text:p>WEST </text:p>
          </table:table-cell>
          <table:table-cell office:value-type="string">
            <text:p>Yvonne Maud </text:p>
          </table:table-cell>
          <table:table-cell office:value-type="string">
            <text:p>Orange Bay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4">
            <text:p>1744</text:p>
          </table:table-cell>
          <table:table-cell office:value-type="string">
            <text:p>WILLIAMS </text:p>
          </table:table-cell>
          <table:table-cell office:value-type="string">
            <text:p>Hyacinth Melita </text:p>
          </table:table-cell>
          <table:table-cell office:value-type="string">
            <text:p>Seaview Drive Cauldwell </text:p>
          </table:table-cell>
          <table:table-cell office:value-type="string">
            <text:p>Cauldwell </text:p>
          </table:table-cell>
          <table:table-cell office:value-type="string">
            <text:p>Hanover</text:p>
          </table:table-cell>
          <table:table-cell office:value-type="string">
            <text:p>609-3212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5">
            <text:p>1745</text:p>
          </table:table-cell>
          <table:table-cell office:value-type="string">
            <text:p>WILLIAMS </text:p>
          </table:table-cell>
          <table:table-cell office:value-type="string">
            <text:p>Ruth Wilhelmina </text:p>
          </table:table-cell>
          <table:table-cell office:value-type="string">
            <text:p>- Middlex </text:p>
          </table:table-cell>
          <table:table-cell office:value-type="string">
            <text:p>Middlex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46">
            <text:p>1746</text:p>
          </table:table-cell>
          <table:table-cell office:value-type="string">
            <text:p>Wilson </text:p>
          </table:table-cell>
          <table:table-cell office:value-type="string">
            <text:p>Desmond </text:p>
          </table:table-cell>
          <table:table-cell office:value-type="string">
            <text:p>Greenland District Lucea P.O </text:p>
          </table:table-cell>
          <table:table-cell office:value-type="string">
            <text:p>Lucea P.O </text:p>
          </table:table-cell>
          <table:table-cell office:value-type="string">
            <text:p>Hanover</text:p>
          </table:table-cell>
          <table:table-cell office:value-type="string">
            <text:p>9568159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7">
            <text:p>1747</text:p>
          </table:table-cell>
          <table:table-cell office:value-type="string">
            <text:p>WOLFE- STEPHENS </text:p>
          </table:table-cell>
          <table:table-cell office:value-type="string">
            <text:p>Aileen Marcia </text:p>
          </table:table-cell>
          <table:table-cell office:value-type="string">
            <text:p>- Haughton Court </text:p>
          </table:table-cell>
          <table:table-cell office:value-type="string">
            <text:p>Haughton Court </text:p>
          </table:table-cell>
          <table:table-cell office:value-type="string">
            <text:p>Hanover</text:p>
          </table:table-cell>
          <table:table-cell office:value-type="string">
            <text:p>956-2291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8">
            <text:p>1748</text:p>
          </table:table-cell>
          <table:table-cell office:value-type="string">
            <text:p>Wright </text:p>
          </table:table-cell>
          <table:table-cell office:value-type="string">
            <text:p>Carrole </text:p>
          </table:table-cell>
          <table:table-cell office:value-type="string">
            <text:p>Axe-And-Adze District Mount Peto P,O </text:p>
          </table:table-cell>
          <table:table-cell office:value-type="string">
            <text:p>Mount Peto P,O </text:p>
          </table:table-cell>
          <table:table-cell office:value-type="string">
            <text:p>Hanover</text:p>
          </table:table-cell>
          <table:table-cell office:value-type="string">
            <text:p>5835426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49">
            <text:p>1749</text:p>
          </table:table-cell>
          <table:table-cell office:value-type="string">
            <text:p>Wright </text:p>
          </table:table-cell>
          <table:table-cell office:value-type="string">
            <text:p>Lorna </text:p>
          </table:table-cell>
          <table:table-cell office:value-type="string">
            <text:p>Lookout District Hopewell P.O </text:p>
          </table:table-cell>
          <table:table-cell office:value-type="string">
            <text:p>Hopewell P.O </text:p>
          </table:table-cell>
          <table:table-cell office:value-type="string">
            <text:p>Hanover</text:p>
          </table:table-cell>
          <table:table-cell office:value-type="string">
            <text:p/>
          </table:table-cell>
          <table:table-cell office:value-type="string">
            <text:p>Active</text:p>
          </table:table-cell>
        </table:table-row>
        <table:table-row>
          <table:table-cell office:value-type="float" office:value="1750">
            <text:p>1750</text:p>
          </table:table-cell>
          <table:table-cell office:value-type="string">
            <text:p>Wright </text:p>
          </table:table-cell>
          <table:table-cell office:value-type="string">
            <text:p>Anthonette </text:p>
          </table:table-cell>
          <table:table-cell office:value-type="string">
            <text:p>Round Hill Drive Hopewell P.O </text:p>
          </table:table-cell>
          <table:table-cell office:value-type="string">
            <text:p>Hopewell P.O </text:p>
          </table:table-cell>
          <table:table-cell office:value-type="string">
            <text:p>Hanover</text:p>
          </table:table-cell>
          <table:table-cell office:value-type="string">
            <text:p>8657170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51">
            <text:p>1751</text:p>
          </table:table-cell>
          <table:table-cell office:value-type="string">
            <text:p>WRIGHT </text:p>
          </table:table-cell>
          <table:table-cell office:value-type="string">
            <text:p>Colin George </text:p>
          </table:table-cell>
          <table:table-cell office:value-type="string">
            <text:p>- P.O. Box 27 </text:p>
          </table:table-cell>
          <table:table-cell office:value-type="string">
            <text:p>P.O. Box 27 </text:p>
          </table:table-cell>
          <table:table-cell office:value-type="string">
            <text:p>Hanover</text:p>
          </table:table-cell>
          <table:table-cell office:value-type="string">
            <text:p>999-929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52">
            <text:p>1752</text:p>
          </table:table-cell>
          <table:table-cell office:value-type="string">
            <text:p>WYNTER </text:p>
          </table:table-cell>
          <table:table-cell office:value-type="string">
            <text:p>Errol George </text:p>
          </table:table-cell>
          <table:table-cell office:value-type="string">
            <text:p>- - </text:p>
          </table:table-cell>
          <table:table-cell office:value-type="string">
            <text:p>- </text:p>
          </table:table-cell>
          <table:table-cell office:value-type="string">
            <text:p>Hanover</text:p>
          </table:table-cell>
          <table:table-cell office:value-type="string">
            <text:p>-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53">
            <text:p>1753</text:p>
          </table:table-cell>
          <table:table-cell office:value-type="string">
            <text:p>WYNTER </text:p>
          </table:table-cell>
          <table:table-cell office:value-type="string">
            <text:p>Escar Fay (Mrs) </text:p>
          </table:table-cell>
          <table:table-cell office:value-type="string">
            <text:p>- Hilloughby </text:p>
          </table:table-cell>
          <table:table-cell office:value-type="string">
            <text:p>Hilloughby </text:p>
          </table:table-cell>
          <table:table-cell office:value-type="string">
            <text:p>Hanover</text:p>
          </table:table-cell>
          <table:table-cell office:value-type="string">
            <text:p>334-393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54">
            <text:p>1754</text:p>
          </table:table-cell>
          <table:table-cell office:value-type="string">
            <text:p>YOUNG </text:p>
          </table:table-cell>
          <table:table-cell office:value-type="string">
            <text:p>Vincent E </text:p>
          </table:table-cell>
          <table:table-cell office:value-type="string">
            <text:p>- Hopewell </text:p>
          </table:table-cell>
          <table:table-cell office:value-type="string">
            <text:p>Hopewell </text:p>
          </table:table-cell>
          <table:table-cell office:value-type="string">
            <text:p>Hanover</text:p>
          </table:table-cell>
          <table:table-cell office:value-type="string">
            <text:p>956-5205 </text:p>
          </table:table-cell>
          <table:table-cell office:value-type="string">
            <text:p>Active</text:p>
          </table:table-cell>
        </table:table-row>
        <table:table-row>
          <table:table-cell office:value-type="float" office:value="1755">
            <text:p>1755</text:p>
          </table:table-cell>
          <table:table-cell office:value-type="string">
            <text:p>YOUNG </text:p>
          </table:table-cell>
          <table:table-cell office:value-type="string">
            <text:p>Ronald </text:p>
          </table:table-cell>
          <table:table-cell office:value-type="string">
            <text:p>9 Central Avenue Lucea </text:p>
          </table:table-cell>
          <table:table-cell office:value-type="string">
            <text:p>Lucea </text:p>
          </table:table-cell>
          <table:table-cell office:value-type="string">
            <text:p>Hanover</text:p>
          </table:table-cell>
          <table:table-cell office:value-type="string">
            <text:p>956-2225 </text:p>
          </table:table-cell>
          <table:table-cell office:value-type="string">
            <text:p>Activ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1</meta:generator>
    <meta:initial-creator>phpMyAdmin 5.0.1</meta:initial-creator>
    <meta:creation-date>2020-05-21T21:36:08</meta:creation-date>
  </office:meta>
</office:document-meta>
</file>